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Black" svg:font-family="&quot;Arial Black&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thin solid #000000" fo:border-left="2pt solid #000000" fo:border-right="2pt solid #000000" fo:background-color="#00B0F0"/>
      <style:text-properties fo:font-weight="bold" style:font-weight-asian="bold" style:font-weight-complex="bold"/>
    </style:style>
    <style:style style:name="ce3" style:family="table-cell" style:parent-style-name="Default" style:data-style-name="N0">
      <style:table-cell-properties fo:border-top="thin solid #000000" fo:border-bottom="thin solid #000000" fo:border-left="2pt solid #000000" fo:border-right="2pt solid #000000"/>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fo:border-top="thin solid #000000" fo:border-bottom="2pt solid #000000" fo:border-left="2pt solid #000000" fo:border-right="2pt solid #000000"/>
    </style:style>
    <style:style style:name="ce6" style:family="table-cell" style:parent-style-name="Default" style:data-style-name="N0">
      <style:table-cell-properties style:vertical-align="top" fo:background-color="#FFFFFF" style:repeat-content="false"/>
      <style:paragraph-properties fo:text-align="start" fo:margin-left="0cm"/>
      <style:text-properties style:font-name="Arial Black" style:font-name-asian="Arial Black" style:font-name-complex="Arial Black" fo:font-size="16pt" style:font-size-asian="16pt" style:font-size-complex="16pt"/>
    </style:style>
    <style:style style:name="ce7" style:family="table-cell" style:parent-style-name="Normal_32_2_32_5_32_2"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8" style:family="table-cell" style:parent-style-name="Normal_32_2_32_5_32_2" style:data-style-name="N0">
      <style:table-cell-properties fo:border-top="thin solid #BFBFBF" fo:border-bottom="thin solid #BFBFBF" fo:border-left="thin solid #000000" fo:border-right="thin solid #BFBFBF" style:vertical-align="middle" fo:wrap-option="wrap" fo:background-color="#DCE6F2"/>
      <style:text-properties style:font-name="Arial" style:font-name-asian="Arial" style:font-name-complex="Arial" fo:font-size="11pt" style:font-size-asian="11pt" style:font-size-complex="11pt" fo:font-weight="bold" style:font-weight-asian="bold" style:font-weight-complex="bold"/>
    </style:style>
    <style:style style:name="ce9" style:family="table-cell" style:parent-style-name="Normal_32_2_32_5_32_2" style:data-style-name="N0">
      <style:table-cell-properties fo:border="thin solid #BFBFBF" style:vertical-align="middle" fo:wrap-option="wrap" fo:background-color="#DCE6F2"/>
      <style:text-properties style:font-name="Arial" style:font-name-asian="Arial" style:font-name-complex="Arial" fo:font-size="11pt" style:font-size-asian="11pt" style:font-size-complex="11pt" fo:font-weight="bold" style:font-weight-asian="bold" style:font-weight-complex="bold"/>
    </style:style>
    <style:style style:name="ce10" style:family="table-cell" style:parent-style-name="Normal_32_2_32_5_32_2" style:data-style-name="N0">
      <style:table-cell-properties fo:border-top="thin solid #BFBFBF" fo:border-bottom="thin solid #BFBFBF" fo:border-left="thin solid #BFBFBF" fo:border-right="thin solid #000000" style:vertical-align="middle" fo:wrap-option="wrap" fo:background-color="#DCE6F2"/>
      <style:text-properties style:font-name="Arial" style:font-name-asian="Arial" style:font-name-complex="Arial" fo:font-size="11pt" style:font-size-asian="11pt" style:font-size-complex="11pt" fo:font-weight="bold" style:font-weight-asian="bold" style:font-weight-complex="bold"/>
    </style:style>
    <style:style style:name="ce11" style:family="table-cell" style:parent-style-name="Normal_32_2_32_5_32_2" style:data-style-name="N0">
      <style:table-cell-properties fo:border-top="thin solid #BFBFBF" fo:border-bottom="thin solid #BFBFBF" fo:border-left="thin solid #000000" fo:border-right="thin solid #BFBFBF" style:vertical-align="top"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12" style:family="table-cell" style:parent-style-name="Normal_32_2_32_5_32_2" style:data-style-name="N0">
      <style:table-cell-properties fo:border="thin solid #BFBFBF" style:vertical-align="top" fo:wrap-option="wrap" fo:background-color="transparent"/>
      <style:text-properties style:font-name="Arial" style:font-name-asian="Arial" style:font-name-complex="Arial" fo:font-size="11pt" style:font-size-asian="11pt" style:font-size-complex="11pt"/>
    </style:style>
    <style:style style:name="ce13" style:family="table-cell" style:parent-style-name="Normal_32_2_32_5_32_2" style:data-style-name="N0">
      <style:table-cell-properties fo:border-top="thin solid #BFBFBF" fo:border-bottom="thin solid #BFBFBF" fo:border-left="thin solid #BFBFBF" fo:border-right="thin solid #000000" style:vertical-align="top" fo:wrap-option="wrap" fo:background-color="transparent"/>
      <style:text-properties style:font-name="Arial" style:font-name-asian="Arial" style:font-name-complex="Arial" fo:font-size="11pt" style:font-size-asian="11pt" style:font-size-complex="11pt"/>
    </style:style>
    <style:style style:name="ce14" style:family="table-cell" style:parent-style-name="Normal_32_2_32_5_32_2" style:data-style-name="N0">
      <style:table-cell-properties fo:border-top="thin solid #BFBFBF" fo:border-bottom="thin solid #BFBFBF" fo:border-left="thin solid #BFBFBF" fo:border-right="thin solid #000000" style:vertical-align="middle" fo:wrap-option="wrap" fo:background-color="transparent"/>
      <style:text-properties style:font-name="Arial" style:font-name-asian="Arial" style:font-name-complex="Arial" fo:font-size="11pt" style:font-size-asian="11pt" style:font-size-complex="11pt"/>
    </style:style>
    <style:style style:name="ce15" style:family="table-cell" style:parent-style-name="Normal_32_2_32_5_32_2" style:data-style-name="N0">
      <style:table-cell-properties style:vertical-align="top" fo:background-color="transparent"/>
      <style:text-properties style:font-name="Arial" style:font-name-asian="Arial" style:font-name-complex="Arial" fo:font-size="11pt" style:font-size-asian="11pt" style:font-size-complex="11pt"/>
    </style:style>
    <style:style style:name="ce16" style:family="table-cell" style:parent-style-name="Normal_32_2_32_5_32_2" style:data-style-name="N0">
      <style:table-cell-properties fo:border-top="thin solid #BFBFBF" fo:border-bottom="thin solid #BFBFBF" fo:border-left="thin solid #BFBFBF" fo:border-right="thin solid #000000" style:vertical-align="middle" fo:wrap-option="wrap" fo:background-color="transparent" style:repeat-content="false"/>
      <style:paragraph-properties fo:text-align="start" fo:margin-left="0.706cm"/>
      <style:text-properties style:font-name="Arial" style:font-name-asian="Arial" style:font-name-complex="Arial" fo:font-size="11pt" style:font-size-asian="11pt" style:font-size-complex="11pt"/>
    </style:style>
    <style:style style:name="ce17" style:family="table-cell" style:parent-style-name="Default" style:data-style-name="N0">
      <style:table-cell-properties fo:border-top="thin solid #BFBFBF" fo:border-bottom="thin solid #BFBFBF" fo:border-left="thin solid #000000" fo:border-right="thin solid #BFBFBF" style:vertical-align="top" fo:background-color="#02519A"/>
      <style:text-properties fo:color="#FFFFFF" style:font-name="Arial" style:font-name-asian="Arial" style:font-name-complex="Arial" fo:font-weight="bold" style:font-weight-asian="bold" style:font-weight-complex="bold"/>
    </style:style>
    <style:style style:name="ce18" style:family="table-cell" style:parent-style-name="Default" style:data-style-name="N0">
      <style:table-cell-properties fo:border-top="thin solid #BFBFBF" fo:border-bottom="thin solid #BFBFBF" fo:border-left="thin solid #000000" fo:border-right="thin solid #BFBFBF" style:vertical-align="top" fo:wrap-option="wrap"/>
      <style:text-properties style:font-name="Arial" style:font-name-asian="Arial" style:font-name-complex="Arial"/>
    </style:style>
    <style:style style:name="ce19" style:family="table-cell" style:parent-style-name="Default" style:data-style-name="N0">
      <style:table-cell-properties fo:border-top="thin solid #BFBFBF" fo:border-bottom="thin solid #BFBFBF" fo:border-left="thin solid #000000" fo:border-right="thin solid #BFBFBF" style:vertical-align="top"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fo:border-top="thin solid #BFBFBF" fo:border-bottom="thin solid #BFBFBF" fo:border-left="thin solid #000000" fo:border-right="thin solid #BFBFBF" style:vertical-align="top" fo:wrap-option="wrap" style:repeat-content="false"/>
      <style:paragraph-properties fo:text-align="start" fo:margin-left="0cm"/>
      <style:text-properties style:font-name="Arial" style:font-name-asian="Arial" style:font-name-complex="Arial"/>
    </style:style>
    <style:style style:name="ce21" style:family="table-cell" style:parent-style-name="Default" style:data-style-name="N0">
      <style:table-cell-properties fo:border-top="thin solid #BFBFBF" fo:border-bottom="thin solid #BFBFBF" fo:border-left="thin solid #000000" fo:border-right="thin solid #BFBFBF" style:vertical-align="top" style:repeat-content="false"/>
      <style:paragraph-properties fo:text-align="start" fo:margin-left="0.706cm"/>
      <style:text-properties style:font-name="Arial" style:font-name-asian="Arial" style:font-name-complex="Arial"/>
    </style:style>
    <style:style style:name="ce22" style:family="table-cell" style:parent-style-name="Default" style:data-style-name="N0">
      <style:table-cell-properties fo:border-top="thin solid #BFBFBF" fo:border-bottom="thin solid #BFBFBF" fo:border-left="thin solid #000000" fo:border-right="thin solid #BFBFBF" style:vertical-align="middle" style:repeat-content="false"/>
      <style:paragraph-properties fo:text-align="start" fo:margin-left="0cm"/>
      <style:text-properties style:font-name="Arial" style:font-name-asian="Arial" style:font-name-complex="Arial"/>
    </style:style>
    <style:style style:name="ce23" style:family="table-cell" style:parent-style-name="Default" style:data-style-name="N0">
      <style:table-cell-properties fo:border-top="thin solid #BFBFBF" fo:border-bottom="thin solid #BFBFBF" fo:border-left="thin solid #000000" fo:border-right="thin solid #BFBFBF" style:vertical-align="top" fo:background-color="#02519A"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24" style:family="table-cell" style:parent-style-name="Default" style:data-style-name="N0">
      <style:table-cell-properties fo:border-top="thin solid #BFBFBF" fo:border-bottom="thin solid #000000" fo:border-left="thin solid #000000" fo:border-right="thin solid #BFBFBF" style:vertical-align="top" style:repeat-content="false"/>
      <style:paragraph-properties fo:text-align="start" fo:margin-left="0cm"/>
      <style:text-properties style:font-name="Arial" style:font-name-asian="Arial" style:font-name-complex="Arial"/>
    </style:style>
    <style:style style:name="ce25" style:family="table-cell" style:parent-style-name="Default" style:data-style-name="N0">
      <style:table-cell-properties fo:border-top="thin solid #000000" fo:border-bottom="thin solid #BFBFBF" fo:border-left="thin solid #000000" fo:border-right="thin solid #000000" style:vertical-align="middle" fo:background-color="#DCE6F2" style:repeat-content="false"/>
      <style:paragraph-properties fo:text-align="center"/>
      <style:text-properties style:font-name="Arial" style:font-name-asian="Arial" style:font-name-complex="Arial" fo:font-weight="bold" style:font-weight-asian="bold" style:font-weight-complex="bold"/>
    </style:style>
    <style:style style:name="ce26" style:family="table-cell" style:parent-style-name="Normal_32_2_32_5_32_2" style:data-style-name="N0">
      <style:table-cell-properties fo:border-top="thin solid #BFBFBF" fo:border-bottom="thin solid #BFBFBF" fo:border-left="thin solid #000000" fo:border-right="thin solid #000000" style:vertical-align="middle"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27" style:family="table-cell" style:parent-style-name="Normal_32_2_32_5_32_2" style:data-style-name="N0">
      <style:table-cell-properties fo:border-top="thin solid #BFBFBF" fo:border-bottom="thin solid #BFBFBF" fo:border-left="thin solid #000000" fo:border-right="thin solid #000000" style:vertical-align="middle" fo:wrap-option="wrap" fo:background-color="transparent" style:repeat-content="false"/>
      <style:paragraph-properties fo:text-align="start" fo:margin-left="1.412cm"/>
      <style:text-properties style:font-name="Arial" style:font-name-asian="Arial" style:font-name-complex="Arial" fo:font-size="11pt" style:font-size-asian="11pt" style:font-size-complex="11pt"/>
    </style:style>
    <style:style style:name="ce28" style:family="table-cell" style:parent-style-name="Normal_32_2_32_5_32_2" style:data-style-name="N0">
      <style:table-cell-properties fo:border-top="thin solid #BFBFBF" fo:border-bottom="thin solid #BFBFBF" fo:border-left="thin solid #000000" fo:border-right="thin solid #BFBFBF" style:vertical-align="top"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29" style:family="table-cell" style:parent-style-name="Normal_32_2_32_5_32_2" style:data-style-name="N0">
      <style:table-cell-properties fo:border="thin solid #BFBFBF" style:vertical-align="top" fo:wrap-option="wrap" fo:background-color="transparent"/>
      <style:text-properties style:font-name="Arial" style:font-name-asian="Arial" style:font-name-complex="Arial" fo:font-size="11pt" style:font-size-asian="11pt" style:font-size-complex="11pt"/>
    </style:style>
    <style:style style:name="ce30" style:family="table-cell" style:parent-style-name="Normal_32_2_32_5_32_2" style:data-style-name="N0">
      <style:table-cell-properties fo:border="thin solid #BFBFBF"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31" style:family="table-cell" style:parent-style-name="Default" style:data-style-name="N0">
      <style:table-cell-properties fo:border-top="thin solid #BFBFBF" fo:border-bottom="thin solid #BFBFBF" fo:border-left="thin solid #000000" fo:border-right="thin solid #000000" style:vertical-align="middle" fo:background-color="#DCE6F2" style:repeat-content="false"/>
      <style:paragraph-properties fo:text-align="center"/>
      <style:text-properties style:font-name="Arial" style:font-name-asian="Arial" style:font-name-complex="Arial" fo:font-weight="bold" style:font-weight-asian="bold" style:font-weight-complex="bold"/>
    </style:style>
    <style:style style:name="ce32" style:family="table-cell" style:parent-style-name="Default" style:data-style-name="N0">
      <style:table-cell-properties fo:border-top="thin solid #BFBFBF" fo:border-bottom="thin solid #BFBFBF" fo:border-left="thin solid #BFBFBF" fo:border-right="thin solid #000000" style:vertical-align="top" fo:wrap-option="wrap" fo:background-color="#02519A"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3" style:family="table-cell" style:parent-style-name="Default" style:data-style-name="N0">
      <style:table-cell-properties fo:border-top="thin solid #BFBFBF" fo:border-bottom="thin solid #BFBFBF" fo:border-left="thin solid #BFBFBF" fo:border-right="thin solid #000000" style:vertical-align="top" fo:wrap-option="wrap" fo:background-color="transparent"/>
      <style:text-properties style:font-name="Arial" style:font-name-asian="Arial" style:font-name-complex="Arial"/>
    </style:style>
    <style:style style:name="ce34" style:family="table-cell" style:parent-style-name="Default" style:data-style-name="N0">
      <style:table-cell-properties fo:border-top="thin solid #BFBFBF" fo:border-bottom="thin solid #BFBFBF" fo:border-left="thin solid #BFBFBF" fo:border-right="thin solid #000000" style:vertical-align="top" fo:wrap-option="wrap" fo:background-color="#02519A"/>
      <style:text-properties fo:color="#FFFFFF" style:font-name="Arial" style:font-name-asian="Arial" style:font-name-complex="Arial" fo:font-weight="bold" style:font-weight-asian="bold" style:font-weight-complex="bold"/>
    </style:style>
    <style:style style:name="ce35" style:family="table-cell" style:parent-style-name="Default" style:data-style-name="N0">
      <style:table-cell-properties fo:border-top="thin solid #BFBFBF" fo:border-bottom="thin solid #BFBFBF" fo:border-left="thin solid #BFBFBF" fo:border-right="thin solid #000000" style:vertical-align="middle" fo:wrap-option="wrap" fo:background-color="transparent"/>
      <style:text-properties style:font-name="Arial" style:font-name-asian="Arial" style:font-name-complex="Arial"/>
    </style:style>
    <style:style style:name="ce36" style:family="table-cell" style:parent-style-name="Default" style:data-style-name="N0">
      <style:table-cell-properties fo:border-top="thin solid #BFBFBF" fo:border-bottom="thin solid #BFBFBF" fo:border-left="thin solid #BFBFBF" fo:border-right="thin solid #000000" style:vertical-align="top" fo:background-color="transparent" style:repeat-content="false"/>
      <style:paragraph-properties fo:text-align="start" fo:margin-left="0cm"/>
      <style:text-properties style:font-name="Arial" style:font-name-asian="Arial" style:font-name-complex="Arial"/>
    </style:style>
    <style:style style:name="ce37" style:family="table-cell" style:parent-style-name="Default" style:data-style-name="N0">
      <style:table-cell-properties fo:border-top="thin solid #BFBFBF" fo:border-bottom="thin solid #000000" fo:border-left="thin solid #BFBFBF" fo:border-right="thin solid #000000" style:vertical-align="top" fo:background-color="transparent" style:repeat-content="false"/>
      <style:paragraph-properties fo:text-align="start" fo:margin-left="0cm"/>
      <style:text-properties style:font-name="Arial" style:font-name-asian="Arial" style:font-name-complex="Arial"/>
    </style:style>
    <style:style style:name="ce38"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style:style>
    <style:style style:name="ce39" style:family="table-cell" style:parent-style-name="Default" style:data-style-name="N0">
      <style:table-cell-properties style:vertical-align="top" style:cell-protect="protected" style:repeat-content="false"/>
      <style:paragraph-properties fo:text-align="center"/>
      <style:text-properties style:font-name="Arial" style:font-name-asian="Arial" style:font-name-complex="Arial"/>
    </style:style>
    <style:style style:name="ce40" style:family="table-cell" style:parent-style-name="Default" style:data-style-name="N0">
      <style:table-cell-properties style:vertical-align="top" style:cell-protect="protected" style:repeat-content="false"/>
      <style:paragraph-properties fo:text-align="start" fo:margin-left="0cm"/>
      <style:text-properties style:font-name="Arial" style:font-name-asian="Arial" style:font-name-complex="Arial"/>
    </style:style>
    <style:style style:name="ce41" style:family="table-cell" style:parent-style-name="Default" style:data-style-name="N0">
      <style:table-cell-properties style:vertical-align="top" style:cell-protect="none" style:repeat-content="false"/>
      <style:paragraph-properties fo:text-align="start" fo:margin-left="0cm"/>
      <style:text-properties style:font-name="Arial" style:font-name-asian="Arial" style:font-name-complex="Arial"/>
    </style:style>
    <style:style style:name="ce42" style:family="table-cell" style:parent-style-name="Default" style:data-style-name="N0">
      <style:table-cell-properties style:vertical-align="top" fo:background-color="transparent" style:cell-protect="protected" style:repeat-content="false"/>
      <style:paragraph-properties fo:text-align="center"/>
      <style:text-properties style:font-name="Arial" style:font-name-asian="Arial" style:font-name-complex="Arial"/>
    </style:style>
    <style:style style:name="ce43" style:family="table-cell" style:parent-style-name="Default" style:data-style-name="N0">
      <style:table-cell-properties fo:border-top="2pt solid #000000" fo:border-bottom="none" fo:border-left="2pt solid #000000" fo:border-right="none" style:vertical-align="middle" fo:wrap-option="wrap" fo:background-color="#02519A" style:cell-protect="protected" style:repeat-content="false"/>
      <style:paragraph-properties fo:text-align="center"/>
      <style:text-properties fo:color="#FFFFFF" style:font-name="Arial" style:font-name-asian="Arial" style:font-name-complex="Arial" fo:font-weight="bold" style:font-weight-asian="bold" style:font-weight-complex="bold"/>
    </style:style>
    <style:style style:name="ce44" style:family="table-cell" style:parent-style-name="Default" style:data-style-name="N0">
      <style:table-cell-properties fo:border-top="2pt solid #000000" fo:border-bottom="none" fo:border-left="none" fo:border-right="none" style:vertical-align="middle" fo:wrap-option="wrap" fo:background-color="#02519A" style:cell-protect="protected" style:repeat-content="false"/>
      <style:paragraph-properties fo:text-align="center"/>
      <style:text-properties fo:color="#FFFFFF" style:font-name="Arial" style:font-name-asian="Arial" style:font-name-complex="Arial" fo:font-weight="bold" style:font-weight-asian="bold" style:font-weight-complex="bold"/>
    </style:style>
    <style:style style:name="ce45" style:family="table-cell" style:parent-style-name="Default" style:data-style-name="N0">
      <style:table-cell-properties fo:border-top="2pt solid #000000" fo:border-bottom="none" fo:border-left="none" fo:border-right="none" style:vertical-align="middle" fo:wrap-option="wrap" fo:background-color="#DCE6F2" style:cell-protect="none" style:repeat-content="false"/>
      <style:paragraph-properties fo:text-align="center"/>
      <style:text-properties style:font-name="Arial" style:font-name-asian="Arial" style:font-name-complex="Arial" fo:font-weight="bold" style:font-weight-asian="bold" style:font-weight-complex="bold"/>
    </style:style>
    <style:style style:name="ce46" style:family="table-cell" style:parent-style-name="Default" style:data-style-name="N0">
      <style:table-cell-properties fo:border-top="2pt solid #000000" fo:border-bottom="none" fo:border-left="none" fo:border-right="2pt solid #000000" style:vertical-align="middle" fo:wrap-option="wrap" fo:background-color="#DCE6F2" style:cell-protect="none" style:repeat-content="false"/>
      <style:paragraph-properties fo:text-align="center"/>
      <style:text-properties style:font-name="Arial" style:font-name-asian="Arial" style:font-name-complex="Arial" fo:font-weight="bold" style:font-weight-asian="bold" style:font-weight-complex="bold"/>
    </style:style>
    <style:style style:name="ce47" style:family="table-cell" style:parent-style-name="Default" style:data-style-name="N0">
      <style:table-cell-properties style:vertical-align="middle" fo:wrap-option="wrap" fo:background-color="#808080" style:cell-protect="protected" style:repeat-content="false"/>
      <style:paragraph-properties fo:text-align="center"/>
      <style:text-properties fo:color="#FFFFFF" style:font-name="Arial" style:font-name-asian="Arial" style:font-name-complex="Arial" fo:font-weight="bold" style:font-weight-asian="bold" style:font-weight-complex="bold"/>
    </style:style>
    <style:style style:name="ce48" style:family="table-cell" style:parent-style-name="Default" style:data-style-name="N0">
      <style:table-cell-properties fo:border-top="none" fo:border-bottom="thin solid #BFBFBF" fo:border-left="2pt solid #000000" fo:border-right="thin solid #BFBFBF" style:vertical-align="top" style:cell-protect="protected" style:repeat-content="false"/>
      <style:paragraph-properties fo:text-align="center"/>
      <style:text-properties style:font-name="Arial" style:font-name-asian="Arial" style:font-name-complex="Arial"/>
    </style:style>
    <style:style style:name="ce49" style:family="table-cell" style:parent-style-name="Normal_32_2" style:data-style-name="N0">
      <style:table-cell-properties fo:border-top="none" fo:border-bottom="thin solid #BFBFBF" fo:border-left="thin solid #BFBFBF" fo:border-right="thin solid #BFBFBF" style:vertical-align="top" fo:wrap-option="wrap" fo:background-color="transparent" style:repeat-content="false"/>
      <style:paragraph-properties fo:text-align="start" fo:margin-left="0cm"/>
      <style:text-properties style:font-name="Arial" style:font-name-asian="Arial" style:font-name-complex="Arial"/>
    </style:style>
    <style:style style:name="ce50" style:family="table-cell" style:parent-style-name="Normal_32_2" style:data-style-name="N0">
      <style:table-cell-properties fo:border="thin solid #BFBFBF" style:vertical-align="top" fo:wrap-option="wrap" fo:background-color="transparent" style:repeat-content="false"/>
      <style:paragraph-properties fo:text-align="start" fo:margin-left="0cm"/>
      <style:text-properties style:font-name="Arial" style:font-name-asian="Arial" style:font-name-complex="Arial"/>
    </style:style>
    <style:style style:name="ce51" style:family="table-cell" style:parent-style-name="Normal_32_2" style:data-style-name="N0">
      <style:table-cell-properties fo:border-top="none" fo:border-bottom="thin solid #BFBFBF" fo:border-left="thin solid #BFBFBF" fo:border-right="thin solid #BFBFBF" style:vertical-align="top" fo:wrap-option="wrap" fo:background-color="transparent" style:repeat-content="false"/>
      <style:paragraph-properties fo:text-align="center"/>
      <style:text-properties style:font-name="Arial" style:font-name-asian="Arial" style:font-name-complex="Arial"/>
    </style:style>
    <style:style style:name="ce52" style:family="table-cell" style:parent-style-name="Default" style:data-style-name="N0">
      <style:table-cell-properties fo:border="thin solid #BFBFBF" style:vertical-align="top" fo:wrap-option="wrap" fo:background-color="transparent" style:cell-protect="none" style:repeat-content="false"/>
      <style:paragraph-properties fo:text-align="start" fo:margin-left="0cm"/>
      <style:text-properties style:font-name="Arial" style:font-name-asian="Arial" style:font-name-complex="Arial"/>
    </style:style>
    <style:style style:name="ce53" style:family="table-cell" style:parent-style-name="Normal_32_2" style:data-style-name="N0">
      <style:table-cell-properties fo:border-top="none"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style>
    <style:style style:name="ce54" style:family="table-cell" style:parent-style-name="Default" style:data-style-name="N0">
      <style:table-cell-properties style:vertical-align="top" fo:background-color="#BFBFBF" style:cell-protect="protected" style:repeat-content="false"/>
      <style:paragraph-properties fo:text-align="center"/>
      <style:text-properties style:font-name="Arial" style:font-name-asian="Arial" style:font-name-complex="Arial"/>
    </style:style>
    <style:style style:name="ce55" style:family="table-cell" style:parent-style-name="Normal_32_2" style:data-style-name="N0">
      <style:table-cell-properties fo:border="thin solid #BFBFBF" style:vertical-align="top" fo:wrap-option="wrap" fo:background-color="transparent" style:repeat-content="false"/>
      <style:paragraph-properties fo:text-align="center"/>
      <style:text-properties style:font-name="Arial" style:font-name-asian="Arial" style:font-name-complex="Arial"/>
    </style:style>
    <style:style style:name="ce56" style:family="table-cell" style:parent-style-name="Normal_32_2" style:data-style-name="N0">
      <style:table-cell-properties fo:border-top="thin solid #BFBFBF"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style>
    <style:style style:name="ce57" style:family="table-cell" style:parent-style-name="Default" style:data-style-name="N0">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58" style:family="table-cell" style:parent-style-name="Default" style:data-style-name="N0">
      <style:table-cell-properties fo:border-top="none" fo:border-bottom="thin solid #BFBFBF" fo:border-left="2pt solid #000000" fo:border-right="thin solid #BFBFBF" style:vertical-align="top" fo:background-color="#FFFF00" style:cell-protect="protected" style:repeat-content="false"/>
      <style:paragraph-properties fo:text-align="center"/>
      <style:text-properties style:font-name="Arial" style:font-name-asian="Arial" style:font-name-complex="Arial"/>
    </style:style>
    <style:style style:name="ce59" style:family="table-cell" style:parent-style-name="Normal_32_2" style:data-style-name="N0">
      <style:table-cell-properties fo:border="thin solid #BFBFBF" style:vertical-align="top" fo:wrap-option="wrap" fo:background-color="#FFFF00" style:repeat-content="false"/>
      <style:paragraph-properties fo:text-align="start" fo:margin-left="0cm"/>
      <style:text-properties style:font-name="Arial" style:font-name-asian="Arial" style:font-name-complex="Arial"/>
    </style:style>
    <style:style style:name="ce60" style:family="table-cell" style:parent-style-name="Normal_32_2" style:data-style-name="N0">
      <style:table-cell-properties fo:border="thin solid #BFBFBF" style:vertical-align="top" fo:wrap-option="wrap" fo:background-color="#FFFF00" style:repeat-content="false"/>
      <style:paragraph-properties fo:text-align="center"/>
      <style:text-properties style:font-name="Arial" style:font-name-asian="Arial" style:font-name-complex="Arial"/>
    </style:style>
    <style:style style:name="ce61" style:family="table-cell" style:parent-style-name="Default" style:data-style-name="N0">
      <style:table-cell-properties fo:border="thin solid #BFBFBF" style:vertical-align="top" fo:wrap-option="wrap" fo:background-color="#FFFF00" style:cell-protect="none" style:repeat-content="false"/>
      <style:paragraph-properties fo:text-align="start" fo:margin-left="0cm"/>
      <style:text-properties style:font-name="Arial" style:font-name-asian="Arial" style:font-name-complex="Arial"/>
    </style:style>
    <style:style style:name="ce62"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style>
    <style:style style:name="ce63" style:family="table-cell" style:parent-style-name="Default" style:data-style-name="N0">
      <style:table-cell-properties fo:border="thin solid #BFBFBF" style:vertical-align="top" fo:wrap-option="wrap" style:cell-protect="protected" style:repeat-content="false"/>
      <style:paragraph-properties fo:text-align="center"/>
      <style:text-properties style:font-name="Arial" style:font-name-asian="Arial" style:font-name-complex="Arial"/>
    </style:style>
    <style:style style:name="ce64" style:family="table-cell" style:parent-style-name="Default" style:data-style-name="N0">
      <style:table-cell-properties fo:border="thin solid #BFBFBF" style:vertical-align="top" fo:wrap-option="wrap" style:cell-protect="protected" style:repeat-content="false"/>
      <style:paragraph-properties fo:text-align="start" fo:margin-left="0cm"/>
      <style:text-properties style:font-name="Arial" style:font-name-asian="Arial" style:font-name-complex="Arial"/>
    </style:style>
    <style:style style:name="ce65" style:family="table-cell" style:parent-style-name="Default" style:data-style-name="N0">
      <style:table-cell-properties fo:border="thin solid #BFBFBF" style:vertical-align="top" fo:wrap-option="wrap" fo:background-color="#FFFF00" style:cell-protect="protected" style:repeat-content="false"/>
      <style:paragraph-properties fo:text-align="start" fo:margin-left="0cm"/>
      <style:text-properties style:font-name="Arial" style:font-name-asian="Arial" style:font-name-complex="Arial"/>
    </style:style>
    <style:style style:name="ce66" style:family="table-cell" style:parent-style-name="Default" style:data-style-name="N0">
      <style:table-cell-properties fo:border="thin solid #BFBFBF" style:vertical-align="top" fo:background-color="#FFFF00" style:cell-protect="protected" style:repeat-content="false"/>
      <style:paragraph-properties fo:text-align="center"/>
      <style:text-properties style:font-name="Arial" style:font-name-asian="Arial" style:font-name-complex="Arial"/>
    </style:style>
    <style:style style:name="ce67" style:family="table-cell" style:parent-style-name="Default" style:data-style-name="N0">
      <style:table-cell-properties fo:border="thin solid #BFBFBF" style:vertical-align="top" style:cell-protect="protected" style:repeat-content="false"/>
      <style:paragraph-properties fo:text-align="center"/>
      <style:text-properties style:font-name="Arial" style:font-name-asian="Arial" style:font-name-complex="Arial"/>
    </style:style>
    <style:style style:name="ce68" style:family="table-cell" style:parent-style-name="Normal_32_2" style:data-style-name="N0">
      <style:table-cell-properties fo:border="thin solid #BFBFBF" style:vertical-align="top" fo:wrap-option="wrap" fo:background-color="transparent" style:cell-protect="hidden-and-protected" style:repeat-content="false"/>
      <style:paragraph-properties fo:text-align="center"/>
      <style:text-properties style:font-name="Arial" style:font-name-asian="Arial" style:font-name-complex="Arial"/>
    </style:style>
    <style:style style:name="ce69" style:family="table-cell" style:parent-style-name="Normal_32_2" style:data-style-name="N0">
      <style:table-cell-properties fo:border="thin solid #BFBFBF" style:vertical-align="top" fo:wrap-option="wrap" fo:background-color="#FFFF00" style:cell-protect="hidden-and-protected" style:repeat-content="false"/>
      <style:paragraph-properties fo:text-align="center"/>
      <style:text-properties style:font-name="Arial" style:font-name-asian="Arial" style:font-name-complex="Arial"/>
    </style:style>
    <style:style style:name="ce70" style:family="table-cell" style:parent-style-name="Default" style:data-style-name="N0">
      <style:table-cell-properties fo:border="thin solid #BFBFBF" style:vertical-align="top" fo:wrap-option="wrap" fo:background-color="#FFFF00" style:cell-protect="protected" style:repeat-content="false"/>
      <style:paragraph-properties fo:text-align="center"/>
      <style:text-properties style:font-name="Arial" style:font-name-asian="Arial" style:font-name-complex="Arial"/>
    </style:style>
    <style:style style:name="ce71" style:family="table-cell" style:parent-style-name="Default" style:data-style-name="N0">
      <style:table-cell-properties fo:border-top="none" fo:border-bottom="thin solid #BFBFBF" fo:border-left="2pt solid #000000" fo:border-right="thin solid #BFBFBF" style:vertical-align="top" fo:background-color="transparent" style:cell-protect="protected" style:repeat-content="false"/>
      <style:paragraph-properties fo:text-align="center"/>
      <style:text-properties style:font-name="Arial" style:font-name-asian="Arial" style:font-name-complex="Arial"/>
    </style:style>
    <style:style style:name="ce72" style:family="table-cell" style:parent-style-name="Default" style:data-style-name="N0">
      <style:table-cell-properties fo:border="thin solid #BFBFBF" style:vertical-align="top" fo:wrap-option="wrap" fo:background-color="transparent" style:cell-protect="protected" style:repeat-content="false"/>
      <style:paragraph-properties fo:text-align="start" fo:margin-left="0cm"/>
      <style:text-properties style:font-name="Arial" style:font-name-asian="Arial" style:font-name-complex="Arial"/>
    </style:style>
    <style:style style:name="ce73" style:family="table-cell" style:parent-style-name="Default" style:data-style-name="N0">
      <style:table-cell-properties fo:border-top="thin solid #BFBFBF"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style>
    <style:style style:name="ce74" style:family="table-cell" style:parent-style-name="Default" style:data-style-name="N0">
      <style:table-cell-properties fo:border-top="thin solid #BFBFBF" fo:border-bottom="thin solid #BFBFBF" fo:border-left="thin solid #BFBFBF" fo:border-right="2pt solid #000000" style:vertical-align="top" style:cell-protect="none" style:repeat-content="false"/>
      <style:paragraph-properties fo:text-align="start" fo:margin-left="0cm"/>
      <style:text-properties style:font-name="Arial" style:font-name-asian="Arial" style:font-name-complex="Arial"/>
    </style:style>
    <style:style style:name="ce75" style:family="table-cell" style:parent-style-name="Default" style:data-style-name="N0">
      <style:table-cell-properties fo:border-top="thin solid #BFBFBF" fo:border-bottom="thin solid #BFBFBF" fo:border-left="thin solid #BFBFBF" fo:border-right="2pt solid #000000" style:vertical-align="top" fo:background-color="#FFFF00" style:cell-protect="none" style:repeat-content="false"/>
      <style:paragraph-properties fo:text-align="start" fo:margin-left="0cm"/>
      <style:text-properties style:font-name="Arial" style:font-name-asian="Arial" style:font-name-complex="Arial"/>
    </style:style>
    <style:style style:name="ce76" style:family="table-cell" style:parent-style-name="Default" style:data-style-name="N0">
      <style:table-cell-properties fo:border="thin solid #BFBFBF" style:vertical-align="top" style:cell-protect="protected" style:repeat-content="false"/>
      <style:paragraph-properties fo:text-align="start" fo:margin-left="0cm"/>
      <style:text-properties style:font-name="Arial" style:font-name-asian="Arial" style:font-name-complex="Arial"/>
    </style:style>
    <style:style style:name="ce77" style:family="table-cell" style:parent-style-name="Default" style:data-style-name="N0">
      <style:table-cell-properties fo:border-top="none" fo:border-bottom="2pt solid #000000" fo:border-left="2pt solid #000000" fo:border-right="thin solid #BFBFBF" style:vertical-align="top" style:cell-protect="protected" style:repeat-content="false"/>
      <style:paragraph-properties fo:text-align="center"/>
      <style:text-properties style:font-name="Arial" style:font-name-asian="Arial" style:font-name-complex="Arial"/>
    </style:style>
    <style:style style:name="ce78" style:family="table-cell" style:parent-style-name="Default" style:data-style-name="N0">
      <style:table-cell-properties fo:border-top="thin solid #BFBFBF" fo:border-bottom="2pt solid #000000" fo:border-left="thin solid #BFBFBF" fo:border-right="thin solid #BFBFBF" style:vertical-align="top" fo:wrap-option="wrap" style:cell-protect="protected" style:repeat-content="false"/>
      <style:paragraph-properties fo:text-align="start" fo:margin-left="0cm"/>
      <style:text-properties style:font-name="Arial" style:font-name-asian="Arial" style:font-name-complex="Arial"/>
    </style:style>
    <style:style style:name="ce79" style:family="table-cell" style:parent-style-name="Default" style:data-style-name="N0">
      <style:table-cell-properties fo:border-top="thin solid #BFBFBF" fo:border-bottom="2pt solid #000000" fo:border-left="thin solid #BFBFBF" fo:border-right="thin solid #BFBFBF" style:vertical-align="top" style:cell-protect="protected" style:repeat-content="false"/>
      <style:paragraph-properties fo:text-align="center"/>
      <style:text-properties style:font-name="Arial" style:font-name-asian="Arial" style:font-name-complex="Arial"/>
    </style:style>
    <style:style style:name="ce80" style:family="table-cell" style:parent-style-name="Default" style:data-style-name="N0">
      <style:table-cell-properties fo:border-top="thin solid #BFBFBF" fo:border-bottom="2pt solid #000000" fo:border-left="thin solid #BFBFBF" fo:border-right="2pt solid #000000" style:vertical-align="top" style:cell-protect="none" style:repeat-content="false"/>
      <style:paragraph-properties fo:text-align="start" fo:margin-left="0cm"/>
      <style:text-properties style:font-name="Arial" style:font-name-asian="Arial" style:font-name-complex="Arial"/>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78354166666667cm"/>
    </style:style>
    <style:style style:name="co2" style:family="table-column">
      <style:table-column-properties fo:break-before="auto" style:column-width="1.64041666666667cm"/>
    </style:style>
    <style:style style:name="co3" style:family="table-column">
      <style:table-column-properties fo:break-before="auto" style:column-width="4.15395833333333cm" style:use-optimal-column-width="true"/>
    </style:style>
    <style:style style:name="co4" style:family="table-column">
      <style:table-column-properties fo:break-before="auto" style:column-width="4.02166666666667cm"/>
    </style:style>
    <style:style style:name="co5" style:family="table-column">
      <style:table-column-properties fo:break-before="auto" style:column-width="13.7847916666667cm"/>
    </style:style>
    <style:style style:name="co6" style:family="table-column">
      <style:table-column-properties fo:break-before="auto" style:column-width="20.399375cm"/>
    </style:style>
    <style:style style:name="co7" style:family="table-column">
      <style:table-column-properties fo:break-before="auto" style:column-width="2.2225cm"/>
    </style:style>
    <style:style style:name="co8" style:family="table-column">
      <style:table-column-properties fo:break-before="auto" style:column-width="0.370416666666667cm"/>
    </style:style>
    <style:style style:name="co9" style:family="table-column">
      <style:table-column-properties fo:break-before="auto" style:column-width="1.37583333333333cm"/>
    </style:style>
    <style:style style:name="co10" style:family="table-column">
      <style:table-column-properties fo:break-before="auto" style:column-width="2.80458333333333cm"/>
    </style:style>
    <style:style style:name="co11" style:family="table-column">
      <style:table-column-properties fo:break-before="auto" style:column-width="3.28083333333333cm"/>
    </style:style>
    <style:style style:name="co12" style:family="table-column">
      <style:table-column-properties fo:break-before="auto" style:column-width="8.89cm"/>
    </style:style>
    <style:style style:name="co13" style:family="table-column">
      <style:table-column-properties fo:break-before="auto" style:column-width="2.48708333333333cm"/>
    </style:style>
    <style:style style:name="co14" style:family="table-column">
      <style:table-column-properties fo:break-before="auto" style:column-width="3.571875cm" style:use-optimal-column-width="true"/>
    </style:style>
    <style:style style:name="co15" style:family="table-column">
      <style:table-column-properties fo:break-before="auto" style:column-width="13.2291666666667cm"/>
    </style:style>
    <style:style style:name="co16" style:family="table-column">
      <style:table-column-properties fo:break-before="auto" style:column-width="0.0264583333333333cm"/>
    </style:style>
    <style:style style:name="co17"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24.75pt" style:use-optimal-row-height="true" fo:break-before="auto"/>
    </style:style>
    <style:style style:name="ro3" style:family="table-row">
      <style:table-row-properties style:row-height="23.1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5.75pt" style:use-optimal-row-height="false" fo:break-before="auto"/>
    </style:style>
    <style:style style:name="ro6" style:family="table-row">
      <style:table-row-properties style:row-height="42.75pt" style:use-optimal-row-height="false" fo:break-before="auto"/>
    </style:style>
    <style:style style:name="ro7" style:family="table-row">
      <style:table-row-properties style:row-height="57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32.1pt" style:use-optimal-row-height="false" fo:break-before="auto"/>
    </style:style>
    <style:style style:name="ro10" style:family="table-row">
      <style:table-row-properties style:row-height="21.9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30.75pt" style:use-optimal-row-height="false" fo:break-before="auto"/>
    </style:style>
    <style:style style:name="ro13" style:family="table-row">
      <style:table-row-properties style:row-height="31.5pt" style:use-optimal-row-height="false" fo:break-before="auto"/>
    </style:style>
    <style:style style:name="ro14" style:family="table-row">
      <style:table-row-properties style:row-height="30pt" style:use-optimal-row-height="false" fo:break-before="auto"/>
    </style:style>
    <style:style style:name="ro15" style:family="table-row">
      <style:table-row-properties style:row-height="36pt" style:use-optimal-row-height="false" fo:break-before="auto"/>
    </style:style>
    <style:style style:name="ro16" style:family="table-row">
      <style:table-row-properties style:row-height="8.1pt" style:use-optimal-row-height="false" fo:break-before="auto"/>
    </style:style>
    <style:style style:name="ro17" style:family="table-row">
      <style:table-row-properties style:row-height="48.95pt" style:use-optimal-row-height="false" fo:break-before="auto"/>
    </style:style>
    <style:style style:name="ro18" style:family="table-row">
      <style:table-row-properties style:row-height="85.5pt" style:use-optimal-row-height="true" fo:break-before="auto"/>
    </style:style>
    <style:style style:name="ro19" style:family="table-row">
      <style:table-row-properties style:row-height="71.25pt" style:use-optimal-row-height="true" fo:break-before="auto"/>
    </style:style>
    <style:style style:name="ro20" style:family="table-row">
      <style:table-row-properties style:row-height="99.75pt" style:use-optimal-row-height="true" fo:break-before="auto"/>
    </style:style>
    <style:style style:name="ro21" style:family="table-row">
      <style:table-row-properties style:row-height="62.1pt" style:use-optimal-row-height="false" fo:break-before="auto"/>
    </style:style>
    <style:style style:name="ro22" style:family="table-row">
      <style:table-row-properties style:row-height="42.75pt" style:use-optimal-row-height="true" fo:break-before="auto"/>
    </style:style>
    <style:style style:name="ro23" style:family="table-row">
      <style:table-row-properties style:row-height="114pt" style:use-optimal-row-height="true" fo:break-before="auto"/>
    </style:style>
    <style:style style:name="ro24" style:family="table-row">
      <style:table-row-properties style:row-height="58.15pt" style:use-optimal-row-height="false" fo:break-before="auto"/>
    </style:style>
    <style:style style:name="ro25" style:family="table-row">
      <style:table-row-properties style:row-height="128.25pt" style:use-optimal-row-height="true" fo:break-before="auto"/>
    </style:style>
    <style:style style:name="ro26" style:family="table-row">
      <style:table-row-properties style:row-height="185.25pt" style:use-optimal-row-height="true" fo:break-before="auto"/>
    </style:style>
    <style:style style:name="ro27" style:family="table-row">
      <style:table-row-properties style:row-height="156.75pt" style:use-optimal-row-height="true" fo:break-before="auto"/>
    </style:style>
    <style:style style:name="ta1" style:family="table" style:master-page-name="mp1">
      <style:table-properties table:display="fals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true" style:writing-mode="lr-tb"/>
    </style:style>
    <style:style style:name="ce81" style:family="table-cell" style:parent-style-name="Normal_32_2" style:data-style-name="N0">
      <style:table-cell-properties fo:border-top="none"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82" style:family="table-cell" style:parent-style-name="Normal_32_2" style:data-style-name="N0">
      <style:table-cell-properties fo:border-top="thin solid #BFBFBF"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83"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84"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57]))); &quot;TRUE&quot;; &quot;FALSE&quot;))" style:apply-style-name="cf1" style:base-cell-address="Requirements.H157"/>
    </style:style>
    <style:style style:name="ce85"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58]))); &quot;TRUE&quot;; &quot;FALSE&quot;))" style:apply-style-name="cf1" style:base-cell-address="Requirements.H158"/>
    </style:style>
    <style:style style:name="ce86"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59]))); &quot;TRUE&quot;; &quot;FALSE&quot;))" style:apply-style-name="cf1" style:base-cell-address="Requirements.H159"/>
    </style:style>
    <style:style style:name="ce87"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61]))); &quot;TRUE&quot;; &quot;FALSE&quot;))" style:apply-style-name="cf1" style:base-cell-address="Requirements.H161"/>
    </style:style>
    <style:style style:name="ce88"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65]))); &quot;TRUE&quot;; &quot;FALSE&quot;))" style:apply-style-name="cf1" style:base-cell-address="Requirements.H165"/>
    </style:style>
    <style:style style:name="ce89"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66]))); &quot;TRUE&quot;; &quot;FALSE&quot;))" style:apply-style-name="cf1" style:base-cell-address="Requirements.H166"/>
    </style:style>
    <style:style style:name="ce90" style:family="table-cell" style:parent-style-name="Normal_32_2" style:data-style-name="N0">
      <style:table-cell-properties fo:border-top="thin solid #BFBFBF" fo:border-bottom="thin solid #BFBFBF" fo:border-left="thin solid #BFBFBF" fo:border-right="2pt solid #000000" style:vertical-align="top" fo:wrap-option="wra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167]))); &quot;TRUE&quot;; &quot;FALSE&quot;))" style:apply-style-name="cf1" style:base-cell-address="Requirements.H167"/>
    </style:style>
    <style:style style:name="ce91" style:family="table-cell" style:parent-style-name="Default" style:data-style-name="N0">
      <style:table-cell-properties fo:border-top="thin solid #BFBFBF" fo:border-bottom="thin solid #BFBFBF" fo:border-left="thin solid #BFBFBF" fo:border-right="2pt solid #000000" style:vertical-align="top" fo:wrap-option="wrap" fo:background-color="transparent"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92" style:family="table-cell" style:parent-style-name="Default" style:data-style-name="N0">
      <style:table-cell-properties fo:border-top="thin solid #BFBFBF" fo:border-bottom="thin solid #BFBFBF" fo:border-left="thin solid #BFBFBF" fo:border-right="2pt solid #000000" style:vertical-align="top"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93" style:family="table-cell" style:parent-style-name="Default" style:data-style-name="N0">
      <style:table-cell-properties fo:border-top="thin solid #BFBFBF" fo:border-bottom="thin solid #BFBFBF" fo:border-left="thin solid #BFBFBF" fo:border-right="2pt solid #000000" style:vertical-align="top" fo:background-color="#FFFF00"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94" style:family="table-cell" style:parent-style-name="Default" style:data-style-name="N0">
      <style:table-cell-properties fo:border-top="thin solid #BFBFBF" fo:border-bottom="2pt solid #000000" fo:border-left="thin solid #BFBFBF" fo:border-right="2pt solid #000000" style:vertical-align="top"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style:style style:name="ce95" style:family="table-cell" style:parent-style-name="Default" style:data-style-name="N0">
      <style:table-cell-properties style:vertical-align="top" style:cell-protect="none" style:repeat-content="false"/>
      <style:paragraph-properties fo:text-align="start" fo:margin-left="0cm"/>
      <style:text-properties style:font-name="Arial" style:font-name-asian="Arial" style:font-name-complex="Arial"/>
      <style:map style:condition="of:is-true-formula(IF(OR(ISNUMBER(SEARCH(&quot;TRUE&quot;; [.I3]))); &quot;TRUE&quot;; &quot;FALSE&quot;))" style:apply-style-name="cf1" style:base-cell-address="Requirements.H3"/>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Lookup.$A$2:.$A$7])" table:base-cell-address="Requirements.G3">
          <table:help-message table:display="true"/>
          <table:error-message table:display="true"/>
        </table:content-validation>
      </table:content-validations>
      <table:table table:name="Lookup" table:style-name="ta1" table:protected="true">
        <table:table-column table:style-name="co1" table:default-cell-style-name="ce1"/>
        <table:table-column table:style-name="co2" table:number-columns-repeated="16383" table:default-cell-style-name="ce1"/>
        <table:table-row table:style-name="ro1">
          <table:table-cell office:value-type="string" table:style-name="ce2">
            <text:p>Vendor Response</text:p>
          </table:table-cell>
          <table:table-cell table:number-columns-repeated="16383" table:style-name="ce1"/>
        </table:table-row>
        <table:table-row table:style-name="ro1">
          <table:table-cell office:value-type="string" table:style-name="ce3">
            <text:p>O (OOTB)</text:p>
          </table:table-cell>
          <table:table-cell table:style-name="ce4"/>
          <table:table-cell table:number-columns-repeated="16382"/>
        </table:table-row>
        <table:table-row table:style-name="ro1">
          <table:table-cell office:value-type="string" table:style-name="ce3">
            <text:p>N (No)</text:p>
          </table:table-cell>
          <table:table-cell table:style-name="ce4"/>
          <table:table-cell table:number-columns-repeated="16382"/>
        </table:table-row>
        <table:table-row table:style-name="ro1">
          <table:table-cell office:value-type="string" table:style-name="ce3">
            <text:p>G (ConfiGuration)</text:p>
          </table:table-cell>
          <table:table-cell table:style-name="ce4"/>
          <table:table-cell table:number-columns-repeated="16382"/>
        </table:table-row>
        <table:table-row table:style-name="ro1">
          <table:table-cell office:value-type="string" table:style-name="ce3">
            <text:p>C (Customization)</text:p>
          </table:table-cell>
          <table:table-cell table:number-columns-repeated="16383" table:style-name="ce1"/>
        </table:table-row>
        <table:table-row table:style-name="ro1">
          <table:table-cell office:value-type="string" table:style-name="ce3">
            <text:p>3 (3rd Party Integration)</text:p>
          </table:table-cell>
          <table:table-cell table:number-columns-repeated="16383" table:style-name="ce1"/>
        </table:table-row>
        <table:table-row table:style-name="ro1">
          <table:table-cell office:value-type="string" table:style-name="ce5">
            <text:p>F (Future Release)</text:p>
          </table:table-cell>
          <table:table-cell table:number-columns-repeated="16383" table:style-name="ce1"/>
        </table:table-row>
        <table:table-row table:number-rows-repeated="1048569" table:style-name="ro1">
          <table:table-cell table:number-columns-repeated="16384"/>
        </table:table-row>
      </table:table>
      <table:table table:name="Instructions_" table:style-name="ta2">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16380" table:default-cell-style-name="ce7"/>
        <table:table-row table:style-name="ro2">
          <table:table-cell office:value-type="string" table:style-name="ce6">
            <text:p>Attachment C - Requirements Response Workbook</text:p>
          </table:table-cell>
          <table:table-cell table:number-columns-repeated="16383" table:style-name="ce7"/>
        </table:table-row>
        <table:table-row table:style-name="ro3">
          <table:table-cell office:value-type="string" table:number-columns-spanned="4" table:number-rows-spanned="1" table:style-name="ce25">
            <text:p>Workbook Instructions and Legend</text:p>
          </table:table-cell>
          <table:covered-table-cell table:number-columns-repeated="3"/>
          <table:table-cell table:number-columns-repeated="16380"/>
        </table:table-row>
        <table:table-row table:style-name="ro1">
          <table:table-cell office:value-type="string" table:number-columns-spanned="4" table:number-rows-spanned="1" table:style-name="ce26">
            <text:p>Offerors are to follow the instructions below to allow a uniform evaluation of the offers. Insert the appropriate response code within the ‘Offeror Response’ column for each <text:s/>requirement. <text:s/>Additionally note:</text:p>
          </table:table-cell>
          <table:covered-table-cell table:number-columns-repeated="3"/>
          <table:table-cell table:number-columns-repeated="16380"/>
        </table:table-row>
        <table:table-row table:style-name="ro4">
          <table:table-cell office:value-type="string" table:number-columns-spanned="4" table:number-rows-spanned="1" table:style-name="ce27">
            <text:p>An omitted response will be assumed to be the same as a response code of “N”.</text:p>
          </table:table-cell>
          <table:covered-table-cell table:number-columns-repeated="3"/>
          <table:table-cell table:number-columns-repeated="16380"/>
        </table:table-row>
        <table:table-row table:style-name="ro5">
          <table:table-cell office:value-type="string" table:number-columns-spanned="4" table:number-rows-spanned="1" table:style-name="ce27">
            <text:p>Only one (1) response per requirement will be accepted.</text:p>
          </table:table-cell>
          <table:covered-table-cell table:number-columns-repeated="3"/>
          <table:table-cell table:number-columns-repeated="16380"/>
        </table:table-row>
        <table:table-row table:style-name="ro6">
          <table:table-cell office:value-type="string" table:number-columns-spanned="4" table:number-rows-spanned="1" table:style-name="ce27">
            <text:p>Offerors must insert an explanation for how a requirement will be met in the Offeror Comment column when responding with a code of G, C, 3, or F, or if the requirement explicitly requests the Offeror to provide a comment. If Offerors do not provide a comment when explicitly requested, the requirement will be given the lowest evaluation score. Offerors must provide a comment for cells highlighted in yellow in Column G (Offeror Comment). Offeror responses with code O or N do not require explanation.</text:p>
          </table:table-cell>
          <table:covered-table-cell table:number-columns-repeated="3"/>
          <table:table-cell table:number-columns-repeated="16380"/>
        </table:table-row>
        <table:table-row table:style-name="ro3">
          <table:table-cell office:value-type="string" table:style-name="ce8">
            <text:p>Response Option</text:p>
          </table:table-cell>
          <table:table-cell office:value-type="string" table:style-name="ce9">
            <text:p>Offeror Functionality</text:p>
          </table:table-cell>
          <table:table-cell office:value-type="string" table:style-name="ce9">
            <text:p>Definition</text:p>
          </table:table-cell>
          <table:table-cell office:value-type="string" table:style-name="ce10">
            <text:p>Additional Notes</text:p>
          </table:table-cell>
          <table:table-cell table:number-columns-repeated="16380"/>
        </table:table-row>
        <table:table-row table:style-name="ro7">
          <table:table-cell office:value-type="string" table:style-name="ce11">
            <text:p>O<text:s/><text:span text:style-name="T3">(</text:span>O<text:span text:style-name="T3">OTB)</text:span></text:p>
          </table:table-cell>
          <table:table-cell office:value-type="string" table:style-name="ce12">
            <text:p>Functionality provided as standard</text:p>
          </table:table-cell>
          <table:table-cell office:value-type="string" table:style-name="ce12">
            <text:p>The Offeror provides the functionality from its own code base (i.e., ‘out of the box’). No customizing, working around, or configuration is required. The functionality must be installed and operational at other sites and be able to be demonstrated to OCA.</text:p>
          </table:table-cell>
          <table:table-cell office:value-type="string" table:style-name="ce13">
            <text:p>N/A</text:p>
          </table:table-cell>
          <table:table-cell table:number-columns-repeated="16380"/>
        </table:table-row>
        <table:table-row table:style-name="ro8">
          <table:table-cell office:value-type="string" table:style-name="ce11">
            <text:p>N<text:s/><text:span text:style-name="T3">(</text:span>N<text:span text:style-name="T3">o)</text:span></text:p>
          </table:table-cell>
          <table:table-cell office:value-type="string" table:style-name="ce12">
            <text:p>Functionality not proposed</text:p>
          </table:table-cell>
          <table:table-cell office:value-type="string" table:style-name="ce12">
            <text:p>Not included in the proposed solution.</text:p>
          </table:table-cell>
          <table:table-cell office:value-type="string" table:style-name="ce13">
            <text:p>N/A</text:p>
          </table:table-cell>
          <table:table-cell table:number-columns-repeated="16380"/>
        </table:table-row>
        <table:table-row table:style-name="ro4">
          <table:table-cell office:value-type="string" table:number-columns-spanned="1" table:number-rows-spanned="4" table:style-name="ce28">
            <text:p>G<text:s/><text:span text:style-name="T3">(Confi</text:span>G<text:span text:style-name="T3">uration)</text:span></text:p>
          </table:table-cell>
          <table:table-cell office:value-type="string" table:number-columns-spanned="1" table:number-rows-spanned="4" table:style-name="ce29">
            <text:p>Functionality provided by the Offeror, but requires configuration</text:p>
          </table:table-cell>
          <table:table-cell office:value-type="string" table:number-columns-spanned="1" table:number-rows-spanned="4" table:style-name="ce29">
            <text:p>The functionality can be accomplished with the Offeror's solution, but some configuration is required (e.g., the requirement will be met through configuration changes to settings of tables, switches, rules, user experience, etc. without modification or customization to the source code).<text:s/></text:p>
          </table:table-cell>
          <table:table-cell office:value-type="string" table:style-name="ce14">
            <text:p>For this response option, Offeror must indicate the following in the comments column next to this response:</text:p>
          </table:table-cell>
          <table:table-cell table:number-columns-repeated="16380" table:style-name="ce15"/>
        </table:table-row>
        <table:table-row table:style-name="ro4">
          <table:covered-table-cell/>
          <table:covered-table-cell/>
          <table:covered-table-cell/>
          <table:table-cell office:value-type="string" table:style-name="ce16">
            <text:p>1.     Description of configuration<text:s/></text:p>
          </table:table-cell>
          <table:table-cell table:number-columns-repeated="16380" table:style-name="ce15"/>
        </table:table-row>
        <table:table-row table:style-name="ro4">
          <table:covered-table-cell/>
          <table:covered-table-cell/>
          <table:covered-table-cell/>
          <table:table-cell office:value-type="string" table:style-name="ce16">
            <text:p>2.     Party who will perform the work (Offeror or Client/Other)</text:p>
          </table:table-cell>
          <table:table-cell table:number-columns-repeated="16380" table:style-name="ce15"/>
        </table:table-row>
        <table:table-row table:style-name="ro5">
          <table:covered-table-cell/>
          <table:covered-table-cell/>
          <table:covered-table-cell/>
          <table:table-cell office:value-type="string" table:style-name="ce16">
            <text:p>3.     Estimated level of complexity (Very Complex, Somewhat Complex, Not Complex)</text:p>
          </table:table-cell>
          <table:table-cell table:number-columns-repeated="16380" table:style-name="ce15"/>
        </table:table-row>
        <table:table-row table:style-name="ro4">
          <table:table-cell office:value-type="string" table:number-columns-spanned="1" table:number-rows-spanned="4" table:style-name="ce28">
            <text:p>C<text:s/><text:span text:style-name="T3">(</text:span>C<text:span text:style-name="T3">ustomization)</text:span></text:p>
          </table:table-cell>
          <table:table-cell office:value-type="string" table:number-columns-spanned="1" table:number-rows-spanned="4" table:style-name="ce29">
            <text:p>Functionality provided by the Offeror, but requires customization</text:p>
          </table:table-cell>
          <table:table-cell office:value-type="string" table:number-columns-spanned="1" table:number-rows-spanned="4" table:style-name="ce29">
            <text:p>The functionality can be accomplished with the Offeror's solution, but some customizing or work around is required. This would include custom code developed to perform specific functions or validations outside the standard code.</text:p>
          </table:table-cell>
          <table:table-cell office:value-type="string" table:style-name="ce14">
            <text:p>For this response option, Offeror must indicate the following in the comments column next to this response:</text:p>
          </table:table-cell>
          <table:table-cell table:number-columns-repeated="16380" table:style-name="ce15"/>
        </table:table-row>
        <table:table-row table:style-name="ro4">
          <table:covered-table-cell/>
          <table:covered-table-cell/>
          <table:covered-table-cell/>
          <table:table-cell office:value-type="string" table:style-name="ce16">
            <text:p>1.     Description of customization</text:p>
          </table:table-cell>
          <table:table-cell table:number-columns-repeated="16380" table:style-name="ce15"/>
        </table:table-row>
        <table:table-row table:style-name="ro4">
          <table:covered-table-cell/>
          <table:covered-table-cell/>
          <table:covered-table-cell/>
          <table:table-cell office:value-type="string" table:style-name="ce16">
            <text:p>2.     Party who will perform the work (Offeror or Client/Other)</text:p>
          </table:table-cell>
          <table:table-cell table:number-columns-repeated="16380" table:style-name="ce15"/>
        </table:table-row>
        <table:table-row table:style-name="ro4">
          <table:covered-table-cell/>
          <table:covered-table-cell/>
          <table:covered-table-cell/>
          <table:table-cell office:value-type="string" table:style-name="ce16">
            <text:p>3.     Estimated level of complexity (Very Complex, Somewhat Complex, Not Complex)</text:p>
          </table:table-cell>
          <table:table-cell table:number-columns-repeated="16380" table:style-name="ce15"/>
        </table:table-row>
        <table:table-row table:style-name="ro4">
          <table:table-cell office:value-type="string" table:number-columns-spanned="1" table:number-rows-spanned="3" table:style-name="ce28">
            <text:p>3<text:s/><text:span text:style-name="T3">(3rd Party Integration)</text:span></text:p>
          </table:table-cell>
          <table:table-cell office:value-type="string" table:number-columns-spanned="1" table:number-rows-spanned="3" table:style-name="ce30">
            <text:p>Functionality provided, but requires integration with third-party solution</text:p>
          </table:table-cell>
          <table:table-cell office:value-type="string" table:number-columns-spanned="1" table:number-rows-spanned="3" table:style-name="ce30">
            <text:p>The Offeror has established a relationship with a business partner to provide this functionality, which is fully integrated (data, process, application) with the proposed solution. If the proposed solution includes a third party component, the Offeror as the prime must include all initial and on-going costs in its bid.</text:p>
          </table:table-cell>
          <table:table-cell office:value-type="string" table:style-name="ce14">
            <text:p>For this response option, Offeror must indicate the following in the comments column next to this response:</text:p>
          </table:table-cell>
          <table:table-cell table:number-columns-repeated="16380" table:style-name="ce15"/>
        </table:table-row>
        <table:table-row table:style-name="ro4">
          <table:covered-table-cell/>
          <table:covered-table-cell/>
          <table:covered-table-cell/>
          <table:table-cell office:value-type="string" table:style-name="ce16">
            <text:p>1.     Name of the proposed third-party software package</text:p>
          </table:table-cell>
          <table:table-cell table:number-columns-repeated="16380" table:style-name="ce15"/>
        </table:table-row>
        <table:table-row table:style-name="ro9">
          <table:covered-table-cell/>
          <table:covered-table-cell/>
          <table:covered-table-cell/>
          <table:table-cell office:value-type="string" table:style-name="ce16">
            <text:p>2.     Interface/integration services being proposed, including if it requires customization or custom integration development.</text:p>
          </table:table-cell>
          <table:table-cell table:number-columns-repeated="16380" table:style-name="ce15"/>
        </table:table-row>
        <table:table-row table:style-name="ro4">
          <table:table-cell office:value-type="string" table:number-columns-spanned="1" table:number-rows-spanned="4" table:style-name="ce28">
            <text:p>F<text:s/><text:span text:style-name="T3">(</text:span>F<text:span text:style-name="T3">uture Release)</text:span></text:p>
          </table:table-cell>
          <table:table-cell office:value-type="string" table:number-columns-spanned="1" table:number-rows-spanned="4" table:style-name="ce30">
            <text:p>Functionality provided by the Offeror, but in a future release</text:p>
          </table:table-cell>
          <table:table-cell office:value-type="string" table:number-columns-spanned="1" table:number-rows-spanned="4" table:style-name="ce30">
            <text:p>The functionality will be met with a particular feature that is in development.</text:p>
          </table:table-cell>
          <table:table-cell office:value-type="string" table:style-name="ce14">
            <text:p>For this response option, Offeror must indicate the following in the comments column next to this response:</text:p>
          </table:table-cell>
          <table:table-cell table:number-columns-repeated="16380" table:style-name="ce15"/>
        </table:table-row>
        <table:table-row table:style-name="ro4">
          <table:covered-table-cell/>
          <table:covered-table-cell/>
          <table:covered-table-cell/>
          <table:table-cell office:value-type="string" table:style-name="ce16">
            <text:p>1.      Explanation of the new feature.</text:p>
          </table:table-cell>
          <table:table-cell table:number-columns-repeated="16380" table:style-name="ce15"/>
        </table:table-row>
        <table:table-row table:style-name="ro4">
          <table:covered-table-cell/>
          <table:covered-table-cell/>
          <table:covered-table-cell/>
          <table:table-cell office:value-type="string" table:style-name="ce16">
            <text:p>2.      Expected date that such a feature will be made available.</text:p>
          </table:table-cell>
          <table:table-cell table:number-columns-repeated="16380" table:style-name="ce15"/>
        </table:table-row>
        <table:table-row table:style-name="ro4">
          <table:covered-table-cell/>
          <table:covered-table-cell/>
          <table:covered-table-cell/>
          <table:table-cell office:value-type="string" table:style-name="ce16">
            <text:p>3.      If the feature will be included within the scope of this project.</text:p>
          </table:table-cell>
          <table:table-cell table:number-columns-repeated="16380" table:style-name="ce15"/>
        </table:table-row>
        <table:table-row table:style-name="ro3">
          <table:table-cell office:value-type="string" table:number-columns-spanned="4" table:number-rows-spanned="1" table:style-name="ce31">
            <text:p>Glossary of Terms</text:p>
          </table:table-cell>
          <table:covered-table-cell table:number-columns-repeated="3"/>
          <table:table-cell table:number-columns-repeated="16380"/>
        </table:table-row>
        <table:table-row table:style-name="ro10">
          <table:table-cell office:value-type="string" table:style-name="ce17">
            <text:p>Actors (Roles)</text:p>
          </table:table-cell>
          <table:table-cell office:value-type="string" table:number-columns-spanned="3" table:number-rows-spanned="1" table:style-name="ce32">
            <text:p>Definition</text:p>
          </table:table-cell>
          <table:covered-table-cell table:number-columns-repeated="2"/>
          <table:table-cell table:number-columns-repeated="16380"/>
        </table:table-row>
        <table:table-row table:style-name="ro11">
          <table:table-cell office:value-type="string" table:style-name="ce18">
            <text:p>Clerk</text:p>
          </table:table-cell>
          <table:table-cell office:value-type="string" table:number-columns-spanned="3" table:number-rows-spanned="1" table:style-name="ce33">
            <text:p>A Clerk maintains the record of the court; eFiling responsibilities include the review of incoming filings, ensuring that court systems and records correctly include the filing and providing access to that information to internal and external stakeholders/customers.</text:p>
          </table:table-cell>
          <table:covered-table-cell table:number-columns-repeated="2"/>
          <table:table-cell table:number-columns-repeated="16380"/>
        </table:table-row>
        <table:table-row table:style-name="ro12">
          <table:table-cell office:value-type="string" table:style-name="ce18">
            <text:p>Filer</text:p>
          </table:table-cell>
          <table:table-cell office:value-type="string" table:number-columns-spanned="3" table:number-rows-spanned="1" table:style-name="ce33">
            <text:p>A Filer is a person or firm who files documents with the court using eFiling; filers can be attorneys or non-attorneys. <text:s/>A subtype of Filer is a "Direct Filer" who can file directly to the EFM through an API, without going through an EFSP.<text:s/></text:p>
          </table:table-cell>
          <table:covered-table-cell table:number-columns-repeated="2"/>
          <table:table-cell table:number-columns-repeated="16380"/>
        </table:table-row>
        <table:table-row table:style-name="ro3">
          <table:table-cell office:value-type="string" table:style-name="ce18">
            <text:p>Firm Administrator</text:p>
          </table:table-cell>
          <table:table-cell office:value-type="string" table:number-columns-spanned="3" table:number-rows-spanned="1" table:style-name="ce33">
            <text:p>A Firm Administrator is responsible for the configuration and account management for attorneys within a firm.</text:p>
          </table:table-cell>
          <table:covered-table-cell table:number-columns-repeated="2"/>
          <table:table-cell table:number-columns-repeated="16380"/>
        </table:table-row>
        <table:table-row table:style-name="ro3">
          <table:table-cell office:value-type="string" table:style-name="ce18">
            <text:p>Forms Author<text:s/></text:p>
          </table:table-cell>
          <table:table-cell office:value-type="string" table:number-columns-spanned="3" table:number-rows-spanned="1" table:style-name="ce33">
            <text:p>An individual who uses the Forms Assembly tool to create a forms template for use by Self Represented Litigants (SRL's) aka Pro se Litigant (see definition below).<text:s/></text:p>
          </table:table-cell>
          <table:covered-table-cell table:number-columns-repeated="2"/>
          <table:table-cell table:number-columns-repeated="16380"/>
        </table:table-row>
        <table:table-row table:style-name="ro3">
          <table:table-cell office:value-type="string" table:style-name="ce18">
            <text:p>Global Administrator</text:p>
          </table:table-cell>
          <table:table-cell office:value-type="string" table:number-columns-spanned="3" table:number-rows-spanned="1" table:style-name="ce33">
            <text:p>An administrator who can update configuration settings in the solution that can apply across the solution and all user groups.</text:p>
          </table:table-cell>
          <table:covered-table-cell table:number-columns-repeated="2"/>
          <table:table-cell table:number-columns-repeated="16380"/>
        </table:table-row>
        <table:table-row table:style-name="ro3">
          <table:table-cell office:value-type="string" table:style-name="ce18">
            <text:p>Judicial Officer</text:p>
          </table:table-cell>
          <table:table-cell office:value-type="string" table:number-columns-spanned="3" table:number-rows-spanned="1" table:style-name="ce33">
            <text:p>Officers of the courts including judges, associate judges, and magistrates.</text:p>
          </table:table-cell>
          <table:covered-table-cell table:number-columns-repeated="2"/>
          <table:table-cell table:number-columns-repeated="16380"/>
        </table:table-row>
        <table:table-row table:style-name="ro8">
          <table:table-cell office:value-type="string" table:style-name="ce18">
            <text:p>Jurisdiction Administrator</text:p>
          </table:table-cell>
          <table:table-cell office:value-type="string" table:number-columns-spanned="3" table:number-rows-spanned="1" table:style-name="ce33">
            <text:p>An administrator who can update configuration settings in the solution that apply to impacted user groups only within a specific jurisdiction (e.g., within a court).</text:p>
          </table:table-cell>
          <table:covered-table-cell table:number-columns-repeated="2"/>
          <table:table-cell table:number-columns-repeated="16380"/>
        </table:table-row>
        <table:table-row table:style-name="ro3">
          <table:table-cell office:value-type="string" table:style-name="ce18">
            <text:p>OCA</text:p>
          </table:table-cell>
          <table:table-cell office:value-type="string" table:number-columns-spanned="3" table:number-rows-spanned="1" table:style-name="ce33">
            <text:p>Office of Court Administration<text:s/></text:p>
          </table:table-cell>
          <table:covered-table-cell table:number-columns-repeated="2"/>
          <table:table-cell table:number-columns-repeated="16380"/>
        </table:table-row>
        <table:table-row table:style-name="ro13">
          <table:table-cell office:value-type="string" table:style-name="ce18">
            <text:p>Pro se Litigant / Self Represented Litigant</text:p>
          </table:table-cell>
          <table:table-cell office:value-type="string" table:number-columns-spanned="3" table:number-rows-spanned="1" table:style-name="ce33">
            <text:p>Pro se Litigant / Self Represented Litigant is a person who is a party in a case and who has not engaged the services of an attorney for the purposes of representing himself/herself in court (including filing of documents); this person has the ability to file documents via eFileTexas 2.0.</text:p>
          </table:table-cell>
          <table:covered-table-cell table:number-columns-repeated="2"/>
          <table:table-cell table:number-columns-repeated="16380"/>
        </table:table-row>
        <table:table-row table:style-name="ro3">
          <table:table-cell office:value-type="string" table:style-name="ce18">
            <text:p>Public<text:s/></text:p>
          </table:table-cell>
          <table:table-cell office:value-type="string" table:number-columns-spanned="3" table:number-rows-spanned="1" table:style-name="ce33">
            <text:p>Members of the general public have access to view filed documents and associated metadata that is deemed publicly available information.</text:p>
          </table:table-cell>
          <table:covered-table-cell table:number-columns-repeated="2"/>
          <table:table-cell table:number-columns-repeated="16380"/>
        </table:table-row>
        <table:table-row table:style-name="ro3">
          <table:table-cell office:value-type="string" table:style-name="ce18">
            <text:p>User</text:p>
          </table:table-cell>
          <table:table-cell office:value-type="string" table:number-columns-spanned="3" table:number-rows-spanned="1" table:style-name="ce33">
            <text:p>This term is used when the action can be performed by any user in the system, regardless of role.<text:s/></text:p>
          </table:table-cell>
          <table:covered-table-cell table:number-columns-repeated="2"/>
          <table:table-cell table:number-columns-repeated="16380"/>
        </table:table-row>
        <table:table-row table:style-name="ro10">
          <table:table-cell office:value-type="string" table:style-name="ce17">
            <text:p>Actors (Systems)</text:p>
          </table:table-cell>
          <table:table-cell office:value-type="string" table:number-columns-spanned="3" table:number-rows-spanned="1" table:style-name="ce34">
            <text:p>Definition</text:p>
          </table:table-cell>
          <table:covered-table-cell table:number-columns-repeated="2"/>
          <table:table-cell table:number-columns-repeated="16380"/>
        </table:table-row>
        <table:table-row table:style-name="ro14">
          <table:table-cell office:value-type="string" table:style-name="ce19">
            <text:p>CMS</text:p>
          </table:table-cell>
          <table:table-cell office:value-type="string" table:number-columns-spanned="3" table:number-rows-spanned="1" table:style-name="ce33">
            <text:p>Court Case Management System (CMS) that resides at each individual court, which tracks and manages case information and events. <text:s/>The CMS is updated with data and documents from eFiling. <text:s/>Note: Out of scope for the RFO</text:p>
          </table:table-cell>
          <table:covered-table-cell table:number-columns-repeated="2"/>
          <table:table-cell table:number-columns-repeated="16380"/>
        </table:table-row>
        <table:table-row table:style-name="ro8">
          <table:table-cell office:value-type="string" table:style-name="ce20">
            <text:p>eFileTexas 2.0 solution (or Solution)</text:p>
          </table:table-cell>
          <table:table-cell office:value-type="string" table:number-columns-spanned="3" table:number-rows-spanned="1" table:style-name="ce33">
            <text:p>Offeror shall provide a solution that includes the following: EFM, State EFSP, Document Access, Redaction, and Forms Assembly. All components below are in scope for the RFO.<text:s/></text:p>
          </table:table-cell>
          <table:covered-table-cell table:number-columns-repeated="2"/>
          <table:table-cell table:number-columns-repeated="16380"/>
        </table:table-row>
        <table:table-row table:style-name="ro15">
          <table:table-cell office:value-type="string" table:style-name="ce21">
            <text:p>EFM</text:p>
          </table:table-cell>
          <table:table-cell office:value-type="string" table:number-columns-spanned="3" table:number-rows-spanned="1" table:style-name="ce33">
            <text:p>An Electronic Filing Manager (EFM) is the system that accepts electronic documents from filers via EFSPs and direct API integrations, and securely distributes these documents to the appropriate CMS where they can be reviewed and accepted into the CMS of that court by the Clerk. The EFM also serves copies of documents as requested by the filer.</text:p>
          </table:table-cell>
          <table:covered-table-cell table:number-columns-repeated="2"/>
          <table:table-cell table:number-columns-repeated="16380"/>
        </table:table-row>
        <table:table-row table:style-name="ro3">
          <table:table-cell office:value-type="string" table:style-name="ce21">
            <text:p>State EFSP</text:p>
          </table:table-cell>
          <table:table-cell office:value-type="string" table:number-columns-spanned="3" table:number-rows-spanned="1" table:style-name="ce33">
            <text:p>In addition to commercial EFSPs, the solution includes a ‘State EFSP’ provided by the EFM offeror for filers not using a commercial EFSP.<text:s/></text:p>
          </table:table-cell>
          <table:covered-table-cell table:number-columns-repeated="2"/>
          <table:table-cell table:number-columns-repeated="16380"/>
        </table:table-row>
        <table:table-row table:style-name="ro3">
          <table:table-cell office:value-type="string" table:style-name="ce21">
            <text:p>Document Access</text:p>
          </table:table-cell>
          <table:table-cell office:value-type="string" table:number-columns-spanned="3" table:number-rows-spanned="1" table:style-name="ce33">
            <text:p>Provide access to accepted eFiled documents and associated metadata. Includes capabilities such as Search Documents, View Filing Data, and View Documents.</text:p>
          </table:table-cell>
          <table:covered-table-cell table:number-columns-repeated="2"/>
          <table:table-cell table:number-columns-repeated="16380"/>
        </table:table-row>
        <table:table-row table:style-name="ro9">
          <table:table-cell office:value-type="string" table:style-name="ce21">
            <text:p>Redaction</text:p>
          </table:table-cell>
          <table:table-cell office:value-type="string" table:number-columns-spanned="3" table:number-rows-spanned="1" table:style-name="ce33">
            <text:p>Blocks access to selective protected content within filed documents. Includes capabilities such as Redact Automatically, Redact Manually, and Preview Redaction.<text:s/></text:p>
          </table:table-cell>
          <table:covered-table-cell table:number-columns-repeated="2"/>
          <table:table-cell table:number-columns-repeated="16380"/>
        </table:table-row>
        <table:table-row table:style-name="ro3">
          <table:table-cell office:value-type="string" table:style-name="ce21">
            <text:p>Forms Assembly</text:p>
          </table:table-cell>
          <table:table-cell office:value-type="string" table:number-columns-spanned="3" table:number-rows-spanned="1" table:style-name="ce33">
            <text:p>Use of standard forms by self-represented litigants to prepare and submit filings to the court. Includes capabilities such as Administer forms for use by pro se litigants, Prepare Forms, and Submit Forms.<text:s/></text:p>
          </table:table-cell>
          <table:covered-table-cell table:number-columns-repeated="2"/>
          <table:table-cell table:number-columns-repeated="16380"/>
        </table:table-row>
        <table:table-row table:style-name="ro9">
          <table:table-cell office:value-type="string" table:style-name="ce22">
            <text:p>EFSP</text:p>
          </table:table-cell>
          <table:table-cell office:value-type="string" table:number-columns-spanned="3" table:number-rows-spanned="1" table:style-name="ce35">
            <text:p>An Electronic Filing Service Provider (EFSP) is a third party private company which provides eFiling services directly to filers. <text:s/>The EFSPs collect filing information from the filers and transmits the filing to the EFM for subsequent distribution to the CMS, for review and approval by the clerk. <text:s/>Note: Out of scope for the RFO</text:p>
          </table:table-cell>
          <table:covered-table-cell table:number-columns-repeated="2"/>
          <table:table-cell table:number-columns-repeated="16380"/>
        </table:table-row>
        <table:table-row table:style-name="ro10">
          <table:table-cell office:value-type="string" table:style-name="ce23">
            <text:p>Prioritization Levels</text:p>
          </table:table-cell>
          <table:table-cell office:value-type="string" table:number-columns-spanned="3" table:number-rows-spanned="1" table:style-name="ce32">
            <text:p>Definition</text:p>
          </table:table-cell>
          <table:covered-table-cell table:number-columns-repeated="2"/>
          <table:table-cell table:number-columns-repeated="16380"/>
        </table:table-row>
        <table:table-row table:style-name="ro3">
          <table:table-cell office:value-type="string" table:style-name="ce19">
            <text:p>High</text:p>
          </table:table-cell>
          <table:table-cell office:value-type="string" table:number-columns-spanned="3" table:number-rows-spanned="1" table:style-name="ce36">
            <text:p>Required to be implemented by Go Live.</text:p>
          </table:table-cell>
          <table:covered-table-cell table:number-columns-repeated="2"/>
          <table:table-cell table:number-columns-repeated="16380"/>
        </table:table-row>
        <table:table-row table:style-name="ro3">
          <table:table-cell office:value-type="string" table:style-name="ce19">
            <text:p>Medium</text:p>
          </table:table-cell>
          <table:table-cell office:value-type="string" table:number-columns-spanned="3" table:number-rows-spanned="1" table:style-name="ce36">
            <text:p>Highly desired to be implemented by Go Live or at least within three years after Go Live.</text:p>
          </table:table-cell>
          <table:covered-table-cell table:number-columns-repeated="2"/>
          <table:table-cell table:number-columns-repeated="16380"/>
        </table:table-row>
        <table:table-row table:style-name="ro3">
          <table:table-cell office:value-type="string" table:style-name="ce19">
            <text:p>Low</text:p>
          </table:table-cell>
          <table:table-cell office:value-type="string" table:number-columns-spanned="3" table:number-rows-spanned="1" table:style-name="ce36">
            <text:p>Desirable (Optional).</text:p>
          </table:table-cell>
          <table:covered-table-cell table:number-columns-repeated="2"/>
          <table:table-cell table:number-columns-repeated="16380"/>
        </table:table-row>
        <table:table-row table:style-name="ro10">
          <table:table-cell office:value-type="string" table:style-name="ce23">
            <text:p>Other Terms</text:p>
          </table:table-cell>
          <table:table-cell office:value-type="string" table:number-columns-spanned="3" table:number-rows-spanned="1" table:style-name="ce32">
            <text:p>Definition</text:p>
          </table:table-cell>
          <table:covered-table-cell table:number-columns-repeated="2"/>
          <table:table-cell table:number-columns-repeated="16380"/>
        </table:table-row>
        <table:table-row table:style-name="ro3">
          <table:table-cell office:value-type="string" table:style-name="ce24">
            <text:p>Jurisdiction</text:p>
          </table:table-cell>
          <table:table-cell office:value-type="string" table:number-columns-spanned="3" table:number-rows-spanned="1" table:style-name="ce37">
            <text:p>Generally, the scope of a court's powers, including: the geographic region it covers, and its authority to handle a case based on the case's subject matter and/or the potential dollar amount of damages at stake.</text:p>
          </table:table-cell>
          <table:covered-table-cell table:number-columns-repeated="2"/>
          <table:table-cell table:number-columns-repeated="16380"/>
        </table:table-row>
        <table:table-row table:number-rows-repeated="1048524" table:style-name="ro4">
          <table:table-cell table:number-columns-repeated="16384"/>
        </table:table-row>
      </table:table>
      <table:table table:name="Requirements" table:style-name="ta3">
        <table:table-column table:style-name="co8" table:default-cell-style-name="ce38"/>
        <table:table-column table:style-name="co9" table:default-cell-style-name="ce39"/>
        <table:table-column table:style-name="co10" table:default-cell-style-name="ce40"/>
        <table:table-column table:style-name="co11" table:default-cell-style-name="ce40"/>
        <table:table-column table:style-name="co12" table:default-cell-style-name="ce40"/>
        <table:table-column table:style-name="co13" table:default-cell-style-name="ce39"/>
        <table:table-column table:style-name="co14" table:default-cell-style-name="ce41"/>
        <table:table-column table:style-name="co15" table:default-cell-style-name="ce41"/>
        <table:table-column table:style-name="co16" table:default-cell-style-name="ce42" table:visibility="collapse"/>
        <table:table-column table:style-name="co2" table:number-columns-repeated="16375" table:default-cell-style-name="ce38"/>
        <table:table-row table:style-name="ro16">
          <table:table-cell/>
          <table:table-cell table:style-name="ce39"/>
          <table:table-cell table:number-columns-repeated="3" table:style-name="ce40"/>
          <table:table-cell table:style-name="ce39"/>
          <table:table-cell table:number-columns-repeated="2" table:style-name="ce41"/>
          <table:table-cell table:style-name="ce42"/>
          <table:table-cell table:number-columns-repeated="16375"/>
        </table:table-row>
        <table:table-row table:style-name="ro17">
          <table:table-cell/>
          <table:table-cell office:value-type="string" table:style-name="ce43">
            <text:p>ID</text:p>
          </table:table-cell>
          <table:table-cell office:value-type="string" table:style-name="ce44">
            <text:p>Capability</text:p>
          </table:table-cell>
          <table:table-cell office:value-type="string" table:style-name="ce44">
            <text:p>Sub-Capability</text:p>
          </table:table-cell>
          <table:table-cell office:value-type="string" table:style-name="ce44">
            <text:p>Requirement</text:p>
          </table:table-cell>
          <table:table-cell office:value-type="string" table:style-name="ce44">
            <text:p>Priority</text:p>
          </table:table-cell>
          <table:table-cell office:value-type="string" table:style-name="ce45">
            <text:p>Offeror Response</text:p>
            <text:p>(O, N, G, C, 3, F)</text:p>
          </table:table-cell>
          <table:table-cell office:value-type="string" table:style-name="ce46">
            <text:p>Offeror Comment<text:s/></text:p>
            <text:p>(Required when response is either G, C, 3, or F, or when specified in the requirement)</text:p>
          </table:table-cell>
          <table:table-cell office:value-type="string" table:style-name="ce47">
            <text:p>Comment Required</text:p>
          </table:table-cell>
          <table:table-cell table:number-columns-repeated="16375"/>
        </table:table-row>
        <table:table-row table:style-name="ro7" table:visibility="filter">
          <table:table-cell/>
          <table:table-cell office:value-type="float" office:value="10" table:style-name="ce48">
            <text:p>10</text:p>
          </table:table-cell>
          <table:table-cell office:value-type="string" table:style-name="ce49">
            <text:p>eFiling Preparation and Submission</text:p>
          </table:table-cell>
          <table:table-cell office:value-type="string" table:style-name="ce49">
            <text:p>Prepare Form Filing</text:p>
          </table:table-cell>
          <table:table-cell office:value-type="string" table:style-name="ce50">
            <text:p>Ability for a Filer to initiate a new case when submitting an initial filing (refer to JCIT Technology Standards for a list of filing types on new cases)</text:p>
          </table:table-cell>
          <table:table-cell office:value-type="string" table:style-name="ce51">
            <text:p>High</text:p>
          </table:table-cell>
          <table:table-cell office:value-type="string" table:content-validation-name="val1" table:style-name="ce52">
            <text:p>O (OOTB)</text:p>
          </table:table-cell>
          <table:table-cell table:style-name="ce81"/>
          <table:table-cell office:value-type="string" office:string-value="FALSE" table:formula="of:=IF(OR(ISNUMBER(SEARCH(&quot;G&quot;; [.G3]));ISNUMBER(SEARCH(&quot;C&quot;; [.G3]));ISNUMBER(SEARCH(&quot;3&quot;; [.G3]));ISNUMBER(SEARCH(&quot;F&quot;; [.G3]))); &quot;TRUE&quot;; &quot;FALSE&quot;)" table:style-name="ce54">
            <text:p>FALSE</text:p>
          </table:table-cell>
          <table:table-cell table:number-columns-repeated="16375"/>
        </table:table-row>
        <table:table-row table:style-name="ro7" table:visibility="filter">
          <table:table-cell/>
          <table:table-cell office:value-type="float" office:value="20" table:style-name="ce48">
            <text:p>2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search for existing cases when submitting a subsequent filing (refer to JCIT Technology Standards for a list of subsequent filing type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ISNUMBER(SEARCH(&quot;C&quot;; [.G4]));ISNUMBER(SEARCH(&quot;3&quot;; [.G4]));ISNUMBER(SEARCH(&quot;F&quot;; [.G4]))); &quot;TRUE&quot;; &quot;FALSE&quot;)" table:style-name="ce54">
            <text:p>FALSE</text:p>
          </table:table-cell>
          <table:table-cell table:number-columns-repeated="16375"/>
        </table:table-row>
        <table:table-row table:style-name="ro7" table:visibility="filter">
          <table:table-cell/>
          <table:table-cell office:value-type="float" office:value="30" table:style-name="ce48">
            <text:p>3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save in-progress filings for completion at a later time</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ISNUMBER(SEARCH(&quot;C&quot;; [.G5]));ISNUMBER(SEARCH(&quot;3&quot;; [.G5]));ISNUMBER(SEARCH(&quot;F&quot;; [.G5]))); &quot;TRUE&quot;; &quot;FALSE&quot;)" table:style-name="ce54">
            <text:p>FALSE</text:p>
          </table:table-cell>
          <table:table-cell table:number-columns-repeated="16375"/>
        </table:table-row>
        <table:table-row table:style-name="ro7">
          <table:table-cell table:style-name="ce57"/>
          <table:table-cell office:value-type="float" office:value="40" table:style-name="ce58">
            <text:p>4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respond to a series of prompted questions that guide the Filer through the filing process</text:p>
          </table:table-cell>
          <table:table-cell office:value-type="string" table:style-name="ce60">
            <text:p>High</text:p>
          </table:table-cell>
          <table:table-cell office:value-type="string" table:content-validation-name="val1" table:style-name="ce61">
            <text:p>3 (3rd Party Integration)</text:p>
          </table:table-cell>
          <table:table-cell office:value-type="string" table:style-name="ce82">
            <text:p>Provided by the EFSP</text:p>
          </table:table-cell>
          <table:table-cell office:value-type="string" office:string-value="TRUE" table:formula="of:=IF(OR(ISNUMBER(SEARCH(&quot;G&quot;; [.G6]));ISNUMBER(SEARCH(&quot;C&quot;; [.G6]));ISNUMBER(SEARCH(&quot;3&quot;; [.G6]));ISNUMBER(SEARCH(&quot;F&quot;; [.G6]))); &quot;TRUE&quot;; &quot;FALSE&quot;)" table:style-name="ce54">
            <text:p>TRUE</text:p>
          </table:table-cell>
          <table:table-cell table:number-columns-repeated="16375" table:style-name="ce57"/>
        </table:table-row>
        <table:table-row table:style-name="ro7" table:visibility="filter">
          <table:table-cell/>
          <table:table-cell office:value-type="float" office:value="50" table:style-name="ce48">
            <text:p>5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use a "quick file" option which keeps the number of screens and inputs required to a minimum for simple filings (e.g. Letter of Representation, Vacation Letters, etc.)</text:p>
          </table:table-cell>
          <table:table-cell office:value-type="string" table:style-name="ce55">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7]));ISNUMBER(SEARCH(&quot;C&quot;; [.G7]));ISNUMBER(SEARCH(&quot;3&quot;; [.G7]));ISNUMBER(SEARCH(&quot;F&quot;; [.G7]))); &quot;TRUE&quot;; &quot;FALSE&quot;)" table:style-name="ce54">
            <text:p>FALSE</text:p>
          </table:table-cell>
          <table:table-cell table:number-columns-repeated="16375"/>
        </table:table-row>
        <table:table-row table:style-name="ro7" table:visibility="filter">
          <table:table-cell/>
          <table:table-cell office:value-type="float" office:value="60" table:style-name="ce48">
            <text:p>6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select the jurisdiction, case type, filing type and other table-driven parameters from configurable, on-screen list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ISNUMBER(SEARCH(&quot;C&quot;; [.G8]));ISNUMBER(SEARCH(&quot;3&quot;; [.G8]));ISNUMBER(SEARCH(&quot;F&quot;; [.G8]))); &quot;TRUE&quot;; &quot;FALSE&quot;)" table:style-name="ce54">
            <text:p>FALSE</text:p>
          </table:table-cell>
          <table:table-cell table:number-columns-repeated="16375"/>
        </table:table-row>
        <table:table-row table:style-name="ro18">
          <table:table-cell/>
          <table:table-cell office:value-type="float" office:value="70" table:style-name="ce58">
            <text:p>7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dynamically enter information according to pre-defined configuration rules (e.g., displaying which fields appear, validating business rules based on selections made or data entered by a Filer such as case type, file type, document type, and/or document format)</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9]));ISNUMBER(SEARCH(&quot;C&quot;; [.G9]));ISNUMBER(SEARCH(&quot;3&quot;; [.G9]));ISNUMBER(SEARCH(&quot;F&quot;; [.G9]))); &quot;TRUE&quot;; &quot;FALSE&quot;)" table:style-name="ce54">
            <text:p>FALSE</text:p>
          </table:table-cell>
          <table:table-cell table:number-columns-repeated="16375"/>
        </table:table-row>
        <table:table-row table:style-name="ro7">
          <table:table-cell/>
          <table:table-cell office:value-type="float" office:value="80" table:style-name="ce58">
            <text:p>8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set preferences for frequently used information (e.g., "favorite" courts, case types, file types, jurisdiction)<text:s/></text:p>
          </table:table-cell>
          <table:table-cell office:value-type="string" table:style-name="ce60">
            <text:p>Medium</text:p>
          </table:table-cell>
          <table:table-cell office:value-type="string" table:content-validation-name="val1" table:style-name="ce61">
            <text:p>3 (3rd Party Integration)</text:p>
          </table:table-cell>
          <table:table-cell office:value-type="string" table:style-name="ce83">
            <text:p>Provided by the EFSP</text:p>
          </table:table-cell>
          <table:table-cell office:value-type="string" office:string-value="TRUE" table:formula="of:=IF(OR(ISNUMBER(SEARCH(&quot;G&quot;; [.G10]));ISNUMBER(SEARCH(&quot;C&quot;; [.G10]));ISNUMBER(SEARCH(&quot;3&quot;; [.G10]));ISNUMBER(SEARCH(&quot;F&quot;; [.G10]))); &quot;TRUE&quot;; &quot;FALSE&quot;)" table:style-name="ce54">
            <text:p>TRUE</text:p>
          </table:table-cell>
          <table:table-cell table:number-columns-repeated="16375"/>
        </table:table-row>
        <table:table-row table:style-name="ro7" table:visibility="filter">
          <table:table-cell/>
          <table:table-cell office:value-type="float" office:value="90" table:style-name="ce48">
            <text:p>9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data entered by a Filer be automatically validated upon data entry to ensure formats are correct for designated fields (e.g., phone numbers, dates, case number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ISNUMBER(SEARCH(&quot;C&quot;; [.G11]));ISNUMBER(SEARCH(&quot;3&quot;; [.G11]));ISNUMBER(SEARCH(&quot;F&quot;; [.G11]))); &quot;TRUE&quot;; &quot;FALSE&quot;)" table:style-name="ce54">
            <text:p>FALSE</text:p>
          </table:table-cell>
          <table:table-cell table:number-columns-repeated="16375"/>
        </table:table-row>
        <table:table-row table:style-name="ro18">
          <table:table-cell/>
          <table:table-cell office:value-type="float" office:value="100" table:style-name="ce58">
            <text:p>10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indicate if certain confidential information (e.g., SSN) exists in a document being filed and/or if the entire document is confidential (e.g., Temporary Restraining Order, Mental Health) and make such indications visible to subsequent Clerk reviewers of the filing</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2]));ISNUMBER(SEARCH(&quot;C&quot;; [.G12]));ISNUMBER(SEARCH(&quot;3&quot;; [.G12]));ISNUMBER(SEARCH(&quot;F&quot;; [.G12]))); &quot;TRUE&quot;; &quot;FALSE&quot;)" table:style-name="ce54">
            <text:p>FALSE</text:p>
          </table:table-cell>
          <table:table-cell table:number-columns-repeated="16375"/>
        </table:table-row>
        <table:table-row table:style-name="ro7">
          <table:table-cell/>
          <table:table-cell office:value-type="float" office:value="110" table:style-name="ce58">
            <text:p>11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populate contact information on a filing based on information associated to the Filer's account<text:s/></text:p>
          </table:table-cell>
          <table:table-cell office:value-type="string" table:style-name="ce60">
            <text:p>High</text:p>
          </table:table-cell>
          <table:table-cell office:value-type="string" table:content-validation-name="val1" table:style-name="ce61">
            <text:p>3 (3rd Party Integration)</text:p>
          </table:table-cell>
          <table:table-cell office:value-type="string" table:style-name="ce83">
            <text:p>Provided by the EFSP</text:p>
          </table:table-cell>
          <table:table-cell office:value-type="string" office:string-value="TRUE" table:formula="of:=IF(OR(ISNUMBER(SEARCH(&quot;G&quot;; [.G13]));ISNUMBER(SEARCH(&quot;C&quot;; [.G13]));ISNUMBER(SEARCH(&quot;3&quot;; [.G13]));ISNUMBER(SEARCH(&quot;F&quot;; [.G13]))); &quot;TRUE&quot;; &quot;FALSE&quot;)" table:style-name="ce54">
            <text:p>TRUE</text:p>
          </table:table-cell>
          <table:table-cell table:number-columns-repeated="16375"/>
        </table:table-row>
        <table:table-row table:style-name="ro19" table:visibility="filter">
          <table:table-cell/>
          <table:table-cell office:value-type="float" office:value="120" table:style-name="ce48">
            <text:p>12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indicate the need for an interpreter and/or assistive technology prior to submittal and include the request in information transmitted to the court case management Solution</text:p>
          </table:table-cell>
          <table:table-cell office:value-type="string" table:style-name="ce55">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4]));ISNUMBER(SEARCH(&quot;C&quot;; [.G14]));ISNUMBER(SEARCH(&quot;3&quot;; [.G14]));ISNUMBER(SEARCH(&quot;F&quot;; [.G14]))); &quot;TRUE&quot;; &quot;FALSE&quot;)" table:style-name="ce54">
            <text:p>FALSE</text:p>
          </table:table-cell>
          <table:table-cell table:number-columns-repeated="16375"/>
        </table:table-row>
        <table:table-row table:style-name="ro7" table:visibility="filter">
          <table:table-cell/>
          <table:table-cell office:value-type="float" office:value="130" table:style-name="ce48">
            <text:p>13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search designate the Attorney of Record at time of filing</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5]));ISNUMBER(SEARCH(&quot;C&quot;; [.G15]));ISNUMBER(SEARCH(&quot;3&quot;; [.G15]));ISNUMBER(SEARCH(&quot;F&quot;; [.G15]))); &quot;TRUE&quot;; &quot;FALSE&quot;)" table:style-name="ce54">
            <text:p>FALSE</text:p>
          </table:table-cell>
          <table:table-cell table:number-columns-repeated="16375"/>
        </table:table-row>
        <table:table-row table:style-name="ro7" table:visibility="filter">
          <table:table-cell/>
          <table:table-cell office:value-type="float" office:value="140" table:style-name="ce48">
            <text:p>14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populate a filing with a selected Attorney's profile (e.g., state bar number, bar association email, service addres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6]));ISNUMBER(SEARCH(&quot;C&quot;; [.G16]));ISNUMBER(SEARCH(&quot;3&quot;; [.G16]));ISNUMBER(SEARCH(&quot;F&quot;; [.G16]))); &quot;TRUE&quot;; &quot;FALSE&quot;)" table:style-name="ce54">
            <text:p>FALSE</text:p>
          </table:table-cell>
          <table:table-cell table:number-columns-repeated="16375"/>
        </table:table-row>
        <table:table-row table:style-name="ro7" table:visibility="filter">
          <table:table-cell/>
          <table:table-cell office:value-type="float" office:value="150" table:style-name="ce48">
            <text:p>15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Jurisdiction Administrator to configure in the Solution whether Filers are prompted to confirm and/or update their email address at time of filing</text:p>
          </table:table-cell>
          <table:table-cell office:value-type="string" table:style-name="ce55">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7]));ISNUMBER(SEARCH(&quot;C&quot;; [.G17]));ISNUMBER(SEARCH(&quot;3&quot;; [.G17]));ISNUMBER(SEARCH(&quot;F&quot;; [.G17]))); &quot;TRUE&quot;; &quot;FALSE&quot;)" table:style-name="ce54">
            <text:p>FALSE</text:p>
          </table:table-cell>
          <table:table-cell table:number-columns-repeated="16375"/>
        </table:table-row>
        <table:table-row table:style-name="ro7" table:visibility="filter">
          <table:table-cell/>
          <table:table-cell office:value-type="float" office:value="160" table:style-name="ce48">
            <text:p>16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include both physical and email addresses of service contacts for distribution of service documents and notices to parties</text:p>
          </table:table-cell>
          <table:table-cell office:value-type="string" table:style-name="ce55">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18]));ISNUMBER(SEARCH(&quot;C&quot;; [.G18]));ISNUMBER(SEARCH(&quot;3&quot;; [.G18]));ISNUMBER(SEARCH(&quot;F&quot;; [.G18]))); &quot;TRUE&quot;; &quot;FALSE&quot;)" table:style-name="ce54">
            <text:p>FALSE</text:p>
          </table:table-cell>
          <table:table-cell table:number-columns-repeated="16375"/>
        </table:table-row>
        <table:table-row table:style-name="ro7" table:visibility="filter">
          <table:table-cell/>
          <table:table-cell office:value-type="float" office:value="170" table:style-name="ce48">
            <text:p>17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enter an additional email address to receive notifications for each case (e.g., in addition to the service address associated to the State Bar Registry)</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ISNUMBER(SEARCH(&quot;C&quot;; [.G19]));ISNUMBER(SEARCH(&quot;3&quot;; [.G19]));ISNUMBER(SEARCH(&quot;F&quot;; [.G19]))); &quot;TRUE&quot;; &quot;FALSE&quot;)" table:style-name="ce54">
            <text:p>FALSE</text:p>
          </table:table-cell>
          <table:table-cell table:number-columns-repeated="16375"/>
        </table:table-row>
        <table:table-row table:style-name="ro7">
          <table:table-cell/>
          <table:table-cell office:value-type="float" office:value="180" table:style-name="ce58">
            <text:p>18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to allow a recipient of the emails described in the above requirement to be able to opt out of further communications by case</text:p>
          </table:table-cell>
          <table:table-cell office:value-type="string" table:style-name="ce60">
            <text:p>High</text:p>
          </table:table-cell>
          <table:table-cell office:value-type="string" table:content-validation-name="val1" table:style-name="ce61">
            <text:p>3 (3rd Party Integration)</text:p>
          </table:table-cell>
          <table:table-cell office:value-type="string" table:style-name="ce83">
            <text:p>Provided by the EFSP</text:p>
          </table:table-cell>
          <table:table-cell office:value-type="string" office:string-value="TRUE" table:formula="of:=IF(OR(ISNUMBER(SEARCH(&quot;G&quot;; [.G20]));ISNUMBER(SEARCH(&quot;C&quot;; [.G20]));ISNUMBER(SEARCH(&quot;3&quot;; [.G20]));ISNUMBER(SEARCH(&quot;F&quot;; [.G20]))); &quot;TRUE&quot;; &quot;FALSE&quot;)" table:style-name="ce54">
            <text:p>TRUE</text:p>
          </table:table-cell>
          <table:table-cell table:number-columns-repeated="16375"/>
        </table:table-row>
        <table:table-row table:style-name="ro20">
          <table:table-cell/>
          <table:table-cell office:value-type="float" office:value="190" table:style-name="ce58">
            <text:p>19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Global Administrator or Jurisdictional Administrator to limit and view the number of parties included in a case at State or local levels, respectively (local court jurisdiction limits may apply - see Solution Administration requirements).<text:span text:style-name="T5"><text:s/>In the comments, further describe how this requirement would be met.</text:span></text:p>
          </table:table-cell>
          <table:table-cell office:value-type="string" table:style-name="ce60">
            <text:p>Low</text:p>
          </table:table-cell>
          <table:table-cell office:value-type="string" table:content-validation-name="val1" table:style-name="ce61">
            <text:p>O (OOTB)</text:p>
          </table:table-cell>
          <table:table-cell table:style-name="ce83"/>
          <table:table-cell office:value-type="string" office:string-value="FALSE" table:formula="of:=IF(OR(ISNUMBER(SEARCH(&quot;G&quot;; [.G21]));ISNUMBER(SEARCH(&quot;C&quot;; [.G21]));ISNUMBER(SEARCH(&quot;3&quot;; [.G21]));ISNUMBER(SEARCH(&quot;F&quot;; [.G21]))); &quot;TRUE&quot;; &quot;FALSE&quot;)" table:style-name="ce54">
            <text:p>FALSE</text:p>
          </table:table-cell>
          <table:table-cell table:number-columns-repeated="16375"/>
        </table:table-row>
        <table:table-row table:style-name="ro7" table:visibility="filter">
          <table:table-cell/>
          <table:table-cell office:value-type="float" office:value="200" table:style-name="ce48">
            <text:p>20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display and select from a list of all filings to which they are party to, the current status of each filing, and associated date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2]));ISNUMBER(SEARCH(&quot;C&quot;; [.G22]));ISNUMBER(SEARCH(&quot;3&quot;; [.G22]));ISNUMBER(SEARCH(&quot;F&quot;; [.G22]))); &quot;TRUE&quot;; &quot;FALSE&quot;)" table:style-name="ce54">
            <text:p>FALSE</text:p>
          </table:table-cell>
          <table:table-cell table:number-columns-repeated="16375"/>
        </table:table-row>
        <table:table-row table:style-name="ro7" table:visibility="filter">
          <table:table-cell/>
          <table:table-cell office:value-type="float" office:value="210" table:style-name="ce48">
            <text:p>21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display and select from a list of all cases to which they are party to, the current status of each cases, and associated dates (if the court CMS provides the required interface)<text:s/></text:p>
          </table:table-cell>
          <table:table-cell office:value-type="string" table:style-name="ce55">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3]));ISNUMBER(SEARCH(&quot;C&quot;; [.G23]));ISNUMBER(SEARCH(&quot;3&quot;; [.G23]));ISNUMBER(SEARCH(&quot;F&quot;; [.G23]))); &quot;TRUE&quot;; &quot;FALSE&quot;)" table:style-name="ce54">
            <text:p>FALSE</text:p>
          </table:table-cell>
          <table:table-cell table:number-columns-repeated="16375"/>
        </table:table-row>
        <table:table-row table:style-name="ro7" table:visibility="filter">
          <table:table-cell/>
          <table:table-cell office:value-type="float" office:value="220" table:style-name="ce48">
            <text:p>22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64">
            <text:p>Ability for a Filer to upload a document as part of a filing</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4]));ISNUMBER(SEARCH(&quot;C&quot;; [.G24]));ISNUMBER(SEARCH(&quot;3&quot;; [.G24]));ISNUMBER(SEARCH(&quot;F&quot;; [.G24]))); &quot;TRUE&quot;; &quot;FALSE&quot;)" table:style-name="ce54">
            <text:p>FALSE</text:p>
          </table:table-cell>
          <table:table-cell table:number-columns-repeated="16375"/>
        </table:table-row>
        <table:table-row table:style-name="ro19" table:visibility="filter">
          <table:table-cell/>
          <table:table-cell office:value-type="float" office:value="230" table:style-name="ce48">
            <text:p>23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upload multiple documents as part of a filing and be able to select multiple documents at one time for uploading into a filing (as opposed to selecting and uploading individually)<tex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5]));ISNUMBER(SEARCH(&quot;C&quot;; [.G25]));ISNUMBER(SEARCH(&quot;3&quot;; [.G25]));ISNUMBER(SEARCH(&quot;F&quot;; [.G25]))); &quot;TRUE&quot;; &quot;FALSE&quot;)" table:style-name="ce54">
            <text:p>FALSE</text:p>
          </table:table-cell>
          <table:table-cell table:number-columns-repeated="16375"/>
        </table:table-row>
        <table:table-row table:style-name="ro19">
          <table:table-cell/>
          <table:table-cell office:value-type="float" office:value="240" table:style-name="ce58">
            <text:p>24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submit one document filed on multiple cases (e.g., substitution of Attorney on multiple cases, Vacation Letter, Criminal Filings).<text:s/><text:span text:style-name="T5">In the comments please describe how this requirement would be met.</text:span></text:p>
          </table:table-cell>
          <table:table-cell office:value-type="string" table:style-name="ce60">
            <text:p>Medium</text:p>
          </table:table-cell>
          <table:table-cell office:value-type="string" table:content-validation-name="val1" table:style-name="ce61">
            <text:p>N (No)</text:p>
          </table:table-cell>
          <table:table-cell table:style-name="ce83"/>
          <table:table-cell office:value-type="string" office:string-value="FALSE" table:formula="of:=IF(OR(ISNUMBER(SEARCH(&quot;G&quot;; [.G26]));ISNUMBER(SEARCH(&quot;C&quot;; [.G26]));ISNUMBER(SEARCH(&quot;3&quot;; [.G26]));ISNUMBER(SEARCH(&quot;F&quot;; [.G26]))); &quot;TRUE&quot;; &quot;FALSE&quot;)" table:style-name="ce54">
            <text:p>FALSE</text:p>
          </table:table-cell>
          <table:table-cell table:number-columns-repeated="16375"/>
        </table:table-row>
        <table:table-row table:style-name="ro7" table:visibility="filter">
          <table:table-cell/>
          <table:table-cell office:value-type="float" office:value="250" table:style-name="ce48">
            <text:p>25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upload multiple file formats in a single filing<text:s text:c="2"/></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ISNUMBER(SEARCH(&quot;C&quot;; [.G27]));ISNUMBER(SEARCH(&quot;3&quot;; [.G27]));ISNUMBER(SEARCH(&quot;F&quot;; [.G27]))); &quot;TRUE&quot;; &quot;FALSE&quot;)" table:style-name="ce54">
            <text:p>FALSE</text:p>
          </table:table-cell>
          <table:table-cell table:number-columns-repeated="16375"/>
        </table:table-row>
        <table:table-row table:style-name="ro19">
          <table:table-cell/>
          <table:table-cell office:value-type="float" office:value="260" table:style-name="ce58">
            <text:p>26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bundle filings of multiple lead documents in one case (e.g., motions) without invoking multiple lead document fees (e.g., only apply case-level filing fees once even if multiple documents are included in a single filing)<text:s/></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8]));ISNUMBER(SEARCH(&quot;C&quot;; [.G28]));ISNUMBER(SEARCH(&quot;3&quot;; [.G28]));ISNUMBER(SEARCH(&quot;F&quot;; [.G28]))); &quot;TRUE&quot;; &quot;FALSE&quot;)" table:style-name="ce54">
            <text:p>FALSE</text:p>
          </table:table-cell>
          <table:table-cell table:number-columns-repeated="16375"/>
        </table:table-row>
        <table:table-row table:style-name="ro20">
          <table:table-cell/>
          <table:table-cell office:value-type="float" office:value="270" table:style-name="ce58">
            <text:p>27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65">
            <text:p>Ability for a Filer to indicate that one document has been split into multiple files (e.g., to meet any file-size restrictions) and specify the sequence of such files.<text:s/><text:span text:style-name="T5">Describe possible solutions to manage file sizes over 30MB (e.g., batch process large file size submission during non-peak hours, leverage lower priority queue, etc.).</text:span></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9]));ISNUMBER(SEARCH(&quot;C&quot;; [.G29]));ISNUMBER(SEARCH(&quot;3&quot;; [.G29]));ISNUMBER(SEARCH(&quot;F&quot;; [.G29]))); &quot;TRUE&quot;; &quot;FALSE&quot;)" table:style-name="ce54">
            <text:p>FALSE</text:p>
          </table:table-cell>
          <table:table-cell table:number-columns-repeated="16375"/>
        </table:table-row>
        <table:table-row table:style-name="ro7" table:visibility="filter">
          <table:table-cell/>
          <table:table-cell office:value-type="float" office:value="280" table:style-name="ce48">
            <text:p>28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remove an attached document prior to submitting the filing</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ISNUMBER(SEARCH(&quot;C&quot;; [.G30]));ISNUMBER(SEARCH(&quot;3&quot;; [.G30]));ISNUMBER(SEARCH(&quot;F&quot;; [.G30]))); &quot;TRUE&quot;; &quot;FALSE&quot;)" table:style-name="ce54">
            <text:p>FALSE</text:p>
          </table:table-cell>
          <table:table-cell table:number-columns-repeated="16375"/>
        </table:table-row>
        <table:table-row table:style-name="ro7" table:visibility="filter">
          <table:table-cell/>
          <table:table-cell office:value-type="float" office:value="290" table:style-name="ce48">
            <text:p>29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enter a document subtitle to augment the standard title of the document</text:p>
          </table:table-cell>
          <table:table-cell office:value-type="string" table:style-name="ce55">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31]));ISNUMBER(SEARCH(&quot;C&quot;; [.G31]));ISNUMBER(SEARCH(&quot;3&quot;; [.G31]));ISNUMBER(SEARCH(&quot;F&quot;; [.G31]))); &quot;TRUE&quot;; &quot;FALSE&quot;)" table:style-name="ce54">
            <text:p>FALSE</text:p>
          </table:table-cell>
          <table:table-cell table:number-columns-repeated="16375"/>
        </table:table-row>
        <table:table-row table:style-name="ro7" table:visibility="filter">
          <table:table-cell/>
          <table:table-cell office:value-type="float" office:value="300" table:style-name="ce48">
            <text:p>30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to store document metadata fields entered by a Filer on Solution screens when a filing is created</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ISNUMBER(SEARCH(&quot;C&quot;; [.G32]));ISNUMBER(SEARCH(&quot;3&quot;; [.G32]));ISNUMBER(SEARCH(&quot;F&quot;; [.G32]))); &quot;TRUE&quot;; &quot;FALSE&quot;)" table:style-name="ce54">
            <text:p>FALSE</text:p>
          </table:table-cell>
          <table:table-cell table:number-columns-repeated="16375"/>
        </table:table-row>
        <table:table-row table:style-name="ro7">
          <table:table-cell/>
          <table:table-cell office:value-type="float" office:value="310" table:style-name="ce58">
            <text:p>31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combine multiple document files into a single document at the time of upload</text:p>
          </table:table-cell>
          <table:table-cell office:value-type="string" table:style-name="ce60">
            <text:p>Low</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33]));ISNUMBER(SEARCH(&quot;C&quot;; [.G33]));ISNUMBER(SEARCH(&quot;3&quot;; [.G33]));ISNUMBER(SEARCH(&quot;F&quot;; [.G33]))); &quot;TRUE&quot;; &quot;FALSE&quot;)" table:style-name="ce54">
            <text:p>TRUE</text:p>
          </table:table-cell>
          <table:table-cell table:number-columns-repeated="16375"/>
        </table:table-row>
        <table:table-row table:style-name="ro7">
          <table:table-cell/>
          <table:table-cell office:value-type="float" office:value="320" table:style-name="ce58">
            <text:p>32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add separator pages between the files when a single document is created from multiple files</text:p>
          </table:table-cell>
          <table:table-cell office:value-type="string" table:style-name="ce60">
            <text:p>Low</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34]));ISNUMBER(SEARCH(&quot;C&quot;; [.G34]));ISNUMBER(SEARCH(&quot;3&quot;; [.G34]));ISNUMBER(SEARCH(&quot;F&quot;; [.G34]))); &quot;TRUE&quot;; &quot;FALSE&quot;)" table:style-name="ce54">
            <text:p>TRUE</text:p>
          </table:table-cell>
          <table:table-cell table:number-columns-repeated="16375"/>
        </table:table-row>
        <table:table-row table:style-name="ro7">
          <table:table-cell/>
          <table:table-cell office:value-type="float" office:value="330" table:style-name="ce58">
            <text:p>33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to link to PDF converter applications for use by a Filer without their own software to create PDFs</text:p>
          </table:table-cell>
          <table:table-cell office:value-type="string" table:style-name="ce60">
            <text:p>Low</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35]));ISNUMBER(SEARCH(&quot;C&quot;; [.G35]));ISNUMBER(SEARCH(&quot;3&quot;; [.G35]));ISNUMBER(SEARCH(&quot;F&quot;; [.G35]))); &quot;TRUE&quot;; &quot;FALSE&quot;)" table:style-name="ce54">
            <text:p>TRUE</text:p>
          </table:table-cell>
          <table:table-cell table:number-columns-repeated="16375"/>
        </table:table-row>
        <table:table-row table:style-name="ro18">
          <table:table-cell/>
          <table:table-cell office:value-type="float" office:value="340" table:style-name="ce58">
            <text:p>34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Filer to submit documents for action by another party which remain outside of the official record formally filed (e.g., a stipulation started by one Attorney which needs to be signed by the opposing Attorney, such as for e-discovery or order to adjourn)<text:s/></text:p>
          </table:table-cell>
          <table:table-cell office:value-type="string" table:style-name="ce60">
            <text:p>High</text:p>
          </table:table-cell>
          <table:table-cell office:value-type="string" table:content-validation-name="val1" table:style-name="ce61">
            <text:p>N (No)</text:p>
          </table:table-cell>
          <table:table-cell table:style-name="ce83"/>
          <table:table-cell office:value-type="string" office:string-value="FALSE" table:formula="of:=IF(OR(ISNUMBER(SEARCH(&quot;G&quot;; [.G36]));ISNUMBER(SEARCH(&quot;C&quot;; [.G36]));ISNUMBER(SEARCH(&quot;3&quot;; [.G36]));ISNUMBER(SEARCH(&quot;F&quot;; [.G36]))); &quot;TRUE&quot;; &quot;FALSE&quot;)" table:style-name="ce54">
            <text:p>FALSE</text:p>
          </table:table-cell>
          <table:table-cell table:number-columns-repeated="16375"/>
        </table:table-row>
        <table:table-row table:style-name="ro7" table:visibility="filter">
          <table:table-cell/>
          <table:table-cell office:value-type="float" office:value="350" table:style-name="ce48">
            <text:p>35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submit 'draft' versions of documents for review (e.g., a proposed order submitted by an Attorney for Judicial Officer's review and comment)</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7]));ISNUMBER(SEARCH(&quot;C&quot;; [.G37]));ISNUMBER(SEARCH(&quot;3&quot;; [.G37]));ISNUMBER(SEARCH(&quot;F&quot;; [.G37]))); &quot;TRUE&quot;; &quot;FALSE&quot;)" table:style-name="ce54">
            <text:p>FALSE</text:p>
          </table:table-cell>
          <table:table-cell table:number-columns-repeated="16375"/>
        </table:table-row>
        <table:table-row table:style-name="ro7" table:visibility="filter">
          <table:table-cell/>
          <table:table-cell office:value-type="float" office:value="360" table:style-name="ce48">
            <text:p>36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to automatically determine the size of documents when updated by the Filer (e.g., file size, number of pages) for use in file upload validation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8]));ISNUMBER(SEARCH(&quot;C&quot;; [.G38]));ISNUMBER(SEARCH(&quot;3&quot;; [.G38]));ISNUMBER(SEARCH(&quot;F&quot;; [.G38]))); &quot;TRUE&quot;; &quot;FALSE&quot;)" table:style-name="ce54">
            <text:p>FALSE</text:p>
          </table:table-cell>
          <table:table-cell table:number-columns-repeated="16375"/>
        </table:table-row>
        <table:table-row table:style-name="ro20" table:visibility="filter">
          <table:table-cell/>
          <table:table-cell office:value-type="float" office:value="370" table:style-name="ce48">
            <text:p>37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to prevent a Filer from uploading and filing documents that exceed OCA defined size parameters (e.g., file size, number of pages, number of attachments);<text:s/><text:span text:style-name="T5">In the comments, please <text:s/>indicate any limitations and describe how to avoid and/or resolve potential issues transmitting file sizes up to 2GB to jurisdictions.</text:span></text:p>
          </table:table-cell>
          <table:table-cell office:value-type="string" table:style-name="ce55">
            <text:p>High</text:p>
          </table:table-cell>
          <table:table-cell office:value-type="string" table:content-validation-name="val1" table:style-name="ce52">
            <text:p>O (OOTB)</text:p>
          </table:table-cell>
          <table:table-cell office:value-type="string" table:style-name="ce83">
            <text:p>Limitations are set by system property.</text:p>
          </table:table-cell>
          <table:table-cell office:value-type="string" office:string-value="FALSE" table:formula="of:=IF(OR(ISNUMBER(SEARCH(&quot;G&quot;; [.G39]));ISNUMBER(SEARCH(&quot;C&quot;; [.G39]));ISNUMBER(SEARCH(&quot;3&quot;; [.G39]));ISNUMBER(SEARCH(&quot;F&quot;; [.G39]))); &quot;TRUE&quot;; &quot;FALSE&quot;)" table:style-name="ce54">
            <text:p>FALSE</text:p>
          </table:table-cell>
          <table:table-cell table:number-columns-repeated="16375"/>
        </table:table-row>
        <table:table-row table:style-name="ro7" table:visibility="filter">
          <table:table-cell/>
          <table:table-cell office:value-type="float" office:value="380" table:style-name="ce48">
            <text:p>38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to prevent a Filer from uploading and filing documents that are not permitted based on an OCA defined list of allowable file types (e.g., <text:s/>PDF, Word, Acceptable Codex for video)</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0]));ISNUMBER(SEARCH(&quot;C&quot;; [.G40]));ISNUMBER(SEARCH(&quot;3&quot;; [.G40]));ISNUMBER(SEARCH(&quot;F&quot;; [.G40]))); &quot;TRUE&quot;; &quot;FALSE&quot;)" table:style-name="ce54">
            <text:p>FALSE</text:p>
          </table:table-cell>
          <table:table-cell table:number-columns-repeated="16375"/>
        </table:table-row>
        <table:table-row table:style-name="ro19">
          <table:table-cell/>
          <table:table-cell office:value-type="float" office:value="390" table:style-name="ce58">
            <text:p>39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the State EFSP and/or the EFM to verify the condition of documents uploaded by Filers and prevent upload if a document is found to be corrupt or does not meet JCIT standards (see JCIT Technology Standards)</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41]));ISNUMBER(SEARCH(&quot;C&quot;; [.G41]));ISNUMBER(SEARCH(&quot;3&quot;; [.G41]));ISNUMBER(SEARCH(&quot;F&quot;; [.G41]))); &quot;TRUE&quot;; &quot;FALSE&quot;)" table:style-name="ce54">
            <text:p>FALSE</text:p>
          </table:table-cell>
          <table:table-cell table:number-columns-repeated="16375"/>
        </table:table-row>
        <table:table-row table:style-name="ro7" table:visibility="filter">
          <table:table-cell/>
          <table:table-cell office:value-type="float" office:value="400" table:style-name="ce48">
            <text:p>400</text:p>
          </table:table-cell>
          <table:table-cell office:value-type="string" table:style-name="ce50">
            <text:p>eFiling Preparation and Submission</text:p>
          </table:table-cell>
          <table:table-cell office:value-type="string" table:style-name="ce50">
            <text:p>Prepare Form Filing</text:p>
          </table:table-cell>
          <table:table-cell office:value-type="string" table:style-name="ce50">
            <text:p>Ability for a Filer to receive a notification that describes reason(s) a document is prevented from uploading and recommendation(s) to resolve the issue</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2]));ISNUMBER(SEARCH(&quot;C&quot;; [.G42]));ISNUMBER(SEARCH(&quot;3&quot;; [.G42]));ISNUMBER(SEARCH(&quot;F&quot;; [.G42]))); &quot;TRUE&quot;; &quot;FALSE&quot;)" table:style-name="ce54">
            <text:p>FALSE</text:p>
          </table:table-cell>
          <table:table-cell table:number-columns-repeated="16375"/>
        </table:table-row>
        <table:table-row table:style-name="ro19">
          <table:table-cell/>
          <table:table-cell office:value-type="float" office:value="410" table:style-name="ce58">
            <text:p>410</text:p>
          </table:table-cell>
          <table:table-cell office:value-type="string" table:style-name="ce59">
            <text:p>eFiling Preparation and Submission</text:p>
          </table:table-cell>
          <table:table-cell office:value-type="string" table:style-name="ce59">
            <text:p>Prepare Form Filing</text:p>
          </table:table-cell>
          <table:table-cell office:value-type="string" table:style-name="ce59">
            <text:p>Ability for a Jurisdiction Administrator to define web page(s) for Filer, Public or other designated Users that display jurisdiction specific information (e.g., contact information, hours) allowable per business rules</text:p>
          </table:table-cell>
          <table:table-cell office:value-type="string" table:style-name="ce60">
            <text:p>Medium</text:p>
          </table:table-cell>
          <table:table-cell office:value-type="string" table:content-validation-name="val1" table:style-name="ce61">
            <text:p>N (No)</text:p>
          </table:table-cell>
          <table:table-cell table:style-name="ce83"/>
          <table:table-cell office:value-type="string" office:string-value="FALSE" table:formula="of:=IF(OR(ISNUMBER(SEARCH(&quot;G&quot;; [.G43]));ISNUMBER(SEARCH(&quot;C&quot;; [.G43]));ISNUMBER(SEARCH(&quot;3&quot;; [.G43]));ISNUMBER(SEARCH(&quot;F&quot;; [.G43]))); &quot;TRUE&quot;; &quot;FALSE&quot;)" table:style-name="ce54">
            <text:p>FALSE</text:p>
          </table:table-cell>
          <table:table-cell table:number-columns-repeated="16375"/>
        </table:table-row>
        <table:table-row table:style-name="ro7" table:visibility="filter">
          <table:table-cell/>
          <table:table-cell office:value-type="float" office:value="420" table:style-name="ce48">
            <text:p>420</text:p>
          </table:table-cell>
          <table:table-cell office:value-type="string" table:style-name="ce50">
            <text:p>eFiling Preparation and Submission</text:p>
          </table:table-cell>
          <table:table-cell office:value-type="string" table:style-name="ce50">
            <text:p>Prepare Bulk Filing</text:p>
          </table:table-cell>
          <table:table-cell office:value-type="string" table:style-name="ce50">
            <text:p>Ability for a Filer to prepare multiple filings on multiple cases in one submission (i.e., “bulk filings") for designated case types or documents<text:s text:c="2"/></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4]));ISNUMBER(SEARCH(&quot;C&quot;; [.G44]));ISNUMBER(SEARCH(&quot;3&quot;; [.G44]));ISNUMBER(SEARCH(&quot;F&quot;; [.G44]))); &quot;TRUE&quot;; &quot;FALSE&quot;)" table:style-name="ce54">
            <text:p>FALSE</text:p>
          </table:table-cell>
          <table:table-cell table:number-columns-repeated="16375"/>
        </table:table-row>
        <table:table-row table:style-name="ro7" table:visibility="filter">
          <table:table-cell/>
          <table:table-cell office:value-type="float" office:value="430" table:style-name="ce48">
            <text:p>430</text:p>
          </table:table-cell>
          <table:table-cell office:value-type="string" table:style-name="ce50">
            <text:p>eFiling Preparation and Submission</text:p>
          </table:table-cell>
          <table:table-cell office:value-type="string" table:style-name="ce50">
            <text:p>Prepare Bulk Filing</text:p>
          </table:table-cell>
          <table:table-cell office:value-type="string" table:style-name="ce50">
            <text:p>Ability for a Filer to attach one or more documents to individual filings within a bulk filing</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5]));ISNUMBER(SEARCH(&quot;C&quot;; [.G45]));ISNUMBER(SEARCH(&quot;3&quot;; [.G45]));ISNUMBER(SEARCH(&quot;F&quot;; [.G45]))); &quot;TRUE&quot;; &quot;FALSE&quot;)" table:style-name="ce54">
            <text:p>FALSE</text:p>
          </table:table-cell>
          <table:table-cell table:number-columns-repeated="16375"/>
        </table:table-row>
        <table:table-row table:style-name="ro7">
          <table:table-cell/>
          <table:table-cell office:value-type="float" office:value="440" table:style-name="ce58">
            <text:p>440</text:p>
          </table:table-cell>
          <table:table-cell office:value-type="string" table:style-name="ce59">
            <text:p>eFiling Preparation and Submission</text:p>
          </table:table-cell>
          <table:table-cell office:value-type="string" table:style-name="ce59">
            <text:p>Prepare Bulk Filing</text:p>
          </table:table-cell>
          <table:table-cell office:value-type="string" table:style-name="ce59">
            <text:p>Ability to limit the number of filings (i.e., cases) a Filer may include in a bulk filing submission</text:p>
          </table:table-cell>
          <table:table-cell office:value-type="string" table:style-name="ce60">
            <text:p>High</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46]));ISNUMBER(SEARCH(&quot;C&quot;; [.G46]));ISNUMBER(SEARCH(&quot;3&quot;; [.G46]));ISNUMBER(SEARCH(&quot;F&quot;; [.G46]))); &quot;TRUE&quot;; &quot;FALSE&quot;)" table:style-name="ce54">
            <text:p>TRUE</text:p>
          </table:table-cell>
          <table:table-cell table:number-columns-repeated="16375"/>
        </table:table-row>
        <table:table-row table:style-name="ro7">
          <table:table-cell/>
          <table:table-cell office:value-type="float" office:value="450" table:style-name="ce58">
            <text:p>450</text:p>
          </table:table-cell>
          <table:table-cell office:value-type="string" table:style-name="ce59">
            <text:p>eFiling Preparation and Submission</text:p>
          </table:table-cell>
          <table:table-cell office:value-type="string" table:style-name="ce59">
            <text:p>Prepare Bulk Filing</text:p>
          </table:table-cell>
          <table:table-cell office:value-type="string" table:style-name="ce65">
            <text:p>Ability to for the Solution to support the submission of large numbers of filings in a bulk filing without impact to Solution performance</text:p>
          </table:table-cell>
          <table:table-cell office:value-type="string" table:style-name="ce66">
            <text:p>High</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47]));ISNUMBER(SEARCH(&quot;C&quot;; [.G47]));ISNUMBER(SEARCH(&quot;3&quot;; [.G47]));ISNUMBER(SEARCH(&quot;F&quot;; [.G47]))); &quot;TRUE&quot;; &quot;FALSE&quot;)" table:style-name="ce54">
            <text:p>TRUE</text:p>
          </table:table-cell>
          <table:table-cell table:number-columns-repeated="16375"/>
        </table:table-row>
        <table:table-row table:style-name="ro7">
          <table:table-cell/>
          <table:table-cell office:value-type="float" office:value="460" table:style-name="ce58">
            <text:p>460</text:p>
          </table:table-cell>
          <table:table-cell office:value-type="string" table:style-name="ce59">
            <text:p>eFiling Preparation and Submission</text:p>
          </table:table-cell>
          <table:table-cell office:value-type="string" table:style-name="ce59">
            <text:p>Prepare Non-Form Filing</text:p>
          </table:table-cell>
          <table:table-cell office:value-type="string" table:style-name="ce59">
            <text:p>Ability for a Direct Filer to submit a non-form filing in an XML format with embedded metadata tagged conformant with ECF standards</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48]));ISNUMBER(SEARCH(&quot;C&quot;; [.G48]));ISNUMBER(SEARCH(&quot;3&quot;; [.G48]));ISNUMBER(SEARCH(&quot;F&quot;; [.G48]))); &quot;TRUE&quot;; &quot;FALSE&quot;)" table:style-name="ce54">
            <text:p>FALSE</text:p>
          </table:table-cell>
          <table:table-cell table:number-columns-repeated="16375"/>
        </table:table-row>
        <table:table-row table:style-name="ro7" table:visibility="filter">
          <table:table-cell/>
          <table:table-cell office:value-type="float" office:value="470" table:style-name="ce48">
            <text:p>470</text:p>
          </table:table-cell>
          <table:table-cell office:value-type="string" table:style-name="ce50">
            <text:p>eFiling Preparation and Submission</text:p>
          </table:table-cell>
          <table:table-cell office:value-type="string" table:style-name="ce50">
            <text:p>Prepare Non-Form Filing</text:p>
          </table:table-cell>
          <table:table-cell office:value-type="string" table:style-name="ce50">
            <text:p>Ability for a Filer to attach multiple attachments to a non-form document</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49]));ISNUMBER(SEARCH(&quot;C&quot;; [.G49]));ISNUMBER(SEARCH(&quot;3&quot;; [.G49]));ISNUMBER(SEARCH(&quot;F&quot;; [.G49]))); &quot;TRUE&quot;; &quot;FALSE&quot;)" table:style-name="ce54">
            <text:p>FALSE</text:p>
          </table:table-cell>
          <table:table-cell table:number-columns-repeated="16375"/>
        </table:table-row>
        <table:table-row table:style-name="ro7" table:visibility="filter">
          <table:table-cell/>
          <table:table-cell office:value-type="float" office:value="480" table:style-name="ce48">
            <text:p>480</text:p>
          </table:table-cell>
          <table:table-cell office:value-type="string" table:style-name="ce50">
            <text:p>eFiling Preparation and Submission</text:p>
          </table:table-cell>
          <table:table-cell office:value-type="string" table:style-name="ce50">
            <text:p>Prepare Non-Form Filing</text:p>
          </table:table-cell>
          <table:table-cell office:value-type="string" table:style-name="ce50">
            <text:p>Ability for a Filer to separate a large document (e.g., file size) into multiple documents to facilitate eFile processing and subject to solution configured document size limitation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0]));ISNUMBER(SEARCH(&quot;C&quot;; [.G50]));ISNUMBER(SEARCH(&quot;3&quot;; [.G50]));ISNUMBER(SEARCH(&quot;F&quot;; [.G50]))); &quot;TRUE&quot;; &quot;FALSE&quot;)" table:style-name="ce54">
            <text:p>FALSE</text:p>
          </table:table-cell>
          <table:table-cell table:number-columns-repeated="16375"/>
        </table:table-row>
        <table:table-row table:style-name="ro7" table:visibility="filter">
          <table:table-cell/>
          <table:table-cell office:value-type="float" office:value="490" table:style-name="ce48">
            <text:p>49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file to any Texas trial court</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1]));ISNUMBER(SEARCH(&quot;C&quot;; [.G51]));ISNUMBER(SEARCH(&quot;3&quot;; [.G51]));ISNUMBER(SEARCH(&quot;F&quot;; [.G51]))); &quot;TRUE&quot;; &quot;FALSE&quot;)" table:style-name="ce54">
            <text:p>FALSE</text:p>
          </table:table-cell>
          <table:table-cell table:number-columns-repeated="16375"/>
        </table:table-row>
        <table:table-row table:style-name="ro7" table:visibility="filter">
          <table:table-cell/>
          <table:table-cell office:value-type="float" office:value="500" table:style-name="ce48">
            <text:p>50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file to any Texas appellate court</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2]));ISNUMBER(SEARCH(&quot;C&quot;; [.G52]));ISNUMBER(SEARCH(&quot;3&quot;; [.G52]));ISNUMBER(SEARCH(&quot;F&quot;; [.G52]))); &quot;TRUE&quot;; &quot;FALSE&quot;)" table:style-name="ce54">
            <text:p>FALSE</text:p>
          </table:table-cell>
          <table:table-cell table:number-columns-repeated="16375"/>
        </table:table-row>
        <table:table-row table:style-name="ro7" table:visibility="filter">
          <table:table-cell/>
          <table:table-cell office:value-type="float" office:value="510" table:style-name="ce48">
            <text:p>51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submit multiple proposed motions at one time (e.g., if one Attorney takes over another Attorney's case loa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3]));ISNUMBER(SEARCH(&quot;C&quot;; [.G53]));ISNUMBER(SEARCH(&quot;3&quot;; [.G53]));ISNUMBER(SEARCH(&quot;F&quot;; [.G53]))); &quot;TRUE&quot;; &quot;FALSE&quot;)" table:style-name="ce54">
            <text:p>FALSE</text:p>
          </table:table-cell>
          <table:table-cell table:number-columns-repeated="16375"/>
        </table:table-row>
        <table:table-row table:style-name="ro7" table:visibility="filter">
          <table:table-cell/>
          <table:table-cell office:value-type="float" office:value="520" table:style-name="ce48">
            <text:p>52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preview a filing prior to submission</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4]));ISNUMBER(SEARCH(&quot;C&quot;; [.G54]));ISNUMBER(SEARCH(&quot;3&quot;; [.G54]));ISNUMBER(SEARCH(&quot;F&quot;; [.G54]))); &quot;TRUE&quot;; &quot;FALSE&quot;)" table:style-name="ce54">
            <text:p>FALSE</text:p>
          </table:table-cell>
          <table:table-cell table:number-columns-repeated="16375"/>
        </table:table-row>
        <table:table-row table:style-name="ro7">
          <table:table-cell/>
          <table:table-cell office:value-type="float" office:value="530" table:style-name="ce58">
            <text:p>53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for a Filer to withdraw a filing before a Clerk has reviewed it</text:p>
          </table:table-cell>
          <table:table-cell office:value-type="string" table:style-name="ce60">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55]));ISNUMBER(SEARCH(&quot;C&quot;; [.G55]));ISNUMBER(SEARCH(&quot;3&quot;; [.G55]));ISNUMBER(SEARCH(&quot;F&quot;; [.G55]))); &quot;TRUE&quot;; &quot;FALSE&quot;)" table:style-name="ce54">
            <text:p>TRUE</text:p>
          </table:table-cell>
          <table:table-cell table:number-columns-repeated="16375"/>
        </table:table-row>
        <table:table-row table:style-name="ro7" table:visibility="filter">
          <table:table-cell/>
          <table:table-cell office:value-type="float" office:value="540" table:style-name="ce48">
            <text:p>54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Jurisdiction Administrator to define jurisdiction-specific criteria that assigns a court type for specific filings (e.g., assign family case to any court type)</text:p>
          </table:table-cell>
          <table:table-cell office:value-type="string" table:style-name="ce55">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56]));ISNUMBER(SEARCH(&quot;C&quot;; [.G56]));ISNUMBER(SEARCH(&quot;3&quot;; [.G56]));ISNUMBER(SEARCH(&quot;F&quot;; [.G56]))); &quot;TRUE&quot;; &quot;FALSE&quot;)" table:style-name="ce54">
            <text:p>FALSE</text:p>
          </table:table-cell>
          <table:table-cell table:number-columns-repeated="16375"/>
        </table:table-row>
        <table:table-row table:style-name="ro7">
          <table:table-cell/>
          <table:table-cell office:value-type="float" office:value="550" table:style-name="ce58">
            <text:p>55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for a Filer to either file only, serve only, or file and serve as required</text:p>
          </table:table-cell>
          <table:table-cell office:value-type="string" table:style-name="ce60">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57]));ISNUMBER(SEARCH(&quot;C&quot;; [.G57]));ISNUMBER(SEARCH(&quot;3&quot;; [.G57]));ISNUMBER(SEARCH(&quot;F&quot;; [.G57]))); &quot;TRUE&quot;; &quot;FALSE&quot;)" table:style-name="ce54">
            <text:p>TRUE</text:p>
          </table:table-cell>
          <table:table-cell table:number-columns-repeated="16375"/>
        </table:table-row>
        <table:table-row table:style-name="ro18" table:visibility="filter">
          <table:table-cell/>
          <table:table-cell office:value-type="float" office:value="560" table:style-name="ce48">
            <text:p>56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submit filings on an existing case for which a Filer has not previously filed (e.g., substitution of Attorney and notice of appearance from new Attorney taking over a case).<text:s/><text:span text:style-name="T5">Describe how this requirement would be met.</text:span></text:p>
          </table:table-cell>
          <table:table-cell office:value-type="string" table:style-name="ce55">
            <text:p>Medium</text:p>
          </table:table-cell>
          <table:table-cell office:value-type="string" table:content-validation-name="val1" table:style-name="ce52">
            <text:p>O (OOTB)</text:p>
          </table:table-cell>
          <table:table-cell office:value-type="string" table:style-name="ce83">
            <text:p>Filer will first request case access and file for substitution of attorney. If granted, the filer can then submit filings.</text:p>
          </table:table-cell>
          <table:table-cell office:value-type="string" office:string-value="FALSE" table:formula="of:=IF(OR(ISNUMBER(SEARCH(&quot;G&quot;; [.G58]));ISNUMBER(SEARCH(&quot;C&quot;; [.G58]));ISNUMBER(SEARCH(&quot;3&quot;; [.G58]));ISNUMBER(SEARCH(&quot;F&quot;; [.G58]))); &quot;TRUE&quot;; &quot;FALSE&quot;)" table:style-name="ce54">
            <text:p>FALSE</text:p>
          </table:table-cell>
          <table:table-cell table:number-columns-repeated="16375"/>
        </table:table-row>
        <table:table-row table:style-name="ro7" table:visibility="filter">
          <table:table-cell/>
          <table:table-cell office:value-type="float" office:value="570" table:style-name="ce48">
            <text:p>57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acting as the Attorney filing on their own behalf as a litigant to submit a filing without validating Attorney credentials<text: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59]));ISNUMBER(SEARCH(&quot;C&quot;; [.G59]));ISNUMBER(SEARCH(&quot;3&quot;; [.G59]));ISNUMBER(SEARCH(&quot;F&quot;; [.G59]))); &quot;TRUE&quot;; &quot;FALSE&quot;)" table:style-name="ce54">
            <text:p>FALSE</text:p>
          </table:table-cell>
          <table:table-cell table:number-columns-repeated="16375"/>
        </table:table-row>
        <table:table-row table:style-name="ro19" table:visibility="filter">
          <table:table-cell/>
          <table:table-cell office:value-type="float" office:value="580" table:style-name="ce48">
            <text:p>58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for a Filer to submit documents without validating the Attorney status in the Texas Bar Association (e.g., in the event Texas Bar Association information in eFileTexas 2.0 is not updated)</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60]));ISNUMBER(SEARCH(&quot;C&quot;; [.G60]));ISNUMBER(SEARCH(&quot;3&quot;; [.G60]));ISNUMBER(SEARCH(&quot;F&quot;; [.G60]))); &quot;TRUE&quot;; &quot;FALSE&quot;)" table:style-name="ce54">
            <text:p>FALSE</text:p>
          </table:table-cell>
          <table:table-cell table:number-columns-repeated="16375"/>
        </table:table-row>
        <table:table-row table:style-name="ro7">
          <table:table-cell/>
          <table:table-cell office:value-type="float" office:value="590" table:style-name="ce58">
            <text:p>59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for an authorized Filer to request a designated jurisdiction staff when an emergency filing is submitted (e.g., add a comment to the filing that notifies designated staff)</text:p>
          </table:table-cell>
          <table:table-cell office:value-type="string" table:style-name="ce60">
            <text:p>Low</text:p>
          </table:table-cell>
          <table:table-cell office:value-type="string" table:content-validation-name="val1" table:style-name="ce61">
            <text:p>O (OOTB)</text:p>
          </table:table-cell>
          <table:table-cell table:style-name="ce83"/>
          <table:table-cell office:value-type="string" office:string-value="FALSE" table:formula="of:=IF(OR(ISNUMBER(SEARCH(&quot;G&quot;; [.G61]));ISNUMBER(SEARCH(&quot;C&quot;; [.G61]));ISNUMBER(SEARCH(&quot;3&quot;; [.G61]));ISNUMBER(SEARCH(&quot;F&quot;; [.G61]))); &quot;TRUE&quot;; &quot;FALSE&quot;)" table:style-name="ce54">
            <text:p>FALSE</text:p>
          </table:table-cell>
          <table:table-cell table:number-columns-repeated="16375"/>
        </table:table-row>
        <table:table-row table:style-name="ro7">
          <table:table-cell/>
          <table:table-cell office:value-type="float" office:value="600" table:style-name="ce58">
            <text:p>60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to perform a virus check on every document submitted by a Filer and prevent submission if a virus is found</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62]));ISNUMBER(SEARCH(&quot;C&quot;; [.G62]));ISNUMBER(SEARCH(&quot;3&quot;; [.G62]));ISNUMBER(SEARCH(&quot;F&quot;; [.G62]))); &quot;TRUE&quot;; &quot;FALSE&quot;)" table:style-name="ce54">
            <text:p>FALSE</text:p>
          </table:table-cell>
          <table:table-cell table:number-columns-repeated="16375"/>
        </table:table-row>
        <table:table-row table:style-name="ro7" table:visibility="filter">
          <table:table-cell/>
          <table:table-cell office:value-type="float" office:value="610" table:style-name="ce48">
            <text:p>61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to use OCR at the time of document submission to prepare otherwise non-searchable documents for search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63]));ISNUMBER(SEARCH(&quot;C&quot;; [.G63]));ISNUMBER(SEARCH(&quot;3&quot;; [.G63]));ISNUMBER(SEARCH(&quot;F&quot;; [.G63]))); &quot;TRUE&quot;; &quot;FALSE&quot;)" table:style-name="ce54">
            <text:p>FALSE</text:p>
          </table:table-cell>
          <table:table-cell table:number-columns-repeated="16375"/>
        </table:table-row>
        <table:table-row table:style-name="ro7">
          <table:table-cell/>
          <table:table-cell office:value-type="float" office:value="620" table:style-name="ce58">
            <text:p>62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for the Solution to assign a filing date per the parameters and business rules defined</text:p>
          </table:table-cell>
          <table:table-cell office:value-type="string" table:style-name="ce6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64]));ISNUMBER(SEARCH(&quot;C&quot;; [.G64]));ISNUMBER(SEARCH(&quot;3&quot;; [.G64]));ISNUMBER(SEARCH(&quot;F&quot;; [.G64]))); &quot;TRUE&quot;; &quot;FALSE&quot;)" table:style-name="ce54">
            <text:p>FALSE</text:p>
          </table:table-cell>
          <table:table-cell table:number-columns-repeated="16375"/>
        </table:table-row>
        <table:table-row table:style-name="ro7" table:visibility="filter">
          <table:table-cell/>
          <table:table-cell office:value-type="float" office:value="630" table:style-name="ce48">
            <text:p>63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to allow Jurisdiction Administrators to add/modify/delete holidays</text:p>
          </table:table-cell>
          <table:table-cell office:value-type="string" table:style-name="ce55">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65]));ISNUMBER(SEARCH(&quot;C&quot;; [.G65]));ISNUMBER(SEARCH(&quot;3&quot;; [.G65]));ISNUMBER(SEARCH(&quot;F&quot;; [.G65]))); &quot;TRUE&quot;; &quot;FALSE&quot;)" table:style-name="ce54">
            <text:p>FALSE</text:p>
          </table:table-cell>
          <table:table-cell table:number-columns-repeated="16375"/>
        </table:table-row>
        <table:table-row table:style-name="ro7">
          <table:table-cell/>
          <table:table-cell office:value-type="float" office:value="640" table:style-name="ce58">
            <text:p>64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for a Jurisdiction Administrator to stipulate filing blackout dates (e.g., for precise blackout periods, emergency / disaster event) during which filings would not be reviewed</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66]));ISNUMBER(SEARCH(&quot;C&quot;; [.G66]));ISNUMBER(SEARCH(&quot;3&quot;; [.G66]));ISNUMBER(SEARCH(&quot;F&quot;; [.G66]))); &quot;TRUE&quot;; &quot;FALSE&quot;)" table:style-name="ce54">
            <text:p>FALSE</text:p>
          </table:table-cell>
          <table:table-cell table:number-columns-repeated="16375"/>
        </table:table-row>
        <table:table-row table:style-name="ro7" table:visibility="filter">
          <table:table-cell/>
          <table:table-cell office:value-type="float" office:value="650" table:style-name="ce48">
            <text:p>650</text:p>
          </table:table-cell>
          <table:table-cell office:value-type="string" table:style-name="ce50">
            <text:p>eFiling Preparation and Submission</text:p>
          </table:table-cell>
          <table:table-cell office:value-type="string" table:style-name="ce50">
            <text:p>Submit Filing</text:p>
          </table:table-cell>
          <table:table-cell office:value-type="string" table:style-name="ce50">
            <text:p>Ability to provide a configurable confirmation notice to a Filer upon successful submiss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67]));ISNUMBER(SEARCH(&quot;C&quot;; [.G67]));ISNUMBER(SEARCH(&quot;3&quot;; [.G67]));ISNUMBER(SEARCH(&quot;F&quot;; [.G67]))); &quot;TRUE&quot;; &quot;FALSE&quot;)" table:style-name="ce54">
            <text:p>FALSE</text:p>
          </table:table-cell>
          <table:table-cell table:number-columns-repeated="16375"/>
        </table:table-row>
        <table:table-row table:style-name="ro19">
          <table:table-cell/>
          <table:table-cell office:value-type="float" office:value="660" table:style-name="ce58">
            <text:p>660</text:p>
          </table:table-cell>
          <table:table-cell office:value-type="string" table:style-name="ce59">
            <text:p>eFiling Preparation and Submission</text:p>
          </table:table-cell>
          <table:table-cell office:value-type="string" table:style-name="ce59">
            <text:p>Submit Filing</text:p>
          </table:table-cell>
          <table:table-cell office:value-type="string" table:style-name="ce59">
            <text:p>Ability to provide a single confirmation notice to a Filer when a bulk filing is submitted, listing all cases (including each case's documents) separately along with the fees charged to each case</text:p>
          </table:table-cell>
          <table:table-cell office:value-type="string" table:style-name="ce60">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68]));ISNUMBER(SEARCH(&quot;C&quot;; [.G68]));ISNUMBER(SEARCH(&quot;3&quot;; [.G68]));ISNUMBER(SEARCH(&quot;F&quot;; [.G68]))); &quot;TRUE&quot;; &quot;FALSE&quot;)" table:style-name="ce54">
            <text:p>TRUE</text:p>
          </table:table-cell>
          <table:table-cell table:number-columns-repeated="16375"/>
        </table:table-row>
        <table:table-row table:style-name="ro21">
          <table:table-cell/>
          <table:table-cell office:value-type="float" office:value="670" table:style-name="ce58">
            <text:p>670</text:p>
          </table:table-cell>
          <table:table-cell office:value-type="string" table:style-name="ce59">
            <text:p>eFiling Review and Acceptance</text:p>
          </table:table-cell>
          <table:table-cell office:value-type="string" table:style-name="ce59">
            <text:p>Submit Filing</text:p>
          </table:table-cell>
          <table:table-cell office:value-type="string" table:style-name="ce65">
            <text:p>Ability for a Filer to receive a notification that describes reason(s) a filing was rejected or returned for correction so that they may resolve the issue(s) prior to resubmittal</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69]));ISNUMBER(SEARCH(&quot;C&quot;; [.G69]));ISNUMBER(SEARCH(&quot;3&quot;; [.G69]));ISNUMBER(SEARCH(&quot;F&quot;; [.G69]))); &quot;TRUE&quot;; &quot;FALSE&quot;)" table:style-name="ce54">
            <text:p>FALSE</text:p>
          </table:table-cell>
          <table:table-cell table:number-columns-repeated="16375"/>
        </table:table-row>
        <table:table-row table:style-name="ro7">
          <table:table-cell/>
          <table:table-cell office:value-type="float" office:value="680" table:style-name="ce58">
            <text:p>680</text:p>
          </table:table-cell>
          <table:table-cell office:value-type="string" table:style-name="ce59">
            <text:p>eFiling Review and Acceptance</text:p>
          </table:table-cell>
          <table:table-cell office:value-type="string" table:style-name="ce59">
            <text:p>Submit Filing</text:p>
          </table:table-cell>
          <table:table-cell office:value-type="string" table:style-name="ce65">
            <text:p>Ability for a Filer to resubmit the same filing with corrected or additional documents for a previously submitted filing that was rejected or returned for correction</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70]));ISNUMBER(SEARCH(&quot;C&quot;; [.G70]));ISNUMBER(SEARCH(&quot;3&quot;; [.G70]));ISNUMBER(SEARCH(&quot;F&quot;; [.G70]))); &quot;TRUE&quot;; &quot;FALSE&quot;)" table:style-name="ce54">
            <text:p>TRUE</text:p>
          </table:table-cell>
          <table:table-cell table:number-columns-repeated="16375"/>
        </table:table-row>
        <table:table-row table:style-name="ro19">
          <table:table-cell/>
          <table:table-cell office:value-type="float" office:value="690" table:style-name="ce58">
            <text:p>690</text:p>
          </table:table-cell>
          <table:table-cell office:value-type="string" table:style-name="ce59">
            <text:p>eFiling Review and Acceptance</text:p>
          </table:table-cell>
          <table:table-cell office:value-type="string" table:style-name="ce59">
            <text:p>Submit Filing</text:p>
          </table:table-cell>
          <table:table-cell office:value-type="string" table:style-name="ce65">
            <text:p>Ability for a Filer the ability to resubmit a filing under the original filing date if anything in an envelope is rejected or returned for correction.<text:s/><text:span text:style-name="T5">Describe capabilities to index resubmitted documents appropriately in an existing envelope.</text:span></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71]));ISNUMBER(SEARCH(&quot;C&quot;; [.G71]));ISNUMBER(SEARCH(&quot;3&quot;; [.G71]));ISNUMBER(SEARCH(&quot;F&quot;; [.G71]))); &quot;TRUE&quot;; &quot;FALSE&quot;)" table:style-name="ce54">
            <text:p>TRUE</text:p>
          </table:table-cell>
          <table:table-cell table:number-columns-repeated="16375"/>
        </table:table-row>
        <table:table-row table:style-name="ro22" table:visibility="filter">
          <table:table-cell/>
          <table:table-cell office:value-type="float" office:value="700" table:style-name="ce48">
            <text:p>700</text:p>
          </table:table-cell>
          <table:table-cell office:value-type="string" table:style-name="ce64">
            <text:p>eFiling Review and Acceptance</text:p>
          </table:table-cell>
          <table:table-cell office:value-type="string" table:style-name="ce64">
            <text:p>Route to Jurisdiction / Court (/Type)</text:p>
          </table:table-cell>
          <table:table-cell office:value-type="string" table:style-name="ce64">
            <text:p>Ability to route filings to review queues at jurisdictions specified by Filer during eFiling Preparat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2]));ISNUMBER(SEARCH(&quot;C&quot;; [.G72]));ISNUMBER(SEARCH(&quot;3&quot;; [.G72]));ISNUMBER(SEARCH(&quot;F&quot;; [.G72]))); &quot;TRUE&quot;; &quot;FALSE&quot;)" table:style-name="ce54">
            <text:p>FALSE</text:p>
          </table:table-cell>
          <table:table-cell table:number-columns-repeated="16375"/>
        </table:table-row>
        <table:table-row table:style-name="ro23" table:visibility="filter">
          <table:table-cell/>
          <table:table-cell office:value-type="float" office:value="710" table:style-name="ce48">
            <text:p>71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Global Administrator and/or Jurisdiction Administrator to establish work queues based on one or more categories such as role (e.g., Managers, Clerk, Judicial Officers, external entity), case type (e.g., new cases, appeals, civil, criminal), filing type (e.g., motions, orders), agency / organization submitting the filing, filing status (e.g., error, activ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3]));ISNUMBER(SEARCH(&quot;C&quot;; [.G73]));ISNUMBER(SEARCH(&quot;3&quot;; [.G73]));ISNUMBER(SEARCH(&quot;F&quot;; [.G73]))); &quot;TRUE&quot;; &quot;FALSE&quot;)" table:style-name="ce54">
            <text:p>FALSE</text:p>
          </table:table-cell>
          <table:table-cell table:number-columns-repeated="16375"/>
        </table:table-row>
        <table:table-row table:style-name="ro22" table:visibility="filter">
          <table:table-cell/>
          <table:table-cell office:value-type="float" office:value="720" table:style-name="ce48">
            <text:p>72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assign specific staff to specific work queues<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4]));ISNUMBER(SEARCH(&quot;C&quot;; [.G74]));ISNUMBER(SEARCH(&quot;3&quot;; [.G74]));ISNUMBER(SEARCH(&quot;F&quot;; [.G74]))); &quot;TRUE&quot;; &quot;FALSE&quot;)" table:style-name="ce54">
            <text:p>FALSE</text:p>
          </table:table-cell>
          <table:table-cell table:number-columns-repeated="16375"/>
        </table:table-row>
        <table:table-row table:style-name="ro7" table:visibility="filter">
          <table:table-cell/>
          <table:table-cell office:value-type="float" office:value="730" table:style-name="ce48">
            <text:p>73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define business rules for each work queue (e.g., proposed orders go to Judicial Officer queue) which are used to automatically route filings</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75]));ISNUMBER(SEARCH(&quot;C&quot;; [.G75]));ISNUMBER(SEARCH(&quot;3&quot;; [.G75]));ISNUMBER(SEARCH(&quot;F&quot;; [.G75]))); &quot;TRUE&quot;; &quot;FALSE&quot;)" table:style-name="ce54">
            <text:p>FALSE</text:p>
          </table:table-cell>
          <table:table-cell table:number-columns-repeated="16375"/>
        </table:table-row>
        <table:table-row table:style-name="ro19" table:visibility="filter">
          <table:table-cell/>
          <table:table-cell office:value-type="float" office:value="740" table:style-name="ce48">
            <text:p>74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Global Administrator and/or Jurisdiction Administrator to configure work queues by User role (e.g., Clerk queues may be sorted by date from oldest to newest; Judicial Officer queues may be sorted by document typ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6]));ISNUMBER(SEARCH(&quot;C&quot;; [.G76]));ISNUMBER(SEARCH(&quot;3&quot;; [.G76]));ISNUMBER(SEARCH(&quot;F&quot;; [.G76]))); &quot;TRUE&quot;; &quot;FALSE&quot;)" table:style-name="ce54">
            <text:p>FALSE</text:p>
          </table:table-cell>
          <table:table-cell table:number-columns-repeated="16375"/>
        </table:table-row>
        <table:table-row table:style-name="ro19" table:visibility="filter">
          <table:table-cell/>
          <table:table-cell office:value-type="float" office:value="750" table:style-name="ce48">
            <text:p>75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configure their own work queues including designating fields which are displayed (e.g., date and time received, document type, document description, filing party, sort order)</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7]));ISNUMBER(SEARCH(&quot;C&quot;; [.G77]));ISNUMBER(SEARCH(&quot;3&quot;; [.G77]));ISNUMBER(SEARCH(&quot;F&quot;; [.G77]))); &quot;TRUE&quot;; &quot;FALSE&quot;)" table:style-name="ce54">
            <text:p>FALSE</text:p>
          </table:table-cell>
          <table:table-cell table:number-columns-repeated="16375"/>
        </table:table-row>
        <table:table-row table:style-name="ro7" table:visibility="filter">
          <table:table-cell/>
          <table:table-cell office:value-type="float" office:value="760" table:style-name="ce48">
            <text:p>76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n authorized User to modify work queues and save personal screen display settings (e.g., sort order for each column, column widths)<text:s/></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78]));ISNUMBER(SEARCH(&quot;C&quot;; [.G78]));ISNUMBER(SEARCH(&quot;3&quot;; [.G78]));ISNUMBER(SEARCH(&quot;F&quot;; [.G78]))); &quot;TRUE&quot;; &quot;FALSE&quot;)" table:style-name="ce54">
            <text:p>FALSE</text:p>
          </table:table-cell>
          <table:table-cell table:number-columns-repeated="16375"/>
        </table:table-row>
        <table:table-row table:style-name="ro22" table:visibility="filter">
          <table:table-cell/>
          <table:table-cell office:value-type="float" office:value="770" table:style-name="ce48">
            <text:p>77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define a set of parameters for a default queu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79]));ISNUMBER(SEARCH(&quot;C&quot;; [.G79]));ISNUMBER(SEARCH(&quot;3&quot;; [.G79]));ISNUMBER(SEARCH(&quot;F&quot;; [.G79]))); &quot;TRUE&quot;; &quot;FALSE&quot;)" table:style-name="ce54">
            <text:p>FALSE</text:p>
          </table:table-cell>
          <table:table-cell table:number-columns-repeated="16375"/>
        </table:table-row>
        <table:table-row table:style-name="ro19" table:visibility="filter">
          <table:table-cell/>
          <table:table-cell office:value-type="float" office:value="780" table:style-name="ce48">
            <text:p>78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to limit a Clerk's access to filings and/or work queues based on court, case type, and/or role (e.g., only Clerks authorized to process adoptions can access adoption filings in the queu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0]));ISNUMBER(SEARCH(&quot;C&quot;; [.G80]));ISNUMBER(SEARCH(&quot;3&quot;; [.G80]));ISNUMBER(SEARCH(&quot;F&quot;; [.G80]))); &quot;TRUE&quot;; &quot;FALSE&quot;)" table:style-name="ce54">
            <text:p>FALSE</text:p>
          </table:table-cell>
          <table:table-cell table:number-columns-repeated="16375"/>
        </table:table-row>
        <table:table-row table:style-name="ro22" table:visibility="filter">
          <table:table-cell/>
          <table:table-cell office:value-type="float" office:value="790" table:style-name="ce48">
            <text:p>79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supervising Clerk to give queue access to User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1]));ISNUMBER(SEARCH(&quot;C&quot;; [.G81]));ISNUMBER(SEARCH(&quot;3&quot;; [.G81]));ISNUMBER(SEARCH(&quot;F&quot;; [.G81]))); &quot;TRUE&quot;; &quot;FALSE&quot;)" table:style-name="ce54">
            <text:p>FALSE</text:p>
          </table:table-cell>
          <table:table-cell table:number-columns-repeated="16375"/>
        </table:table-row>
        <table:table-row table:style-name="ro19" table:visibility="filter">
          <table:table-cell/>
          <table:table-cell office:value-type="float" office:value="800" table:style-name="ce48">
            <text:p>80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assign a pre-determined priority by filing type (e.g., Writs of Apprehension for children in extreme danger; a motion filed before someone is released from jail, protection order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2]));ISNUMBER(SEARCH(&quot;C&quot;; [.G82]));ISNUMBER(SEARCH(&quot;3&quot;; [.G82]));ISNUMBER(SEARCH(&quot;F&quot;; [.G82]))); &quot;TRUE&quot;; &quot;FALSE&quot;)" table:style-name="ce54">
            <text:p>FALSE</text:p>
          </table:table-cell>
          <table:table-cell table:number-columns-repeated="16375"/>
        </table:table-row>
        <table:table-row table:style-name="ro22" table:visibility="filter">
          <table:table-cell/>
          <table:table-cell office:value-type="float" office:value="810" table:style-name="ce48">
            <text:p>81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prioritize document reviews based on a jurisdiction's routing rules (e.g. priority queu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3]));ISNUMBER(SEARCH(&quot;C&quot;; [.G83]));ISNUMBER(SEARCH(&quot;3&quot;; [.G83]));ISNUMBER(SEARCH(&quot;F&quot;; [.G83]))); &quot;TRUE&quot;; &quot;FALSE&quot;)" table:style-name="ce54">
            <text:p>FALSE</text:p>
          </table:table-cell>
          <table:table-cell table:number-columns-repeated="16375"/>
        </table:table-row>
        <table:table-row table:style-name="ro18" table:visibility="filter">
          <table:table-cell/>
          <table:table-cell office:value-type="float" office:value="820" table:style-name="ce48">
            <text:p>82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prioritize submissions based on multiple criteria (e.g., proposed orders at the top of the queue) with the ability to override the primary sequencing (e.g., high-priority documents are placed at the top of the queue in first-in order)</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4]));ISNUMBER(SEARCH(&quot;C&quot;; [.G84]));ISNUMBER(SEARCH(&quot;3&quot;; [.G84]));ISNUMBER(SEARCH(&quot;F&quot;; [.G84]))); &quot;TRUE&quot;; &quot;FALSE&quot;)" table:style-name="ce54">
            <text:p>FALSE</text:p>
          </table:table-cell>
          <table:table-cell table:number-columns-repeated="16375"/>
        </table:table-row>
        <table:table-row table:style-name="ro22" table:visibility="filter">
          <table:table-cell/>
          <table:table-cell office:value-type="float" office:value="830" table:style-name="ce48">
            <text:p>83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to automatically display the next filing in the work queue when the Clerk completes the processing of each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5]));ISNUMBER(SEARCH(&quot;C&quot;; [.G85]));ISNUMBER(SEARCH(&quot;3&quot;; [.G85]));ISNUMBER(SEARCH(&quot;F&quot;; [.G85]))); &quot;TRUE&quot;; &quot;FALSE&quot;)" table:style-name="ce54">
            <text:p>FALSE</text:p>
          </table:table-cell>
          <table:table-cell table:number-columns-repeated="16375"/>
        </table:table-row>
        <table:table-row table:style-name="ro22" table:visibility="filter">
          <table:table-cell/>
          <table:table-cell office:value-type="float" office:value="840" table:style-name="ce48">
            <text:p>84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select documents for review outside of the order presented in their respective queu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6]));ISNUMBER(SEARCH(&quot;C&quot;; [.G86]));ISNUMBER(SEARCH(&quot;3&quot;; [.G86]));ISNUMBER(SEARCH(&quot;F&quot;; [.G86]))); &quot;TRUE&quot;; &quot;FALSE&quot;)" table:style-name="ce54">
            <text:p>FALSE</text:p>
          </table:table-cell>
          <table:table-cell table:number-columns-repeated="16375"/>
        </table:table-row>
        <table:table-row table:style-name="ro22" table:visibility="filter">
          <table:table-cell/>
          <table:table-cell office:value-type="float" office:value="850" table:style-name="ce48">
            <text:p>85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have multiple documents open at the same time, including documents from different cas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7]));ISNUMBER(SEARCH(&quot;C&quot;; [.G87]));ISNUMBER(SEARCH(&quot;3&quot;; [.G87]));ISNUMBER(SEARCH(&quot;F&quot;; [.G87]))); &quot;TRUE&quot;; &quot;FALSE&quot;)" table:style-name="ce54">
            <text:p>FALSE</text:p>
          </table:table-cell>
          <table:table-cell table:number-columns-repeated="16375"/>
        </table:table-row>
        <table:table-row table:style-name="ro7" table:visibility="filter">
          <table:table-cell/>
          <table:table-cell office:value-type="float" office:value="860" table:style-name="ce48">
            <text:p>86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filter work queues (e.g., display filings from a particular organization or agency (e.g., Law Firms, Prosecutor’s Office, Friend of the Cour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88]));ISNUMBER(SEARCH(&quot;C&quot;; [.G88]));ISNUMBER(SEARCH(&quot;3&quot;; [.G88]));ISNUMBER(SEARCH(&quot;F&quot;; [.G88]))); &quot;TRUE&quot;; &quot;FALSE&quot;)" table:style-name="ce54">
            <text:p>FALSE</text:p>
          </table:table-cell>
          <table:table-cell table:number-columns-repeated="16375"/>
        </table:table-row>
        <table:table-row table:style-name="ro22">
          <table:table-cell/>
          <table:table-cell office:value-type="float" office:value="870" table:style-name="ce58">
            <text:p>870</text:p>
          </table:table-cell>
          <table:table-cell office:value-type="string" table:style-name="ce65">
            <text:p>eFiling Review and Acceptance</text:p>
          </table:table-cell>
          <table:table-cell office:value-type="string" table:style-name="ce65">
            <text:p>Queue for Review</text:p>
          </table:table-cell>
          <table:table-cell office:value-type="string" table:style-name="ce65">
            <text:p>Ability for a Clerk to move documents between review queues</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89]));ISNUMBER(SEARCH(&quot;C&quot;; [.G89]));ISNUMBER(SEARCH(&quot;3&quot;; [.G89]));ISNUMBER(SEARCH(&quot;F&quot;; [.G89]))); &quot;TRUE&quot;; &quot;FALSE&quot;)" table:style-name="ce54">
            <text:p>FALSE</text:p>
          </table:table-cell>
          <table:table-cell table:number-columns-repeated="16375"/>
        </table:table-row>
        <table:table-row table:style-name="ro22">
          <table:table-cell/>
          <table:table-cell office:value-type="float" office:value="880" table:style-name="ce58">
            <text:p>880</text:p>
          </table:table-cell>
          <table:table-cell office:value-type="string" table:style-name="ce65">
            <text:p>eFiling Review and Acceptance</text:p>
          </table:table-cell>
          <table:table-cell office:value-type="string" table:style-name="ce65">
            <text:p>Queue for Review</text:p>
          </table:table-cell>
          <table:table-cell office:value-type="string" table:style-name="ce65">
            <text:p>Ability for a Judicial Officer to remove a filing from their queue and return it to back to the queue at a specific dat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90]));ISNUMBER(SEARCH(&quot;C&quot;; [.G90]));ISNUMBER(SEARCH(&quot;3&quot;; [.G90]));ISNUMBER(SEARCH(&quot;F&quot;; [.G90]))); &quot;TRUE&quot;; &quot;FALSE&quot;)" table:style-name="ce54">
            <text:p>TRUE</text:p>
          </table:table-cell>
          <table:table-cell table:number-columns-repeated="16375"/>
        </table:table-row>
        <table:table-row table:style-name="ro22" table:visibility="filter">
          <table:table-cell/>
          <table:table-cell office:value-type="float" office:value="890" table:style-name="ce48">
            <text:p>89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Jurisdiction Administrator to identify specific firms and case types for auto-review<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91]));ISNUMBER(SEARCH(&quot;C&quot;; [.G91]));ISNUMBER(SEARCH(&quot;3&quot;; [.G91]));ISNUMBER(SEARCH(&quot;F&quot;; [.G91]))); &quot;TRUE&quot;; &quot;FALSE&quot;)" table:style-name="ce54">
            <text:p>FALSE</text:p>
          </table:table-cell>
          <table:table-cell table:number-columns-repeated="16375"/>
        </table:table-row>
        <table:table-row table:style-name="ro18" table:visibility="filter">
          <table:table-cell/>
          <table:table-cell office:value-type="float" office:value="900" table:style-name="ce48">
            <text:p>90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to place documents in a queue monitored by a Judicial Officer "on hold" (e.g., defer review and acceptance) for a defined period of time (e.g., 7 days, 21 days, indefinitely) with automatic return to their review queue when the period has expired or a subsequent action occurs</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92]));ISNUMBER(SEARCH(&quot;C&quot;; [.G92]));ISNUMBER(SEARCH(&quot;3&quot;; [.G92]));ISNUMBER(SEARCH(&quot;F&quot;; [.G92]))); &quot;TRUE&quot;; &quot;FALSE&quot;)" table:style-name="ce54">
            <text:p>FALSE</text:p>
          </table:table-cell>
          <table:table-cell table:number-columns-repeated="16375"/>
        </table:table-row>
        <table:table-row table:style-name="ro7" table:visibility="filter">
          <table:table-cell/>
          <table:table-cell office:value-type="float" office:value="910" table:style-name="ce48">
            <text:p>91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to designate if a document "on hold" should automatically return to a review queue if a subsequent filing action occurs on the same case</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93]));ISNUMBER(SEARCH(&quot;C&quot;; [.G93]));ISNUMBER(SEARCH(&quot;3&quot;; [.G93]));ISNUMBER(SEARCH(&quot;F&quot;; [.G93]))); &quot;TRUE&quot;; &quot;FALSE&quot;)" table:style-name="ce54">
            <text:p>FALSE</text:p>
          </table:table-cell>
          <table:table-cell table:number-columns-repeated="16375"/>
        </table:table-row>
        <table:table-row table:style-name="ro22" table:visibility="filter">
          <table:table-cell/>
          <table:table-cell office:value-type="float" office:value="920" table:style-name="ce48">
            <text:p>92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supervising Clerk to automatically balance workloads across assigned employees within a jurisdiction</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94]));ISNUMBER(SEARCH(&quot;C&quot;; [.G94]));ISNUMBER(SEARCH(&quot;3&quot;; [.G94]));ISNUMBER(SEARCH(&quot;F&quot;; [.G94]))); &quot;TRUE&quot;; &quot;FALSE&quot;)" table:style-name="ce54">
            <text:p>FALSE</text:p>
          </table:table-cell>
          <table:table-cell table:number-columns-repeated="16375"/>
        </table:table-row>
        <table:table-row table:style-name="ro18" table:visibility="filter">
          <table:table-cell/>
          <table:table-cell office:value-type="float" office:value="930" table:style-name="ce48">
            <text:p>930</text:p>
          </table:table-cell>
          <table:table-cell office:value-type="string" table:style-name="ce64">
            <text:p>eFiling Review and Acceptance</text:p>
          </table:table-cell>
          <table:table-cell office:value-type="string" table:style-name="ce64">
            <text:p>Queue for Review</text:p>
          </table:table-cell>
          <table:table-cell office:value-type="string" table:style-name="ce64">
            <text:p>Ability for a Clerk to set ticklers and reminders for action on documents (e.g., future action required based on a defined number of days, no action on a submission has been taken in a defined number of days), with an alert or notification issued when the timing criteria has been reached</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95]));ISNUMBER(SEARCH(&quot;C&quot;; [.G95]));ISNUMBER(SEARCH(&quot;3&quot;; [.G95]));ISNUMBER(SEARCH(&quot;F&quot;; [.G95]))); &quot;TRUE&quot;; &quot;FALSE&quot;)" table:style-name="ce54">
            <text:p>FALSE</text:p>
          </table:table-cell>
          <table:table-cell table:number-columns-repeated="16375"/>
        </table:table-row>
        <table:table-row table:style-name="ro22" table:visibility="filter">
          <table:table-cell/>
          <table:table-cell office:value-type="float" office:value="940" table:style-name="ce48">
            <text:p>94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process filings received by the EFM through the e-Filing service provider interface<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96]));ISNUMBER(SEARCH(&quot;C&quot;; [.G96]));ISNUMBER(SEARCH(&quot;3&quot;; [.G96]));ISNUMBER(SEARCH(&quot;F&quot;; [.G96]))); &quot;TRUE&quot;; &quot;FALSE&quot;)" table:style-name="ce54">
            <text:p>FALSE</text:p>
          </table:table-cell>
          <table:table-cell table:number-columns-repeated="16375"/>
        </table:table-row>
        <table:table-row table:style-name="ro22" table:visibility="filter">
          <table:table-cell/>
          <table:table-cell office:value-type="float" office:value="950" table:style-name="ce48">
            <text:p>95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to automatically populate fields (e.g., document description) in the Clerk review queue</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97]));ISNUMBER(SEARCH(&quot;C&quot;; [.G97]));ISNUMBER(SEARCH(&quot;3&quot;; [.G97]));ISNUMBER(SEARCH(&quot;F&quot;; [.G97]))); &quot;TRUE&quot;; &quot;FALSE&quot;)" table:style-name="ce54">
            <text:p>FALSE</text:p>
          </table:table-cell>
          <table:table-cell table:number-columns-repeated="16375"/>
        </table:table-row>
        <table:table-row table:style-name="ro22" table:visibility="filter">
          <table:table-cell/>
          <table:table-cell office:value-type="float" office:value="960" table:style-name="ce48">
            <text:p>96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easily view a Filer's contact information when reviewing documen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98]));ISNUMBER(SEARCH(&quot;C&quot;; [.G98]));ISNUMBER(SEARCH(&quot;3&quot;; [.G98]));ISNUMBER(SEARCH(&quot;F&quot;; [.G98]))); &quot;TRUE&quot;; &quot;FALSE&quot;)" table:style-name="ce54">
            <text:p>FALSE</text:p>
          </table:table-cell>
          <table:table-cell table:number-columns-repeated="16375"/>
        </table:table-row>
        <table:table-row table:style-name="ro19" table:visibility="filter">
          <table:table-cell/>
          <table:table-cell office:value-type="float" office:value="970" table:style-name="ce48">
            <text:p>97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be prevented from processing a filing if another Clerk is already processing that same filing (e.g., "lock" documents to avoid edit conflicts during concurrent reviews and/or edit session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99]));ISNUMBER(SEARCH(&quot;C&quot;; [.G99]));ISNUMBER(SEARCH(&quot;3&quot;; [.G99]));ISNUMBER(SEARCH(&quot;F&quot;; [.G99]))); &quot;TRUE&quot;; &quot;FALSE&quot;)" table:style-name="ce54">
            <text:p>FALSE</text:p>
          </table:table-cell>
          <table:table-cell table:number-columns-repeated="16375"/>
        </table:table-row>
        <table:table-row table:style-name="ro7" table:visibility="filter">
          <table:table-cell/>
          <table:table-cell office:value-type="float" office:value="980" table:style-name="ce48">
            <text:p>98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to display a notification to a Clerk if they are attempting to access a document that is already being processed, including who it is being processed by</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00]));ISNUMBER(SEARCH(&quot;C&quot;; [.G100]));ISNUMBER(SEARCH(&quot;3&quot;; [.G100]));ISNUMBER(SEARCH(&quot;F&quot;; [.G100]))); &quot;TRUE&quot;; &quot;FALSE&quot;)" table:style-name="ce54">
            <text:p>FALSE</text:p>
          </table:table-cell>
          <table:table-cell table:number-columns-repeated="16375"/>
        </table:table-row>
        <table:table-row table:style-name="ro22" table:visibility="filter">
          <table:table-cell/>
          <table:table-cell office:value-type="float" office:value="990" table:style-name="ce48">
            <text:p>99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50">
            <text:p>Ability to notify a Clerk when a filing that does not meet pre-defined completion criteria upon submittal</text:p>
          </table:table-cell>
          <table:table-cell office:value-type="string" table:style-name="ce68">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01]));ISNUMBER(SEARCH(&quot;C&quot;; [.G101]));ISNUMBER(SEARCH(&quot;3&quot;; [.G101]));ISNUMBER(SEARCH(&quot;F&quot;; [.G101]))); &quot;TRUE&quot;; &quot;FALSE&quot;)" table:style-name="ce54">
            <text:p>FALSE</text:p>
          </table:table-cell>
          <table:table-cell table:number-columns-repeated="16375"/>
        </table:table-row>
        <table:table-row table:style-name="ro7" table:visibility="filter">
          <table:table-cell/>
          <table:table-cell office:value-type="float" office:value="1000" table:style-name="ce48">
            <text:p>100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Jurisdiction Administrator to terminate document 'locks' (e.g., if a User neglects to 'unlock' a document for an extended period of tim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02]));ISNUMBER(SEARCH(&quot;C&quot;; [.G102]));ISNUMBER(SEARCH(&quot;3&quot;; [.G102]));ISNUMBER(SEARCH(&quot;F&quot;; [.G102]))); &quot;TRUE&quot;; &quot;FALSE&quot;)" table:style-name="ce54">
            <text:p>FALSE</text:p>
          </table:table-cell>
          <table:table-cell table:number-columns-repeated="16375"/>
        </table:table-row>
        <table:table-row table:style-name="ro22" table:visibility="filter">
          <table:table-cell/>
          <table:table-cell office:value-type="float" office:value="1010" table:style-name="ce48">
            <text:p>101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re-categorize an inaccurately categorized document and/or filing type prior to acceptanc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03]));ISNUMBER(SEARCH(&quot;C&quot;; [.G103]));ISNUMBER(SEARCH(&quot;3&quot;; [.G103]));ISNUMBER(SEARCH(&quot;F&quot;; [.G103]))); &quot;TRUE&quot;; &quot;FALSE&quot;)" table:style-name="ce54">
            <text:p>FALSE</text:p>
          </table:table-cell>
          <table:table-cell table:number-columns-repeated="16375"/>
        </table:table-row>
        <table:table-row table:style-name="ro7">
          <table:table-cell/>
          <table:table-cell office:value-type="float" office:value="1020" table:style-name="ce58">
            <text:p>1020</text:p>
          </table:table-cell>
          <table:table-cell office:value-type="string" table:style-name="ce65">
            <text:p>eFiling Review and Acceptance</text:p>
          </table:table-cell>
          <table:table-cell office:value-type="string" table:style-name="ce65">
            <text:p>Review Filing</text:p>
          </table:table-cell>
          <table:table-cell office:value-type="string" table:style-name="ce65">
            <text:p>Ability for a Clerk to send notes or comments to a Filer prior to accepting or rejecting a filing (e.g., for clarification purposes, to request a Filer take additional action)<text:s/></text:p>
          </table:table-cell>
          <table:table-cell office:value-type="string" table:style-name="ce66">
            <text:p>Medium</text:p>
          </table:table-cell>
          <table:table-cell office:value-type="string" table:content-validation-name="val1" table:style-name="ce61">
            <text:p>O (OOTB)</text:p>
          </table:table-cell>
          <table:table-cell table:style-name="ce83"/>
          <table:table-cell office:value-type="string" office:string-value="FALSE" table:formula="of:=IF(OR(ISNUMBER(SEARCH(&quot;G&quot;; [.G104]));ISNUMBER(SEARCH(&quot;C&quot;; [.G104]));ISNUMBER(SEARCH(&quot;3&quot;; [.G104]));ISNUMBER(SEARCH(&quot;F&quot;; [.G104]))); &quot;TRUE&quot;; &quot;FALSE&quot;)" table:style-name="ce54">
            <text:p>FALSE</text:p>
          </table:table-cell>
          <table:table-cell table:number-columns-repeated="16375"/>
        </table:table-row>
        <table:table-row table:style-name="ro20" table:visibility="filter">
          <table:table-cell/>
          <table:table-cell office:value-type="float" office:value="1030" table:style-name="ce48">
            <text:p>103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edit document metadata (e.g., minor corrections such as incorrect form or court, filing code) during the Clerk review process prior to acceptance, with any changes being logged/audited. Note: The Clerk should not be allowed to edit the document itself. In that case, it should be returned for correction.<tex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05]));ISNUMBER(SEARCH(&quot;C&quot;; [.G105]));ISNUMBER(SEARCH(&quot;3&quot;; [.G105]));ISNUMBER(SEARCH(&quot;F&quot;; [.G105]))); &quot;TRUE&quot;; &quot;FALSE&quot;)" table:style-name="ce54">
            <text:p>FALSE</text:p>
          </table:table-cell>
          <table:table-cell table:number-columns-repeated="16375"/>
        </table:table-row>
        <table:table-row table:style-name="ro22">
          <table:table-cell/>
          <table:table-cell office:value-type="float" office:value="1040" table:style-name="ce58">
            <text:p>1040</text:p>
          </table:table-cell>
          <table:table-cell office:value-type="string" table:style-name="ce65">
            <text:p>eFiling Review and Acceptance</text:p>
          </table:table-cell>
          <table:table-cell office:value-type="string" table:style-name="ce65">
            <text:p>Review Filing</text:p>
          </table:table-cell>
          <table:table-cell office:value-type="string" table:style-name="ce65">
            <text:p>Ability for a Clerk to merge multiple files if the document had been split into multiple files for submission purposes</text:p>
          </table:table-cell>
          <table:table-cell office:value-type="string" table:style-name="ce66">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06]));ISNUMBER(SEARCH(&quot;C&quot;; [.G106]));ISNUMBER(SEARCH(&quot;3&quot;; [.G106]));ISNUMBER(SEARCH(&quot;F&quot;; [.G106]))); &quot;TRUE&quot;; &quot;FALSE&quot;)" table:style-name="ce54">
            <text:p>TRUE</text:p>
          </table:table-cell>
          <table:table-cell table:number-columns-repeated="16375"/>
        </table:table-row>
        <table:table-row table:style-name="ro7">
          <table:table-cell/>
          <table:table-cell office:value-type="float" office:value="1050" table:style-name="ce58">
            <text:p>1050</text:p>
          </table:table-cell>
          <table:table-cell office:value-type="string" table:style-name="ce65">
            <text:p>eFiling Review and Acceptance</text:p>
          </table:table-cell>
          <table:table-cell office:value-type="string" table:style-name="ce65">
            <text:p>Review Filing</text:p>
          </table:table-cell>
          <table:table-cell office:value-type="string" table:style-name="ce65">
            <text:p>Ability for a Clerk to split one document into multiple documents (e.g., to split a single PDF containing multiple filings into separate documents)<text:s/></text:p>
          </table:table-cell>
          <table:table-cell office:value-type="string" table:style-name="ce66">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07]));ISNUMBER(SEARCH(&quot;C&quot;; [.G107]));ISNUMBER(SEARCH(&quot;3&quot;; [.G107]));ISNUMBER(SEARCH(&quot;F&quot;; [.G107]))); &quot;TRUE&quot;; &quot;FALSE&quot;)" table:style-name="ce54">
            <text:p>TRUE</text:p>
          </table:table-cell>
          <table:table-cell table:number-columns-repeated="16375"/>
        </table:table-row>
        <table:table-row table:style-name="ro7">
          <table:table-cell/>
          <table:table-cell office:value-type="float" office:value="1060" table:style-name="ce58">
            <text:p>1060</text:p>
          </table:table-cell>
          <table:table-cell office:value-type="string" table:style-name="ce65">
            <text:p>eFiling Review and Acceptance</text:p>
          </table:table-cell>
          <table:table-cell office:value-type="string" table:style-name="ce65">
            <text:p>Review Filing</text:p>
          </table:table-cell>
          <table:table-cell office:value-type="string" table:style-name="ce65">
            <text:p>Ability for a Clerk to rotate documents during review and to save the document's rotation state at acceptance with file stamps positioned appropriately to the rotated document</text:p>
          </table:table-cell>
          <table:table-cell office:value-type="string" table:style-name="ce66">
            <text:p>Medium</text:p>
          </table:table-cell>
          <table:table-cell office:value-type="string" table:content-validation-name="val1" table:style-name="ce61">
            <text:p>O (OOTB)</text:p>
          </table:table-cell>
          <table:table-cell table:style-name="ce83"/>
          <table:table-cell office:value-type="string" office:string-value="FALSE" table:formula="of:=IF(OR(ISNUMBER(SEARCH(&quot;G&quot;; [.G108]));ISNUMBER(SEARCH(&quot;C&quot;; [.G108]));ISNUMBER(SEARCH(&quot;3&quot;; [.G108]));ISNUMBER(SEARCH(&quot;F&quot;; [.G108]))); &quot;TRUE&quot;; &quot;FALSE&quot;)" table:style-name="ce54">
            <text:p>FALSE</text:p>
          </table:table-cell>
          <table:table-cell table:number-columns-repeated="16375"/>
        </table:table-row>
        <table:table-row table:style-name="ro22" table:visibility="filter">
          <table:table-cell/>
          <table:table-cell office:value-type="float" office:value="1070" table:style-name="ce48">
            <text:p>107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50">
            <text:p>Ability for a Clerk who processed the filing to include additional notes in the notification</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09]));ISNUMBER(SEARCH(&quot;C&quot;; [.G109]));ISNUMBER(SEARCH(&quot;3&quot;; [.G109]));ISNUMBER(SEARCH(&quot;F&quot;; [.G109]))); &quot;TRUE&quot;; &quot;FALSE&quot;)" table:style-name="ce54">
            <text:p>FALSE</text:p>
          </table:table-cell>
          <table:table-cell table:number-columns-repeated="16375"/>
        </table:table-row>
        <table:table-row table:style-name="ro22" table:visibility="filter">
          <table:table-cell/>
          <table:table-cell office:value-type="float" office:value="1080" table:style-name="ce48">
            <text:p>1080</text:p>
          </table:table-cell>
          <table:table-cell office:value-type="string" table:style-name="ce64">
            <text:p>eFiling Review and Acceptance</text:p>
          </table:table-cell>
          <table:table-cell office:value-type="string" table:style-name="ce64">
            <text:p>Review Filing</text:p>
          </table:table-cell>
          <table:table-cell office:value-type="string" table:style-name="ce64">
            <text:p>Ability for a Clerk to specify the Judicial Officers associated with a filing if not previously identifie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0]));ISNUMBER(SEARCH(&quot;C&quot;; [.G110]));ISNUMBER(SEARCH(&quot;3&quot;; [.G110]));ISNUMBER(SEARCH(&quot;F&quot;; [.G110]))); &quot;TRUE&quot;; &quot;FALSE&quot;)" table:style-name="ce54">
            <text:p>FALSE</text:p>
          </table:table-cell>
          <table:table-cell table:number-columns-repeated="16375"/>
        </table:table-row>
        <table:table-row table:style-name="ro22" table:visibility="filter">
          <table:table-cell/>
          <table:table-cell office:value-type="float" office:value="1090" table:style-name="ce48">
            <text:p>109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64">
            <text:p>Ability for a Clerk to accept a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1]));ISNUMBER(SEARCH(&quot;C&quot;; [.G111]));ISNUMBER(SEARCH(&quot;3&quot;; [.G111]));ISNUMBER(SEARCH(&quot;F&quot;; [.G111]))); &quot;TRUE&quot;; &quot;FALSE&quot;)" table:style-name="ce54">
            <text:p>FALSE</text:p>
          </table:table-cell>
          <table:table-cell table:number-columns-repeated="16375"/>
        </table:table-row>
        <table:table-row table:style-name="ro22" table:visibility="filter">
          <table:table-cell/>
          <table:table-cell office:value-type="float" office:value="1100" table:style-name="ce48">
            <text:p>110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64">
            <text:p>Ability for a Clerk to accept or return for correction at either the envelope, lead document, and/or individual documen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2]));ISNUMBER(SEARCH(&quot;C&quot;; [.G112]));ISNUMBER(SEARCH(&quot;3&quot;; [.G112]));ISNUMBER(SEARCH(&quot;F&quot;; [.G112]))); &quot;TRUE&quot;; &quot;FALSE&quot;)" table:style-name="ce54">
            <text:p>FALSE</text:p>
          </table:table-cell>
          <table:table-cell table:number-columns-repeated="16375"/>
        </table:table-row>
        <table:table-row table:style-name="ro22">
          <table:table-cell/>
          <table:table-cell office:value-type="float" office:value="1110" table:style-name="ce58">
            <text:p>1110</text:p>
          </table:table-cell>
          <table:table-cell office:value-type="string" table:style-name="ce65">
            <text:p>eFiling Review and Acceptance</text:p>
          </table:table-cell>
          <table:table-cell office:value-type="string" table:style-name="ce65">
            <text:p>Accept Filing</text:p>
          </table:table-cell>
          <table:table-cell office:value-type="string" table:style-name="ce65">
            <text:p>Ability for a Clerk to accept individual documents in a filing without processing all documents in that filing</text:p>
          </table:table-cell>
          <table:table-cell office:value-type="string" table:style-name="ce66">
            <text:p>Medium</text:p>
          </table:table-cell>
          <table:table-cell office:value-type="string" table:content-validation-name="val1" table:style-name="ce61">
            <text:p>O (OOTB)</text:p>
          </table:table-cell>
          <table:table-cell table:style-name="ce83"/>
          <table:table-cell office:value-type="string" office:string-value="FALSE" table:formula="of:=IF(OR(ISNUMBER(SEARCH(&quot;G&quot;; [.G113]));ISNUMBER(SEARCH(&quot;C&quot;; [.G113]));ISNUMBER(SEARCH(&quot;3&quot;; [.G113]));ISNUMBER(SEARCH(&quot;F&quot;; [.G113]))); &quot;TRUE&quot;; &quot;FALSE&quot;)" table:style-name="ce54">
            <text:p>FALSE</text:p>
          </table:table-cell>
          <table:table-cell table:number-columns-repeated="16375"/>
        </table:table-row>
        <table:table-row table:style-name="ro18" table:visibility="filter">
          <table:table-cell/>
          <table:table-cell office:value-type="float" office:value="1120" table:style-name="ce48">
            <text:p>112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64">
            <text:p>Ability for a Global Administrator to define a period of time (e.g., based on JCIT technology standard of 30 days) after a designated event or case status (e.g., the filing has been accepted, case closure) that a Filer can access stamped copies of documents filed on their cas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4]));ISNUMBER(SEARCH(&quot;C&quot;; [.G114]));ISNUMBER(SEARCH(&quot;3&quot;; [.G114]));ISNUMBER(SEARCH(&quot;F&quot;; [.G114]))); &quot;TRUE&quot;; &quot;FALSE&quot;)" table:style-name="ce54">
            <text:p>FALSE</text:p>
          </table:table-cell>
          <table:table-cell table:number-columns-repeated="16375"/>
        </table:table-row>
        <table:table-row table:style-name="ro7" table:visibility="filter">
          <table:table-cell/>
          <table:table-cell office:value-type="float" office:value="1130" table:style-name="ce48">
            <text:p>1130</text:p>
          </table:table-cell>
          <table:table-cell office:value-type="string" table:style-name="ce50">
            <text:p>eFiling Review and Acceptance</text:p>
          </table:table-cell>
          <table:table-cell office:value-type="string" table:style-name="ce50">
            <text:p>Accept Filing</text:p>
          </table:table-cell>
          <table:table-cell office:value-type="string" table:style-name="ce50">
            <text:p>Ability for a Clerk to perform automated Solution-functions (e.g., document stamping, service) for each individual filing within a bulk filing as each filed document is processed / approve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5]));ISNUMBER(SEARCH(&quot;C&quot;; [.G115]));ISNUMBER(SEARCH(&quot;3&quot;; [.G115]));ISNUMBER(SEARCH(&quot;F&quot;; [.G115]))); &quot;TRUE&quot;; &quot;FALSE&quot;)" table:style-name="ce54">
            <text:p>FALSE</text:p>
          </table:table-cell>
          <table:table-cell table:number-columns-repeated="16375"/>
        </table:table-row>
        <table:table-row table:style-name="ro18" table:visibility="filter">
          <table:table-cell/>
          <table:table-cell office:value-type="float" office:value="1140" table:style-name="ce48">
            <text:p>1140</text:p>
          </table:table-cell>
          <table:table-cell office:value-type="string" table:style-name="ce50">
            <text:p>eFiling Review and Acceptance</text:p>
          </table:table-cell>
          <table:table-cell office:value-type="string" table:style-name="ce50">
            <text:p>Accept Filing</text:p>
          </table:table-cell>
          <table:table-cell office:value-type="string" table:style-name="ce50">
            <text:p>Ability for a Global Administrator to configure the information (e.g., case number, a link to the filed document(s), list of those who received notice of the filing, issue and expiration date for garnishments) in an acceptance confirmation notification</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6]));ISNUMBER(SEARCH(&quot;C&quot;; [.G116]));ISNUMBER(SEARCH(&quot;3&quot;; [.G116]));ISNUMBER(SEARCH(&quot;F&quot;; [.G116]))); &quot;TRUE&quot;; &quot;FALSE&quot;)" table:style-name="ce54">
            <text:p>FALSE</text:p>
          </table:table-cell>
          <table:table-cell table:number-columns-repeated="16375"/>
        </table:table-row>
        <table:table-row table:style-name="ro19" table:visibility="filter">
          <table:table-cell/>
          <table:table-cell office:value-type="float" office:value="1150" table:style-name="ce48">
            <text:p>1150</text:p>
          </table:table-cell>
          <table:table-cell office:value-type="string" table:style-name="ce50">
            <text:p>eFiling Review and Acceptance</text:p>
          </table:table-cell>
          <table:table-cell office:value-type="string" table:style-name="ce50">
            <text:p>Accept Filing</text:p>
          </table:table-cell>
          <table:table-cell office:value-type="string" table:style-name="ce50">
            <text:p>Ability for a Filer to receive a single notice after all documents in a bulk filing are processed, listing all cases (and documents for each case) separately, including the status of each document</text:p>
          </table:table-cell>
          <table:table-cell office:value-type="string" table:style-name="ce68">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117]));ISNUMBER(SEARCH(&quot;C&quot;; [.G117]));ISNUMBER(SEARCH(&quot;3&quot;; [.G117]));ISNUMBER(SEARCH(&quot;F&quot;; [.G117]))); &quot;TRUE&quot;; &quot;FALSE&quot;)" table:style-name="ce54">
            <text:p>FALSE</text:p>
          </table:table-cell>
          <table:table-cell table:number-columns-repeated="16375"/>
        </table:table-row>
        <table:table-row table:style-name="ro7" table:visibility="filter">
          <table:table-cell/>
          <table:table-cell office:value-type="float" office:value="1160" table:style-name="ce48">
            <text:p>1160</text:p>
          </table:table-cell>
          <table:table-cell office:value-type="string" table:style-name="ce50">
            <text:p>eFiling Review and Acceptance</text:p>
          </table:table-cell>
          <table:table-cell office:value-type="string" table:style-name="ce50">
            <text:p>Accept Filing</text:p>
          </table:table-cell>
          <table:table-cell office:value-type="string" table:style-name="ce50">
            <text:p>Ability for a Jurisdiction Administrator to designate filings which are automatically accepted based on jurisdiction-defined criteria (e.g., proof of service filings on document served electronically)</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18]));ISNUMBER(SEARCH(&quot;C&quot;; [.G118]));ISNUMBER(SEARCH(&quot;3&quot;; [.G118]));ISNUMBER(SEARCH(&quot;F&quot;; [.G118]))); &quot;TRUE&quot;; &quot;FALSE&quot;)" table:style-name="ce54">
            <text:p>FALSE</text:p>
          </table:table-cell>
          <table:table-cell table:number-columns-repeated="16375"/>
        </table:table-row>
        <table:table-row table:style-name="ro7" table:visibility="filter">
          <table:table-cell/>
          <table:table-cell office:value-type="float" office:value="1170" table:style-name="ce48">
            <text:p>117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50">
            <text:p>Ability for a Clerk to accept designated documents which do not become part of the case record (e.g., an inventory for a decedent's estate)</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119]));ISNUMBER(SEARCH(&quot;C&quot;; [.G119]));ISNUMBER(SEARCH(&quot;3&quot;; [.G119]));ISNUMBER(SEARCH(&quot;F&quot;; [.G119]))); &quot;TRUE&quot;; &quot;FALSE&quot;)" table:style-name="ce54">
            <text:p>FALSE</text:p>
          </table:table-cell>
          <table:table-cell table:number-columns-repeated="16375"/>
        </table:table-row>
        <table:table-row table:style-name="ro22" table:visibility="filter">
          <table:table-cell/>
          <table:table-cell office:value-type="float" office:value="1180" table:style-name="ce48">
            <text:p>118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50">
            <text:p>Ability for the EFM to automatically notify designated Users when certain documents have been filed</text:p>
          </table:table-cell>
          <table:table-cell office:value-type="string" table:style-name="ce68">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20]));ISNUMBER(SEARCH(&quot;C&quot;; [.G120]));ISNUMBER(SEARCH(&quot;3&quot;; [.G120]));ISNUMBER(SEARCH(&quot;F&quot;; [.G120]))); &quot;TRUE&quot;; &quot;FALSE&quot;)" table:style-name="ce54">
            <text:p>FALSE</text:p>
          </table:table-cell>
          <table:table-cell table:number-columns-repeated="16375"/>
        </table:table-row>
        <table:table-row table:style-name="ro7" table:visibility="filter">
          <table:table-cell/>
          <table:table-cell office:value-type="float" office:value="1190" table:style-name="ce48">
            <text:p>1190</text:p>
          </table:table-cell>
          <table:table-cell office:value-type="string" table:style-name="ce64">
            <text:p>eFiling Review and Acceptance</text:p>
          </table:table-cell>
          <table:table-cell office:value-type="string" table:style-name="ce64">
            <text:p>Accept Filing</text:p>
          </table:table-cell>
          <table:table-cell office:value-type="string" table:style-name="ce64">
            <text:p>Ability for all parties to automatically receive an electronic copy of the filed document after the document has been accepted in the court's local case management Solution<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1]));ISNUMBER(SEARCH(&quot;C&quot;; [.G121]));ISNUMBER(SEARCH(&quot;3&quot;; [.G121]));ISNUMBER(SEARCH(&quot;F&quot;; [.G121]))); &quot;TRUE&quot;; &quot;FALSE&quot;)" table:style-name="ce54">
            <text:p>FALSE</text:p>
          </table:table-cell>
          <table:table-cell table:number-columns-repeated="16375"/>
        </table:table-row>
        <table:table-row table:style-name="ro7">
          <table:table-cell/>
          <table:table-cell office:value-type="float" office:value="1200" table:style-name="ce58">
            <text:p>1200</text:p>
          </table:table-cell>
          <table:table-cell office:value-type="string" table:style-name="ce65">
            <text:p>eFiling Review and Acceptance</text:p>
          </table:table-cell>
          <table:table-cell office:value-type="string" table:style-name="ce65">
            <text:p>Accept Filing</text:p>
          </table:table-cell>
          <table:table-cell office:value-type="string" table:style-name="ce65">
            <text:p>Ability for a Clerk the ability to recover and resubmit an accepted filing for which the CMS update transaction was not successful.<text:s/><text:span text:style-name="T5">Describe how this requirement would be met.</text:span></text:p>
          </table:table-cell>
          <table:table-cell office:value-type="string" table:style-name="ce66">
            <text:p>Medium</text:p>
          </table:table-cell>
          <table:table-cell office:value-type="string" table:content-validation-name="val1" table:style-name="ce61">
            <text:p>O (OOTB)</text:p>
          </table:table-cell>
          <table:table-cell table:style-name="ce83"/>
          <table:table-cell office:value-type="string" office:string-value="FALSE" table:formula="of:=IF(OR(ISNUMBER(SEARCH(&quot;G&quot;; [.G122]));ISNUMBER(SEARCH(&quot;C&quot;; [.G122]));ISNUMBER(SEARCH(&quot;3&quot;; [.G122]));ISNUMBER(SEARCH(&quot;F&quot;; [.G122]))); &quot;TRUE&quot;; &quot;FALSE&quot;)" table:style-name="ce54">
            <text:p>FALSE</text:p>
          </table:table-cell>
          <table:table-cell table:number-columns-repeated="16375"/>
        </table:table-row>
        <table:table-row table:style-name="ro22" table:visibility="filter">
          <table:table-cell/>
          <table:table-cell office:value-type="float" office:value="1210" table:style-name="ce48">
            <text:p>121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64">
            <text:p>Ability for a Clerk to reject a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3]));ISNUMBER(SEARCH(&quot;C&quot;; [.G123]));ISNUMBER(SEARCH(&quot;3&quot;; [.G123]));ISNUMBER(SEARCH(&quot;F&quot;; [.G123]))); &quot;TRUE&quot;; &quot;FALSE&quot;)" table:style-name="ce54">
            <text:p>FALSE</text:p>
          </table:table-cell>
          <table:table-cell table:number-columns-repeated="16375"/>
        </table:table-row>
        <table:table-row table:style-name="ro22" table:visibility="filter">
          <table:table-cell/>
          <table:table-cell office:value-type="float" office:value="1220" table:style-name="ce48">
            <text:p>122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50">
            <text:p>Ability for a Clerk who processed a filing submission to include additional notes in a rejection notification (e.g., rejection reason)</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4]));ISNUMBER(SEARCH(&quot;C&quot;; [.G124]));ISNUMBER(SEARCH(&quot;3&quot;; [.G124]));ISNUMBER(SEARCH(&quot;F&quot;; [.G124]))); &quot;TRUE&quot;; &quot;FALSE&quot;)" table:style-name="ce54">
            <text:p>FALSE</text:p>
          </table:table-cell>
          <table:table-cell table:number-columns-repeated="16375"/>
        </table:table-row>
        <table:table-row table:style-name="ro22">
          <table:table-cell/>
          <table:table-cell office:value-type="float" office:value="1230" table:style-name="ce58">
            <text:p>1230</text:p>
          </table:table-cell>
          <table:table-cell office:value-type="string" table:style-name="ce65">
            <text:p>eFiling Review and Acceptance</text:p>
          </table:table-cell>
          <table:table-cell office:value-type="string" table:style-name="ce65">
            <text:p>Reject Filing</text:p>
          </table:table-cell>
          <table:table-cell office:value-type="string" table:style-name="ce65">
            <text:p>Ability for a Clerk to reject individual documents in a filing without processing all documents in that filing</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25]));ISNUMBER(SEARCH(&quot;C&quot;; [.G125]));ISNUMBER(SEARCH(&quot;3&quot;; [.G125]));ISNUMBER(SEARCH(&quot;F&quot;; [.G125]))); &quot;TRUE&quot;; &quot;FALSE&quot;)" table:style-name="ce54">
            <text:p>FALSE</text:p>
          </table:table-cell>
          <table:table-cell table:number-columns-repeated="16375"/>
        </table:table-row>
        <table:table-row table:style-name="ro7" table:visibility="filter">
          <table:table-cell/>
          <table:table-cell office:value-type="float" office:value="1240" table:style-name="ce48">
            <text:p>124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64">
            <text:p>Ability for a Global Administrator to pre-define a set of standard rejection reasons (e.g., missing signature) for use by all jurisdictions to <text:s/>include in a notification back to Filer<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6]));ISNUMBER(SEARCH(&quot;C&quot;; [.G126]));ISNUMBER(SEARCH(&quot;3&quot;; [.G126]));ISNUMBER(SEARCH(&quot;F&quot;; [.G126]))); &quot;TRUE&quot;; &quot;FALSE&quot;)" table:style-name="ce54">
            <text:p>FALSE</text:p>
          </table:table-cell>
          <table:table-cell table:number-columns-repeated="16375"/>
        </table:table-row>
        <table:table-row table:style-name="ro7" table:visibility="filter">
          <table:table-cell/>
          <table:table-cell office:value-type="float" office:value="1250" table:style-name="ce48">
            <text:p>125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64">
            <text:p>Ability for a Jurisdiction Administrator to associate a standard rejection reason (with a link to online documentation of the relevant court rule) to a court rul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7]));ISNUMBER(SEARCH(&quot;C&quot;; [.G127]));ISNUMBER(SEARCH(&quot;3&quot;; [.G127]));ISNUMBER(SEARCH(&quot;F&quot;; [.G127]))); &quot;TRUE&quot;; &quot;FALSE&quot;)" table:style-name="ce54">
            <text:p>FALSE</text:p>
          </table:table-cell>
          <table:table-cell table:number-columns-repeated="16375"/>
        </table:table-row>
        <table:table-row table:style-name="ro22" table:visibility="filter">
          <table:table-cell/>
          <table:table-cell office:value-type="float" office:value="1260" table:style-name="ce48">
            <text:p>126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64">
            <text:p>Ability for a Clerk to reject multiple proposed motions at one time (e.g., if one Attorney takes over another case loa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8]));ISNUMBER(SEARCH(&quot;C&quot;; [.G128]));ISNUMBER(SEARCH(&quot;3&quot;; [.G128]));ISNUMBER(SEARCH(&quot;F&quot;; [.G128]))); &quot;TRUE&quot;; &quot;FALSE&quot;)" table:style-name="ce54">
            <text:p>FALSE</text:p>
          </table:table-cell>
          <table:table-cell table:number-columns-repeated="16375"/>
        </table:table-row>
        <table:table-row table:style-name="ro19" table:visibility="filter">
          <table:table-cell/>
          <table:table-cell office:value-type="float" office:value="1270" table:style-name="ce48">
            <text:p>1270</text:p>
          </table:table-cell>
          <table:table-cell office:value-type="string" table:style-name="ce64">
            <text:p>eFiling Review and Acceptance</text:p>
          </table:table-cell>
          <table:table-cell office:value-type="string" table:style-name="ce64">
            <text:p>Reject Filing</text:p>
          </table:table-cell>
          <table:table-cell office:value-type="string" table:style-name="ce64">
            <text:p>Ability for a Clerk to prevent acceptance of re-categorized documents if the filing fee for the new document is higher than the filing fee paid for the document as originally categorized and until the additional fee is submitte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29]));ISNUMBER(SEARCH(&quot;C&quot;; [.G129]));ISNUMBER(SEARCH(&quot;3&quot;; [.G129]));ISNUMBER(SEARCH(&quot;F&quot;; [.G129]))); &quot;TRUE&quot;; &quot;FALSE&quot;)" table:style-name="ce54">
            <text:p>FALSE</text:p>
          </table:table-cell>
          <table:table-cell table:number-columns-repeated="16375"/>
        </table:table-row>
        <table:table-row table:style-name="ro22" table:visibility="filter">
          <table:table-cell/>
          <table:table-cell office:value-type="float" office:value="1280" table:style-name="ce48">
            <text:p>1280</text:p>
          </table:table-cell>
          <table:table-cell office:value-type="string" table:style-name="ce64">
            <text:p>eFiling Review and Acceptance</text:p>
          </table:table-cell>
          <table:table-cell office:value-type="string" table:style-name="ce64">
            <text:p>Return Filing for Correction</text:p>
          </table:table-cell>
          <table:table-cell office:value-type="string" table:style-name="ce64">
            <text:p>Ability for a Clerk to return a filing for correction to the Filer<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0]));ISNUMBER(SEARCH(&quot;C&quot;; [.G130]));ISNUMBER(SEARCH(&quot;3&quot;; [.G130]));ISNUMBER(SEARCH(&quot;F&quot;; [.G130]))); &quot;TRUE&quot;; &quot;FALSE&quot;)" table:style-name="ce54">
            <text:p>FALSE</text:p>
          </table:table-cell>
          <table:table-cell table:number-columns-repeated="16375"/>
        </table:table-row>
        <table:table-row table:style-name="ro7" table:visibility="filter">
          <table:table-cell/>
          <table:table-cell office:value-type="float" office:value="1290" table:style-name="ce48">
            <text:p>1290</text:p>
          </table:table-cell>
          <table:table-cell office:value-type="string" table:style-name="ce64">
            <text:p>eFiling Review and Acceptance</text:p>
          </table:table-cell>
          <table:table-cell office:value-type="string" table:style-name="ce64">
            <text:p>Return Filing for Correction</text:p>
          </table:table-cell>
          <table:table-cell office:value-type="string" table:style-name="ce64">
            <text:p>Ability for a Clerk to select a reason code (configured in the Solution) for the correction and optionally include instructions for resubmittal and/or supplemental text to explain the reas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1]));ISNUMBER(SEARCH(&quot;C&quot;; [.G131]));ISNUMBER(SEARCH(&quot;3&quot;; [.G131]));ISNUMBER(SEARCH(&quot;F&quot;; [.G131]))); &quot;TRUE&quot;; &quot;FALSE&quot;)" table:style-name="ce54">
            <text:p>FALSE</text:p>
          </table:table-cell>
          <table:table-cell table:number-columns-repeated="16375"/>
        </table:table-row>
        <table:table-row table:style-name="ro22" table:visibility="filter">
          <table:table-cell/>
          <table:table-cell office:value-type="float" office:value="1300" table:style-name="ce48">
            <text:p>130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to auto-stamp a filing once it is received, filed, accepted, or rejected by a Clerk</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2]));ISNUMBER(SEARCH(&quot;C&quot;; [.G132]));ISNUMBER(SEARCH(&quot;3&quot;; [.G132]));ISNUMBER(SEARCH(&quot;F&quot;; [.G132]))); &quot;TRUE&quot;; &quot;FALSE&quot;)" table:style-name="ce54">
            <text:p>FALSE</text:p>
          </table:table-cell>
          <table:table-cell table:number-columns-repeated="16375"/>
        </table:table-row>
        <table:table-row table:style-name="ro7" table:visibility="filter">
          <table:table-cell/>
          <table:table-cell office:value-type="float" office:value="1310" table:style-name="ce48">
            <text:p>131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Clerk to apply digital stamps for acceptance as well as actions taken on documents in addition to acceptance (e.g., reviewed, multiple signature)</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33]));ISNUMBER(SEARCH(&quot;C&quot;; [.G133]));ISNUMBER(SEARCH(&quot;3&quot;; [.G133]));ISNUMBER(SEARCH(&quot;F&quot;; [.G133]))); &quot;TRUE&quot;; &quot;FALSE&quot;)" table:style-name="ce54">
            <text:p>FALSE</text:p>
          </table:table-cell>
          <table:table-cell table:number-columns-repeated="16375"/>
        </table:table-row>
        <table:table-row table:style-name="ro22" table:visibility="filter">
          <table:table-cell/>
          <table:table-cell office:value-type="float" office:value="1320" table:style-name="ce48">
            <text:p>132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Jurisdiction Administrator to specify what data can be included on a stamp (e.g., court number, court-specific watermark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4]));ISNUMBER(SEARCH(&quot;C&quot;; [.G134]));ISNUMBER(SEARCH(&quot;3&quot;; [.G134]));ISNUMBER(SEARCH(&quot;F&quot;; [.G134]))); &quot;TRUE&quot;; &quot;FALSE&quot;)" table:style-name="ce54">
            <text:p>FALSE</text:p>
          </table:table-cell>
          <table:table-cell table:number-columns-repeated="16375"/>
        </table:table-row>
        <table:table-row table:style-name="ro22" table:visibility="filter">
          <table:table-cell/>
          <table:table-cell office:value-type="float" office:value="1330" table:style-name="ce48">
            <text:p>133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Clerk and/or Jurisdiction Administrator to create customized stamps<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5]));ISNUMBER(SEARCH(&quot;C&quot;; [.G135]));ISNUMBER(SEARCH(&quot;3&quot;; [.G135]));ISNUMBER(SEARCH(&quot;F&quot;; [.G135]))); &quot;TRUE&quot;; &quot;FALSE&quot;)" table:style-name="ce54">
            <text:p>FALSE</text:p>
          </table:table-cell>
          <table:table-cell table:number-columns-repeated="16375"/>
        </table:table-row>
        <table:table-row table:style-name="ro20" table:visibility="filter">
          <table:table-cell/>
          <table:table-cell office:value-type="float" office:value="1340" table:style-name="ce48">
            <text:p>134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Jurisdiction Administrators to configure date calculation rules and include the calculated date in stamps (e.g., date for summons expiration automatically calculated as 180 days from date of summons filing acceptance) as long as it does not override times defined in the JCIT Technology Standards.<text:s/></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136]));ISNUMBER(SEARCH(&quot;C&quot;; [.G136]));ISNUMBER(SEARCH(&quot;3&quot;; [.G136]));ISNUMBER(SEARCH(&quot;F&quot;; [.G136]))); &quot;TRUE&quot;; &quot;FALSE&quot;)" table:style-name="ce54">
            <text:p>FALSE</text:p>
          </table:table-cell>
          <table:table-cell table:number-columns-repeated="16375"/>
        </table:table-row>
        <table:table-row table:style-name="ro22">
          <table:table-cell/>
          <table:table-cell office:value-type="float" office:value="1350" table:style-name="ce58">
            <text:p>1350</text:p>
          </table:table-cell>
          <table:table-cell office:value-type="string" table:style-name="ce65">
            <text:p>eFiling Review and Acceptance</text:p>
          </table:table-cell>
          <table:table-cell office:value-type="string" table:style-name="ce65">
            <text:p>Digital Stamps</text:p>
          </table:table-cell>
          <table:table-cell office:value-type="string" table:style-name="ce65">
            <text:p>Ability for a Clerk to modify the date stamp of a filed document prior to acceptance</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37]));ISNUMBER(SEARCH(&quot;C&quot;; [.G137]));ISNUMBER(SEARCH(&quot;3&quot;; [.G137]));ISNUMBER(SEARCH(&quot;F&quot;; [.G137]))); &quot;TRUE&quot;; &quot;FALSE&quot;)" table:style-name="ce54">
            <text:p>FALSE</text:p>
          </table:table-cell>
          <table:table-cell table:number-columns-repeated="16375"/>
        </table:table-row>
        <table:table-row table:style-name="ro22">
          <table:table-cell/>
          <table:table-cell office:value-type="float" office:value="1360" table:style-name="ce58">
            <text:p>1360</text:p>
          </table:table-cell>
          <table:table-cell office:value-type="string" table:style-name="ce65">
            <text:p>eFiling Review and Acceptance</text:p>
          </table:table-cell>
          <table:table-cell office:value-type="string" table:style-name="ce65">
            <text:p>Digital Stamps</text:p>
          </table:table-cell>
          <table:table-cell office:value-type="string" table:style-name="ce65">
            <text:p>Ability to require a Clerk to provide a reason why a date stamp is modified prior to saving any changes</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38]));ISNUMBER(SEARCH(&quot;C&quot;; [.G138]));ISNUMBER(SEARCH(&quot;3&quot;; [.G138]));ISNUMBER(SEARCH(&quot;F&quot;; [.G138]))); &quot;TRUE&quot;; &quot;FALSE&quot;)" table:style-name="ce54">
            <text:p>FALSE</text:p>
          </table:table-cell>
          <table:table-cell table:number-columns-repeated="16375"/>
        </table:table-row>
        <table:table-row table:style-name="ro22" table:visibility="filter">
          <table:table-cell/>
          <table:table-cell office:value-type="float" office:value="1370" table:style-name="ce48">
            <text:p>137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Clerk to move file stamps (e.g., individual lines of the stamp) in the event it obstructs document conten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39]));ISNUMBER(SEARCH(&quot;C&quot;; [.G139]));ISNUMBER(SEARCH(&quot;3&quot;; [.G139]));ISNUMBER(SEARCH(&quot;F&quot;; [.G139]))); &quot;TRUE&quot;; &quot;FALSE&quot;)" table:style-name="ce54">
            <text:p>FALSE</text:p>
          </table:table-cell>
          <table:table-cell table:number-columns-repeated="16375"/>
        </table:table-row>
        <table:table-row table:style-name="ro22" table:visibility="filter">
          <table:table-cell/>
          <table:table-cell office:value-type="float" office:value="1380" table:style-name="ce48">
            <text:p>138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Clerk to move file stamps as a block (e.g., the entire stamp as an image) in the event it obstructs document conten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0]));ISNUMBER(SEARCH(&quot;C&quot;; [.G140]));ISNUMBER(SEARCH(&quot;3&quot;; [.G140]));ISNUMBER(SEARCH(&quot;F&quot;; [.G140]))); &quot;TRUE&quot;; &quot;FALSE&quot;)" table:style-name="ce54">
            <text:p>FALSE</text:p>
          </table:table-cell>
          <table:table-cell table:number-columns-repeated="16375"/>
        </table:table-row>
        <table:table-row table:style-name="ro22" table:visibility="filter">
          <table:table-cell/>
          <table:table-cell office:value-type="float" office:value="1390" table:style-name="ce48">
            <text:p>1390</text:p>
          </table:table-cell>
          <table:table-cell office:value-type="string" table:style-name="ce64">
            <text:p>eFiling Review and Acceptance</text:p>
          </table:table-cell>
          <table:table-cell office:value-type="string" table:style-name="ce64">
            <text:p>Digital Stamps</text:p>
          </table:table-cell>
          <table:table-cell office:value-type="string" table:style-name="ce64">
            <text:p>Ability for a Clerk to alter the size of signatures (e.g., for Clerks and stamp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1]));ISNUMBER(SEARCH(&quot;C&quot;; [.G141]));ISNUMBER(SEARCH(&quot;3&quot;; [.G141]));ISNUMBER(SEARCH(&quot;F&quot;; [.G141]))); &quot;TRUE&quot;; &quot;FALSE&quot;)" table:style-name="ce54">
            <text:p>FALSE</text:p>
          </table:table-cell>
          <table:table-cell table:number-columns-repeated="16375"/>
        </table:table-row>
        <table:table-row table:style-name="ro7" table:visibility="filter">
          <table:table-cell/>
          <table:table-cell office:value-type="float" office:value="1400" table:style-name="ce48">
            <text:p>1400</text:p>
          </table:table-cell>
          <table:table-cell office:value-type="string" table:style-name="ce64">
            <text:p>eFiling Review and Acceptance</text:p>
          </table:table-cell>
          <table:table-cell office:value-type="string" table:style-name="ce64">
            <text:p>Provide Additional Clerk Services</text:p>
          </table:table-cell>
          <table:table-cell office:value-type="string" table:style-name="ce64">
            <text:p>Ability for designated Users (e.g., Judicial Officers, Clerks, Friend of Court) to add orders, entries, notices, etc. for review and acceptance using the State-sponsored EFSP</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2]));ISNUMBER(SEARCH(&quot;C&quot;; [.G142]));ISNUMBER(SEARCH(&quot;3&quot;; [.G142]));ISNUMBER(SEARCH(&quot;F&quot;; [.G142]))); &quot;TRUE&quot;; &quot;FALSE&quot;)" table:style-name="ce54">
            <text:p>FALSE</text:p>
          </table:table-cell>
          <table:table-cell table:number-columns-repeated="16375"/>
        </table:table-row>
        <table:table-row table:style-name="ro22" table:visibility="filter">
          <table:table-cell/>
          <table:table-cell office:value-type="float" office:value="1410" table:style-name="ce48">
            <text:p>1410</text:p>
          </table:table-cell>
          <table:table-cell office:value-type="string" table:style-name="ce64">
            <text:p>eFiling Review and Acceptance</text:p>
          </table:table-cell>
          <table:table-cell office:value-type="string" table:style-name="ce64">
            <text:p>Provide Additional Clerk Services</text:p>
          </table:table-cell>
          <table:table-cell office:value-type="string" table:style-name="ce64">
            <text:p>Ability for a Clerk to not be required to process payments for filings submitted by designated entities (e.g., prosecutor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3]));ISNUMBER(SEARCH(&quot;C&quot;; [.G143]));ISNUMBER(SEARCH(&quot;3&quot;; [.G143]));ISNUMBER(SEARCH(&quot;F&quot;; [.G143]))); &quot;TRUE&quot;; &quot;FALSE&quot;)" table:style-name="ce54">
            <text:p>FALSE</text:p>
          </table:table-cell>
          <table:table-cell table:number-columns-repeated="16375"/>
        </table:table-row>
        <table:table-row table:style-name="ro22">
          <table:table-cell/>
          <table:table-cell office:value-type="float" office:value="1420" table:style-name="ce58">
            <text:p>142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for a Jurisdiction Administrator to specify allowable methods of service</text:p>
          </table:table-cell>
          <table:table-cell office:value-type="string" table:style-name="ce66">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44]));ISNUMBER(SEARCH(&quot;C&quot;; [.G144]));ISNUMBER(SEARCH(&quot;3&quot;; [.G144]));ISNUMBER(SEARCH(&quot;F&quot;; [.G144]))); &quot;TRUE&quot;; &quot;FALSE&quot;)" table:style-name="ce54">
            <text:p>TRUE</text:p>
          </table:table-cell>
          <table:table-cell table:number-columns-repeated="16375"/>
        </table:table-row>
        <table:table-row table:style-name="ro22">
          <table:table-cell/>
          <table:table-cell office:value-type="float" office:value="1430" table:style-name="ce58">
            <text:p>143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for a Jurisdiction Administrator and/or Clerk to define a required method of service for specific documents / service types</text:p>
          </table:table-cell>
          <table:table-cell office:value-type="string" table:style-name="ce66">
            <text:p>Medium</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45]));ISNUMBER(SEARCH(&quot;C&quot;; [.G145]));ISNUMBER(SEARCH(&quot;3&quot;; [.G145]));ISNUMBER(SEARCH(&quot;F&quot;; [.G145]))); &quot;TRUE&quot;; &quot;FALSE&quot;)" table:style-name="ce54">
            <text:p>TRUE</text:p>
          </table:table-cell>
          <table:table-cell table:number-columns-repeated="16375"/>
        </table:table-row>
        <table:table-row table:style-name="ro19" table:visibility="filter">
          <table:table-cell/>
          <table:table-cell office:value-type="float" office:value="1440" table:style-name="ce48">
            <text:p>1440</text:p>
          </table:table-cell>
          <table:table-cell office:value-type="string" table:style-name="ce64">
            <text:p>eFiling Review and Acceptance</text:p>
          </table:table-cell>
          <table:table-cell office:value-type="string" table:style-name="ce64">
            <text:p>Provide eService</text:p>
          </table:table-cell>
          <table:table-cell office:value-type="string" table:style-name="ce64">
            <text:p>Ability for a Clerk to serve documents electronically (e.g., via email), including performing concurrent e-service to registered parties and interested persons defined to receive service electronically</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6]));ISNUMBER(SEARCH(&quot;C&quot;; [.G146]));ISNUMBER(SEARCH(&quot;3&quot;; [.G146]));ISNUMBER(SEARCH(&quot;F&quot;; [.G146]))); &quot;TRUE&quot;; &quot;FALSE&quot;)" table:style-name="ce54">
            <text:p>FALSE</text:p>
          </table:table-cell>
          <table:table-cell table:number-columns-repeated="16375"/>
        </table:table-row>
        <table:table-row table:style-name="ro22">
          <table:table-cell/>
          <table:table-cell office:value-type="float" office:value="1450" table:style-name="ce58">
            <text:p>145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automatically assign the Attorney of Record and pro se Filer for self-represented litigants as the first service contact</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47]));ISNUMBER(SEARCH(&quot;C&quot;; [.G147]));ISNUMBER(SEARCH(&quot;3&quot;; [.G147]));ISNUMBER(SEARCH(&quot;F&quot;; [.G147]))); &quot;TRUE&quot;; &quot;FALSE&quot;)" table:style-name="ce54">
            <text:p>TRUE</text:p>
          </table:table-cell>
          <table:table-cell table:number-columns-repeated="16375"/>
        </table:table-row>
        <table:table-row table:style-name="ro7" table:visibility="filter">
          <table:table-cell/>
          <table:table-cell office:value-type="float" office:value="1460" table:style-name="ce48">
            <text:p>1460</text:p>
          </table:table-cell>
          <table:table-cell office:value-type="string" table:style-name="ce64">
            <text:p>eFiling Review and Acceptance</text:p>
          </table:table-cell>
          <table:table-cell office:value-type="string" table:style-name="ce64">
            <text:p>Provide eService</text:p>
          </table:table-cell>
          <table:table-cell office:value-type="string" table:style-name="ce64">
            <text:p>Ability for Filer to enter parties and interested persons to receive each document and the manner in which service is to be performed (e.g., e-service, certified mail)</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48]));ISNUMBER(SEARCH(&quot;C&quot;; [.G148]));ISNUMBER(SEARCH(&quot;3&quot;; [.G148]));ISNUMBER(SEARCH(&quot;F&quot;; [.G148]))); &quot;TRUE&quot;; &quot;FALSE&quot;)" table:style-name="ce54">
            <text:p>FALSE</text:p>
          </table:table-cell>
          <table:table-cell table:number-columns-repeated="16375"/>
        </table:table-row>
        <table:table-row table:style-name="ro22">
          <table:table-cell/>
          <table:table-cell office:value-type="float" office:value="1470" table:style-name="ce58">
            <text:p>147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attempt to serve notices multiple times at an interval defined by the Global Administrator before deeming an electronic notice undeliverabl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49]));ISNUMBER(SEARCH(&quot;C&quot;; [.G149]));ISNUMBER(SEARCH(&quot;3&quot;; [.G149]));ISNUMBER(SEARCH(&quot;F&quot;; [.G149]))); &quot;TRUE&quot;; &quot;FALSE&quot;)" table:style-name="ce54">
            <text:p>TRUE</text:p>
          </table:table-cell>
          <table:table-cell table:number-columns-repeated="16375"/>
        </table:table-row>
        <table:table-row table:style-name="ro22">
          <table:table-cell/>
          <table:table-cell office:value-type="float" office:value="1480" table:style-name="ce58">
            <text:p>148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log each attempt to serve notices before an electronic is successful or designated undeliverabl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50]));ISNUMBER(SEARCH(&quot;C&quot;; [.G150]));ISNUMBER(SEARCH(&quot;3&quot;; [.G150]));ISNUMBER(SEARCH(&quot;F&quot;; [.G150]))); &quot;TRUE&quot;; &quot;FALSE&quot;)" table:style-name="ce54">
            <text:p>TRUE</text:p>
          </table:table-cell>
          <table:table-cell table:number-columns-repeated="16375"/>
        </table:table-row>
        <table:table-row table:style-name="ro22">
          <table:table-cell/>
          <table:table-cell office:value-type="float" office:value="1490" table:style-name="ce58">
            <text:p>149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for a Global Administrator to configure the number of delivery attempts to be made before deeming an electronic notice undeliverabl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51]));ISNUMBER(SEARCH(&quot;C&quot;; [.G151]));ISNUMBER(SEARCH(&quot;3&quot;; [.G151]));ISNUMBER(SEARCH(&quot;F&quot;; [.G151]))); &quot;TRUE&quot;; &quot;FALSE&quot;)" table:style-name="ce54">
            <text:p>TRUE</text:p>
          </table:table-cell>
          <table:table-cell table:number-columns-repeated="16375"/>
        </table:table-row>
        <table:table-row table:style-name="ro7">
          <table:table-cell/>
          <table:table-cell office:value-type="float" office:value="1500" table:style-name="ce58">
            <text:p>150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59">
            <text:p>Ability to issue a notification to a Filer who is responsible for serving parties or interested persons when an email address is not available for one or more of the parties to be served</text:p>
          </table:table-cell>
          <table:table-cell office:value-type="string" table:style-name="ce69">
            <text:p>Medium</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52]));ISNUMBER(SEARCH(&quot;C&quot;; [.G152]));ISNUMBER(SEARCH(&quot;3&quot;; [.G152]));ISNUMBER(SEARCH(&quot;F&quot;; [.G152]))); &quot;TRUE&quot;; &quot;FALSE&quot;)" table:style-name="ce54">
            <text:p>TRUE</text:p>
          </table:table-cell>
          <table:table-cell table:number-columns-repeated="16375"/>
        </table:table-row>
        <table:table-row table:style-name="ro22">
          <table:table-cell/>
          <table:table-cell office:value-type="float" office:value="1510" table:style-name="ce58">
            <text:p>151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process served citations through the eFileTexas 2.0 Solution (e.g., for constable to serve)</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53]));ISNUMBER(SEARCH(&quot;C&quot;; [.G153]));ISNUMBER(SEARCH(&quot;3&quot;; [.G153]));ISNUMBER(SEARCH(&quot;F&quot;; [.G153]))); &quot;TRUE&quot;; &quot;FALSE&quot;)" table:style-name="ce54">
            <text:p>TRUE</text:p>
          </table:table-cell>
          <table:table-cell table:number-columns-repeated="16375"/>
        </table:table-row>
        <table:table-row table:style-name="ro22">
          <table:table-cell/>
          <table:table-cell office:value-type="float" office:value="1520" table:style-name="ce58">
            <text:p>152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provide a Clerk with a notification when service is complete (in addition to filing of the return of service)</text:p>
          </table:table-cell>
          <table:table-cell office:value-type="string" table:style-name="ce66">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s text:c="2"/></text:p>
          </table:table-cell>
          <table:table-cell office:value-type="string" office:string-value="TRUE" table:formula="of:=IF(OR(ISNUMBER(SEARCH(&quot;G&quot;; [.G154]));ISNUMBER(SEARCH(&quot;C&quot;; [.G154]));ISNUMBER(SEARCH(&quot;3&quot;; [.G154]));ISNUMBER(SEARCH(&quot;F&quot;; [.G154]))); &quot;TRUE&quot;; &quot;FALSE&quot;)" table:style-name="ce54">
            <text:p>TRUE</text:p>
          </table:table-cell>
          <table:table-cell table:number-columns-repeated="16375"/>
        </table:table-row>
        <table:table-row table:style-name="ro19" table:visibility="filter">
          <table:table-cell/>
          <table:table-cell office:value-type="float" office:value="1530" table:style-name="ce48">
            <text:p>1530</text:p>
          </table:table-cell>
          <table:table-cell office:value-type="string" table:style-name="ce64">
            <text:p>eFiling Review and Acceptance</text:p>
          </table:table-cell>
          <table:table-cell office:value-type="string" table:style-name="ce64">
            <text:p>Provide eService</text:p>
          </table:table-cell>
          <table:table-cell office:value-type="string" table:style-name="ce64">
            <text:p>Ability for the Solution to provide the court CMS with Proof of Service information for documents served electronically when the service notice is distributed to the service recipient(s), including all details (e.g., name, email, date/ time sent, etc.)</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55]));ISNUMBER(SEARCH(&quot;C&quot;; [.G155]));ISNUMBER(SEARCH(&quot;3&quot;; [.G155]));ISNUMBER(SEARCH(&quot;F&quot;; [.G155]))); &quot;TRUE&quot;; &quot;FALSE&quot;)" table:style-name="ce54">
            <text:p>FALSE</text:p>
          </table:table-cell>
          <table:table-cell table:number-columns-repeated="16375"/>
        </table:table-row>
        <table:table-row table:style-name="ro20">
          <table:table-cell/>
          <table:table-cell office:value-type="float" office:value="1540" table:style-name="ce58">
            <text:p>154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for a Global Administrator or Jurisdiction Administrator to specify the automated creation of certificates of service (e.g., insert a page at the end of every document served showing the case number, filer name, filer email address, date of service, list of all persons served (name and email address), etc.)</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56]));ISNUMBER(SEARCH(&quot;C&quot;; [.G156]));ISNUMBER(SEARCH(&quot;3&quot;; [.G156]));ISNUMBER(SEARCH(&quot;F&quot;; [.G156]))); &quot;TRUE&quot;; &quot;FALSE&quot;)" table:style-name="ce54">
            <text:p>FALSE</text:p>
          </table:table-cell>
          <table:table-cell table:number-columns-repeated="16375"/>
        </table:table-row>
        <table:table-row table:style-name="ro7">
          <table:table-cell/>
          <table:table-cell office:value-type="float" office:value="1550" table:style-name="ce58">
            <text:p>155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track all details about e-service including status, date and time the service notice email was issued, and the date and time the service notice email was opened</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4">
            <text:p>This feature is in our product roadmap for 2021. It will be included in the scope of the project<text:s text:c="2"/></text:p>
          </table:table-cell>
          <table:table-cell office:value-type="string" office:string-value="TRUE" table:formula="of:=IF(OR(ISNUMBER(SEARCH(&quot;G&quot;; [.G157]));ISNUMBER(SEARCH(&quot;C&quot;; [.G157]));ISNUMBER(SEARCH(&quot;3&quot;; [.G157]));ISNUMBER(SEARCH(&quot;F&quot;; [.G157]))); &quot;TRUE&quot;; &quot;FALSE&quot;)" table:style-name="ce54">
            <text:p>TRUE</text:p>
          </table:table-cell>
          <table:table-cell table:number-columns-repeated="16375"/>
        </table:table-row>
        <table:table-row table:style-name="ro22">
          <table:table-cell/>
          <table:table-cell office:value-type="float" office:value="1560" table:style-name="ce58">
            <text:p>156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to prevent documents from being served until after a Clerk has accepted them</text:p>
          </table:table-cell>
          <table:table-cell office:value-type="string" table:style-name="ce66">
            <text:p>Medium</text:p>
          </table:table-cell>
          <table:table-cell office:value-type="string" table:content-validation-name="val1" table:style-name="ce61">
            <text:p>F (Future Release)</text:p>
          </table:table-cell>
          <table:table-cell office:value-type="string" table:style-name="ce85">
            <text:p>This feature is in our product roadmap for 2021. It will be included in the scope of the project<text:s text:c="2"/></text:p>
          </table:table-cell>
          <table:table-cell office:value-type="string" office:string-value="TRUE" table:formula="of:=IF(OR(ISNUMBER(SEARCH(&quot;G&quot;; [.G158]));ISNUMBER(SEARCH(&quot;C&quot;; [.G158]));ISNUMBER(SEARCH(&quot;3&quot;; [.G158]));ISNUMBER(SEARCH(&quot;F&quot;; [.G158]))); &quot;TRUE&quot;; &quot;FALSE&quot;)" table:style-name="ce54">
            <text:p>TRUE</text:p>
          </table:table-cell>
          <table:table-cell table:number-columns-repeated="16375"/>
        </table:table-row>
        <table:table-row table:style-name="ro7">
          <table:table-cell/>
          <table:table-cell office:value-type="float" office:value="1570" table:style-name="ce58">
            <text:p>1570</text:p>
          </table:table-cell>
          <table:table-cell office:value-type="string" table:style-name="ce65">
            <text:p>eFiling Review and Acceptance</text:p>
          </table:table-cell>
          <table:table-cell office:value-type="string" table:style-name="ce65">
            <text:p>Provide eService</text:p>
          </table:table-cell>
          <table:table-cell office:value-type="string" table:style-name="ce65">
            <text:p>Ability for a Jurisdiction Administrator to prevent e-service on actions that should remain "unannounced" (e.g., ex parte protection orders) through configuration per business rules</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6">
            <text:p>This feature is in our product roadmap for 2021. It will be included in the scope of the project<text:s text:c="2"/></text:p>
          </table:table-cell>
          <table:table-cell office:value-type="string" office:string-value="TRUE" table:formula="of:=IF(OR(ISNUMBER(SEARCH(&quot;G&quot;; [.G159]));ISNUMBER(SEARCH(&quot;C&quot;; [.G159]));ISNUMBER(SEARCH(&quot;3&quot;; [.G159]));ISNUMBER(SEARCH(&quot;F&quot;; [.G159]))); &quot;TRUE&quot;; &quot;FALSE&quot;)" table:style-name="ce54">
            <text:p>TRUE</text:p>
          </table:table-cell>
          <table:table-cell table:number-columns-repeated="16375"/>
        </table:table-row>
        <table:table-row table:style-name="ro22" table:visibility="filter">
          <table:table-cell/>
          <table:table-cell office:value-type="float" office:value="1580" table:style-name="ce48">
            <text:p>1580</text:p>
          </table:table-cell>
          <table:table-cell office:value-type="string" table:style-name="ce64">
            <text:p>eFiling Review and Acceptance</text:p>
          </table:table-cell>
          <table:table-cell office:value-type="string" table:style-name="ce64">
            <text:p>Facilitate eDiscovery</text:p>
          </table:table-cell>
          <table:table-cell office:value-type="string" table:style-name="ce64">
            <text:p>Ability for Filers to submit filings for eDiscovery (e.g. documents, videos)</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160]));ISNUMBER(SEARCH(&quot;C&quot;; [.G160]));ISNUMBER(SEARCH(&quot;3&quot;; [.G160]));ISNUMBER(SEARCH(&quot;F&quot;; [.G160]))); &quot;TRUE&quot;; &quot;FALSE&quot;)" table:style-name="ce54">
            <text:p>FALSE</text:p>
          </table:table-cell>
          <table:table-cell table:number-columns-repeated="16375"/>
        </table:table-row>
        <table:table-row table:style-name="ro18">
          <table:table-cell/>
          <table:table-cell office:value-type="float" office:value="1590" table:style-name="ce58">
            <text:p>1590</text:p>
          </table:table-cell>
          <table:table-cell office:value-type="string" table:style-name="ce65">
            <text:p>eFiling Review and Acceptance</text:p>
          </table:table-cell>
          <table:table-cell office:value-type="string" table:style-name="ce65">
            <text:p>Facilitate eDiscovery</text:p>
          </table:table-cell>
          <table:table-cell office:value-type="string" table:style-name="ce65">
            <text:p>Ability for a Filer to exchange other non-filed documents through the eFileTexas 2.0 Solution for discovery (e.g., attorney's sharing documents with other attorneys) and track and display associated data for authorized users (attorneys) within the Solution</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7">
            <text:p>This feature is in our product roadmap for 2021. It will be included in the scope of the project<text:s text:c="2"/></text:p>
          </table:table-cell>
          <table:table-cell office:value-type="string" office:string-value="TRUE" table:formula="of:=IF(OR(ISNUMBER(SEARCH(&quot;G&quot;; [.G161]));ISNUMBER(SEARCH(&quot;C&quot;; [.G161]));ISNUMBER(SEARCH(&quot;3&quot;; [.G161]));ISNUMBER(SEARCH(&quot;F&quot;; [.G161]))); &quot;TRUE&quot;; &quot;FALSE&quot;)" table:style-name="ce54">
            <text:p>TRUE</text:p>
          </table:table-cell>
          <table:table-cell table:number-columns-repeated="16375"/>
        </table:table-row>
        <table:table-row table:style-name="ro22">
          <table:table-cell/>
          <table:table-cell office:value-type="float" office:value="1600" table:style-name="ce58">
            <text:p>1600</text:p>
          </table:table-cell>
          <table:table-cell office:value-type="string" table:style-name="ce65">
            <text:p>eFiling Review and Acceptance</text:p>
          </table:table-cell>
          <table:table-cell office:value-type="string" table:style-name="ce65">
            <text:p>Route Proposed Order</text:p>
          </table:table-cell>
          <table:table-cell office:value-type="string" table:style-name="ce65">
            <text:p>Ability for a Clerk to select to route a proposed order to a specific queue<text:s/></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62]));ISNUMBER(SEARCH(&quot;C&quot;; [.G162]));ISNUMBER(SEARCH(&quot;3&quot;; [.G162]));ISNUMBER(SEARCH(&quot;F&quot;; [.G162]))); &quot;TRUE&quot;; &quot;FALSE&quot;)" table:style-name="ce54">
            <text:p>FALSE</text:p>
          </table:table-cell>
          <table:table-cell table:number-columns-repeated="16375"/>
        </table:table-row>
        <table:table-row table:style-name="ro22">
          <table:table-cell/>
          <table:table-cell office:value-type="float" office:value="1610" table:style-name="ce58">
            <text:p>1610</text:p>
          </table:table-cell>
          <table:table-cell office:value-type="string" table:style-name="ce65">
            <text:p>eFiling Review and Acceptance</text:p>
          </table:table-cell>
          <table:table-cell office:value-type="string" table:style-name="ce65">
            <text:p>Route Proposed Order</text:p>
          </table:table-cell>
          <table:table-cell office:value-type="string" table:style-name="ce65">
            <text:p>Ability for a Clerk to route a proposed order to the top of a designated queue (e.g., a Judicial Officer queue)</text:p>
          </table:table-cell>
          <table:table-cell office:value-type="string" table:style-name="ce66">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163]));ISNUMBER(SEARCH(&quot;C&quot;; [.G163]));ISNUMBER(SEARCH(&quot;3&quot;; [.G163]));ISNUMBER(SEARCH(&quot;F&quot;; [.G163]))); &quot;TRUE&quot;; &quot;FALSE&quot;)" table:style-name="ce54">
            <text:p>FALSE</text:p>
          </table:table-cell>
          <table:table-cell table:number-columns-repeated="16375"/>
        </table:table-row>
        <table:table-row table:style-name="ro7">
          <table:table-cell/>
          <table:table-cell office:value-type="float" office:value="1620" table:style-name="ce58">
            <text:p>1620</text:p>
          </table:table-cell>
          <table:table-cell office:value-type="string" table:style-name="ce65">
            <text:p>eFiling Review and Acceptance</text:p>
          </table:table-cell>
          <table:table-cell office:value-type="string" table:style-name="ce65">
            <text:p>Route Proposed Order</text:p>
          </table:table-cell>
          <table:table-cell office:value-type="string" table:style-name="ce65">
            <text:p>Ability for authorized individuals (e.g., Judicial Officers) to edit a submitted document (e.g., a draft order prepared by an Attorney) with a new version of that document (e.g., a revised order)</text:p>
          </table:table-cell>
          <table:table-cell office:value-type="string" table:style-name="ce70">
            <text:p>Low</text:p>
          </table:table-cell>
          <table:table-cell office:value-type="string" table:content-validation-name="val1" table:style-name="ce61">
            <text:p>O (OOTB)</text:p>
          </table:table-cell>
          <table:table-cell table:style-name="ce83"/>
          <table:table-cell office:value-type="string" office:string-value="FALSE" table:formula="of:=IF(OR(ISNUMBER(SEARCH(&quot;G&quot;; [.G164]));ISNUMBER(SEARCH(&quot;C&quot;; [.G164]));ISNUMBER(SEARCH(&quot;3&quot;; [.G164]));ISNUMBER(SEARCH(&quot;F&quot;; [.G164]))); &quot;TRUE&quot;; &quot;FALSE&quot;)" table:style-name="ce54">
            <text:p>FALSE</text:p>
          </table:table-cell>
          <table:table-cell table:number-columns-repeated="16375"/>
        </table:table-row>
        <table:table-row table:style-name="ro22">
          <table:table-cell/>
          <table:table-cell office:value-type="float" office:value="1630" table:style-name="ce58">
            <text:p>163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Clerk to prepare a citation through eFiling</text:p>
          </table:table-cell>
          <table:table-cell office:value-type="string" table:style-name="ce66">
            <text:p>High</text:p>
          </table:table-cell>
          <table:table-cell office:value-type="string" table:content-validation-name="val1" table:style-name="ce61">
            <text:p>F (Future Release)</text:p>
          </table:table-cell>
          <table:table-cell office:value-type="string" table:style-name="ce88">
            <text:p>This feature is in our product roadmap for 2021. It will be included in the scope of the project<text:s text:c="2"/></text:p>
          </table:table-cell>
          <table:table-cell office:value-type="string" office:string-value="TRUE" table:formula="of:=IF(OR(ISNUMBER(SEARCH(&quot;G&quot;; [.G165]));ISNUMBER(SEARCH(&quot;C&quot;; [.G165]));ISNUMBER(SEARCH(&quot;3&quot;; [.G165]));ISNUMBER(SEARCH(&quot;F&quot;; [.G165]))); &quot;TRUE&quot;; &quot;FALSE&quot;)" table:style-name="ce54">
            <text:p>TRUE</text:p>
          </table:table-cell>
          <table:table-cell table:number-columns-repeated="16375"/>
        </table:table-row>
        <table:table-row table:style-name="ro7">
          <table:table-cell/>
          <table:table-cell office:value-type="float" office:value="1640" table:style-name="ce58">
            <text:p>164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Clerk to prepare a citation where designated fields on the citation are automatically populated with data retrieved from the corresponding filing and/or CMS</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9">
            <text:p>This can be implemented using the configurable Workflow and Business Rules engine in the EFM</text:p>
          </table:table-cell>
          <table:table-cell office:value-type="string" office:string-value="TRUE" table:formula="of:=IF(OR(ISNUMBER(SEARCH(&quot;G&quot;; [.G166]));ISNUMBER(SEARCH(&quot;C&quot;; [.G166]));ISNUMBER(SEARCH(&quot;3&quot;; [.G166]));ISNUMBER(SEARCH(&quot;F&quot;; [.G166]))); &quot;TRUE&quot;; &quot;FALSE&quot;)" table:style-name="ce54">
            <text:p>TRUE</text:p>
          </table:table-cell>
          <table:table-cell table:number-columns-repeated="16375"/>
        </table:table-row>
        <table:table-row table:style-name="ro22">
          <table:table-cell/>
          <table:table-cell office:value-type="float" office:value="1650" table:style-name="ce58">
            <text:p>165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Clerk to submit a citation through eFiling</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90">
            <text:p>This can be implemented using the configurable Workflow and Business Rules engine in the EFM</text:p>
          </table:table-cell>
          <table:table-cell office:value-type="string" office:string-value="TRUE" table:formula="of:=IF(OR(ISNUMBER(SEARCH(&quot;G&quot;; [.G167]));ISNUMBER(SEARCH(&quot;C&quot;; [.G167]));ISNUMBER(SEARCH(&quot;3&quot;; [.G167]));ISNUMBER(SEARCH(&quot;F&quot;; [.G167]))); &quot;TRUE&quot;; &quot;FALSE&quot;)" table:style-name="ce54">
            <text:p>TRUE</text:p>
          </table:table-cell>
          <table:table-cell table:number-columns-repeated="16375"/>
        </table:table-row>
        <table:table-row table:style-name="ro22">
          <table:table-cell/>
          <table:table-cell office:value-type="float" office:value="1660" table:style-name="ce58">
            <text:p>166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Filer to request preparation of a citation</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68]));ISNUMBER(SEARCH(&quot;C&quot;; [.G168]));ISNUMBER(SEARCH(&quot;3&quot;; [.G168]));ISNUMBER(SEARCH(&quot;F&quot;; [.G168]))); &quot;TRUE&quot;; &quot;FALSE&quot;)" table:style-name="ce54">
            <text:p>TRUE</text:p>
          </table:table-cell>
          <table:table-cell table:number-columns-repeated="16375"/>
        </table:table-row>
        <table:table-row table:style-name="ro22">
          <table:table-cell/>
          <table:table-cell office:value-type="float" office:value="1670" table:style-name="ce58">
            <text:p>167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Clerk to request service of a citation</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69]));ISNUMBER(SEARCH(&quot;C&quot;; [.G169]));ISNUMBER(SEARCH(&quot;3&quot;; [.G169]));ISNUMBER(SEARCH(&quot;F&quot;; [.G169]))); &quot;TRUE&quot;; &quot;FALSE&quot;)" table:style-name="ce54">
            <text:p>TRUE</text:p>
          </table:table-cell>
          <table:table-cell table:number-columns-repeated="16375"/>
        </table:table-row>
        <table:table-row table:style-name="ro22">
          <table:table-cell/>
          <table:table-cell office:value-type="float" office:value="1680" table:style-name="ce58">
            <text:p>168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Filer to request service of a citation</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70]));ISNUMBER(SEARCH(&quot;C&quot;; [.G170]));ISNUMBER(SEARCH(&quot;3&quot;; [.G170]));ISNUMBER(SEARCH(&quot;F&quot;; [.G170]))); &quot;TRUE&quot;; &quot;FALSE&quot;)" table:style-name="ce54">
            <text:p>TRUE</text:p>
          </table:table-cell>
          <table:table-cell table:number-columns-repeated="16375"/>
        </table:table-row>
        <table:table-row table:style-name="ro22">
          <table:table-cell/>
          <table:table-cell office:value-type="float" office:value="1690" table:style-name="ce58">
            <text:p>1690</text:p>
          </table:table-cell>
          <table:table-cell office:value-type="string" table:style-name="ce65">
            <text:p>eFiling Review and Acceptance</text:p>
          </table:table-cell>
          <table:table-cell office:value-type="string" table:style-name="ce65">
            <text:p>Prepare Citation</text:p>
          </table:table-cell>
          <table:table-cell office:value-type="string" table:style-name="ce65">
            <text:p>Ability for a Filer to specify the method of service of a citation (e.g., eService, constable, etc.)</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171]));ISNUMBER(SEARCH(&quot;C&quot;; [.G171]));ISNUMBER(SEARCH(&quot;3&quot;; [.G171]));ISNUMBER(SEARCH(&quot;F&quot;; [.G171]))); &quot;TRUE&quot;; &quot;FALSE&quot;)" table:style-name="ce54">
            <text:p>TRUE</text:p>
          </table:table-cell>
          <table:table-cell table:number-columns-repeated="16375"/>
        </table:table-row>
        <table:table-row table:style-name="ro7">
          <table:table-cell/>
          <table:table-cell office:value-type="float" office:value="1700" table:style-name="ce58">
            <text:p>1700</text:p>
          </table:table-cell>
          <table:table-cell office:value-type="string" table:style-name="ce65">
            <text:p>Fee Admin and Calculation</text:p>
          </table:table-cell>
          <table:table-cell office:value-type="string" table:style-name="ce65">
            <text:p>Administer Fee Schedule</text:p>
          </table:table-cell>
          <table:table-cell office:value-type="string" table:style-name="ce65">
            <text:p>Ability for a Global Administrator to associate statewide or jurisdiction fees with filing types and other OCA defined events or services (e.g., eServic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172]));ISNUMBER(SEARCH(&quot;C&quot;; [.G172]));ISNUMBER(SEARCH(&quot;3&quot;; [.G172]));ISNUMBER(SEARCH(&quot;F&quot;; [.G172]))); &quot;TRUE&quot;; &quot;FALSE&quot;)" table:style-name="ce54">
            <text:p>TRUE</text:p>
          </table:table-cell>
          <table:table-cell table:number-columns-repeated="16375"/>
        </table:table-row>
        <table:table-row table:style-name="ro7" table:visibility="filter">
          <table:table-cell/>
          <table:table-cell office:value-type="float" office:value="1710" table:style-name="ce48">
            <text:p>171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Jurisdiction Administrator to associate jurisdiction fees with filing types and other jurisdiction defined events or services (e.g., eServic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3]));ISNUMBER(SEARCH(&quot;C&quot;; [.G173]));ISNUMBER(SEARCH(&quot;3&quot;; [.G173]));ISNUMBER(SEARCH(&quot;F&quot;; [.G173]))); &quot;TRUE&quot;; &quot;FALSE&quot;)" table:style-name="ce54">
            <text:p>FALSE</text:p>
          </table:table-cell>
          <table:table-cell table:number-columns-repeated="16375"/>
        </table:table-row>
        <table:table-row table:style-name="ro22" table:visibility="filter">
          <table:table-cell/>
          <table:table-cell office:value-type="float" office:value="1720" table:style-name="ce48">
            <text:p>172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Jurisdiction Administrator to set a schedule for managing financial transactions (e.g., hold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4]));ISNUMBER(SEARCH(&quot;C&quot;; [.G174]));ISNUMBER(SEARCH(&quot;3&quot;; [.G174]));ISNUMBER(SEARCH(&quot;F&quot;; [.G174]))); &quot;TRUE&quot;; &quot;FALSE&quot;)" table:style-name="ce54">
            <text:p>FALSE</text:p>
          </table:table-cell>
          <table:table-cell table:number-columns-repeated="16375"/>
        </table:table-row>
        <table:table-row table:style-name="ro7" table:visibility="filter">
          <table:table-cell/>
          <table:table-cell office:value-type="float" office:value="1730" table:style-name="ce48">
            <text:p>173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Jurisdiction Administrator to manage fee types with configurable workflow and business rules for processing. Examples are included in requirements indented below:</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5]));ISNUMBER(SEARCH(&quot;C&quot;; [.G175]));ISNUMBER(SEARCH(&quot;3&quot;; [.G175]));ISNUMBER(SEARCH(&quot;F&quot;; [.G175]))); &quot;TRUE&quot;; &quot;FALSE&quot;)" table:style-name="ce54">
            <text:p>FALSE</text:p>
          </table:table-cell>
          <table:table-cell table:number-columns-repeated="16375"/>
        </table:table-row>
        <table:table-row table:style-name="ro8" table:visibility="filter">
          <table:table-cell/>
          <table:table-cell office:value-type="float" office:value="1740" table:style-name="ce48">
            <text:p>174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calculation rul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6]));ISNUMBER(SEARCH(&quot;C&quot;; [.G176]));ISNUMBER(SEARCH(&quot;3&quot;; [.G176]));ISNUMBER(SEARCH(&quot;F&quot;; [.G176]))); &quot;TRUE&quot;; &quot;FALSE&quot;)" table:style-name="ce54">
            <text:p>FALSE</text:p>
          </table:table-cell>
          <table:table-cell table:number-columns-repeated="16375"/>
        </table:table-row>
        <table:table-row table:style-name="ro8" table:visibility="filter">
          <table:table-cell/>
          <table:table-cell office:value-type="float" office:value="1750" table:style-name="ce48">
            <text:p>175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Specification if the fee is refundable, eligible to be waived, or voide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7]));ISNUMBER(SEARCH(&quot;C&quot;; [.G177]));ISNUMBER(SEARCH(&quot;3&quot;; [.G177]));ISNUMBER(SEARCH(&quot;F&quot;; [.G177]))); &quot;TRUE&quot;; &quot;FALSE&quot;)" table:style-name="ce54">
            <text:p>FALSE</text:p>
          </table:table-cell>
          <table:table-cell table:number-columns-repeated="16375"/>
        </table:table-row>
        <table:table-row table:style-name="ro8" table:visibility="filter">
          <table:table-cell/>
          <table:table-cell office:value-type="float" office:value="1760" table:style-name="ce48">
            <text:p>176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to apply a surcharge (e.g., additional fees, returned check fe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8]));ISNUMBER(SEARCH(&quot;C&quot;; [.G178]));ISNUMBER(SEARCH(&quot;3&quot;; [.G178]));ISNUMBER(SEARCH(&quot;F&quot;; [.G178]))); &quot;TRUE&quot;; &quot;FALSE&quot;)" table:style-name="ce54">
            <text:p>FALSE</text:p>
          </table:table-cell>
          <table:table-cell table:number-columns-repeated="16375"/>
        </table:table-row>
        <table:table-row table:style-name="ro18" table:visibility="filter">
          <table:table-cell/>
          <table:table-cell office:value-type="float" office:value="1770" table:style-name="ce48">
            <text:p>177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Codes (e.g., for Appellate and Supreme Courts as defined in Electronic Processing of Revenues and Expenditures, including Texas.gov Portal Activity (APS 029) <text:s/>https://fmx.cpa.texas.gov/fm/pubs/aps/29/j001_all.php )</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79]));ISNUMBER(SEARCH(&quot;C&quot;; [.G179]));ISNUMBER(SEARCH(&quot;3&quot;; [.G179]));ISNUMBER(SEARCH(&quot;F&quot;; [.G179]))); &quot;TRUE&quot;; &quot;FALSE&quot;)" table:style-name="ce54">
            <text:p>FALSE</text:p>
          </table:table-cell>
          <table:table-cell table:number-columns-repeated="16375"/>
        </table:table-row>
        <table:table-row table:style-name="ro8" table:visibility="filter">
          <table:table-cell/>
          <table:table-cell office:value-type="float" office:value="1780" table:style-name="ce48">
            <text:p>178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Schedule Effective Dat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0]));ISNUMBER(SEARCH(&quot;C&quot;; [.G180]));ISNUMBER(SEARCH(&quot;3&quot;; [.G180]));ISNUMBER(SEARCH(&quot;F&quot;; [.G180]))); &quot;TRUE&quot;; &quot;FALSE&quot;)" table:style-name="ce54">
            <text:p>FALSE</text:p>
          </table:table-cell>
          <table:table-cell table:number-columns-repeated="16375"/>
        </table:table-row>
        <table:table-row table:style-name="ro8" table:visibility="filter">
          <table:table-cell/>
          <table:table-cell office:value-type="float" office:value="1790" table:style-name="ce48">
            <text:p>179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Schedule Expiration Dat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1]));ISNUMBER(SEARCH(&quot;C&quot;; [.G181]));ISNUMBER(SEARCH(&quot;3&quot;; [.G181]));ISNUMBER(SEARCH(&quot;F&quot;; [.G181]))); &quot;TRUE&quot;; &quot;FALSE&quot;)" table:style-name="ce54">
            <text:p>FALSE</text:p>
          </table:table-cell>
          <table:table-cell table:number-columns-repeated="16375"/>
        </table:table-row>
        <table:table-row table:style-name="ro8" table:visibility="filter">
          <table:table-cell/>
          <table:table-cell office:value-type="float" office:value="1800" table:style-name="ce48">
            <text:p>180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Code Effective Dat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2]));ISNUMBER(SEARCH(&quot;C&quot;; [.G182]));ISNUMBER(SEARCH(&quot;3&quot;; [.G182]));ISNUMBER(SEARCH(&quot;F&quot;; [.G182]))); &quot;TRUE&quot;; &quot;FALSE&quot;)" table:style-name="ce54">
            <text:p>FALSE</text:p>
          </table:table-cell>
          <table:table-cell table:number-columns-repeated="16375"/>
        </table:table-row>
        <table:table-row table:style-name="ro8" table:visibility="filter">
          <table:table-cell/>
          <table:table-cell office:value-type="float" office:value="1810" table:style-name="ce48">
            <text:p>181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Fee Code Expiration Dat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3]));ISNUMBER(SEARCH(&quot;C&quot;; [.G183]));ISNUMBER(SEARCH(&quot;3&quot;; [.G183]));ISNUMBER(SEARCH(&quot;F&quot;; [.G183]))); &quot;TRUE&quot;; &quot;FALSE&quot;)" table:style-name="ce54">
            <text:p>FALSE</text:p>
          </table:table-cell>
          <table:table-cell table:number-columns-repeated="16375"/>
        </table:table-row>
        <table:table-row table:style-name="ro7">
          <table:table-cell/>
          <table:table-cell office:value-type="float" office:value="1820" table:style-name="ce58">
            <text:p>1820</text:p>
          </table:table-cell>
          <table:table-cell office:value-type="string" table:style-name="ce65">
            <text:p>Fee Admin and Calculation</text:p>
          </table:table-cell>
          <table:table-cell office:value-type="string" table:style-name="ce65">
            <text:p>Administer Fee Schedule</text:p>
          </table:table-cell>
          <table:table-cell office:value-type="string" table:style-name="ce65">
            <text:p>Ability for a Global Administrator and/or a Jurisdiction Administrator to manage multiple fee schedule versions (e.g., use of effective dates in the fee schedule)</text:p>
          </table:table-cell>
          <table:table-cell office:value-type="string" table:style-name="ce66">
            <text:p>Medium</text:p>
          </table:table-cell>
          <table:table-cell office:value-type="string" table:content-validation-name="val1" table:style-name="ce61">
            <text:p>G (ConfiGur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184]));ISNUMBER(SEARCH(&quot;C&quot;; [.G184]));ISNUMBER(SEARCH(&quot;3&quot;; [.G184]));ISNUMBER(SEARCH(&quot;F&quot;; [.G184]))); &quot;TRUE&quot;; &quot;FALSE&quot;)" table:style-name="ce54">
            <text:p>TRUE</text:p>
          </table:table-cell>
          <table:table-cell table:number-columns-repeated="16375"/>
        </table:table-row>
        <table:table-row table:style-name="ro7" table:visibility="filter">
          <table:table-cell/>
          <table:table-cell office:value-type="float" office:value="1830" table:style-name="ce48">
            <text:p>183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Jurisdiction Administrator to apply fee schedules based on the date of submission of the filing and the effective date of the relevant fee schedul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5]));ISNUMBER(SEARCH(&quot;C&quot;; [.G185]));ISNUMBER(SEARCH(&quot;3&quot;; [.G185]));ISNUMBER(SEARCH(&quot;F&quot;; [.G185]))); &quot;TRUE&quot;; &quot;FALSE&quot;)" table:style-name="ce54">
            <text:p>FALSE</text:p>
          </table:table-cell>
          <table:table-cell table:number-columns-repeated="16375"/>
        </table:table-row>
        <table:table-row table:style-name="ro7" table:visibility="filter">
          <table:table-cell/>
          <table:table-cell office:value-type="float" office:value="1840" table:style-name="ce48">
            <text:p>184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Global Administrator and/or a Jurisdiction Administrator to designate case types which incur one-time eFiling fees and to change that designat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6]));ISNUMBER(SEARCH(&quot;C&quot;; [.G186]));ISNUMBER(SEARCH(&quot;3&quot;; [.G186]));ISNUMBER(SEARCH(&quot;F&quot;; [.G186]))); &quot;TRUE&quot;; &quot;FALSE&quot;)" table:style-name="ce54">
            <text:p>FALSE</text:p>
          </table:table-cell>
          <table:table-cell table:number-columns-repeated="16375"/>
        </table:table-row>
        <table:table-row table:style-name="ro22" table:visibility="filter">
          <table:table-cell/>
          <table:table-cell office:value-type="float" office:value="1850" table:style-name="ce48">
            <text:p>1850</text:p>
          </table:table-cell>
          <table:table-cell office:value-type="string" table:style-name="ce64">
            <text:p>Fee Admin and Calculation</text:p>
          </table:table-cell>
          <table:table-cell office:value-type="string" table:style-name="ce64">
            <text:p>Administer Fee Schedule</text:p>
          </table:table-cell>
          <table:table-cell office:value-type="string" table:style-name="ce64">
            <text:p>Ability for a Global Administrator to establish specific fee schedules for Document Access (e.g., as defined by JCIT Technology Standard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7]));ISNUMBER(SEARCH(&quot;C&quot;; [.G187]));ISNUMBER(SEARCH(&quot;3&quot;; [.G187]));ISNUMBER(SEARCH(&quot;F&quot;; [.G187]))); &quot;TRUE&quot;; &quot;FALSE&quot;)" table:style-name="ce54">
            <text:p>FALSE</text:p>
          </table:table-cell>
          <table:table-cell table:number-columns-repeated="16375"/>
        </table:table-row>
        <table:table-row table:style-name="ro22" table:visibility="filter">
          <table:table-cell/>
          <table:table-cell office:value-type="float" office:value="1860" table:style-name="ce48">
            <text:p>1860</text:p>
          </table:table-cell>
          <table:table-cell office:value-type="string" table:style-name="ce50">
            <text:p>Fee Admin and Calculation</text:p>
          </table:table-cell>
          <table:table-cell office:value-type="string" table:style-name="ce50">
            <text:p>Assess &amp; Invoice Fees</text:p>
          </table:table-cell>
          <table:table-cell office:value-type="string" table:style-name="ce50">
            <text:p>Ability for a Clerk to adjust fees after submission and before acceptance (e.g., Clerk adding orders or entries, Filer selected the wrong filing typ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88]));ISNUMBER(SEARCH(&quot;C&quot;; [.G188]));ISNUMBER(SEARCH(&quot;3&quot;; [.G188]));ISNUMBER(SEARCH(&quot;F&quot;; [.G188]))); &quot;TRUE&quot;; &quot;FALSE&quot;)" table:style-name="ce54">
            <text:p>FALSE</text:p>
          </table:table-cell>
          <table:table-cell table:number-columns-repeated="16375"/>
        </table:table-row>
        <table:table-row table:style-name="ro22">
          <table:table-cell/>
          <table:table-cell office:value-type="float" office:value="1870" table:style-name="ce58">
            <text:p>1870</text:p>
          </table:table-cell>
          <table:table-cell office:value-type="string" table:style-name="ce65">
            <text:p>Fee Admin and Calculation</text:p>
          </table:table-cell>
          <table:table-cell office:value-type="string" table:style-name="ce65">
            <text:p>Assess &amp; Invoice Fees</text:p>
          </table:table-cell>
          <table:table-cell office:value-type="string" table:style-name="ce65">
            <text:p>Ability to assess filing fees as if there is a single lead document when multiple lead documents are submitted by a Filer for a single case<text:s/></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189]));ISNUMBER(SEARCH(&quot;C&quot;; [.G189]));ISNUMBER(SEARCH(&quot;3&quot;; [.G189]));ISNUMBER(SEARCH(&quot;F&quot;; [.G189]))); &quot;TRUE&quot;; &quot;FALSE&quot;)" table:style-name="ce54">
            <text:p>TRUE</text:p>
          </table:table-cell>
          <table:table-cell table:number-columns-repeated="16375"/>
        </table:table-row>
        <table:table-row table:style-name="ro22" table:visibility="filter">
          <table:table-cell/>
          <table:table-cell office:value-type="float" office:value="1880" table:style-name="ce48">
            <text:p>188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Clerk to recalculate filings fees during the review process (e.g., when a Clerk recategorizes a document type)</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0]));ISNUMBER(SEARCH(&quot;C&quot;; [.G190]));ISNUMBER(SEARCH(&quot;3&quot;; [.G190]));ISNUMBER(SEARCH(&quot;F&quot;; [.G190]))); &quot;TRUE&quot;; &quot;FALSE&quot;)" table:style-name="ce54">
            <text:p>FALSE</text:p>
          </table:table-cell>
          <table:table-cell table:number-columns-repeated="16375"/>
        </table:table-row>
        <table:table-row table:style-name="ro22" table:visibility="filter">
          <table:table-cell/>
          <table:table-cell office:value-type="float" office:value="1890" table:style-name="ce48">
            <text:p>189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request additional services for which fees are assessed (e.g., refer to JCIT technology <text:s/>standard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1]));ISNUMBER(SEARCH(&quot;C&quot;; [.G191]));ISNUMBER(SEARCH(&quot;3&quot;; [.G191]));ISNUMBER(SEARCH(&quot;F&quot;; [.G191]))); &quot;TRUE&quot;; &quot;FALSE&quot;)" table:style-name="ce54">
            <text:p>FALSE</text:p>
          </table:table-cell>
          <table:table-cell table:number-columns-repeated="16375"/>
        </table:table-row>
        <table:table-row table:style-name="ro22">
          <table:table-cell/>
          <table:table-cell office:value-type="float" office:value="1900" table:style-name="ce58">
            <text:p>1900</text:p>
          </table:table-cell>
          <table:table-cell office:value-type="string" table:style-name="ce65">
            <text:p>Fee Admin and Calculation</text:p>
          </table:table-cell>
          <table:table-cell office:value-type="string" table:style-name="ce65">
            <text:p>Assess &amp; Invoice Fees</text:p>
          </table:table-cell>
          <table:table-cell office:value-type="string" table:style-name="ce65">
            <text:p>Ability for a Clerk to add additional services for which fees are assessed (e.g., clerk confirms with Filer of constable service of a document)</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92]));ISNUMBER(SEARCH(&quot;C&quot;; [.G192]));ISNUMBER(SEARCH(&quot;3&quot;; [.G192]));ISNUMBER(SEARCH(&quot;F&quot;; [.G192]))); &quot;TRUE&quot;; &quot;FALSE&quot;)" table:style-name="ce54">
            <text:p>TRUE</text:p>
          </table:table-cell>
          <table:table-cell table:number-columns-repeated="16375"/>
        </table:table-row>
        <table:table-row table:style-name="ro18">
          <table:table-cell/>
          <table:table-cell office:value-type="float" office:value="1910" table:style-name="ce58">
            <text:p>1910</text:p>
          </table:table-cell>
          <table:table-cell office:value-type="string" table:style-name="ce65">
            <text:p>Fee Admin and Calculation</text:p>
          </table:table-cell>
          <table:table-cell office:value-type="string" table:style-name="ce65">
            <text:p>Assess &amp; Invoice Fees</text:p>
          </table:table-cell>
          <table:table-cell office:value-type="string" table:style-name="ce65">
            <text:p>Ability for a Jurisdiction Administrator to specify how filing fees are calculated automatically as documents are added to the filing based on a predefined fee schedule (e.g., fees based on various criteria including type of case, type of service, number of pages in service documents)</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193]));ISNUMBER(SEARCH(&quot;C&quot;; [.G193]));ISNUMBER(SEARCH(&quot;3&quot;; [.G193]));ISNUMBER(SEARCH(&quot;F&quot;; [.G193]))); &quot;TRUE&quot;; &quot;FALSE&quot;)" table:style-name="ce54">
            <text:p>TRUE</text:p>
          </table:table-cell>
          <table:table-cell table:number-columns-repeated="16375"/>
        </table:table-row>
        <table:table-row table:style-name="ro7" table:visibility="filter">
          <table:table-cell/>
          <table:table-cell office:value-type="float" office:value="1920" table:style-name="ce48">
            <text:p>192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Global Administrator and/or a Jurisdiction Administrator to track any transaction fees charged by a payment processing vendor or EFSP</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4]));ISNUMBER(SEARCH(&quot;C&quot;; [.G194]));ISNUMBER(SEARCH(&quot;3&quot;; [.G194]));ISNUMBER(SEARCH(&quot;F&quot;; [.G194]))); &quot;TRUE&quot;; &quot;FALSE&quot;)" table:style-name="ce54">
            <text:p>FALSE</text:p>
          </table:table-cell>
          <table:table-cell table:number-columns-repeated="16375"/>
        </table:table-row>
        <table:table-row table:style-name="ro22" table:visibility="filter">
          <table:table-cell/>
          <table:table-cell office:value-type="float" office:value="1930" table:style-name="ce48">
            <text:p>193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to calculate filing fees for a Filer when fees vary according to a stated value in the action (e.g., garnishments, estat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5]));ISNUMBER(SEARCH(&quot;C&quot;; [.G195]));ISNUMBER(SEARCH(&quot;3&quot;; [.G195]));ISNUMBER(SEARCH(&quot;F&quot;; [.G195]))); &quot;TRUE&quot;; &quot;FALSE&quot;)" table:style-name="ce54">
            <text:p>FALSE</text:p>
          </table:table-cell>
          <table:table-cell table:number-columns-repeated="16375"/>
        </table:table-row>
        <table:table-row table:style-name="ro22" table:visibility="filter">
          <table:table-cell/>
          <table:table-cell office:value-type="float" office:value="1940" table:style-name="ce48">
            <text:p>194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Clerk ability to view a list of all filing fees during review of a filing including total at the en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6]));ISNUMBER(SEARCH(&quot;C&quot;; [.G196]));ISNUMBER(SEARCH(&quot;3&quot;; [.G196]));ISNUMBER(SEARCH(&quot;F&quot;; [.G196]))); &quot;TRUE&quot;; &quot;FALSE&quot;)" table:style-name="ce54">
            <text:p>FALSE</text:p>
          </table:table-cell>
          <table:table-cell table:number-columns-repeated="16375"/>
        </table:table-row>
        <table:table-row table:style-name="ro8" table:visibility="filter">
          <table:table-cell/>
          <table:table-cell office:value-type="float" office:value="1950" table:style-name="ce48">
            <text:p>195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view filing fees prior to submiss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7]));ISNUMBER(SEARCH(&quot;C&quot;; [.G197]));ISNUMBER(SEARCH(&quot;3&quot;; [.G197]));ISNUMBER(SEARCH(&quot;F&quot;; [.G197]))); &quot;TRUE&quot;; &quot;FALSE&quot;)" table:style-name="ce54">
            <text:p>FALSE</text:p>
          </table:table-cell>
          <table:table-cell table:number-columns-repeated="16375"/>
        </table:table-row>
        <table:table-row table:style-name="ro8" table:visibility="filter">
          <table:table-cell/>
          <table:table-cell office:value-type="float" office:value="1960" table:style-name="ce48">
            <text:p>196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view the total of all filing fees, summarizing fees by case<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8]));ISNUMBER(SEARCH(&quot;C&quot;; [.G198]));ISNUMBER(SEARCH(&quot;3&quot;; [.G198]));ISNUMBER(SEARCH(&quot;F&quot;; [.G198]))); &quot;TRUE&quot;; &quot;FALSE&quot;)" table:style-name="ce54">
            <text:p>FALSE</text:p>
          </table:table-cell>
          <table:table-cell table:number-columns-repeated="16375"/>
        </table:table-row>
        <table:table-row table:style-name="ro8" table:visibility="filter">
          <table:table-cell/>
          <table:table-cell office:value-type="float" office:value="1970" table:style-name="ce48">
            <text:p>197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view the total fees calculated for a bulk filing submiss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199]));ISNUMBER(SEARCH(&quot;C&quot;; [.G199]));ISNUMBER(SEARCH(&quot;3&quot;; [.G199]));ISNUMBER(SEARCH(&quot;F&quot;; [.G199]))); &quot;TRUE&quot;; &quot;FALSE&quot;)" table:style-name="ce54">
            <text:p>FALSE</text:p>
          </table:table-cell>
          <table:table-cell table:number-columns-repeated="16375"/>
        </table:table-row>
        <table:table-row table:style-name="ro22" table:visibility="filter">
          <table:table-cell/>
          <table:table-cell office:value-type="float" office:value="1980" table:style-name="ce48">
            <text:p>198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view any convenience fees associated to a filing , as authorized by statute, when payment type is selecte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0]));ISNUMBER(SEARCH(&quot;C&quot;; [.G200]));ISNUMBER(SEARCH(&quot;3&quot;; [.G200]));ISNUMBER(SEARCH(&quot;F&quot;; [.G200]))); &quot;TRUE&quot;; &quot;FALSE&quot;)" table:style-name="ce54">
            <text:p>FALSE</text:p>
          </table:table-cell>
          <table:table-cell table:number-columns-repeated="16375"/>
        </table:table-row>
        <table:table-row table:style-name="ro22" table:visibility="filter">
          <table:table-cell/>
          <table:table-cell office:value-type="float" office:value="1990" table:style-name="ce48">
            <text:p>199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and/or a Clerk to apply payment of the total filing fees due using a Filer's payment method associated with the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1]));ISNUMBER(SEARCH(&quot;C&quot;; [.G201]));ISNUMBER(SEARCH(&quot;3&quot;; [.G201]));ISNUMBER(SEARCH(&quot;F&quot;; [.G201]))); &quot;TRUE&quot;; &quot;FALSE&quot;)" table:style-name="ce54">
            <text:p>FALSE</text:p>
          </table:table-cell>
          <table:table-cell table:number-columns-repeated="16375"/>
        </table:table-row>
        <table:table-row table:style-name="ro22" table:visibility="filter">
          <table:table-cell/>
          <table:table-cell office:value-type="float" office:value="2000" table:style-name="ce48">
            <text:p>200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pay filing fees using electronic check ("eCheck")</text:p>
            <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2]));ISNUMBER(SEARCH(&quot;C&quot;; [.G202]));ISNUMBER(SEARCH(&quot;3&quot;; [.G202]));ISNUMBER(SEARCH(&quot;F&quot;; [.G202]))); &quot;TRUE&quot;; &quot;FALSE&quot;)" table:style-name="ce54">
            <text:p>FALSE</text:p>
          </table:table-cell>
          <table:table-cell table:number-columns-repeated="16375"/>
        </table:table-row>
        <table:table-row table:style-name="ro8" table:visibility="filter">
          <table:table-cell/>
          <table:table-cell office:value-type="float" office:value="2010" table:style-name="ce48">
            <text:p>201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to charge a Filer's payment account when the filing is accepted by the Jurisdict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3]));ISNUMBER(SEARCH(&quot;C&quot;; [.G203]));ISNUMBER(SEARCH(&quot;3&quot;; [.G203]));ISNUMBER(SEARCH(&quot;F&quot;; [.G203]))); &quot;TRUE&quot;; &quot;FALSE&quot;)" table:style-name="ce54">
            <text:p>FALSE</text:p>
          </table:table-cell>
          <table:table-cell table:number-columns-repeated="16375"/>
        </table:table-row>
        <table:table-row table:style-name="ro7">
          <table:table-cell/>
          <table:table-cell office:value-type="float" office:value="2020" table:style-name="ce58">
            <text:p>2020</text:p>
          </table:table-cell>
          <table:table-cell office:value-type="string" table:style-name="ce65">
            <text:p>Fee Admin and Calculation</text:p>
          </table:table-cell>
          <table:table-cell office:value-type="string" table:style-name="ce65">
            <text:p>Assess &amp; Invoice Fees</text:p>
          </table:table-cell>
          <table:table-cell office:value-type="string" table:style-name="ce65">
            <text:p>Ability for a Filer to verify the availability of a funds via the designated payment method (e.g., credit card) <text:s/>at the time of filing and prevent submission if authorization is not received</text:p>
          </table:table-cell>
          <table:table-cell office:value-type="string" table:style-name="ce66">
            <text:p>Low</text:p>
          </table:table-cell>
          <table:table-cell office:value-type="string" table:content-validation-name="val1" table:style-name="ce61">
            <text:p>3 (3rd Party Integration)</text:p>
          </table:table-cell>
          <table:table-cell office:value-type="string" table:style-name="ce83">
            <text:p>Provided by EFSP</text:p>
          </table:table-cell>
          <table:table-cell office:value-type="string" office:string-value="TRUE" table:formula="of:=IF(OR(ISNUMBER(SEARCH(&quot;G&quot;; [.G204]));ISNUMBER(SEARCH(&quot;C&quot;; [.G204]));ISNUMBER(SEARCH(&quot;3&quot;; [.G204]));ISNUMBER(SEARCH(&quot;F&quot;; [.G204]))); &quot;TRUE&quot;; &quot;FALSE&quot;)" table:style-name="ce54">
            <text:p>TRUE</text:p>
          </table:table-cell>
          <table:table-cell table:number-columns-repeated="16375"/>
        </table:table-row>
        <table:table-row table:style-name="ro22" table:visibility="filter">
          <table:table-cell/>
          <table:table-cell office:value-type="float" office:value="2030" table:style-name="ce48">
            <text:p>203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to notify a Filer of the insufficient of funds via the selected payment method at the time of filing</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05]));ISNUMBER(SEARCH(&quot;C&quot;; [.G205]));ISNUMBER(SEARCH(&quot;3&quot;; [.G205]));ISNUMBER(SEARCH(&quot;F&quot;; [.G205]))); &quot;TRUE&quot;; &quot;FALSE&quot;)" table:style-name="ce54">
            <text:p>FALSE</text:p>
          </table:table-cell>
          <table:table-cell table:number-columns-repeated="16375"/>
        </table:table-row>
        <table:table-row table:style-name="ro22" table:visibility="filter">
          <table:table-cell/>
          <table:table-cell office:value-type="float" office:value="2040" table:style-name="ce48">
            <text:p>204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50">
            <text:p>Ability to prevent a Filer from submitting a filing if no form of payment or no request for fee waiver exis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6]));ISNUMBER(SEARCH(&quot;C&quot;; [.G206]));ISNUMBER(SEARCH(&quot;3&quot;; [.G206]));ISNUMBER(SEARCH(&quot;F&quot;; [.G206]))); &quot;TRUE&quot;; &quot;FALSE&quot;)" table:style-name="ce54">
            <text:p>FALSE</text:p>
          </table:table-cell>
          <table:table-cell table:number-columns-repeated="16375"/>
        </table:table-row>
        <table:table-row table:style-name="ro7">
          <table:table-cell/>
          <table:table-cell office:value-type="float" office:value="2050" table:style-name="ce58">
            <text:p>2050</text:p>
          </table:table-cell>
          <table:table-cell office:value-type="string" table:style-name="ce65">
            <text:p>Fee Admin and Calculation</text:p>
          </table:table-cell>
          <table:table-cell office:value-type="string" table:style-name="ce65">
            <text:p>Assess &amp; Invoice Fees</text:p>
          </table:table-cell>
          <table:table-cell office:value-type="string" table:style-name="ce65">
            <text:p>Ability for a Jurisdiction Administrator to configure placing (or not placing) a hold on the Filer's method of payment at the time of filing submission</text:p>
          </table:table-cell>
          <table:table-cell office:value-type="string" table:style-name="ce66">
            <text:p>Low</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207]));ISNUMBER(SEARCH(&quot;C&quot;; [.G207]));ISNUMBER(SEARCH(&quot;3&quot;; [.G207]));ISNUMBER(SEARCH(&quot;F&quot;; [.G207]))); &quot;TRUE&quot;; &quot;FALSE&quot;)" table:style-name="ce54">
            <text:p>TRUE</text:p>
          </table:table-cell>
          <table:table-cell table:number-columns-repeated="16375"/>
        </table:table-row>
        <table:table-row table:style-name="ro18" table:visibility="filter">
          <table:table-cell/>
          <table:table-cell office:value-type="float" office:value="2060" table:style-name="ce48">
            <text:p>206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view a detailed receipt for each submission itemizing all elements of the submission and case (e.g., line items for each distinct fee for each case included in the filing, summary of fees paid by case, <text:s/>summary of all fees for a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08]));ISNUMBER(SEARCH(&quot;C&quot;; [.G208]));ISNUMBER(SEARCH(&quot;3&quot;; [.G208]));ISNUMBER(SEARCH(&quot;F&quot;; [.G208]))); &quot;TRUE&quot;; &quot;FALSE&quot;)" table:style-name="ce54">
            <text:p>FALSE</text:p>
          </table:table-cell>
          <table:table-cell table:number-columns-repeated="16375"/>
        </table:table-row>
        <table:table-row table:style-name="ro19" table:visibility="filter">
          <table:table-cell/>
          <table:table-cell office:value-type="float" office:value="2070" table:style-name="ce48">
            <text:p>207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the EFM to track the authorization number provided by credit card processing bureau (e.g., subject to PCI compliance requirements) after payment has been processed for a Filer</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09]));ISNUMBER(SEARCH(&quot;C&quot;; [.G209]));ISNUMBER(SEARCH(&quot;3&quot;; [.G209]));ISNUMBER(SEARCH(&quot;F&quot;; [.G209]))); &quot;TRUE&quot;; &quot;FALSE&quot;)" table:style-name="ce54">
            <text:p>FALSE</text:p>
          </table:table-cell>
          <table:table-cell table:number-columns-repeated="16375"/>
        </table:table-row>
        <table:table-row table:style-name="ro19" table:visibility="filter">
          <table:table-cell/>
          <table:table-cell office:value-type="float" office:value="2080" table:style-name="ce48">
            <text:p>208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submit subsequent filings with appropriate fees assessed for the subsequent filings based on file types / case types (e.g., $15 filing fee for family, cross-claims, motions for new trial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0]));ISNUMBER(SEARCH(&quot;C&quot;; [.G210]));ISNUMBER(SEARCH(&quot;3&quot;; [.G210]));ISNUMBER(SEARCH(&quot;F&quot;; [.G210]))); &quot;TRUE&quot;; &quot;FALSE&quot;)" table:style-name="ce54">
            <text:p>FALSE</text:p>
          </table:table-cell>
          <table:table-cell table:number-columns-repeated="16375"/>
        </table:table-row>
        <table:table-row table:style-name="ro22" table:visibility="filter">
          <table:table-cell/>
          <table:table-cell office:value-type="float" office:value="2090" table:style-name="ce48">
            <text:p>209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only be charged for a single document if the document was divided in order to meet any file size limitation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1]));ISNUMBER(SEARCH(&quot;C&quot;; [.G211]));ISNUMBER(SEARCH(&quot;3&quot;; [.G211]));ISNUMBER(SEARCH(&quot;F&quot;; [.G211]))); &quot;TRUE&quot;; &quot;FALSE&quot;)" table:style-name="ce54">
            <text:p>FALSE</text:p>
          </table:table-cell>
          <table:table-cell table:number-columns-repeated="16375"/>
        </table:table-row>
        <table:table-row table:style-name="ro7" table:visibility="filter">
          <table:table-cell/>
          <table:table-cell office:value-type="float" office:value="2100" table:style-name="ce48">
            <text:p>2100</text:p>
          </table:table-cell>
          <table:table-cell office:value-type="string" table:style-name="ce64">
            <text:p>Fee Admin and Calculation</text:p>
          </table:table-cell>
          <table:table-cell office:value-type="string" table:style-name="ce64">
            <text:p>Assess &amp; Invoice Fees</text:p>
          </table:table-cell>
          <table:table-cell office:value-type="string" table:style-name="ce64">
            <text:p>Ability for a Filer to authorize an additional payment amount or request credit back to the payment account (e.g., credit card) if a filing fee is changed during the review process<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2]));ISNUMBER(SEARCH(&quot;C&quot;; [.G212]));ISNUMBER(SEARCH(&quot;3&quot;; [.G212]));ISNUMBER(SEARCH(&quot;F&quot;; [.G212]))); &quot;TRUE&quot;; &quot;FALSE&quot;)" table:style-name="ce54">
            <text:p>FALSE</text:p>
          </table:table-cell>
          <table:table-cell table:number-columns-repeated="16375"/>
        </table:table-row>
        <table:table-row table:style-name="ro19" table:visibility="filter">
          <table:table-cell/>
          <table:table-cell office:value-type="float" office:value="2110" table:style-name="ce48">
            <text:p>2110</text:p>
          </table:table-cell>
          <table:table-cell office:value-type="string" table:style-name="ce64">
            <text:p>Fee Admin and Calculation</text:p>
          </table:table-cell>
          <table:table-cell office:value-type="string" table:style-name="ce64">
            <text:p>Void Fee</text:p>
          </table:table-cell>
          <table:table-cell office:value-type="string" table:style-name="ce64">
            <text:p>Ability for a Clerk to void and refund fees (e.g., if a filing is accidently accepted by the wrong Jurisdiction) with the Solution supporting the void process through automated reconciliation of any affected fund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3]));ISNUMBER(SEARCH(&quot;C&quot;; [.G213]));ISNUMBER(SEARCH(&quot;3&quot;; [.G213]));ISNUMBER(SEARCH(&quot;F&quot;; [.G213]))); &quot;TRUE&quot;; &quot;FALSE&quot;)" table:style-name="ce54">
            <text:p>FALSE</text:p>
          </table:table-cell>
          <table:table-cell table:number-columns-repeated="16375"/>
        </table:table-row>
        <table:table-row table:style-name="ro22" table:visibility="filter">
          <table:table-cell/>
          <table:table-cell office:value-type="float" office:value="2120" table:style-name="ce48">
            <text:p>2120</text:p>
          </table:table-cell>
          <table:table-cell office:value-type="string" table:style-name="ce64">
            <text:p>Fee Admin and Calculation</text:p>
          </table:table-cell>
          <table:table-cell office:value-type="string" table:style-name="ce64">
            <text:p>Void Fee</text:p>
          </table:table-cell>
          <table:table-cell office:value-type="string" table:style-name="ce64">
            <text:p>Ability for the Solution to allow void and refund reason codes to be configured in the Solution for tracking and reporting purposes</text:p>
          </table:table-cell>
          <table:table-cell office:value-type="string" table:style-name="ce63">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14]));ISNUMBER(SEARCH(&quot;C&quot;; [.G214]));ISNUMBER(SEARCH(&quot;3&quot;; [.G214]));ISNUMBER(SEARCH(&quot;F&quot;; [.G214]))); &quot;TRUE&quot;; &quot;FALSE&quot;)" table:style-name="ce54">
            <text:p>FALSE</text:p>
          </table:table-cell>
          <table:table-cell table:number-columns-repeated="16375"/>
        </table:table-row>
        <table:table-row table:style-name="ro8" table:visibility="filter">
          <table:table-cell/>
          <table:table-cell office:value-type="float" office:value="2130" table:style-name="ce48">
            <text:p>2130</text:p>
          </table:table-cell>
          <table:table-cell office:value-type="string" table:style-name="ce64">
            <text:p>Fee Admin and Calculation</text:p>
          </table:table-cell>
          <table:table-cell office:value-type="string" table:style-name="ce64">
            <text:p>Waive Fees</text:p>
          </table:table-cell>
          <table:table-cell office:value-type="string" table:style-name="ce64">
            <text:p>Ability for a Filer to request a fee waiver</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5]));ISNUMBER(SEARCH(&quot;C&quot;; [.G215]));ISNUMBER(SEARCH(&quot;3&quot;; [.G215]));ISNUMBER(SEARCH(&quot;F&quot;; [.G215]))); &quot;TRUE&quot;; &quot;FALSE&quot;)" table:style-name="ce54">
            <text:p>FALSE</text:p>
          </table:table-cell>
          <table:table-cell table:number-columns-repeated="16375"/>
        </table:table-row>
        <table:table-row table:style-name="ro18" table:visibility="filter">
          <table:table-cell/>
          <table:table-cell office:value-type="float" office:value="2140" table:style-name="ce48">
            <text:p>2140</text:p>
          </table:table-cell>
          <table:table-cell office:value-type="string" table:style-name="ce64">
            <text:p>Fee Admin and Calculation</text:p>
          </table:table-cell>
          <table:table-cell office:value-type="string" table:style-name="ce64">
            <text:p>Waive Fees</text:p>
          </table:table-cell>
          <table:table-cell office:value-type="string" table:style-name="ce64">
            <text:p>Ability for a Global Administrator and/or a Jurisdiction Administrator to define a variety of fee waiver types (e.g., waivers that apply only for a specific case, "blanket" waivers that apply to individuals for all of their filings for a defined period of time)</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16]));ISNUMBER(SEARCH(&quot;C&quot;; [.G216]));ISNUMBER(SEARCH(&quot;3&quot;; [.G216]));ISNUMBER(SEARCH(&quot;F&quot;; [.G216]))); &quot;TRUE&quot;; &quot;FALSE&quot;)" table:style-name="ce54">
            <text:p>FALSE</text:p>
          </table:table-cell>
          <table:table-cell table:number-columns-repeated="16375"/>
        </table:table-row>
        <table:table-row table:style-name="ro22" table:visibility="filter">
          <table:table-cell/>
          <table:table-cell office:value-type="float" office:value="2150" table:style-name="ce48">
            <text:p>2150</text:p>
          </table:table-cell>
          <table:table-cell office:value-type="string" table:style-name="ce64">
            <text:p>Fee Admin and Calculation</text:p>
          </table:table-cell>
          <table:table-cell office:value-type="string" table:style-name="ce64">
            <text:p>Waive Fees</text:p>
          </table:table-cell>
          <table:table-cell office:value-type="string" table:style-name="ce64">
            <text:p>Ability for a Clerk to manually contest fee waivers if certain pre-requisite conditions are met by a Filer (e.g., filing of an affidavit of indigency)</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7]));ISNUMBER(SEARCH(&quot;C&quot;; [.G217]));ISNUMBER(SEARCH(&quot;3&quot;; [.G217]));ISNUMBER(SEARCH(&quot;F&quot;; [.G217]))); &quot;TRUE&quot;; &quot;FALSE&quot;)" table:style-name="ce54">
            <text:p>FALSE</text:p>
          </table:table-cell>
          <table:table-cell table:number-columns-repeated="16375"/>
        </table:table-row>
        <table:table-row table:style-name="ro18" table:visibility="filter">
          <table:table-cell/>
          <table:table-cell office:value-type="float" office:value="2160" table:style-name="ce48">
            <text:p>216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reate preformatted editable online forms and document templates by jurisdiction (e.g., step-by-step instructions for each filing type that an inexperienced Filer (e.g., pro se Litigant) can follow / answer to create personalized forms which are ready for filing)</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8]));ISNUMBER(SEARCH(&quot;C&quot;; [.G218]));ISNUMBER(SEARCH(&quot;3&quot;; [.G218]));ISNUMBER(SEARCH(&quot;F&quot;; [.G218]))); &quot;TRUE&quot;; &quot;FALSE&quot;)" table:style-name="ce54">
            <text:p>FALSE</text:p>
          </table:table-cell>
          <table:table-cell table:number-columns-repeated="16375"/>
        </table:table-row>
        <table:table-row table:style-name="ro22" table:visibility="filter">
          <table:table-cell/>
          <table:table-cell office:value-type="float" office:value="2170" table:style-name="ce48">
            <text:p>217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onfigure / modify screen labels, instructions / help text, and other static content<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19]));ISNUMBER(SEARCH(&quot;C&quot;; [.G219]));ISNUMBER(SEARCH(&quot;3&quot;; [.G219]));ISNUMBER(SEARCH(&quot;F&quot;; [.G219]))); &quot;TRUE&quot;; &quot;FALSE&quot;)" table:style-name="ce54">
            <text:p>FALSE</text:p>
          </table:table-cell>
          <table:table-cell table:number-columns-repeated="16375"/>
        </table:table-row>
        <table:table-row table:style-name="ro22" table:visibility="filter">
          <table:table-cell/>
          <table:table-cell office:value-type="float" office:value="2180" table:style-name="ce48">
            <text:p>218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onfigure jurisdiction-specific local rules for submission and document expectations</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20]));ISNUMBER(SEARCH(&quot;C&quot;; [.G220]));ISNUMBER(SEARCH(&quot;3&quot;; [.G220]));ISNUMBER(SEARCH(&quot;F&quot;; [.G220]))); &quot;TRUE&quot;; &quot;FALSE&quot;)" table:style-name="ce54">
            <text:p>FALSE</text:p>
          </table:table-cell>
          <table:table-cell table:number-columns-repeated="16375"/>
        </table:table-row>
        <table:table-row table:style-name="ro22" table:visibility="filter">
          <table:table-cell/>
          <table:table-cell office:value-type="float" office:value="2190" table:style-name="ce48">
            <text:p>219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reate fields and tables for Filers to complete (e.g., free-form, drop-down, narrative tex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21]));ISNUMBER(SEARCH(&quot;C&quot;; [.G221]));ISNUMBER(SEARCH(&quot;3&quot;; [.G221]));ISNUMBER(SEARCH(&quot;F&quot;; [.G221]))); &quot;TRUE&quot;; &quot;FALSE&quot;)" table:style-name="ce54">
            <text:p>FALSE</text:p>
          </table:table-cell>
          <table:table-cell table:number-columns-repeated="16375"/>
        </table:table-row>
        <table:table-row table:style-name="ro7" table:visibility="filter">
          <table:table-cell/>
          <table:table-cell office:value-type="float" office:value="2200" table:style-name="ce48">
            <text:p>220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to render Forms Author designed user interfaces with a mobile-responsive design for template and form-based filings for Filers to create and submit fileable documents</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22]));ISNUMBER(SEARCH(&quot;C&quot;; [.G222]));ISNUMBER(SEARCH(&quot;3&quot;; [.G222]));ISNUMBER(SEARCH(&quot;F&quot;; [.G222]))); &quot;TRUE&quot;; &quot;FALSE&quot;)" table:style-name="ce54">
            <text:p>FALSE</text:p>
          </table:table-cell>
          <table:table-cell table:number-columns-repeated="16375"/>
        </table:table-row>
        <table:table-row table:style-name="ro22" table:visibility="filter">
          <table:table-cell/>
          <table:table-cell office:value-type="float" office:value="2210" table:style-name="ce48">
            <text:p>221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reate templates and forms using multiple third party tools (e.g., HotDocs, A2J Author, Docassemble, etc.)</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23]));ISNUMBER(SEARCH(&quot;C&quot;; [.G223]));ISNUMBER(SEARCH(&quot;3&quot;; [.G223]));ISNUMBER(SEARCH(&quot;F&quot;; [.G223]))); &quot;TRUE&quot;; &quot;FALSE&quot;)" table:style-name="ce54">
            <text:p>FALSE</text:p>
          </table:table-cell>
          <table:table-cell table:number-columns-repeated="16375"/>
        </table:table-row>
        <table:table-row table:style-name="ro22" table:visibility="filter">
          <table:table-cell/>
          <table:table-cell office:value-type="float" office:value="2220" table:style-name="ce48">
            <text:p>222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onfigure rules applicable to the filing context (e.g. number of signatures)</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24]));ISNUMBER(SEARCH(&quot;C&quot;; [.G224]));ISNUMBER(SEARCH(&quot;3&quot;; [.G224]));ISNUMBER(SEARCH(&quot;F&quot;; [.G224]))); &quot;TRUE&quot;; &quot;FALSE&quot;)" table:style-name="ce54">
            <text:p>FALSE</text:p>
          </table:table-cell>
          <table:table-cell table:number-columns-repeated="16375"/>
        </table:table-row>
        <table:table-row table:style-name="ro7" table:visibility="filter">
          <table:table-cell/>
          <table:table-cell office:value-type="float" office:value="2230" table:style-name="ce48">
            <text:p>223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onfigure forms in Forms Assembly for any filing type available in eFileTexas 2.0 and authorized for Forms Assembly by OCA</text:p>
          </table:table-cell>
          <table:table-cell office:value-type="string" table:style-name="ce63">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25]));ISNUMBER(SEARCH(&quot;C&quot;; [.G225]));ISNUMBER(SEARCH(&quot;3&quot;; [.G225]));ISNUMBER(SEARCH(&quot;F&quot;; [.G225]))); &quot;TRUE&quot;; &quot;FALSE&quot;)" table:style-name="ce54">
            <text:p>FALSE</text:p>
          </table:table-cell>
          <table:table-cell table:number-columns-repeated="16375"/>
        </table:table-row>
        <table:table-row table:style-name="ro8" table:visibility="filter">
          <table:table-cell/>
          <table:table-cell office:value-type="float" office:value="2240" table:style-name="ce48">
            <text:p>224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orms Author to configure forms that allow multiple <text:s/>signatures on a single form</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26]));ISNUMBER(SEARCH(&quot;C&quot;; [.G226]));ISNUMBER(SEARCH(&quot;3&quot;; [.G226]));ISNUMBER(SEARCH(&quot;F&quot;; [.G226]))); &quot;TRUE&quot;; &quot;FALSE&quot;)" table:style-name="ce54">
            <text:p>FALSE</text:p>
          </table:table-cell>
          <table:table-cell table:number-columns-repeated="16375"/>
        </table:table-row>
        <table:table-row table:style-name="ro18">
          <table:table-cell/>
          <table:table-cell office:value-type="float" office:value="2250" table:style-name="ce58">
            <text:p>2250</text:p>
          </table:table-cell>
          <table:table-cell office:value-type="string" table:style-name="ce65">
            <text:p>Forms Assembly</text:p>
          </table:table-cell>
          <table:table-cell office:value-type="string" table:style-name="ce65">
            <text:p>Author Templates and Forms</text:p>
          </table:table-cell>
          <table:table-cell office:value-type="string" table:style-name="ce65">
            <text:p>Ability for a Filer to save work in progress when completing a form in Forms Assembly (e.g. save feature, form status, ability to edit and/ or delete information)<text:s/></text:p>
            <text:p/>
            <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Provided by EFSP</text:p>
          </table:table-cell>
          <table:table-cell office:value-type="string" office:string-value="TRUE" table:formula="of:=IF(OR(ISNUMBER(SEARCH(&quot;G&quot;; [.G227]));ISNUMBER(SEARCH(&quot;C&quot;; [.G227]));ISNUMBER(SEARCH(&quot;3&quot;; [.G227]));ISNUMBER(SEARCH(&quot;F&quot;; [.G227]))); &quot;TRUE&quot;; &quot;FALSE&quot;)" table:style-name="ce54">
            <text:p>TRUE</text:p>
          </table:table-cell>
          <table:table-cell table:number-columns-repeated="16375"/>
        </table:table-row>
        <table:table-row table:style-name="ro7" table:visibility="filter">
          <table:table-cell/>
          <table:table-cell office:value-type="float" office:value="2260" table:style-name="ce48">
            <text:p>226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iler to be prompted during the forms completion process (e.g. ability to edit and/ or delete form, have an "are you sure" feature for submitting sensitive informat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28]));ISNUMBER(SEARCH(&quot;C&quot;; [.G228]));ISNUMBER(SEARCH(&quot;3&quot;; [.G228]));ISNUMBER(SEARCH(&quot;F&quot;; [.G228]))); &quot;TRUE&quot;; &quot;FALSE&quot;)" table:style-name="ce54">
            <text:p>FALSE</text:p>
          </table:table-cell>
          <table:table-cell table:number-columns-repeated="16375"/>
        </table:table-row>
        <table:table-row table:style-name="ro8" table:visibility="filter">
          <table:table-cell/>
          <table:table-cell office:value-type="float" office:value="2270" table:style-name="ce48">
            <text:p>227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iler to electronically submit a filing generated by Forms Assembly<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29]));ISNUMBER(SEARCH(&quot;C&quot;; [.G229]));ISNUMBER(SEARCH(&quot;3&quot;; [.G229]));ISNUMBER(SEARCH(&quot;F&quot;; [.G229]))); &quot;TRUE&quot;; &quot;FALSE&quot;)" table:style-name="ce54">
            <text:p>FALSE</text:p>
          </table:table-cell>
          <table:table-cell table:number-columns-repeated="16375"/>
        </table:table-row>
        <table:table-row table:style-name="ro19">
          <table:table-cell/>
          <table:table-cell office:value-type="float" office:value="2280" table:style-name="ce58">
            <text:p>2280</text:p>
          </table:table-cell>
          <table:table-cell office:value-type="string" table:style-name="ce65">
            <text:p>Forms Assembly</text:p>
          </table:table-cell>
          <table:table-cell office:value-type="string" table:style-name="ce65">
            <text:p>Author Templates and Forms</text:p>
          </table:table-cell>
          <table:table-cell office:value-type="string" table:style-name="ce65">
            <text:p>Ability for a Pro Se Litigant to provide electronic forms of signatures compliant with defined business rules <text:s/>(e.g., acknowledgement, image file of signature, /s/ name, signature pad (including on mobile device)</text:p>
          </table:table-cell>
          <table:table-cell office:value-type="string" table:style-name="ce66">
            <text:p>High</text:p>
          </table:table-cell>
          <table:table-cell office:value-type="string" table:content-validation-name="val1" table:style-name="ce61">
            <text:p>G (ConfiGur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30]));ISNUMBER(SEARCH(&quot;C&quot;; [.G230]));ISNUMBER(SEARCH(&quot;3&quot;; [.G230]));ISNUMBER(SEARCH(&quot;F&quot;; [.G230]))); &quot;TRUE&quot;; &quot;FALSE&quot;)" table:style-name="ce54">
            <text:p>TRUE</text:p>
          </table:table-cell>
          <table:table-cell table:number-columns-repeated="16375"/>
        </table:table-row>
        <table:table-row table:style-name="ro22" table:visibility="filter">
          <table:table-cell/>
          <table:table-cell office:value-type="float" office:value="2290" table:style-name="ce48">
            <text:p>229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the eFileTexas 2.0 Solution to generate an ECF compliant filing document as a result of the forms assembly proces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31]));ISNUMBER(SEARCH(&quot;C&quot;; [.G231]));ISNUMBER(SEARCH(&quot;3&quot;; [.G231]));ISNUMBER(SEARCH(&quot;F&quot;; [.G231]))); &quot;TRUE&quot;; &quot;FALSE&quot;)" table:style-name="ce54">
            <text:p>FALSE</text:p>
          </table:table-cell>
          <table:table-cell table:number-columns-repeated="16375"/>
        </table:table-row>
        <table:table-row table:style-name="ro22" table:visibility="filter">
          <table:table-cell/>
          <table:table-cell office:value-type="float" office:value="2300" table:style-name="ce48">
            <text:p>230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iler to generate user friendly PDF renderings of the filing for submission (should not have extra white space, etc.)</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32]));ISNUMBER(SEARCH(&quot;C&quot;; [.G232]));ISNUMBER(SEARCH(&quot;3&quot;; [.G232]));ISNUMBER(SEARCH(&quot;F&quot;; [.G232]))); &quot;TRUE&quot;; &quot;FALSE&quot;)" table:style-name="ce54">
            <text:p>FALSE</text:p>
          </table:table-cell>
          <table:table-cell table:number-columns-repeated="16375"/>
        </table:table-row>
        <table:table-row table:style-name="ro19" table:visibility="filter">
          <table:table-cell/>
          <table:table-cell office:value-type="float" office:value="2310" table:style-name="ce48">
            <text:p>231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iler to create a dynamically formatted print-to-PDF version of the completed filing (e.g., form that dynamically adjusts spaces for paragraphs and sections as information is added/deleted by a User)</text:p>
          </table:table-cell>
          <table:table-cell office:value-type="string" table:style-name="ce63">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33]));ISNUMBER(SEARCH(&quot;C&quot;; [.G233]));ISNUMBER(SEARCH(&quot;3&quot;; [.G233]));ISNUMBER(SEARCH(&quot;F&quot;; [.G233]))); &quot;TRUE&quot;; &quot;FALSE&quot;)" table:style-name="ce54">
            <text:p>FALSE</text:p>
          </table:table-cell>
          <table:table-cell table:number-columns-repeated="16375"/>
        </table:table-row>
        <table:table-row table:style-name="ro7" table:visibility="filter">
          <table:table-cell/>
          <table:table-cell office:value-type="float" office:value="2320" table:style-name="ce48">
            <text:p>2320</text:p>
          </table:table-cell>
          <table:table-cell office:value-type="string" table:style-name="ce64">
            <text:p>Forms Assembly</text:p>
          </table:table-cell>
          <table:table-cell office:value-type="string" table:style-name="ce64">
            <text:p>Author Templates and Forms</text:p>
          </table:table-cell>
          <table:table-cell office:value-type="string" table:style-name="ce64">
            <text:p>Ability for a Filer to access information that enables them to connect with external legal services (e.g., links that redirect Users to Texas Law Help, etc.)</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34]));ISNUMBER(SEARCH(&quot;C&quot;; [.G234]));ISNUMBER(SEARCH(&quot;3&quot;; [.G234]));ISNUMBER(SEARCH(&quot;F&quot;; [.G234]))); &quot;TRUE&quot;; &quot;FALSE&quot;)" table:style-name="ce54">
            <text:p>FALSE</text:p>
          </table:table-cell>
          <table:table-cell table:number-columns-repeated="16375"/>
        </table:table-row>
        <table:table-row table:style-name="ro8">
          <table:table-cell/>
          <table:table-cell office:value-type="float" office:value="2330" table:style-name="ce58">
            <text:p>2330</text:p>
          </table:table-cell>
          <table:table-cell office:value-type="string" table:style-name="ce65">
            <text:p>Forms Assembly</text:p>
          </table:table-cell>
          <table:table-cell office:value-type="string" table:style-name="ce65">
            <text:p>Author Templates and Forms</text:p>
          </table:table-cell>
          <table:table-cell office:value-type="string" table:style-name="ce65">
            <text:p>Ability for the Solution to provide a chat feature for a Filer to ask questions (e.g., with a bot)</text:p>
          </table:table-cell>
          <table:table-cell office:value-type="string" table:style-name="ce70">
            <text:p>Low</text:p>
          </table:table-cell>
          <table:table-cell office:value-type="string" table:content-validation-name="val1" table:style-name="ce61">
            <text:p>C (Customiz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35]));ISNUMBER(SEARCH(&quot;C&quot;; [.G235]));ISNUMBER(SEARCH(&quot;3&quot;; [.G235]));ISNUMBER(SEARCH(&quot;F&quot;; [.G235]))); &quot;TRUE&quot;; &quot;FALSE&quot;)" table:style-name="ce54">
            <text:p>TRUE</text:p>
          </table:table-cell>
          <table:table-cell table:number-columns-repeated="16375"/>
        </table:table-row>
        <table:table-row table:style-name="ro18">
          <table:table-cell/>
          <table:table-cell office:value-type="float" office:value="2340" table:style-name="ce58">
            <text:p>2340</text:p>
          </table:table-cell>
          <table:table-cell office:value-type="string" table:style-name="ce65">
            <text:p>Forms Assembly</text:p>
          </table:table-cell>
          <table:table-cell office:value-type="string" table:style-name="ce65">
            <text:p>Author Templates and Forms</text:p>
          </table:table-cell>
          <table:table-cell office:value-type="string" table:style-name="ce65">
            <text:p>Ability for the Solution to expand input capabilities for data capture (e.g., Artificial Intelligence capabilities that leverage natural language, speech, and image processing so Users can use conversational text, speak to microphones, upload pictures, etc.)</text:p>
          </table:table-cell>
          <table:table-cell office:value-type="string" table:style-name="ce66">
            <text:p>Low</text:p>
          </table:table-cell>
          <table:table-cell office:value-type="string" table:content-validation-name="val1" table:style-name="ce61">
            <text:p>C (Customization)</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36]));ISNUMBER(SEARCH(&quot;C&quot;; [.G236]));ISNUMBER(SEARCH(&quot;3&quot;; [.G236]));ISNUMBER(SEARCH(&quot;F&quot;; [.G236]))); &quot;TRUE&quot;; &quot;FALSE&quot;)" table:style-name="ce54">
            <text:p>TRUE</text:p>
          </table:table-cell>
          <table:table-cell table:number-columns-repeated="16375"/>
        </table:table-row>
        <table:table-row table:style-name="ro18">
          <table:table-cell/>
          <table:table-cell office:value-type="float" office:value="2350" table:style-name="ce58">
            <text:p>2350</text:p>
          </table:table-cell>
          <table:table-cell office:value-type="string" table:style-name="ce65">
            <text:p>Forms Assembly</text:p>
          </table:table-cell>
          <table:table-cell office:value-type="string" table:style-name="ce65">
            <text:p>Author Templates and Forms</text:p>
          </table:table-cell>
          <table:table-cell office:value-type="string" table:style-name="ce65">
            <text:p>Ability for the Solution to leverage artificial intelligence data about diagnosis, triage, possible options, typical outcomes, likelihood of success, available resources, etc. to better guide pro se Litigants through the legal process based on historical information</text:p>
          </table:table-cell>
          <table:table-cell office:value-type="string" table:style-name="ce66">
            <text:p>Low</text:p>
          </table:table-cell>
          <table:table-cell office:value-type="string" table:content-validation-name="val1" table:style-name="ce61">
            <text:p>C (Customization)</text:p>
          </table:table-cell>
          <table:table-cell office:value-type="string" table:style-name="ce83">
            <text:p>AI/MI are part of our longer term microservice roadmap but will NOT be included in the scope of the immediate project.</text:p>
          </table:table-cell>
          <table:table-cell office:value-type="string" office:string-value="TRUE" table:formula="of:=IF(OR(ISNUMBER(SEARCH(&quot;G&quot;; [.G237]));ISNUMBER(SEARCH(&quot;C&quot;; [.G237]));ISNUMBER(SEARCH(&quot;3&quot;; [.G237]));ISNUMBER(SEARCH(&quot;F&quot;; [.G237]))); &quot;TRUE&quot;; &quot;FALSE&quot;)" table:style-name="ce54">
            <text:p>TRUE</text:p>
          </table:table-cell>
          <table:table-cell table:number-columns-repeated="16375"/>
        </table:table-row>
        <table:table-row table:style-name="ro19">
          <table:table-cell/>
          <table:table-cell office:value-type="float" office:value="2360" table:style-name="ce58">
            <text:p>2360</text:p>
          </table:table-cell>
          <table:table-cell office:value-type="string" table:style-name="ce65">
            <text:p>Redaction</text:p>
          </table:table-cell>
          <table:table-cell office:value-type="string" table:style-name="ce65">
            <text:p>Redact Automatically (AI)</text:p>
          </table:table-cell>
          <table:table-cell office:value-type="string" table:style-name="ce65">
            <text:p>Ability to automatically redact documents based on criteria pre-defined by Global Administrator (e.g., Texas Rules of Civil Procedure - Rule 21C) for consideration by the Filer prior to submission of the filing</text:p>
          </table:table-cell>
          <table:table-cell office:value-type="string" table:style-name="ce70">
            <text:p>High</text:p>
          </table:table-cell>
          <table:table-cell office:value-type="string" table:content-validation-name="val1" table:style-name="ce61">
            <text:p>G (ConfiGuration)</text:p>
          </table:table-cell>
          <table:table-cell office:value-type="string" table:style-name="ce83">
            <text:p>Ability to auto-redact documents based on pre-defined criteria and templates is available via configuration. Our solution does not require building, training and deploying AI/MI models.</text:p>
          </table:table-cell>
          <table:table-cell office:value-type="string" office:string-value="TRUE" table:formula="of:=IF(OR(ISNUMBER(SEARCH(&quot;G&quot;; [.G238]));ISNUMBER(SEARCH(&quot;C&quot;; [.G238]));ISNUMBER(SEARCH(&quot;3&quot;; [.G238]));ISNUMBER(SEARCH(&quot;F&quot;; [.G238]))); &quot;TRUE&quot;; &quot;FALSE&quot;)" table:style-name="ce54">
            <text:p>TRUE</text:p>
          </table:table-cell>
          <table:table-cell table:number-columns-repeated="16375"/>
        </table:table-row>
        <table:table-row table:style-name="ro18">
          <table:table-cell/>
          <table:table-cell office:value-type="float" office:value="2370" table:style-name="ce58">
            <text:p>2370</text:p>
          </table:table-cell>
          <table:table-cell office:value-type="string" table:style-name="ce65">
            <text:p>Redaction</text:p>
          </table:table-cell>
          <table:table-cell office:value-type="string" table:style-name="ce65">
            <text:p>Redact Automatically (AI)</text:p>
          </table:table-cell>
          <table:table-cell office:value-type="string" table:style-name="ce65">
            <text:p>Ability to automatically redact documents based on machine learning derived algorithms for the Filer's consideration prior to submission of the filing;<text:s/><text:span text:style-name="T5">Please describe your experience and plans for the use of artificial intelligence in the application of redaction</text:span></text:p>
          </table:table-cell>
          <table:table-cell office:value-type="string" table:style-name="ce70">
            <text:p>High</text:p>
          </table:table-cell>
          <table:table-cell office:value-type="string" table:content-validation-name="val1" table:style-name="ce61">
            <text:p>G (ConfiGuration)</text:p>
          </table:table-cell>
          <table:table-cell office:value-type="string" table:style-name="ce83">
            <text:p>'Ability to auto-redact documents based on pre-defined criteria and templates is available via configuration. Our solution does not require building, training and deploying AI/MI models.</text:p>
          </table:table-cell>
          <table:table-cell office:value-type="string" office:string-value="TRUE" table:formula="of:=IF(OR(ISNUMBER(SEARCH(&quot;G&quot;; [.G239]));ISNUMBER(SEARCH(&quot;C&quot;; [.G239]));ISNUMBER(SEARCH(&quot;3&quot;; [.G239]));ISNUMBER(SEARCH(&quot;F&quot;; [.G239]))); &quot;TRUE&quot;; &quot;FALSE&quot;)" table:style-name="ce54">
            <text:p>TRUE</text:p>
          </table:table-cell>
          <table:table-cell table:number-columns-repeated="16375"/>
        </table:table-row>
        <table:table-row table:style-name="ro22">
          <table:table-cell/>
          <table:table-cell office:value-type="float" office:value="2380" table:style-name="ce58">
            <text:p>2380</text:p>
          </table:table-cell>
          <table:table-cell office:value-type="string" table:style-name="ce65">
            <text:p>Redaction</text:p>
          </table:table-cell>
          <table:table-cell office:value-type="string" table:style-name="ce65">
            <text:p>Redact Automatically (AI)</text:p>
          </table:table-cell>
          <table:table-cell office:value-type="string" table:style-name="ce65">
            <text:p>Ability for a Filer to either accept all redactions or selectively accept redactions recommended by the Solution</text:p>
          </table:table-cell>
          <table:table-cell office:value-type="string" table:style-name="ce70">
            <text:p>High</text:p>
          </table:table-cell>
          <table:table-cell office:value-type="string" table:content-validation-name="val1" table:style-name="ce61">
            <text:p>G (ConfiGuration)</text:p>
          </table:table-cell>
          <table:table-cell office:value-type="string" table:style-name="ce83">
            <text:p>This feature of previewing redactions is in our product roadmap for 2021. It will be included in the scope of the project</text:p>
          </table:table-cell>
          <table:table-cell office:value-type="string" office:string-value="TRUE" table:formula="of:=IF(OR(ISNUMBER(SEARCH(&quot;G&quot;; [.G240]));ISNUMBER(SEARCH(&quot;C&quot;; [.G240]));ISNUMBER(SEARCH(&quot;3&quot;; [.G240]));ISNUMBER(SEARCH(&quot;F&quot;; [.G240]))); &quot;TRUE&quot;; &quot;FALSE&quot;)" table:style-name="ce54">
            <text:p>TRUE</text:p>
          </table:table-cell>
          <table:table-cell table:number-columns-repeated="16375"/>
        </table:table-row>
        <table:table-row table:style-name="ro7">
          <table:table-cell/>
          <table:table-cell office:value-type="float" office:value="2390" table:style-name="ce58">
            <text:p>2390</text:p>
          </table:table-cell>
          <table:table-cell office:value-type="string" table:style-name="ce65">
            <text:p>Redaction</text:p>
          </table:table-cell>
          <table:table-cell office:value-type="string" table:style-name="ce65">
            <text:p>Redact Automatically (AI)</text:p>
          </table:table-cell>
          <table:table-cell office:value-type="string" table:style-name="ce65">
            <text:p>Ability for the Global Administrator to configure auto redaction criteria and rules.<text:s/><text:span text:style-name="T5">Describe the level of configurability of the redaction solution.</text:span></text:p>
          </table:table-cell>
          <table:table-cell office:value-type="string" table:style-name="ce70">
            <text:p>High</text:p>
          </table:table-cell>
          <table:table-cell office:value-type="string" table:content-validation-name="val1" table:style-name="ce61">
            <text:p>G (ConfiGuration)</text:p>
          </table:table-cell>
          <table:table-cell office:value-type="string" table:style-name="ce83">
            <text:p>Ability to auto-redact documents based on pre-defined criteria and templates is available via configuration. Our solution does not require building, training and deploying AI/MI models. Global administrators have ability to configure redaction logic.</text:p>
          </table:table-cell>
          <table:table-cell office:value-type="string" office:string-value="TRUE" table:formula="of:=IF(OR(ISNUMBER(SEARCH(&quot;G&quot;; [.G241]));ISNUMBER(SEARCH(&quot;C&quot;; [.G241]));ISNUMBER(SEARCH(&quot;3&quot;; [.G241]));ISNUMBER(SEARCH(&quot;F&quot;; [.G241]))); &quot;TRUE&quot;; &quot;FALSE&quot;)" table:style-name="ce54">
            <text:p>TRUE</text:p>
          </table:table-cell>
          <table:table-cell table:number-columns-repeated="16375"/>
        </table:table-row>
        <table:table-row table:style-name="ro8">
          <table:table-cell/>
          <table:table-cell office:value-type="float" office:value="2400" table:style-name="ce58">
            <text:p>240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a Filer to manually redact documents prior to submission of the filing</text:p>
          </table:table-cell>
          <table:table-cell office:value-type="string" table:style-name="ce70">
            <text:p>High</text:p>
          </table:table-cell>
          <table:table-cell office:value-type="string" table:content-validation-name="val1" table:style-name="ce61">
            <text:p>G (ConfiGuration)</text:p>
          </table:table-cell>
          <table:table-cell table:style-name="ce83"/>
          <table:table-cell office:value-type="string" office:string-value="TRUE" table:formula="of:=IF(OR(ISNUMBER(SEARCH(&quot;G&quot;; [.G242]));ISNUMBER(SEARCH(&quot;C&quot;; [.G242]));ISNUMBER(SEARCH(&quot;3&quot;; [.G242]));ISNUMBER(SEARCH(&quot;F&quot;; [.G242]))); &quot;TRUE&quot;; &quot;FALSE&quot;)" table:style-name="ce54">
            <text:p>TRUE</text:p>
          </table:table-cell>
          <table:table-cell table:number-columns-repeated="16375"/>
        </table:table-row>
        <table:table-row table:style-name="ro18">
          <table:table-cell/>
          <table:table-cell office:value-type="float" office:value="2410" table:style-name="ce58">
            <text:p>241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Filer to mask selected data prior to the submission of a filing (e.g., per Texas Rules of Civil Procedure - Rule 21C such as replacing initials or otherwise preventing the juvenile's name from being viewed, such as a black bar overlay)</text:p>
          </table:table-cell>
          <table:table-cell office:value-type="string" table:style-name="ce70">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43]));ISNUMBER(SEARCH(&quot;C&quot;; [.G243]));ISNUMBER(SEARCH(&quot;3&quot;; [.G243]));ISNUMBER(SEARCH(&quot;F&quot;; [.G243]))); &quot;TRUE&quot;; &quot;FALSE&quot;)" table:style-name="ce54">
            <text:p>TRUE</text:p>
          </table:table-cell>
          <table:table-cell table:number-columns-repeated="16375"/>
        </table:table-row>
        <table:table-row table:style-name="ro22" table:visibility="filter">
          <table:table-cell/>
          <table:table-cell office:value-type="float" office:value="2420" table:style-name="ce48">
            <text:p>2420</text:p>
          </table:table-cell>
          <table:table-cell office:value-type="string" table:style-name="ce64">
            <text:p>Redaction</text:p>
          </table:table-cell>
          <table:table-cell office:value-type="string" table:style-name="ce64">
            <text:p>Redact Manually</text:p>
          </table:table-cell>
          <table:table-cell office:value-type="string" table:style-name="ce64">
            <text:p>Ability for a Clerk to manually redact documents in Document Access (e.g., in response to a court order)</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44]));ISNUMBER(SEARCH(&quot;C&quot;; [.G244]));ISNUMBER(SEARCH(&quot;3&quot;; [.G244]));ISNUMBER(SEARCH(&quot;F&quot;; [.G244]))); &quot;TRUE&quot;; &quot;FALSE&quot;)" table:style-name="ce54">
            <text:p>FALSE</text:p>
          </table:table-cell>
          <table:table-cell table:number-columns-repeated="16375"/>
        </table:table-row>
        <table:table-row table:style-name="ro22" table:visibility="filter">
          <table:table-cell/>
          <table:table-cell office:value-type="float" office:value="2430" table:style-name="ce48">
            <text:p>2430</text:p>
          </table:table-cell>
          <table:table-cell office:value-type="string" table:style-name="ce64">
            <text:p>Redaction</text:p>
          </table:table-cell>
          <table:table-cell office:value-type="string" table:style-name="ce64">
            <text:p>Redact Manually</text:p>
          </table:table-cell>
          <table:table-cell office:value-type="string" table:style-name="ce64">
            <text:p>Ability for a Filer to redact information using black or other noticeable color as defined by Global Administrator for the Solution</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45]));ISNUMBER(SEARCH(&quot;C&quot;; [.G245]));ISNUMBER(SEARCH(&quot;3&quot;; [.G245]));ISNUMBER(SEARCH(&quot;F&quot;; [.G245]))); &quot;TRUE&quot;; &quot;FALSE&quot;)" table:style-name="ce54">
            <text:p>FALSE</text:p>
          </table:table-cell>
          <table:table-cell table:number-columns-repeated="16375"/>
        </table:table-row>
        <table:table-row table:style-name="ro22">
          <table:table-cell/>
          <table:table-cell office:value-type="float" office:value="2440" table:style-name="ce58">
            <text:p>244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the Global Administrator to configure whether to display on the redacted document the User who applied the redaction (e.g., the Filer)</text:p>
          </table:table-cell>
          <table:table-cell office:value-type="string" table:style-name="ce70">
            <text:p>Low</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246]));ISNUMBER(SEARCH(&quot;C&quot;; [.G246]));ISNUMBER(SEARCH(&quot;3&quot;; [.G246]));ISNUMBER(SEARCH(&quot;F&quot;; [.G246]))); &quot;TRUE&quot;; &quot;FALSE&quot;)" table:style-name="ce54">
            <text:p>TRUE</text:p>
          </table:table-cell>
          <table:table-cell table:number-columns-repeated="16375"/>
        </table:table-row>
        <table:table-row table:style-name="ro19" table:visibility="filter">
          <table:table-cell/>
          <table:table-cell office:value-type="float" office:value="2450" table:style-name="ce48">
            <text:p>2450</text:p>
          </table:table-cell>
          <table:table-cell office:value-type="string" table:style-name="ce64">
            <text:p>Redaction</text:p>
          </table:table-cell>
          <table:table-cell office:value-type="string" table:style-name="ce64">
            <text:p>Redact Manually</text:p>
          </table:table-cell>
          <table:table-cell office:value-type="string" table:style-name="ce64">
            <text:p>Ability for a Filer, Clerk or other designated User to make annotations and add notes on specific locations on a page of a document (e.g., similar to using a yellow sticky note on a paper document)</text:p>
          </table:table-cell>
          <table:table-cell office:value-type="string" table:style-name="ce63">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47]));ISNUMBER(SEARCH(&quot;C&quot;; [.G247]));ISNUMBER(SEARCH(&quot;3&quot;; [.G247]));ISNUMBER(SEARCH(&quot;F&quot;; [.G247]))); &quot;TRUE&quot;; &quot;FALSE&quot;)" table:style-name="ce54">
            <text:p>FALSE</text:p>
          </table:table-cell>
          <table:table-cell table:number-columns-repeated="16375"/>
        </table:table-row>
        <table:table-row table:style-name="ro7" table:visibility="filter">
          <table:table-cell/>
          <table:table-cell office:value-type="float" office:value="2460" table:style-name="ce48">
            <text:p>2460</text:p>
          </table:table-cell>
          <table:table-cell office:value-type="string" table:style-name="ce64">
            <text:p>Redaction</text:p>
          </table:table-cell>
          <table:table-cell office:value-type="string" table:style-name="ce64">
            <text:p>Redact Manually</text:p>
          </table:table-cell>
          <table:table-cell office:value-type="string" table:style-name="ce64">
            <text:p>Ability for a Filer, Clerk or other designated User to create private/ personal notes/ comments that only the User adding the note would see, with to remove the note/comment at any time</text:p>
          </table:table-cell>
          <table:table-cell office:value-type="string" table:style-name="ce63">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48]));ISNUMBER(SEARCH(&quot;C&quot;; [.G248]));ISNUMBER(SEARCH(&quot;3&quot;; [.G248]));ISNUMBER(SEARCH(&quot;F&quot;; [.G248]))); &quot;TRUE&quot;; &quot;FALSE&quot;)" table:style-name="ce54">
            <text:p>FALSE</text:p>
          </table:table-cell>
          <table:table-cell table:number-columns-repeated="16375"/>
        </table:table-row>
        <table:table-row table:style-name="ro7">
          <table:table-cell/>
          <table:table-cell office:value-type="float" office:value="2470" table:style-name="ce58">
            <text:p>247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a Filer, Clerk or other designated User to create notes at the document and/or the case level (e.g., the note would be associated to all documents in the case)</text:p>
          </table:table-cell>
          <table:table-cell office:value-type="string" table:style-name="ce70">
            <text:p>Low</text:p>
          </table:table-cell>
          <table:table-cell office:value-type="string" table:content-validation-name="val1" table:style-name="ce61">
            <text:p>O (OOTB)</text:p>
          </table:table-cell>
          <table:table-cell table:style-name="ce83"/>
          <table:table-cell office:value-type="string" office:string-value="FALSE" table:formula="of:=IF(OR(ISNUMBER(SEARCH(&quot;G&quot;; [.G249]));ISNUMBER(SEARCH(&quot;C&quot;; [.G249]));ISNUMBER(SEARCH(&quot;3&quot;; [.G249]));ISNUMBER(SEARCH(&quot;F&quot;; [.G249]))); &quot;TRUE&quot;; &quot;FALSE&quot;)" table:style-name="ce54">
            <text:p>FALSE</text:p>
          </table:table-cell>
          <table:table-cell table:number-columns-repeated="16375"/>
        </table:table-row>
        <table:table-row table:style-name="ro18">
          <table:table-cell/>
          <table:table-cell office:value-type="float" office:value="2480" table:style-name="ce58">
            <text:p>248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a Filer, Clerk or other designated User to create notes which the originator can share with selected (as chosen by the author) persons; Solution shall allow the author of the note to change whom the note is shared with or remove the note at any time</text:p>
          </table:table-cell>
          <table:table-cell office:value-type="string" table:style-name="ce70">
            <text:p>Low</text:p>
          </table:table-cell>
          <table:table-cell office:value-type="string" table:content-validation-name="val1" table:style-name="ce61">
            <text:p>N (No)</text:p>
          </table:table-cell>
          <table:table-cell table:style-name="ce83"/>
          <table:table-cell office:value-type="string" office:string-value="FALSE" table:formula="of:=IF(OR(ISNUMBER(SEARCH(&quot;G&quot;; [.G250]));ISNUMBER(SEARCH(&quot;C&quot;; [.G250]));ISNUMBER(SEARCH(&quot;3&quot;; [.G250]));ISNUMBER(SEARCH(&quot;F&quot;; [.G250]))); &quot;TRUE&quot;; &quot;FALSE&quot;)" table:style-name="ce54">
            <text:p>FALSE</text:p>
          </table:table-cell>
          <table:table-cell table:number-columns-repeated="16375"/>
        </table:table-row>
        <table:table-row table:style-name="ro22">
          <table:table-cell/>
          <table:table-cell office:value-type="float" office:value="2490" table:style-name="ce58">
            <text:p>2490</text:p>
          </table:table-cell>
          <table:table-cell office:value-type="string" table:style-name="ce65">
            <text:p>Redaction</text:p>
          </table:table-cell>
          <table:table-cell office:value-type="string" table:style-name="ce65">
            <text:p>Redact Manually</text:p>
          </table:table-cell>
          <table:table-cell office:value-type="string" table:style-name="ce65">
            <text:p>Ability for a Filer, Clerk or other designated User to access copies of documents and print without annotations or comments<text:s/></text:p>
          </table:table-cell>
          <table:table-cell office:value-type="string" table:style-name="ce70">
            <text:p>Low</text:p>
          </table:table-cell>
          <table:table-cell office:value-type="string" table:content-validation-name="val1" table:style-name="ce61">
            <text:p>O (OOTB)</text:p>
          </table:table-cell>
          <table:table-cell table:style-name="ce83"/>
          <table:table-cell office:value-type="string" office:string-value="FALSE" table:formula="of:=IF(OR(ISNUMBER(SEARCH(&quot;G&quot;; [.G251]));ISNUMBER(SEARCH(&quot;C&quot;; [.G251]));ISNUMBER(SEARCH(&quot;3&quot;; [.G251]));ISNUMBER(SEARCH(&quot;F&quot;; [.G251]))); &quot;TRUE&quot;; &quot;FALSE&quot;)" table:style-name="ce54">
            <text:p>FALSE</text:p>
          </table:table-cell>
          <table:table-cell table:number-columns-repeated="16375"/>
        </table:table-row>
        <table:table-row table:style-name="ro8">
          <table:table-cell/>
          <table:table-cell office:value-type="float" office:value="2500" table:style-name="ce58">
            <text:p>2500</text:p>
          </table:table-cell>
          <table:table-cell office:value-type="string" table:style-name="ce65">
            <text:p>Redaction</text:p>
          </table:table-cell>
          <table:table-cell office:value-type="string" table:style-name="ce65">
            <text:p>Preview Redaction</text:p>
          </table:table-cell>
          <table:table-cell office:value-type="string" table:style-name="ce65">
            <text:p>Ability for a Filer to view a redacted document prior to submission of the filing</text:p>
          </table:table-cell>
          <table:table-cell office:value-type="string" table:style-name="ce70">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52]));ISNUMBER(SEARCH(&quot;C&quot;; [.G252]));ISNUMBER(SEARCH(&quot;3&quot;; [.G252]));ISNUMBER(SEARCH(&quot;F&quot;; [.G252]))); &quot;TRUE&quot;; &quot;FALSE&quot;)" table:style-name="ce54">
            <text:p>TRUE</text:p>
          </table:table-cell>
          <table:table-cell table:number-columns-repeated="16375"/>
        </table:table-row>
        <table:table-row table:style-name="ro19">
          <table:table-cell/>
          <table:table-cell office:value-type="float" office:value="2510" table:style-name="ce58">
            <text:p>2510</text:p>
          </table:table-cell>
          <table:table-cell office:value-type="string" table:style-name="ce65">
            <text:p>Redaction</text:p>
          </table:table-cell>
          <table:table-cell office:value-type="string" table:style-name="ce65">
            <text:p>Preview Redaction</text:p>
          </table:table-cell>
          <table:table-cell office:value-type="string" table:style-name="ce65">
            <text:p>Ability for a Filer to be prompted with additional fields which may require redaction (using criteria defined in Redact Automatically capability requirements below) when previewing a redacted document prior to submission of the filing</text:p>
          </table:table-cell>
          <table:table-cell office:value-type="string" table:style-name="ce70">
            <text:p>Medium</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253]));ISNUMBER(SEARCH(&quot;C&quot;; [.G253]));ISNUMBER(SEARCH(&quot;3&quot;; [.G253]));ISNUMBER(SEARCH(&quot;F&quot;; [.G253]))); &quot;TRUE&quot;; &quot;FALSE&quot;)" table:style-name="ce54">
            <text:p>TRUE</text:p>
          </table:table-cell>
          <table:table-cell table:number-columns-repeated="16375"/>
        </table:table-row>
        <table:table-row table:style-name="ro7" table:visibility="filter">
          <table:table-cell/>
          <table:table-cell office:value-type="float" office:value="2520" table:style-name="ce48">
            <text:p>2520</text:p>
          </table:table-cell>
          <table:table-cell office:value-type="string" table:style-name="ce64">
            <text:p>Document Access</text:p>
          </table:table-cell>
          <table:table-cell office:value-type="string" table:style-name="ce64">
            <text:p>Store Documents</text:p>
          </table:table-cell>
          <table:table-cell office:value-type="string" table:style-name="ce64">
            <text:p>Ability for the Solution to store a copy of each document accepted via eFiling and make it publicly available in a statewide portal (if eligible per the document's security designation)</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54]));ISNUMBER(SEARCH(&quot;C&quot;; [.G254]));ISNUMBER(SEARCH(&quot;3&quot;; [.G254]));ISNUMBER(SEARCH(&quot;F&quot;; [.G254]))); &quot;TRUE&quot;; &quot;FALSE&quot;)" table:style-name="ce54">
            <text:p>FALSE</text:p>
          </table:table-cell>
          <table:table-cell table:number-columns-repeated="16375"/>
        </table:table-row>
        <table:table-row table:style-name="ro8" table:visibility="filter">
          <table:table-cell/>
          <table:table-cell office:value-type="float" office:value="2530" table:style-name="ce48">
            <text:p>2530</text:p>
          </table:table-cell>
          <table:table-cell office:value-type="string" table:style-name="ce64">
            <text:p>Document Access</text:p>
          </table:table-cell>
          <table:table-cell office:value-type="string" table:style-name="ce64">
            <text:p>Store Documents</text:p>
          </table:table-cell>
          <table:table-cell office:value-type="string" table:style-name="ce64">
            <text:p>Ability for the Solution to receive metadata and documents via API's with the local CMS</text:p>
          </table:table-cell>
          <table:table-cell office:value-type="string" table:style-name="ce63">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55]));ISNUMBER(SEARCH(&quot;C&quot;; [.G255]));ISNUMBER(SEARCH(&quot;3&quot;; [.G255]));ISNUMBER(SEARCH(&quot;F&quot;; [.G255]))); &quot;TRUE&quot;; &quot;FALSE&quot;)" table:style-name="ce54">
            <text:p>FALSE</text:p>
          </table:table-cell>
          <table:table-cell table:number-columns-repeated="16375"/>
        </table:table-row>
        <table:table-row table:style-name="ro19" table:visibility="filter">
          <table:table-cell/>
          <table:table-cell office:value-type="float" office:value="2540" table:style-name="ce48">
            <text:p>2540</text:p>
          </table:table-cell>
          <table:table-cell office:value-type="string" table:style-name="ce64">
            <text:p>Document Access</text:p>
          </table:table-cell>
          <table:table-cell office:value-type="string" table:style-name="ce64">
            <text:p>Store Documents</text:p>
          </table:table-cell>
          <table:table-cell office:value-type="string" table:style-name="ce64">
            <text:p>Ability for the Document Access component to store designated metadata (e.g., case number, case name, filing date, litigant names/information, filings, party names) for filed documents available for public access<tex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56]));ISNUMBER(SEARCH(&quot;C&quot;; [.G256]));ISNUMBER(SEARCH(&quot;3&quot;; [.G256]));ISNUMBER(SEARCH(&quot;F&quot;; [.G256]))); &quot;TRUE&quot;; &quot;FALSE&quot;)" table:style-name="ce54">
            <text:p>FALSE</text:p>
          </table:table-cell>
          <table:table-cell table:number-columns-repeated="16375"/>
        </table:table-row>
        <table:table-row table:style-name="ro20">
          <table:table-cell/>
          <table:table-cell office:value-type="float" office:value="2550" table:style-name="ce58">
            <text:p>255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the Document Access component to retrieve documents directly from an API-enabled CMS rather than storing the document in Document Access (e.g., integrated courts using APIs for Document Access similar to those used by the EFM);<text:s/><text:span text:style-name="T5"><text:s/>In the comments please describe how this requirement would be met.</text:span></text:p>
          </table:table-cell>
          <table:table-cell office:value-type="string" table:style-name="ce7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57]));ISNUMBER(SEARCH(&quot;C&quot;; [.G257]));ISNUMBER(SEARCH(&quot;3&quot;; [.G257]));ISNUMBER(SEARCH(&quot;F&quot;; [.G257]))); &quot;TRUE&quot;; &quot;FALSE&quot;)" table:style-name="ce54">
            <text:p>FALSE</text:p>
          </table:table-cell>
          <table:table-cell table:number-columns-repeated="16375"/>
        </table:table-row>
        <table:table-row table:style-name="ro20">
          <table:table-cell/>
          <table:table-cell office:value-type="float" office:value="2560" table:style-name="ce58">
            <text:p>256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a Global Administrator to specify acceptable document formats to store in the document access repository (e.g., PDF, media formats such as video).<text:s/><text:span text:style-name="T5">In the comments, please describe recommended file formats for efficiency and best practices, including digital evidence / multi-media types.</text:span></text:p>
          </table:table-cell>
          <table:table-cell office:value-type="string" table:style-name="ce7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58]));ISNUMBER(SEARCH(&quot;C&quot;; [.G258]));ISNUMBER(SEARCH(&quot;3&quot;; [.G258]));ISNUMBER(SEARCH(&quot;F&quot;; [.G258]))); &quot;TRUE&quot;; &quot;FALSE&quot;)" table:style-name="ce54">
            <text:p>FALSE</text:p>
          </table:table-cell>
          <table:table-cell table:number-columns-repeated="16375"/>
        </table:table-row>
        <table:table-row table:style-name="ro24" table:visibility="filter">
          <table:table-cell/>
          <table:table-cell office:value-type="float" office:value="2570" table:style-name="ce48">
            <text:p>2570</text:p>
          </table:table-cell>
          <table:table-cell office:value-type="string" table:style-name="ce64">
            <text:p>Document Access</text:p>
          </table:table-cell>
          <table:table-cell office:value-type="string" table:style-name="ce64">
            <text:p>Store Documents</text:p>
          </table:table-cell>
          <table:table-cell office:value-type="string" table:style-name="ce64">
            <text:p>Ability for a Global Administrator or other designated User to enter, edit, and delete document metadata related to a document in Document Acces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59]));ISNUMBER(SEARCH(&quot;C&quot;; [.G259]));ISNUMBER(SEARCH(&quot;3&quot;; [.G259]));ISNUMBER(SEARCH(&quot;F&quot;; [.G259]))); &quot;TRUE&quot;; &quot;FALSE&quot;)" table:style-name="ce54">
            <text:p>FALSE</text:p>
          </table:table-cell>
          <table:table-cell table:number-columns-repeated="16375"/>
        </table:table-row>
        <table:table-row table:style-name="ro22">
          <table:table-cell/>
          <table:table-cell office:value-type="float" office:value="2580" table:style-name="ce58">
            <text:p>258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a Clerk to designate documents as private, confidential, or non-public for purposes of public access / security</text:p>
          </table:table-cell>
          <table:table-cell office:value-type="string" table:style-name="ce7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60]));ISNUMBER(SEARCH(&quot;C&quot;; [.G260]));ISNUMBER(SEARCH(&quot;3&quot;; [.G260]));ISNUMBER(SEARCH(&quot;F&quot;; [.G260]))); &quot;TRUE&quot;; &quot;FALSE&quot;)" table:style-name="ce54">
            <text:p>FALSE</text:p>
          </table:table-cell>
          <table:table-cell table:number-columns-repeated="16375"/>
        </table:table-row>
        <table:table-row table:style-name="ro8">
          <table:table-cell/>
          <table:table-cell office:value-type="float" office:value="2590" table:style-name="ce58">
            <text:p>259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a Clerk to modify a document's security designation (private, confidential, or non-public)</text:p>
          </table:table-cell>
          <table:table-cell office:value-type="string" table:style-name="ce70">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61]));ISNUMBER(SEARCH(&quot;C&quot;; [.G261]));ISNUMBER(SEARCH(&quot;3&quot;; [.G261]));ISNUMBER(SEARCH(&quot;F&quot;; [.G261]))); &quot;TRUE&quot;; &quot;FALSE&quot;)" table:style-name="ce54">
            <text:p>FALSE</text:p>
          </table:table-cell>
          <table:table-cell table:number-columns-repeated="16375"/>
        </table:table-row>
        <table:table-row table:style-name="ro22">
          <table:table-cell/>
          <table:table-cell office:value-type="float" office:value="2600" table:style-name="ce58">
            <text:p>260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an authorized <text:s/>User to associate a document with one or more cases (e.g., a notice of appearance filed for multiple charges/cases)</text:p>
          </table:table-cell>
          <table:table-cell office:value-type="string" table:style-name="ce66">
            <text:p>Low</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262]));ISNUMBER(SEARCH(&quot;C&quot;; [.G262]));ISNUMBER(SEARCH(&quot;3&quot;; [.G262]));ISNUMBER(SEARCH(&quot;F&quot;; [.G262]))); &quot;TRUE&quot;; &quot;FALSE&quot;)" table:style-name="ce54">
            <text:p>TRUE</text:p>
          </table:table-cell>
          <table:table-cell table:number-columns-repeated="16375"/>
        </table:table-row>
        <table:table-row table:style-name="ro19">
          <table:table-cell/>
          <table:table-cell office:value-type="float" office:value="2610" table:style-name="ce58">
            <text:p>2610</text:p>
          </table:table-cell>
          <table:table-cell office:value-type="string" table:style-name="ce65">
            <text:p>Document Access</text:p>
          </table:table-cell>
          <table:table-cell office:value-type="string" table:style-name="ce65">
            <text:p>Store Documents</text:p>
          </table:table-cell>
          <table:table-cell office:value-type="string" table:style-name="ce65">
            <text:p>Ability for an authorized User to remove a single document from a filing in Document Access without having to remove the entire filing (e.g., if a document is misfiled and the single exhibit needs to be pulled back and replaced with a substitute)</text:p>
          </table:table-cell>
          <table:table-cell office:value-type="string" table:style-name="ce66">
            <text:p>Medium</text:p>
          </table:table-cell>
          <table:table-cell office:value-type="string" table:content-validation-name="val1" table:style-name="ce61">
            <text:p>O (OOTB)</text:p>
          </table:table-cell>
          <table:table-cell table:style-name="ce83"/>
          <table:table-cell office:value-type="string" office:string-value="FALSE" table:formula="of:=IF(OR(ISNUMBER(SEARCH(&quot;G&quot;; [.G263]));ISNUMBER(SEARCH(&quot;C&quot;; [.G263]));ISNUMBER(SEARCH(&quot;3&quot;; [.G263]));ISNUMBER(SEARCH(&quot;F&quot;; [.G263]))); &quot;TRUE&quot;; &quot;FALSE&quot;)" table:style-name="ce54">
            <text:p>FALSE</text:p>
          </table:table-cell>
          <table:table-cell table:number-columns-repeated="16375"/>
        </table:table-row>
        <table:table-row table:style-name="ro19">
          <table:table-cell/>
          <table:table-cell office:value-type="float" office:value="2620" table:style-name="ce58">
            <text:p>2620</text:p>
          </table:table-cell>
          <table:table-cell office:value-type="string" table:style-name="ce65">
            <text:p>Document Access</text:p>
          </table:table-cell>
          <table:table-cell office:value-type="string" table:style-name="ce65">
            <text:p>Store Documents</text:p>
          </table:table-cell>
          <table:table-cell office:value-type="string" table:style-name="ce59">
            <text:p>Ability for a User to view conditions associated to a document being accessed (e.g., document has private / confidential information, has been categorized as non-public), when specific circumstances allow it</text:p>
          </table:table-cell>
          <table:table-cell office:value-type="string" table:style-name="ce69">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264]));ISNUMBER(SEARCH(&quot;C&quot;; [.G264]));ISNUMBER(SEARCH(&quot;3&quot;; [.G264]));ISNUMBER(SEARCH(&quot;F&quot;; [.G264]))); &quot;TRUE&quot;; &quot;FALSE&quot;)" table:style-name="ce54">
            <text:p>FALSE</text:p>
          </table:table-cell>
          <table:table-cell table:number-columns-repeated="16375"/>
        </table:table-row>
        <table:table-row table:style-name="ro18" table:visibility="filter">
          <table:table-cell/>
          <table:table-cell office:value-type="float" office:value="2630" table:style-name="ce48">
            <text:p>2630</text:p>
          </table:table-cell>
          <table:table-cell office:value-type="string" table:style-name="ce64">
            <text:p>Document Access</text:p>
          </table:table-cell>
          <table:table-cell office:value-type="string" table:style-name="ce64">
            <text:p>Store Documents</text:p>
          </table:table-cell>
          <table:table-cell office:value-type="string" table:style-name="ce64">
            <text:p>Ability for an authorized User to remove a misfiled document from the Document Access Solution and replace with a substitute (e.g., in the event a single document such as an exhibit needs to be removed from a filing in Document Access, but not the entire filing)</text:p>
          </table:table-cell>
          <table:table-cell office:value-type="string" table:style-name="ce67">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65]));ISNUMBER(SEARCH(&quot;C&quot;; [.G265]));ISNUMBER(SEARCH(&quot;3&quot;; [.G265]));ISNUMBER(SEARCH(&quot;F&quot;; [.G265]))); &quot;TRUE&quot;; &quot;FALSE&quot;)" table:style-name="ce54">
            <text:p>FALSE</text:p>
          </table:table-cell>
          <table:table-cell table:number-columns-repeated="16375"/>
        </table:table-row>
        <table:table-row table:style-name="ro19" table:visibility="filter">
          <table:table-cell/>
          <table:table-cell office:value-type="float" office:value="2640" table:style-name="ce48">
            <text:p>264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quickly search for documents based on metadata and provide a list of documents meeting that search criteria; Solution shall return a notification if no records are foun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66]));ISNUMBER(SEARCH(&quot;C&quot;; [.G266]));ISNUMBER(SEARCH(&quot;3&quot;; [.G266]));ISNUMBER(SEARCH(&quot;F&quot;; [.G266]))); &quot;TRUE&quot;; &quot;FALSE&quot;)" table:style-name="ce54">
            <text:p>FALSE</text:p>
          </table:table-cell>
          <table:table-cell table:number-columns-repeated="16375"/>
        </table:table-row>
        <table:table-row table:style-name="ro22" table:visibility="filter">
          <table:table-cell/>
          <table:table-cell office:value-type="float" office:value="2650" table:style-name="ce48">
            <text:p>265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apply filters (e.g., specific document types in a date range) when searching for documen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67]));ISNUMBER(SEARCH(&quot;C&quot;; [.G267]));ISNUMBER(SEARCH(&quot;3&quot;; [.G267]));ISNUMBER(SEARCH(&quot;F&quot;; [.G267]))); &quot;TRUE&quot;; &quot;FALSE&quot;)" table:style-name="ce54">
            <text:p>FALSE</text:p>
          </table:table-cell>
          <table:table-cell table:number-columns-repeated="16375"/>
        </table:table-row>
        <table:table-row table:style-name="ro19">
          <table:table-cell/>
          <table:table-cell office:value-type="float" office:value="2660" table:style-name="ce58">
            <text:p>2660</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or other designated User to perform full-text document searches supported by OCR technology.<text:s/><text:span text:style-name="T5">In the comments please describe the approach to providing full text search capabilities.</text:span></text:p>
          </table:table-cell>
          <table:table-cell office:value-type="string" table:style-name="ce66">
            <text:p>Medium</text:p>
          </table:table-cell>
          <table:table-cell office:value-type="string" table:content-validation-name="val1" table:style-name="ce61">
            <text:p>3 (3rd Party Integration)</text:p>
          </table:table-cell>
          <table:table-cell table:style-name="ce83"/>
          <table:table-cell office:value-type="string" office:string-value="TRUE" table:formula="of:=IF(OR(ISNUMBER(SEARCH(&quot;G&quot;; [.G268]));ISNUMBER(SEARCH(&quot;C&quot;; [.G268]));ISNUMBER(SEARCH(&quot;3&quot;; [.G268]));ISNUMBER(SEARCH(&quot;F&quot;; [.G268]))); &quot;TRUE&quot;; &quot;FALSE&quot;)" table:style-name="ce54">
            <text:p>TRUE</text:p>
          </table:table-cell>
          <table:table-cell table:number-columns-repeated="16375"/>
        </table:table-row>
        <table:table-row table:style-name="ro8">
          <table:table-cell/>
          <table:table-cell office:value-type="float" office:value="2670" table:style-name="ce58">
            <text:p>2670</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to search metadata using advanced search techniques (e.g., Boolean)</text:p>
          </table:table-cell>
          <table:table-cell office:value-type="string" table:style-name="ce66">
            <text:p>High</text:p>
          </table:table-cell>
          <table:table-cell office:value-type="string" table:content-validation-name="val1" table:style-name="ce61">
            <text:p>3 (3rd Party Integration)</text:p>
          </table:table-cell>
          <table:table-cell table:style-name="ce83"/>
          <table:table-cell office:value-type="string" office:string-value="TRUE" table:formula="of:=IF(OR(ISNUMBER(SEARCH(&quot;G&quot;; [.G269]));ISNUMBER(SEARCH(&quot;C&quot;; [.G269]));ISNUMBER(SEARCH(&quot;3&quot;; [.G269]));ISNUMBER(SEARCH(&quot;F&quot;; [.G269]))); &quot;TRUE&quot;; &quot;FALSE&quot;)" table:style-name="ce54">
            <text:p>TRUE</text:p>
          </table:table-cell>
          <table:table-cell table:number-columns-repeated="16375"/>
        </table:table-row>
        <table:table-row table:style-name="ro22">
          <table:table-cell/>
          <table:table-cell office:value-type="float" office:value="2680" table:style-name="ce58">
            <text:p>2680</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to save a search query (including search parameters) for subsequent reuse (when logged in)</text:p>
          </table:table-cell>
          <table:table-cell office:value-type="string" table:style-name="ce70">
            <text:p>Medium</text:p>
          </table:table-cell>
          <table:table-cell office:value-type="string" table:content-validation-name="val1" table:style-name="ce61">
            <text:p>3 (3rd Party Integration)</text:p>
          </table:table-cell>
          <table:table-cell table:style-name="ce83"/>
          <table:table-cell office:value-type="string" office:string-value="TRUE" table:formula="of:=IF(OR(ISNUMBER(SEARCH(&quot;G&quot;; [.G270]));ISNUMBER(SEARCH(&quot;C&quot;; [.G270]));ISNUMBER(SEARCH(&quot;3&quot;; [.G270]));ISNUMBER(SEARCH(&quot;F&quot;; [.G270]))); &quot;TRUE&quot;; &quot;FALSE&quot;)" table:style-name="ce54">
            <text:p>TRUE</text:p>
          </table:table-cell>
          <table:table-cell table:number-columns-repeated="16375"/>
        </table:table-row>
        <table:table-row table:style-name="ro18">
          <table:table-cell/>
          <table:table-cell office:value-type="float" office:value="2690" table:style-name="ce58">
            <text:p>2690</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to preview a document and associated metadata in Document Access without opening the document (e.g., view the document as a thumbnail or in a preview pane to see document content);<text:s/><text:span text:style-name="T5">In the comments, please describe preview capabilities available.</text:span></text:p>
          </table:table-cell>
          <table:table-cell office:value-type="string" table:style-name="ce66">
            <text:p>High</text:p>
          </table:table-cell>
          <table:table-cell office:value-type="string" table:content-validation-name="val1" table:style-name="ce61">
            <text:p>3 (3rd Party Integration)</text:p>
          </table:table-cell>
          <table:table-cell table:style-name="ce83"/>
          <table:table-cell office:value-type="string" office:string-value="TRUE" table:formula="of:=IF(OR(ISNUMBER(SEARCH(&quot;G&quot;; [.G271]));ISNUMBER(SEARCH(&quot;C&quot;; [.G271]));ISNUMBER(SEARCH(&quot;3&quot;; [.G271]));ISNUMBER(SEARCH(&quot;F&quot;; [.G271]))); &quot;TRUE&quot;; &quot;FALSE&quot;)" table:style-name="ce54">
            <text:p>TRUE</text:p>
          </table:table-cell>
          <table:table-cell table:number-columns-repeated="16375"/>
        </table:table-row>
        <table:table-row table:style-name="ro7" table:visibility="filter">
          <table:table-cell/>
          <table:table-cell office:value-type="float" office:value="2700" table:style-name="ce48">
            <text:p>270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a Global Administrator to configure watermarks specific to document types that are rendered when a document is viewed in preview mode<text:s/></text:p>
          </table:table-cell>
          <table:table-cell office:value-type="string" table:style-name="ce67">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272]));ISNUMBER(SEARCH(&quot;C&quot;; [.G272]));ISNUMBER(SEARCH(&quot;3&quot;; [.G272]));ISNUMBER(SEARCH(&quot;F&quot;; [.G272]))); &quot;TRUE&quot;; &quot;FALSE&quot;)" table:style-name="ce54">
            <text:p>FALSE</text:p>
          </table:table-cell>
          <table:table-cell table:number-columns-repeated="16375"/>
        </table:table-row>
        <table:table-row table:style-name="ro22" table:visibility="filter">
          <table:table-cell/>
          <table:table-cell office:value-type="float" office:value="2710" table:style-name="ce48">
            <text:p>271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a Jurisdiction Administrator, Global Administrator, or other authorized User to view the case document filing history on demand</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3]));ISNUMBER(SEARCH(&quot;C&quot;; [.G273]));ISNUMBER(SEARCH(&quot;3&quot;; [.G273]));ISNUMBER(SEARCH(&quot;F&quot;; [.G273]))); &quot;TRUE&quot;; &quot;FALSE&quot;)" table:style-name="ce54">
            <text:p>FALSE</text:p>
          </table:table-cell>
          <table:table-cell table:number-columns-repeated="16375"/>
        </table:table-row>
        <table:table-row table:style-name="ro18" table:visibility="filter">
          <table:table-cell/>
          <table:table-cell office:value-type="float" office:value="2720" table:style-name="ce48">
            <text:p>272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to restrict the Public from accessing restricted data (e.g., confidential information, sealed documents, or documents subject to nondisclosure orders) to ensure the security and privacy of those records and prevent unauthorized access to non-public court record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4]));ISNUMBER(SEARCH(&quot;C&quot;; [.G274]));ISNUMBER(SEARCH(&quot;3&quot;; [.G274]));ISNUMBER(SEARCH(&quot;F&quot;; [.G274]))); &quot;TRUE&quot;; &quot;FALSE&quot;)" table:style-name="ce54">
            <text:p>FALSE</text:p>
          </table:table-cell>
          <table:table-cell table:number-columns-repeated="16375"/>
        </table:table-row>
        <table:table-row table:style-name="ro19" table:visibility="filter">
          <table:table-cell/>
          <table:table-cell office:value-type="float" office:value="2730" table:style-name="ce48">
            <text:p>273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pay to access a document for a finite time period configurable in the Solution by the Global Administrator per business rules such as JCIT standards (e.g., 30-days) using the Texas.gov payment adaptor<tex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5]));ISNUMBER(SEARCH(&quot;C&quot;; [.G275]));ISNUMBER(SEARCH(&quot;3&quot;; [.G275]));ISNUMBER(SEARCH(&quot;F&quot;; [.G275]))); &quot;TRUE&quot;; &quot;FALSE&quot;)" table:style-name="ce54">
            <text:p>FALSE</text:p>
          </table:table-cell>
          <table:table-cell table:number-columns-repeated="16375"/>
        </table:table-row>
        <table:table-row table:style-name="ro22" table:visibility="filter">
          <table:table-cell/>
          <table:table-cell office:value-type="float" office:value="2740" table:style-name="ce48">
            <text:p>274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multiple members of the Public using the Solution to concurrently view the same document<tex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6]));ISNUMBER(SEARCH(&quot;C&quot;; [.G276]));ISNUMBER(SEARCH(&quot;3&quot;; [.G276]));ISNUMBER(SEARCH(&quot;F&quot;; [.G276]))); &quot;TRUE&quot;; &quot;FALSE&quot;)" table:style-name="ce54">
            <text:p>FALSE</text:p>
          </table:table-cell>
          <table:table-cell table:number-columns-repeated="16375"/>
        </table:table-row>
        <table:table-row table:style-name="ro7" table:visibility="filter">
          <table:table-cell/>
          <table:table-cell office:value-type="float" office:value="2750" table:style-name="ce48">
            <text:p>275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a member of the Public using the Solution to view multiple documents at one time and to easily navigate between the open documen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7]));ISNUMBER(SEARCH(&quot;C&quot;; [.G277]));ISNUMBER(SEARCH(&quot;3&quot;; [.G277]));ISNUMBER(SEARCH(&quot;F&quot;; [.G277]))); &quot;TRUE&quot;; &quot;FALSE&quot;)" table:style-name="ce54">
            <text:p>FALSE</text:p>
          </table:table-cell>
          <table:table-cell table:number-columns-repeated="16375"/>
        </table:table-row>
        <table:table-row table:style-name="ro8" table:visibility="filter">
          <table:table-cell/>
          <table:table-cell office:value-type="float" office:value="2760" table:style-name="ce48">
            <text:p>276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separately view individual attachments or exhibits to a filed document</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8]));ISNUMBER(SEARCH(&quot;C&quot;; [.G278]));ISNUMBER(SEARCH(&quot;3&quot;; [.G278]));ISNUMBER(SEARCH(&quot;F&quot;; [.G278]))); &quot;TRUE&quot;; &quot;FALSE&quot;)" table:style-name="ce54">
            <text:p>FALSE</text:p>
          </table:table-cell>
          <table:table-cell table:number-columns-repeated="16375"/>
        </table:table-row>
        <table:table-row table:style-name="ro7" table:visibility="filter">
          <table:table-cell/>
          <table:table-cell office:value-type="float" office:value="2770" table:style-name="ce48">
            <text:p>277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view a Solution-generated document association (e.g., an answer or exhibit to a motion; a proof of service to the served document)</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79]));ISNUMBER(SEARCH(&quot;C&quot;; [.G279]));ISNUMBER(SEARCH(&quot;3&quot;; [.G279]));ISNUMBER(SEARCH(&quot;F&quot;; [.G279]))); &quot;TRUE&quot;; &quot;FALSE&quot;)" table:style-name="ce54">
            <text:p>FALSE</text:p>
          </table:table-cell>
          <table:table-cell table:number-columns-repeated="16375"/>
        </table:table-row>
        <table:table-row table:style-name="ro8" table:visibility="filter">
          <table:table-cell/>
          <table:table-cell office:value-type="float" office:value="2780" table:style-name="ce48">
            <text:p>278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the Public to download document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0]));ISNUMBER(SEARCH(&quot;C&quot;; [.G280]));ISNUMBER(SEARCH(&quot;3&quot;; [.G280]));ISNUMBER(SEARCH(&quot;F&quot;; [.G280]))); &quot;TRUE&quot;; &quot;FALSE&quot;)" table:style-name="ce54">
            <text:p>FALSE</text:p>
          </table:table-cell>
          <table:table-cell table:number-columns-repeated="16375"/>
        </table:table-row>
        <table:table-row table:style-name="ro22">
          <table:table-cell/>
          <table:table-cell office:value-type="float" office:value="2790" table:style-name="ce58">
            <text:p>2790</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to download and save multiple related documents at once (e.g. multi-select from a document list)</text:p>
          </table:table-cell>
          <table:table-cell office:value-type="string" table:style-name="ce70">
            <text:p>High</text:p>
          </table:table-cell>
          <table:table-cell office:value-type="string" table:content-validation-name="val1" table:style-name="ce61">
            <text:p>3 (3rd Party Integration)</text:p>
          </table:table-cell>
          <table:table-cell table:style-name="ce83"/>
          <table:table-cell office:value-type="string" office:string-value="TRUE" table:formula="of:=IF(OR(ISNUMBER(SEARCH(&quot;G&quot;; [.G281]));ISNUMBER(SEARCH(&quot;C&quot;; [.G281]));ISNUMBER(SEARCH(&quot;3&quot;; [.G281]));ISNUMBER(SEARCH(&quot;F&quot;; [.G281]))); &quot;TRUE&quot;; &quot;FALSE&quot;)" table:style-name="ce54">
            <text:p>TRUE</text:p>
          </table:table-cell>
          <table:table-cell table:number-columns-repeated="16375"/>
        </table:table-row>
        <table:table-row table:style-name="ro20" table:visibility="filter">
          <table:table-cell/>
          <table:table-cell office:value-type="float" office:value="2800" table:style-name="ce48">
            <text:p>280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a Global Administrator to configure roles and permissions that only apply to the Document Access Solution/component (e.g., per JCIT Technology Standards, Document Access Configurations including Document Access roles and permissions for roles such as Judges, Attorney on the Case, Visiting Judge, etc.)</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2]));ISNUMBER(SEARCH(&quot;C&quot;; [.G282]));ISNUMBER(SEARCH(&quot;3&quot;; [.G282]));ISNUMBER(SEARCH(&quot;F&quot;; [.G282]))); &quot;TRUE&quot;; &quot;FALSE&quot;)" table:style-name="ce54">
            <text:p>FALSE</text:p>
          </table:table-cell>
          <table:table-cell table:number-columns-repeated="16375"/>
        </table:table-row>
        <table:table-row table:style-name="ro22">
          <table:table-cell/>
          <table:table-cell office:value-type="float" office:value="2801" table:style-name="ce58">
            <text:p>2801</text:p>
          </table:table-cell>
          <table:table-cell office:value-type="string" table:style-name="ce65">
            <text:p>Document Access</text:p>
          </table:table-cell>
          <table:table-cell office:value-type="string" table:style-name="ce65">
            <text:p>Provide Public Access</text:p>
          </table:table-cell>
          <table:table-cell office:value-type="string" table:style-name="ce65">
            <text:p>Ability for the Public to generate a hyperlink to a specific document. (e.g. to cite to that document from another document)</text:p>
          </table:table-cell>
          <table:table-cell office:value-type="string" table:style-name="ce66">
            <text:p>Medium</text:p>
          </table:table-cell>
          <table:table-cell office:value-type="string" table:content-validation-name="val1" table:style-name="ce61">
            <text:p>3 (3rd Party Integration)</text:p>
          </table:table-cell>
          <table:table-cell table:style-name="ce83"/>
          <table:table-cell table:style-name="ce54"/>
          <table:table-cell table:number-columns-repeated="16375"/>
        </table:table-row>
        <table:table-row table:style-name="ro22" table:visibility="filter">
          <table:table-cell/>
          <table:table-cell office:value-type="float" office:value="2810" table:style-name="ce48">
            <text:p>2810</text:p>
          </table:table-cell>
          <table:table-cell office:value-type="string" table:style-name="ce64">
            <text:p>Document Access</text:p>
          </table:table-cell>
          <table:table-cell office:value-type="string" table:style-name="ce64">
            <text:p>Provide Public Access</text:p>
          </table:table-cell>
          <table:table-cell office:value-type="string" table:style-name="ce64">
            <text:p>Ability for a Global Administrator to add/configure email domains of people and users who get free access to documents as registered Users</text:p>
          </table:table-cell>
          <table:table-cell office:value-type="string" table:style-name="ce63">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4]));ISNUMBER(SEARCH(&quot;C&quot;; [.G284]));ISNUMBER(SEARCH(&quot;3&quot;; [.G284]));ISNUMBER(SEARCH(&quot;F&quot;; [.G284]))); &quot;TRUE&quot;; &quot;FALSE&quot;)" table:style-name="ce54">
            <text:p>FALSE</text:p>
          </table:table-cell>
          <table:table-cell table:number-columns-repeated="16375"/>
        </table:table-row>
        <table:table-row table:style-name="ro18" table:visibility="filter">
          <table:table-cell/>
          <table:table-cell office:value-type="float" office:value="2820" table:style-name="ce48">
            <text:p>282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to allow a jurisdictional administrator the ability to add and/or configure business rules in the Solution easily through the user interface (according to user roles/permissions) and <text:s/>metadata changes that result from the original activity that must be handled.</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5]));ISNUMBER(SEARCH(&quot;C&quot;; [.G285]));ISNUMBER(SEARCH(&quot;3&quot;; [.G285]));ISNUMBER(SEARCH(&quot;F&quot;; [.G285]))); &quot;TRUE&quot;; &quot;FALSE&quot;)" table:style-name="ce54">
            <text:p>FALSE</text:p>
          </table:table-cell>
          <table:table-cell table:number-columns-repeated="16375"/>
        </table:table-row>
        <table:table-row table:style-name="ro7" table:visibility="filter">
          <table:table-cell/>
          <table:table-cell office:value-type="float" office:value="2830" table:style-name="ce48">
            <text:p>283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to trigger workflow tasks according to business rules configured in the Solution<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6]));ISNUMBER(SEARCH(&quot;C&quot;; [.G286]));ISNUMBER(SEARCH(&quot;3&quot;; [.G286]));ISNUMBER(SEARCH(&quot;F&quot;; [.G286]))); &quot;TRUE&quot;; &quot;FALSE&quot;)" table:style-name="ce54">
            <text:p>FALSE</text:p>
          </table:table-cell>
          <table:table-cell table:number-columns-repeated="16375"/>
        </table:table-row>
        <table:table-row table:style-name="ro19" table:visibility="filter">
          <table:table-cell/>
          <table:table-cell office:value-type="float" office:value="2840" table:style-name="ce48">
            <text:p>284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allow for the set-up of configurable workflows that include defined process steps and milestones of the common types of events and processes to be performed in the eFiling lifecycle</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7]));ISNUMBER(SEARCH(&quot;C&quot;; [.G287]));ISNUMBER(SEARCH(&quot;3&quot;; [.G287]));ISNUMBER(SEARCH(&quot;F&quot;; [.G287]))); &quot;TRUE&quot;; &quot;FALSE&quot;)" table:style-name="ce54">
            <text:p>FALSE</text:p>
          </table:table-cell>
          <table:table-cell table:number-columns-repeated="16375"/>
        </table:table-row>
        <table:table-row table:style-name="ro7" table:visibility="filter">
          <table:table-cell/>
          <table:table-cell office:value-type="float" office:value="2850" table:style-name="ce48">
            <text:p>285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50">
            <text:p>Ability for a Jurisdiction Administrator to create individual workflows for each document type and/or filing type</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8]));ISNUMBER(SEARCH(&quot;C&quot;; [.G288]));ISNUMBER(SEARCH(&quot;3&quot;; [.G288]));ISNUMBER(SEARCH(&quot;F&quot;; [.G288]))); &quot;TRUE&quot;; &quot;FALSE&quot;)" table:style-name="ce54">
            <text:p>FALSE</text:p>
          </table:table-cell>
          <table:table-cell table:number-columns-repeated="16375"/>
        </table:table-row>
        <table:table-row table:style-name="ro7" table:visibility="filter">
          <table:table-cell/>
          <table:table-cell office:value-type="float" office:value="2860" table:style-name="ce48">
            <text:p>286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support workflow task routing (scheduled, time-based, condition based, manual, etc.)</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89]));ISNUMBER(SEARCH(&quot;C&quot;; [.G289]));ISNUMBER(SEARCH(&quot;3&quot;; [.G289]));ISNUMBER(SEARCH(&quot;F&quot;; [.G289]))); &quot;TRUE&quot;; &quot;FALSE&quot;)" table:style-name="ce54">
            <text:p>FALSE</text:p>
          </table:table-cell>
          <table:table-cell table:number-columns-repeated="16375"/>
        </table:table-row>
        <table:table-row table:style-name="ro7" table:visibility="filter">
          <table:table-cell/>
          <table:table-cell office:value-type="float" office:value="2870" table:style-name="ce48">
            <text:p>287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track and to display all completed workflow tasks and related workflow data (i.e. timestamp, username) to provide a comprehensive view of activity taken on a record</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0]));ISNUMBER(SEARCH(&quot;C&quot;; [.G290]));ISNUMBER(SEARCH(&quot;3&quot;; [.G290]));ISNUMBER(SEARCH(&quot;F&quot;; [.G290]))); &quot;TRUE&quot;; &quot;FALSE&quot;)" table:style-name="ce54">
            <text:p>FALSE</text:p>
          </table:table-cell>
          <table:table-cell table:number-columns-repeated="16375"/>
        </table:table-row>
        <table:table-row table:style-name="ro7" table:visibility="filter">
          <table:table-cell/>
          <table:table-cell office:value-type="float" office:value="2880" table:style-name="ce48">
            <text:p>288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track statuses of objects configured in the Solution (tasks, documents, etc.)</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1]));ISNUMBER(SEARCH(&quot;C&quot;; [.G291]));ISNUMBER(SEARCH(&quot;3&quot;; [.G291]));ISNUMBER(SEARCH(&quot;F&quot;; [.G291]))); &quot;TRUE&quot;; &quot;FALSE&quot;)" table:style-name="ce54">
            <text:p>FALSE</text:p>
          </table:table-cell>
          <table:table-cell table:number-columns-repeated="16375"/>
        </table:table-row>
        <table:table-row table:style-name="ro7" table:visibility="filter">
          <table:table-cell/>
          <table:table-cell office:value-type="float" office:value="2890" table:style-name="ce48">
            <text:p>289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associate all configurable workflow tasks and associated permissions to a defined user role<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2]));ISNUMBER(SEARCH(&quot;C&quot;; [.G292]));ISNUMBER(SEARCH(&quot;3&quot;; [.G292]));ISNUMBER(SEARCH(&quot;F&quot;; [.G292]))); &quot;TRUE&quot;; &quot;FALSE&quot;)" table:style-name="ce54">
            <text:p>FALSE</text:p>
          </table:table-cell>
          <table:table-cell table:number-columns-repeated="16375"/>
        </table:table-row>
        <table:table-row table:style-name="ro7" table:visibility="filter">
          <table:table-cell/>
          <table:table-cell office:value-type="float" office:value="2900" table:style-name="ce48">
            <text:p>290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prevent or allow workflow task execution by a user according to the role-based security assigned to the user</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3]));ISNUMBER(SEARCH(&quot;C&quot;; [.G293]));ISNUMBER(SEARCH(&quot;3&quot;; [.G293]));ISNUMBER(SEARCH(&quot;F&quot;; [.G293]))); &quot;TRUE&quot;; &quot;FALSE&quot;)" table:style-name="ce54">
            <text:p>FALSE</text:p>
          </table:table-cell>
          <table:table-cell table:number-columns-repeated="16375"/>
        </table:table-row>
        <table:table-row table:style-name="ro7" table:visibility="filter">
          <table:table-cell/>
          <table:table-cell office:value-type="float" office:value="2910" table:style-name="ce48">
            <text:p>291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the Solution to track statuses of objects configured in the Solution (tasks, documents, etc.)</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4]));ISNUMBER(SEARCH(&quot;C&quot;; [.G294]));ISNUMBER(SEARCH(&quot;3&quot;; [.G294]));ISNUMBER(SEARCH(&quot;F&quot;; [.G294]))); &quot;TRUE&quot;; &quot;FALSE&quot;)" table:style-name="ce54">
            <text:p>FALSE</text:p>
          </table:table-cell>
          <table:table-cell table:number-columns-repeated="16375"/>
        </table:table-row>
        <table:table-row table:style-name="ro7" table:visibility="filter">
          <table:table-cell/>
          <table:table-cell office:value-type="float" office:value="2920" table:style-name="ce48">
            <text:p>292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50">
            <text:p>Ability for a Jurisdiction Administrator to create and modify workflows within the EFM without IT or vendor support</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5]));ISNUMBER(SEARCH(&quot;C&quot;; [.G295]));ISNUMBER(SEARCH(&quot;3&quot;; [.G295]));ISNUMBER(SEARCH(&quot;F&quot;; [.G295]))); &quot;TRUE&quot;; &quot;FALSE&quot;)" table:style-name="ce54">
            <text:p>FALSE</text:p>
          </table:table-cell>
          <table:table-cell table:number-columns-repeated="16375"/>
        </table:table-row>
        <table:table-row table:style-name="ro7" table:visibility="filter">
          <table:table-cell/>
          <table:table-cell office:value-type="float" office:value="2930" table:style-name="ce48">
            <text:p>293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50">
            <text:p>Ability for a Filer's screen to dynamically display workflow forms, lists, and functions depending on whether the filing is to initiate a new case or an action on an existing case<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6]));ISNUMBER(SEARCH(&quot;C&quot;; [.G296]));ISNUMBER(SEARCH(&quot;3&quot;; [.G296]));ISNUMBER(SEARCH(&quot;F&quot;; [.G296]))); &quot;TRUE&quot;; &quot;FALSE&quot;)" table:style-name="ce54">
            <text:p>FALSE</text:p>
          </table:table-cell>
          <table:table-cell table:number-columns-repeated="16375"/>
        </table:table-row>
        <table:table-row table:style-name="ro7" table:visibility="filter">
          <table:table-cell/>
          <table:table-cell office:value-type="float" office:value="2940" table:style-name="ce48">
            <text:p>294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50">
            <text:p>Ability for an authorized User to "disrupt" an in-progress workflow at any point to take a different action on a document, and to resume the workflow<text:s/></text:p>
          </table:table-cell>
          <table:table-cell office:value-type="string" table:style-name="ce68">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97]));ISNUMBER(SEARCH(&quot;C&quot;; [.G297]));ISNUMBER(SEARCH(&quot;3&quot;; [.G297]));ISNUMBER(SEARCH(&quot;F&quot;; [.G297]))); &quot;TRUE&quot;; &quot;FALSE&quot;)" table:style-name="ce54">
            <text:p>FALSE</text:p>
          </table:table-cell>
          <table:table-cell table:number-columns-repeated="16375"/>
        </table:table-row>
        <table:table-row table:style-name="ro7" table:visibility="filter">
          <table:table-cell/>
          <table:table-cell office:value-type="float" office:value="2950" table:style-name="ce48">
            <text:p>295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64">
            <text:p>Ability for a Global Administrator to apply workflow changes in real-time for new workflows without altering workflows in progres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298]));ISNUMBER(SEARCH(&quot;C&quot;; [.G298]));ISNUMBER(SEARCH(&quot;3&quot;; [.G298]));ISNUMBER(SEARCH(&quot;F&quot;; [.G298]))); &quot;TRUE&quot;; &quot;FALSE&quot;)" table:style-name="ce54">
            <text:p>FALSE</text:p>
          </table:table-cell>
          <table:table-cell table:number-columns-repeated="16375"/>
        </table:table-row>
        <table:table-row table:style-name="ro7" table:visibility="filter">
          <table:table-cell/>
          <table:table-cell office:value-type="float" office:value="2960" table:style-name="ce48">
            <text:p>2960</text:p>
          </table:table-cell>
          <table:table-cell office:value-type="string" table:style-name="ce64">
            <text:p>Process Automation and Orchestration</text:p>
          </table:table-cell>
          <table:table-cell office:value-type="string" table:style-name="ce64">
            <text:p>Business Rules &amp; Workflow</text:p>
          </table:table-cell>
          <table:table-cell office:value-type="string" table:style-name="ce50">
            <text:p>Ability for a Jurisdiction Administrator to require addresses or other contract information for all parties included in a case</text:p>
          </table:table-cell>
          <table:table-cell office:value-type="string" table:style-name="ce68">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299]));ISNUMBER(SEARCH(&quot;C&quot;; [.G299]));ISNUMBER(SEARCH(&quot;3&quot;; [.G299]));ISNUMBER(SEARCH(&quot;F&quot;; [.G299]))); &quot;TRUE&quot;; &quot;FALSE&quot;)" table:style-name="ce54">
            <text:p>FALSE</text:p>
          </table:table-cell>
          <table:table-cell table:number-columns-repeated="16375"/>
        </table:table-row>
        <table:table-row table:style-name="ro7" table:visibility="filter">
          <table:table-cell/>
          <table:table-cell office:value-type="float" office:value="2970" table:style-name="ce48">
            <text:p>297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to send outbound User notifications to any email service or workgroup product utilizing standard communication protocol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0]));ISNUMBER(SEARCH(&quot;C&quot;; [.G300]));ISNUMBER(SEARCH(&quot;3&quot;; [.G300]));ISNUMBER(SEARCH(&quot;F&quot;; [.G300]))); &quot;TRUE&quot;; &quot;FALSE&quot;)" table:style-name="ce54">
            <text:p>FALSE</text:p>
          </table:table-cell>
          <table:table-cell table:number-columns-repeated="16375"/>
        </table:table-row>
        <table:table-row table:style-name="ro19" table:visibility="filter">
          <table:table-cell/>
          <table:table-cell office:value-type="float" office:value="2980" table:style-name="ce48">
            <text:p>298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for a Global Administrator or Jurisdiction Administrator to configure workflows to issue notifications on designated actions (e.g., when the opposing party files, when a Clerk alters a submitted document)</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1]));ISNUMBER(SEARCH(&quot;C&quot;; [.G301]));ISNUMBER(SEARCH(&quot;3&quot;; [.G301]));ISNUMBER(SEARCH(&quot;F&quot;; [.G301]))); &quot;TRUE&quot;; &quot;FALSE&quot;)" table:style-name="ce54">
            <text:p>FALSE</text:p>
          </table:table-cell>
          <table:table-cell table:number-columns-repeated="16375"/>
        </table:table-row>
        <table:table-row table:style-name="ro7" table:visibility="filter">
          <table:table-cell/>
          <table:table-cell office:value-type="float" office:value="2990" table:style-name="ce48">
            <text:p>299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64">
            <text:p>Ability for the Solution to support configurable notifications (email, alerts) by notification type that are triggered according to configurable business rule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2]));ISNUMBER(SEARCH(&quot;C&quot;; [.G302]));ISNUMBER(SEARCH(&quot;3&quot;; [.G302]));ISNUMBER(SEARCH(&quot;F&quot;; [.G302]))); &quot;TRUE&quot;; &quot;FALSE&quot;)" table:style-name="ce54">
            <text:p>FALSE</text:p>
          </table:table-cell>
          <table:table-cell table:number-columns-repeated="16375"/>
        </table:table-row>
        <table:table-row table:style-name="ro7" table:visibility="filter">
          <table:table-cell/>
          <table:table-cell office:value-type="float" office:value="3000" table:style-name="ce48">
            <text:p>300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64">
            <text:p>Ability for a user to effectuate service from the Solution (via email, physical mailings, etc.) and track the date and time services sent and opened (if sent electronically)</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3]));ISNUMBER(SEARCH(&quot;C&quot;; [.G303]));ISNUMBER(SEARCH(&quot;3&quot;; [.G303]));ISNUMBER(SEARCH(&quot;F&quot;; [.G303]))); &quot;TRUE&quot;; &quot;FALSE&quot;)" table:style-name="ce54">
            <text:p>FALSE</text:p>
          </table:table-cell>
          <table:table-cell table:number-columns-repeated="16375"/>
        </table:table-row>
        <table:table-row table:style-name="ro7" table:visibility="filter">
          <table:table-cell/>
          <table:table-cell office:value-type="float" office:value="3010" table:style-name="ce48">
            <text:p>301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to send a User notifications according to the modes of communication selected by Users at registration (e.g., email, text message)</text:p>
          </table:table-cell>
          <table:table-cell office:value-type="string" table:style-name="ce68">
            <text:p>Medium</text:p>
          </table:table-cell>
          <table:table-cell office:value-type="string" table:content-validation-name="val1" table:style-name="ce52">
            <text:p>O (OOTB)</text:p>
          </table:table-cell>
          <table:table-cell table:style-name="ce82"/>
          <table:table-cell office:value-type="string" office:string-value="FALSE" table:formula="of:=IF(OR(ISNUMBER(SEARCH(&quot;G&quot;; [.G304]));ISNUMBER(SEARCH(&quot;C&quot;; [.G304]));ISNUMBER(SEARCH(&quot;3&quot;; [.G304]));ISNUMBER(SEARCH(&quot;F&quot;; [.G304]))); &quot;TRUE&quot;; &quot;FALSE&quot;)" table:style-name="ce54">
            <text:p>FALSE</text:p>
          </table:table-cell>
          <table:table-cell table:number-columns-repeated="16375"/>
        </table:table-row>
        <table:table-row table:style-name="ro7" table:visibility="filter">
          <table:table-cell/>
          <table:table-cell office:value-type="float" office:value="3020" table:style-name="ce48">
            <text:p>302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to use email as the default method for delivering User notifications<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5]));ISNUMBER(SEARCH(&quot;C&quot;; [.G305]));ISNUMBER(SEARCH(&quot;3&quot;; [.G305]));ISNUMBER(SEARCH(&quot;F&quot;; [.G305]))); &quot;TRUE&quot;; &quot;FALSE&quot;)" table:style-name="ce54">
            <text:p>FALSE</text:p>
          </table:table-cell>
          <table:table-cell table:number-columns-repeated="16375"/>
        </table:table-row>
        <table:table-row table:style-name="ro19" table:visibility="filter">
          <table:table-cell/>
          <table:table-cell office:value-type="float" office:value="3030" table:style-name="ce48">
            <text:p>303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for a Clerk or other designated User to define primary / default and alternate methods for Solution/workflow notifications to be received from among a set of options (e.g., email, text message)</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06]));ISNUMBER(SEARCH(&quot;C&quot;; [.G306]));ISNUMBER(SEARCH(&quot;3&quot;; [.G306]));ISNUMBER(SEARCH(&quot;F&quot;; [.G306]))); &quot;TRUE&quot;; &quot;FALSE&quot;)" table:style-name="ce54">
            <text:p>FALSE</text:p>
          </table:table-cell>
          <table:table-cell table:number-columns-repeated="16375"/>
        </table:table-row>
        <table:table-row table:style-name="ro7">
          <table:table-cell/>
          <table:table-cell office:value-type="float" office:value="3040" table:style-name="ce58">
            <text:p>304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a Global Administrator and/or Jurisdiction Administrator to specify which notifications are required and which can be opted-out by a Filer</text:p>
          </table:table-cell>
          <table:table-cell office:value-type="string" table:style-name="ce69">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07]));ISNUMBER(SEARCH(&quot;C&quot;; [.G307]));ISNUMBER(SEARCH(&quot;3&quot;; [.G307]));ISNUMBER(SEARCH(&quot;F&quot;; [.G307]))); &quot;TRUE&quot;; &quot;FALSE&quot;)" table:style-name="ce54">
            <text:p>TRUE</text:p>
          </table:table-cell>
          <table:table-cell table:number-columns-repeated="16375"/>
        </table:table-row>
        <table:table-row table:style-name="ro7">
          <table:table-cell/>
          <table:table-cell office:value-type="float" office:value="3050" table:style-name="ce58">
            <text:p>305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a Filer to opt out of filing notifications defined as optional (e.g., email spam)</text:p>
          </table:table-cell>
          <table:table-cell office:value-type="string" table:style-name="ce69">
            <text:p>High</text:p>
          </table:table-cell>
          <table:table-cell office:value-type="string" table:content-validation-name="val1" table:style-name="ce61">
            <text:p>O (OOTB)</text:p>
          </table:table-cell>
          <table:table-cell table:style-name="ce83"/>
          <table:table-cell office:value-type="string" office:string-value="FALSE" table:formula="of:=IF(OR(ISNUMBER(SEARCH(&quot;G&quot;; [.G308]));ISNUMBER(SEARCH(&quot;C&quot;; [.G308]));ISNUMBER(SEARCH(&quot;3&quot;; [.G308]));ISNUMBER(SEARCH(&quot;F&quot;; [.G308]))); &quot;TRUE&quot;; &quot;FALSE&quot;)" table:style-name="ce54">
            <text:p>FALSE</text:p>
          </table:table-cell>
          <table:table-cell table:number-columns-repeated="16375"/>
        </table:table-row>
        <table:table-row table:style-name="ro18">
          <table:table-cell/>
          <table:table-cell office:value-type="float" office:value="3060" table:style-name="ce58">
            <text:p>306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a Filer to define jurisdiction-specific contact information (e.g., email and physical addresses) when setting up an eFiling account; Solution shall send notifications to the account-level contacts if no jurisdiction-specific contact information is provided</text:p>
          </table:table-cell>
          <table:table-cell office:value-type="string" table:style-name="ce69">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09]));ISNUMBER(SEARCH(&quot;C&quot;; [.G309]));ISNUMBER(SEARCH(&quot;3&quot;; [.G309]));ISNUMBER(SEARCH(&quot;F&quot;; [.G309]))); &quot;TRUE&quot;; &quot;FALSE&quot;)" table:style-name="ce54">
            <text:p>TRUE</text:p>
          </table:table-cell>
          <table:table-cell table:number-columns-repeated="16375"/>
        </table:table-row>
        <table:table-row table:style-name="ro7">
          <table:table-cell/>
          <table:table-cell office:value-type="float" office:value="3070" table:style-name="ce58">
            <text:p>307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a Global Administrator and/or Jurisdiction Administrator to issue Solution-wide broadcast notifications to online Users as needed</text:p>
          </table:table-cell>
          <table:table-cell office:value-type="string" table:style-name="ce69">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0]));ISNUMBER(SEARCH(&quot;C&quot;; [.G310]));ISNUMBER(SEARCH(&quot;3&quot;; [.G310]));ISNUMBER(SEARCH(&quot;F&quot;; [.G310]))); &quot;TRUE&quot;; &quot;FALSE&quot;)" table:style-name="ce54">
            <text:p>TRUE</text:p>
          </table:table-cell>
          <table:table-cell table:number-columns-repeated="16375"/>
        </table:table-row>
        <table:table-row table:style-name="ro7">
          <table:table-cell/>
          <table:table-cell office:value-type="float" office:value="3080" table:style-name="ce58">
            <text:p>308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the EFM to distribute all notices for a case to all Attorneys filing an appearance on a case</text:p>
          </table:table-cell>
          <table:table-cell office:value-type="string" table:style-name="ce69">
            <text:p>Medium</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11]));ISNUMBER(SEARCH(&quot;C&quot;; [.G311]));ISNUMBER(SEARCH(&quot;3&quot;; [.G311]));ISNUMBER(SEARCH(&quot;F&quot;; [.G311]))); &quot;TRUE&quot;; &quot;FALSE&quot;)" table:style-name="ce54">
            <text:p>TRUE</text:p>
          </table:table-cell>
          <table:table-cell table:number-columns-repeated="16375"/>
        </table:table-row>
        <table:table-row table:style-name="ro25" table:visibility="filter">
          <table:table-cell/>
          <table:table-cell office:value-type="float" office:value="3090" table:style-name="ce48">
            <text:p>3090</text:p>
          </table:table-cell>
          <table:table-cell office:value-type="string" table:style-name="ce50">
            <text:p>Process Automation and Orchestration</text:p>
          </table:table-cell>
          <table:table-cell office:value-type="string" table:style-name="ce50">
            <text:p>Deliver Required Notifications</text:p>
          </table:table-cell>
          <table:table-cell office:value-type="string" table:style-name="ce50">
            <text:p>Ability for a Global Administrator and/or Jurisdiction Administrator to configure issuance of an automated notification to a Filer of last-minute requests (e.g., request for a continuance submitted very shortly before a hearing is scheduled, including at the end of a day with the event being the next morning) where the filing may not be processed in the timeframe requested</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12]));ISNUMBER(SEARCH(&quot;C&quot;; [.G312]));ISNUMBER(SEARCH(&quot;3&quot;; [.G312]));ISNUMBER(SEARCH(&quot;F&quot;; [.G312]))); &quot;TRUE&quot;; &quot;FALSE&quot;)" table:style-name="ce54">
            <text:p>FALSE</text:p>
          </table:table-cell>
          <table:table-cell table:number-columns-repeated="16375"/>
        </table:table-row>
        <table:table-row table:style-name="ro7">
          <table:table-cell/>
          <table:table-cell office:value-type="float" office:value="3100" table:style-name="ce58">
            <text:p>3100</text:p>
          </table:table-cell>
          <table:table-cell office:value-type="string" table:style-name="ce59">
            <text:p>Process Automation and Orchestration</text:p>
          </table:table-cell>
          <table:table-cell office:value-type="string" table:style-name="ce59">
            <text:p>Deliver Required Notifications</text:p>
          </table:table-cell>
          <table:table-cell office:value-type="string" table:style-name="ce59">
            <text:p>Ability for an Attorney or designated service contact to change the attorney noticing status</text:p>
          </table:table-cell>
          <table:table-cell office:value-type="string" table:style-name="ce69">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13]));ISNUMBER(SEARCH(&quot;C&quot;; [.G313]));ISNUMBER(SEARCH(&quot;3&quot;; [.G313]));ISNUMBER(SEARCH(&quot;F&quot;; [.G313]))); &quot;TRUE&quot;; &quot;FALSE&quot;)" table:style-name="ce54">
            <text:p>TRUE</text:p>
          </table:table-cell>
          <table:table-cell table:number-columns-repeated="16375"/>
        </table:table-row>
        <table:table-row table:style-name="ro7">
          <table:table-cell/>
          <table:table-cell office:value-type="float" office:value="3110" table:style-name="ce58">
            <text:p>311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Filer to apply (and read) electronic / digital signatures to filed documents</text:p>
          </table:table-cell>
          <table:table-cell office:value-type="string" table:style-name="ce69">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4]));ISNUMBER(SEARCH(&quot;C&quot;; [.G314]));ISNUMBER(SEARCH(&quot;3&quot;; [.G314]));ISNUMBER(SEARCH(&quot;F&quot;; [.G314]))); &quot;TRUE&quot;; &quot;FALSE&quot;)" table:style-name="ce54">
            <text:p>TRUE</text:p>
          </table:table-cell>
          <table:table-cell table:number-columns-repeated="16375"/>
        </table:table-row>
        <table:table-row table:style-name="ro18">
          <table:table-cell/>
          <table:table-cell office:value-type="float" office:value="3120" table:style-name="ce58">
            <text:p>312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Jurisdiction Administrator to incorporate the use of signature capture devices (e.g., signature pads, signature apps on mobile devices) to obtain point-in-time signatures from persons not registered as Users of the Solution (e.g., a defendant in a courtroom setting)<text:s/></text:p>
          </table:table-cell>
          <table:table-cell office:value-type="string" table:style-name="ce69">
            <text:p>Low</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5]));ISNUMBER(SEARCH(&quot;C&quot;; [.G315]));ISNUMBER(SEARCH(&quot;3&quot;; [.G315]));ISNUMBER(SEARCH(&quot;F&quot;; [.G315]))); &quot;TRUE&quot;; &quot;FALSE&quot;)" table:style-name="ce54">
            <text:p>TRUE</text:p>
          </table:table-cell>
          <table:table-cell table:number-columns-repeated="16375"/>
        </table:table-row>
        <table:table-row table:style-name="ro7" table:visibility="filter">
          <table:table-cell/>
          <table:table-cell office:value-type="float" office:value="3130" table:style-name="ce48">
            <text:p>3130</text:p>
          </table:table-cell>
          <table:table-cell office:value-type="string" table:style-name="ce50">
            <text:p>Process Automation and Orchestration</text:p>
          </table:table-cell>
          <table:table-cell office:value-type="string" table:style-name="ce50">
            <text:p>Apply Electronic Signature</text:p>
          </table:table-cell>
          <table:table-cell office:value-type="string" table:style-name="ce50">
            <text:p>Ability to impose a physical image of a User's signature on a document when the document is “signed” electronically (e.g., Judicial officer's signature on an order)</text:p>
          </table:table-cell>
          <table:table-cell office:value-type="string" table:style-name="ce68">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316]));ISNUMBER(SEARCH(&quot;C&quot;; [.G316]));ISNUMBER(SEARCH(&quot;3&quot;; [.G316]));ISNUMBER(SEARCH(&quot;F&quot;; [.G316]))); &quot;TRUE&quot;; &quot;FALSE&quot;)" table:style-name="ce54">
            <text:p>FALSE</text:p>
          </table:table-cell>
          <table:table-cell table:number-columns-repeated="16375"/>
        </table:table-row>
        <table:table-row table:style-name="ro7">
          <table:table-cell/>
          <table:table-cell office:value-type="float" office:value="3140" table:style-name="ce58">
            <text:p>314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Filer or Judicial Officer to sign PDF documents</text:p>
          </table:table-cell>
          <table:table-cell office:value-type="string" table:style-name="ce69">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7]));ISNUMBER(SEARCH(&quot;C&quot;; [.G317]));ISNUMBER(SEARCH(&quot;3&quot;; [.G317]));ISNUMBER(SEARCH(&quot;F&quot;; [.G317]))); &quot;TRUE&quot;; &quot;FALSE&quot;)" table:style-name="ce54">
            <text:p>TRUE</text:p>
          </table:table-cell>
          <table:table-cell table:number-columns-repeated="16375"/>
        </table:table-row>
        <table:table-row table:style-name="ro7">
          <table:table-cell/>
          <table:table-cell office:value-type="float" office:value="3150" table:style-name="ce58">
            <text:p>315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Filer or Judicial Officer to select from multiple signature options</text:p>
          </table:table-cell>
          <table:table-cell office:value-type="string" table:style-name="ce69">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8]));ISNUMBER(SEARCH(&quot;C&quot;; [.G318]));ISNUMBER(SEARCH(&quot;3&quot;; [.G318]));ISNUMBER(SEARCH(&quot;F&quot;; [.G318]))); &quot;TRUE&quot;; &quot;FALSE&quot;)" table:style-name="ce54">
            <text:p>TRUE</text:p>
          </table:table-cell>
          <table:table-cell table:number-columns-repeated="16375"/>
        </table:table-row>
        <table:table-row table:style-name="ro7">
          <table:table-cell/>
          <table:table-cell office:value-type="float" office:value="3160" table:style-name="ce58">
            <text:p>316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Filer to submit a filing with multiple signatures to be placed on the same document</text:p>
          </table:table-cell>
          <table:table-cell office:value-type="string" table:style-name="ce69">
            <text:p>High</text:p>
          </table:table-cell>
          <table:table-cell office:value-type="string" table:content-validation-name="val1" table:style-name="ce61">
            <text:p>F (Future Release)</text:p>
          </table:table-cell>
          <table:table-cell office:value-type="string" table:style-name="ce83">
            <text:p>This feature is in our product roadmap for 2021. It will be included in the scope of the project</text:p>
          </table:table-cell>
          <table:table-cell office:value-type="string" office:string-value="TRUE" table:formula="of:=IF(OR(ISNUMBER(SEARCH(&quot;G&quot;; [.G319]));ISNUMBER(SEARCH(&quot;C&quot;; [.G319]));ISNUMBER(SEARCH(&quot;3&quot;; [.G319]));ISNUMBER(SEARCH(&quot;F&quot;; [.G319]))); &quot;TRUE&quot;; &quot;FALSE&quot;)" table:style-name="ce54">
            <text:p>TRUE</text:p>
          </table:table-cell>
          <table:table-cell table:number-columns-repeated="16375"/>
        </table:table-row>
        <table:table-row table:style-name="ro7">
          <table:table-cell/>
          <table:table-cell office:value-type="float" office:value="3170" table:style-name="ce58">
            <text:p>317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 Judicial Officer to sign multiple documents at one time (e.g., within a single case or multiple cases)</text:p>
          </table:table-cell>
          <table:table-cell office:value-type="string" table:style-name="ce69">
            <text:p>Medium</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20]));ISNUMBER(SEARCH(&quot;C&quot;; [.G320]));ISNUMBER(SEARCH(&quot;3&quot;; [.G320]));ISNUMBER(SEARCH(&quot;F&quot;; [.G320]))); &quot;TRUE&quot;; &quot;FALSE&quot;)" table:style-name="ce54">
            <text:p>TRUE</text:p>
          </table:table-cell>
          <table:table-cell table:number-columns-repeated="16375"/>
        </table:table-row>
        <table:table-row table:style-name="ro19">
          <table:table-cell/>
          <table:table-cell office:value-type="float" office:value="3180" table:style-name="ce58">
            <text:p>3180</text:p>
          </table:table-cell>
          <table:table-cell office:value-type="string" table:style-name="ce59">
            <text:p>Process Automation and Orchestration</text:p>
          </table:table-cell>
          <table:table-cell office:value-type="string" table:style-name="ce59">
            <text:p>Apply Electronic Signature</text:p>
          </table:table-cell>
          <table:table-cell office:value-type="string" table:style-name="ce59">
            <text:p>Ability for authorized User roles (e.g., Judicial Officers, Clerks) to authorize a designated User to “sign” a document on their behalf (e.g., one Judicial Officer may be asked to sign an order on behalf of another)</text:p>
          </table:table-cell>
          <table:table-cell office:value-type="string" table:style-name="ce69">
            <text:p>High</text:p>
          </table:table-cell>
          <table:table-cell office:value-type="string" table:content-validation-name="val1" table:style-name="ce61">
            <text:p>G (ConfiGuration)</text:p>
          </table:table-cell>
          <table:table-cell office:value-type="string" table:style-name="ce83">
            <text:p>This can be implemented using the configurable Workflow and Business Rules engine in the EFM</text:p>
          </table:table-cell>
          <table:table-cell office:value-type="string" office:string-value="TRUE" table:formula="of:=IF(OR(ISNUMBER(SEARCH(&quot;G&quot;; [.G321]));ISNUMBER(SEARCH(&quot;C&quot;; [.G321]));ISNUMBER(SEARCH(&quot;3&quot;; [.G321]));ISNUMBER(SEARCH(&quot;F&quot;; [.G321]))); &quot;TRUE&quot;; &quot;FALSE&quot;)" table:style-name="ce54">
            <text:p>TRUE</text:p>
          </table:table-cell>
          <table:table-cell table:number-columns-repeated="16375"/>
        </table:table-row>
        <table:table-row table:style-name="ro7" table:visibility="filter">
          <table:table-cell/>
          <table:table-cell office:value-type="float" office:value="3190" table:style-name="ce48">
            <text:p>3190</text:p>
          </table:table-cell>
          <table:table-cell office:value-type="string" table:style-name="ce50">
            <text:p>Process Automation and Orchestration</text:p>
          </table:table-cell>
          <table:table-cell office:value-type="string" table:style-name="ce50">
            <text:p>Apply Electronic Signature</text:p>
          </table:table-cell>
          <table:table-cell office:value-type="string" table:style-name="ce50">
            <text:p>Ability to restrict a User's access to signature images</text:p>
          </table:table-cell>
          <table:table-cell office:value-type="string" table:style-name="ce68">
            <text:p>Low</text:p>
          </table:table-cell>
          <table:table-cell office:value-type="string" table:content-validation-name="val1" table:style-name="ce52">
            <text:p>O (OOTB)</text:p>
          </table:table-cell>
          <table:table-cell table:style-name="ce82"/>
          <table:table-cell office:value-type="string" office:string-value="FALSE" table:formula="of:=IF(OR(ISNUMBER(SEARCH(&quot;G&quot;; [.G322]));ISNUMBER(SEARCH(&quot;C&quot;; [.G322]));ISNUMBER(SEARCH(&quot;3&quot;; [.G322]));ISNUMBER(SEARCH(&quot;F&quot;; [.G322]))); &quot;TRUE&quot;; &quot;FALSE&quot;)" table:style-name="ce54">
            <text:p>FALSE</text:p>
          </table:table-cell>
          <table:table-cell table:number-columns-repeated="16375"/>
        </table:table-row>
        <table:table-row table:style-name="ro19" table:visibility="filter">
          <table:table-cell/>
          <table:table-cell office:value-type="float" office:value="3200" table:style-name="ce48">
            <text:p>320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provide data validation rules to ensure data validity at the time of entry (e.g., prevent an alpha character to be entered into a field that is configured to have only numeric values entered by the user)</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3]));ISNUMBER(SEARCH(&quot;C&quot;; [.G323]));ISNUMBER(SEARCH(&quot;3&quot;; [.G323]));ISNUMBER(SEARCH(&quot;F&quot;; [.G323]))); &quot;TRUE&quot;; &quot;FALSE&quot;)" table:style-name="ce54">
            <text:p>FALSE</text:p>
          </table:table-cell>
          <table:table-cell table:number-columns-repeated="16375"/>
        </table:table-row>
        <table:table-row table:style-name="ro7" table:visibility="filter">
          <table:table-cell/>
          <table:table-cell office:value-type="float" office:value="3210" table:style-name="ce48">
            <text:p>321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50">
            <text:p>Ability for the Solution to pre-populate forms for the Filer with pertinent information from the CMS during filing preparation<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4]));ISNUMBER(SEARCH(&quot;C&quot;; [.G324]));ISNUMBER(SEARCH(&quot;3&quot;; [.G324]));ISNUMBER(SEARCH(&quot;F&quot;; [.G324]))); &quot;TRUE&quot;; &quot;FALSE&quot;)" table:style-name="ce54">
            <text:p>FALSE</text:p>
          </table:table-cell>
          <table:table-cell table:number-columns-repeated="16375"/>
        </table:table-row>
        <table:table-row table:style-name="ro19" table:visibility="filter">
          <table:table-cell/>
          <table:table-cell office:value-type="float" office:value="3220" table:style-name="ce48">
            <text:p>322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50">
            <text:p>Ability for a Global Administrator and/or Jurisdiction Administrator to configure data validations into workflows (e.g., validations beyond those included in the preparation and submission step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5]));ISNUMBER(SEARCH(&quot;C&quot;; [.G325]));ISNUMBER(SEARCH(&quot;3&quot;; [.G325]));ISNUMBER(SEARCH(&quot;F&quot;; [.G325]))); &quot;TRUE&quot;; &quot;FALSE&quot;)" table:style-name="ce54">
            <text:p>FALSE</text:p>
          </table:table-cell>
          <table:table-cell table:number-columns-repeated="16375"/>
        </table:table-row>
        <table:table-row table:style-name="ro7" table:visibility="filter">
          <table:table-cell/>
          <table:table-cell office:value-type="float" office:value="3230" table:style-name="ce48">
            <text:p>323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perform commands using any of the following method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6]));ISNUMBER(SEARCH(&quot;C&quot;; [.G326]));ISNUMBER(SEARCH(&quot;3&quot;; [.G326]));ISNUMBER(SEARCH(&quot;F&quot;; [.G326]))); &quot;TRUE&quot;; &quot;FALSE&quot;)" table:style-name="ce54">
            <text:p>FALSE</text:p>
          </table:table-cell>
          <table:table-cell table:number-columns-repeated="16375"/>
        </table:table-row>
        <table:table-row table:style-name="ro7" table:visibility="filter">
          <table:table-cell/>
          <table:table-cell office:value-type="float" office:value="3240" table:style-name="ce48">
            <text:p>324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Easy access toolbar</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7]));ISNUMBER(SEARCH(&quot;C&quot;; [.G327]));ISNUMBER(SEARCH(&quot;3&quot;; [.G327]));ISNUMBER(SEARCH(&quot;F&quot;; [.G327]))); &quot;TRUE&quot;; &quot;FALSE&quot;)" table:style-name="ce54">
            <text:p>FALSE</text:p>
          </table:table-cell>
          <table:table-cell table:number-columns-repeated="16375"/>
        </table:table-row>
        <table:table-row table:style-name="ro7" table:visibility="filter">
          <table:table-cell/>
          <table:table-cell office:value-type="float" office:value="3250" table:style-name="ce48">
            <text:p>325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Keyboard<text: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8]));ISNUMBER(SEARCH(&quot;C&quot;; [.G328]));ISNUMBER(SEARCH(&quot;3&quot;; [.G328]));ISNUMBER(SEARCH(&quot;F&quot;; [.G328]))); &quot;TRUE&quot;; &quot;FALSE&quot;)" table:style-name="ce54">
            <text:p>FALSE</text:p>
          </table:table-cell>
          <table:table-cell table:number-columns-repeated="16375"/>
        </table:table-row>
        <table:table-row table:style-name="ro7" table:visibility="filter">
          <table:table-cell/>
          <table:table-cell office:value-type="float" office:value="3260" table:style-name="ce48">
            <text:p>326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Right mouse click</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29]));ISNUMBER(SEARCH(&quot;C&quot;; [.G329]));ISNUMBER(SEARCH(&quot;3&quot;; [.G329]));ISNUMBER(SEARCH(&quot;F&quot;; [.G329]))); &quot;TRUE&quot;; &quot;FALSE&quot;)" table:style-name="ce54">
            <text:p>FALSE</text:p>
          </table:table-cell>
          <table:table-cell table:number-columns-repeated="16375"/>
        </table:table-row>
        <table:table-row table:style-name="ro7" table:visibility="filter">
          <table:table-cell/>
          <table:table-cell office:value-type="float" office:value="3270" table:style-name="ce48">
            <text:p>327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Short cut command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0]));ISNUMBER(SEARCH(&quot;C&quot;; [.G330]));ISNUMBER(SEARCH(&quot;3&quot;; [.G330]));ISNUMBER(SEARCH(&quot;F&quot;; [.G330]))); &quot;TRUE&quot;; &quot;FALSE&quot;)" table:style-name="ce54">
            <text:p>FALSE</text:p>
          </table:table-cell>
          <table:table-cell table:number-columns-repeated="16375"/>
        </table:table-row>
        <table:table-row table:style-name="ro7" table:visibility="filter">
          <table:table-cell/>
          <table:table-cell office:value-type="float" office:value="3280" table:style-name="ce48">
            <text:p>328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User defined function keys (hot key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1]));ISNUMBER(SEARCH(&quot;C&quot;; [.G331]));ISNUMBER(SEARCH(&quot;3&quot;; [.G331]));ISNUMBER(SEARCH(&quot;F&quot;; [.G331]))); &quot;TRUE&quot;; &quot;FALSE&quot;)" table:style-name="ce54">
            <text:p>FALSE</text:p>
          </table:table-cell>
          <table:table-cell table:number-columns-repeated="16375"/>
        </table:table-row>
        <table:table-row table:style-name="ro7" table:visibility="filter">
          <table:table-cell/>
          <table:table-cell office:value-type="float" office:value="3290" table:style-name="ce48">
            <text:p>329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allow the user to continue to enter data while the Solution is processing a previous transaction (e.g. a background search proces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2]));ISNUMBER(SEARCH(&quot;C&quot;; [.G332]));ISNUMBER(SEARCH(&quot;3&quot;; [.G332]));ISNUMBER(SEARCH(&quot;F&quot;; [.G332]))); &quot;TRUE&quot;; &quot;FALSE&quot;)" table:style-name="ce54">
            <text:p>FALSE</text:p>
          </table:table-cell>
          <table:table-cell table:number-columns-repeated="16375"/>
        </table:table-row>
        <table:table-row table:style-name="ro7" table:visibility="filter">
          <table:table-cell/>
          <table:table-cell office:value-type="float" office:value="3300" table:style-name="ce48">
            <text:p>330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for the Solution to verify all required data fields have been completed prior to exiting a screen.</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3]));ISNUMBER(SEARCH(&quot;C&quot;; [.G333]));ISNUMBER(SEARCH(&quot;3&quot;; [.G333]));ISNUMBER(SEARCH(&quot;F&quot;; [.G333]))); &quot;TRUE&quot;; &quot;FALSE&quot;)" table:style-name="ce54">
            <text:p>FALSE</text:p>
          </table:table-cell>
          <table:table-cell table:number-columns-repeated="16375"/>
        </table:table-row>
        <table:table-row table:style-name="ro7" table:visibility="filter">
          <table:table-cell/>
          <table:table-cell office:value-type="float" office:value="3310" table:style-name="ce48">
            <text:p>331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for the Solution to verify all required data fields have been completed prior to executing a transaction.</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4]));ISNUMBER(SEARCH(&quot;C&quot;; [.G334]));ISNUMBER(SEARCH(&quot;3&quot;; [.G334]));ISNUMBER(SEARCH(&quot;F&quot;; [.G334]))); &quot;TRUE&quot;; &quot;FALSE&quot;)" table:style-name="ce54">
            <text:p>FALSE</text:p>
          </table:table-cell>
          <table:table-cell table:number-columns-repeated="16375"/>
        </table:table-row>
        <table:table-row table:style-name="ro7" table:visibility="filter">
          <table:table-cell/>
          <table:table-cell office:value-type="float" office:value="3320" table:style-name="ce48">
            <text:p>332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for the Solution to advise the user of required data necessary to complete a transaction or report.</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5]));ISNUMBER(SEARCH(&quot;C&quot;; [.G335]));ISNUMBER(SEARCH(&quot;3&quot;; [.G335]));ISNUMBER(SEARCH(&quot;F&quot;; [.G335]))); &quot;TRUE&quot;; &quot;FALSE&quot;)" table:style-name="ce54">
            <text:p>FALSE</text:p>
          </table:table-cell>
          <table:table-cell table:number-columns-repeated="16375"/>
        </table:table-row>
        <table:table-row table:style-name="ro7" table:visibility="filter">
          <table:table-cell/>
          <table:table-cell office:value-type="float" office:value="3330" table:style-name="ce48">
            <text:p>333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cut and paste data between fields and across application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6]));ISNUMBER(SEARCH(&quot;C&quot;; [.G336]));ISNUMBER(SEARCH(&quot;3&quot;; [.G336]));ISNUMBER(SEARCH(&quot;F&quot;; [.G336]))); &quot;TRUE&quot;; &quot;FALSE&quot;)" table:style-name="ce54">
            <text:p>FALSE</text:p>
          </table:table-cell>
          <table:table-cell table:number-columns-repeated="16375"/>
        </table:table-row>
        <table:table-row table:style-name="ro7" table:visibility="filter">
          <table:table-cell/>
          <table:table-cell office:value-type="float" office:value="3340" table:style-name="ce48">
            <text:p>334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calculate and display the correct day of the week based on the calendar date for all date fields.</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7]));ISNUMBER(SEARCH(&quot;C&quot;; [.G337]));ISNUMBER(SEARCH(&quot;3&quot;; [.G337]));ISNUMBER(SEARCH(&quot;F&quot;; [.G337]))); &quot;TRUE&quot;; &quot;FALSE&quot;)" table:style-name="ce54">
            <text:p>FALSE</text:p>
          </table:table-cell>
          <table:table-cell table:number-columns-repeated="16375"/>
        </table:table-row>
        <table:table-row table:style-name="ro7" table:visibility="filter">
          <table:table-cell/>
          <table:table-cell office:value-type="float" office:value="3350" table:style-name="ce48">
            <text:p>3350</text:p>
          </table:table-cell>
          <table:table-cell office:value-type="string" table:style-name="ce50">
            <text:p>Process Automation and Orchestration</text:p>
          </table:table-cell>
          <table:table-cell office:value-type="string" table:style-name="ce64">
            <text:p>Data Entry</text:p>
          </table:table-cell>
          <table:table-cell office:value-type="string" table:style-name="ce64">
            <text:p>Ability to provide a feature to undo or cancel an entry or transaction prior to saving it</text:p>
          </table:table-cell>
          <table:table-cell office:value-type="string" table:style-name="ce68">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8]));ISNUMBER(SEARCH(&quot;C&quot;; [.G338]));ISNUMBER(SEARCH(&quot;3&quot;; [.G338]));ISNUMBER(SEARCH(&quot;F&quot;; [.G338]))); &quot;TRUE&quot;; &quot;FALSE&quot;)" table:style-name="ce54">
            <text:p>FALSE</text:p>
          </table:table-cell>
          <table:table-cell table:number-columns-repeated="16375"/>
        </table:table-row>
        <table:table-row table:style-name="ro18" table:visibility="filter">
          <table:table-cell/>
          <table:table-cell office:value-type="float" office:value="3360" table:style-name="ce48">
            <text:p>336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Global Administrator to configure account registration requirements and processes that are specific to a User types (e.g., Attorneys, self-represented litigants, court staff, law enforcement personnel, other agencies and other User types as necessary)</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39]));ISNUMBER(SEARCH(&quot;C&quot;; [.G339]));ISNUMBER(SEARCH(&quot;3&quot;; [.G339]));ISNUMBER(SEARCH(&quot;F&quot;; [.G339]))); &quot;TRUE&quot;; &quot;FALSE&quot;)" table:style-name="ce54">
            <text:p>FALSE</text:p>
          </table:table-cell>
          <table:table-cell table:number-columns-repeated="16375"/>
        </table:table-row>
        <table:table-row table:style-name="ro7" table:visibility="filter">
          <table:table-cell/>
          <table:table-cell office:value-type="float" office:value="3370" table:style-name="ce48">
            <text:p>337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to require that a Filer provide a primary email address when setting up a new account, but also the ability to provide secondary email addresse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40]));ISNUMBER(SEARCH(&quot;C&quot;; [.G340]));ISNUMBER(SEARCH(&quot;3&quot;; [.G340]));ISNUMBER(SEARCH(&quot;F&quot;; [.G340]))); &quot;TRUE&quot;; &quot;FALSE&quot;)" table:style-name="ce54">
            <text:p>FALSE</text:p>
          </table:table-cell>
          <table:table-cell table:number-columns-repeated="16375"/>
        </table:table-row>
        <table:table-row table:style-name="ro8" table:visibility="filter">
          <table:table-cell/>
          <table:table-cell office:value-type="float" office:value="3380" table:style-name="ce48">
            <text:p>338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Filer to use self-service method(s) to set up their own User accounts</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41]));ISNUMBER(SEARCH(&quot;C&quot;; [.G341]));ISNUMBER(SEARCH(&quot;3&quot;; [.G341]));ISNUMBER(SEARCH(&quot;F&quot;; [.G341]))); &quot;TRUE&quot;; &quot;FALSE&quot;)" table:style-name="ce54">
            <text:p>FALSE</text:p>
          </table:table-cell>
          <table:table-cell table:number-columns-repeated="16375"/>
        </table:table-row>
        <table:table-row table:style-name="ro18" table:visibility="filter">
          <table:table-cell/>
          <table:table-cell office:value-type="float" office:value="3390" table:style-name="ce48">
            <text:p>339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Filer to be notified of required information to complete when registering for an account (e.g., Users identified as a Texas Attorney must have a State Bar of Texas association number entered into their Attorney account)</text:p>
          </table:table-cell>
          <table:table-cell office:value-type="string" table:style-name="ce67">
            <text:p>High</text:p>
          </table:table-cell>
          <table:table-cell office:value-type="string" table:content-validation-name="val1" table:style-name="ce52">
            <text:p>O (OOTB)</text:p>
          </table:table-cell>
          <table:table-cell table:style-name="ce82"/>
          <table:table-cell office:value-type="string" office:string-value="FALSE" table:formula="of:=IF(OR(ISNUMBER(SEARCH(&quot;G&quot;; [.G342]));ISNUMBER(SEARCH(&quot;C&quot;; [.G342]));ISNUMBER(SEARCH(&quot;3&quot;; [.G342]));ISNUMBER(SEARCH(&quot;F&quot;; [.G342]))); &quot;TRUE&quot;; &quot;FALSE&quot;)" table:style-name="ce54">
            <text:p>FALSE</text:p>
          </table:table-cell>
          <table:table-cell table:number-columns-repeated="16375"/>
        </table:table-row>
        <table:table-row table:style-name="ro8">
          <table:table-cell/>
          <table:table-cell office:value-type="float" office:value="3400" table:style-name="ce58">
            <text:p>3400</text:p>
          </table:table-cell>
          <table:table-cell office:value-type="string" table:style-name="ce65">
            <text:p>Account Administration</text:p>
          </table:table-cell>
          <table:table-cell office:value-type="string" table:style-name="ce65">
            <text:p>Register Accounts</text:p>
          </table:table-cell>
          <table:table-cell office:value-type="string" table:style-name="ce65">
            <text:p>Ability for a User to use the same account to access any EFSP and/or the EFM</text:p>
          </table:table-cell>
          <table:table-cell office:value-type="string" table:style-name="ce66">
            <text:p>High</text:p>
          </table:table-cell>
          <table:table-cell office:value-type="string" table:content-validation-name="val1" table:style-name="ce61">
            <text:p>3 (3rd Party Integration)</text:p>
          </table:table-cell>
          <table:table-cell office:value-type="string" table:style-name="ce83">
            <text:p>Identity provided by EFSP or Statewide Idp</text:p>
          </table:table-cell>
          <table:table-cell office:value-type="string" office:string-value="TRUE" table:formula="of:=IF(OR(ISNUMBER(SEARCH(&quot;G&quot;; [.G343]));ISNUMBER(SEARCH(&quot;C&quot;; [.G343]));ISNUMBER(SEARCH(&quot;3&quot;; [.G343]));ISNUMBER(SEARCH(&quot;F&quot;; [.G343]))); &quot;TRUE&quot;; &quot;FALSE&quot;)" table:style-name="ce54">
            <text:p>TRUE</text:p>
          </table:table-cell>
          <table:table-cell table:number-columns-repeated="16375"/>
        </table:table-row>
        <table:table-row table:style-name="ro20">
          <table:table-cell/>
          <table:table-cell office:value-type="float" office:value="3410" table:style-name="ce58">
            <text:p>3410</text:p>
          </table:table-cell>
          <table:table-cell office:value-type="string" table:style-name="ce65">
            <text:p>Account Administration</text:p>
          </table:table-cell>
          <table:table-cell office:value-type="string" table:style-name="ce65">
            <text:p>Register Accounts</text:p>
          </table:table-cell>
          <table:table-cell office:value-type="string" table:style-name="ce65">
            <text:p>Ability for a Filer or another User to belong to multiple User groups, subgroups, roles, and jurisdiction while being managed with one unique identifier;<text:s/><text:span text:style-name="T5">In the comments please describe the approach to provisioning security rites rights with potentially overlapping and/or conflicting role profiles.<text:s/></text:span></text:p>
          </table:table-cell>
          <table:table-cell office:value-type="string" table:style-name="ce66">
            <text:p>High</text:p>
          </table:table-cell>
          <table:table-cell office:value-type="string" table:content-validation-name="val1" table:style-name="ce61">
            <text:p>3 (3rd Party Integration)</text:p>
          </table:table-cell>
          <table:table-cell office:value-type="string" table:style-name="ce83">
            <text:p>Identity provided by EFSP or Statewide Idp</text:p>
          </table:table-cell>
          <table:table-cell office:value-type="string" office:string-value="TRUE" table:formula="of:=IF(OR(ISNUMBER(SEARCH(&quot;G&quot;; [.G344]));ISNUMBER(SEARCH(&quot;C&quot;; [.G344]));ISNUMBER(SEARCH(&quot;3&quot;; [.G344]));ISNUMBER(SEARCH(&quot;F&quot;; [.G344]))); &quot;TRUE&quot;; &quot;FALSE&quot;)" table:style-name="ce54">
            <text:p>TRUE</text:p>
          </table:table-cell>
          <table:table-cell table:number-columns-repeated="16375"/>
        </table:table-row>
        <table:table-row table:style-name="ro19" table:visibility="filter">
          <table:table-cell/>
          <table:table-cell office:value-type="float" office:value="3420" table:style-name="ce48">
            <text:p>342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Filer to create one individual account that is concurrently associated with one or more groups/organizations (e.g., an Attorney with a law firm who also performs pro bono work for a court)<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45]));ISNUMBER(SEARCH(&quot;C&quot;; [.G345]));ISNUMBER(SEARCH(&quot;3&quot;; [.G345]));ISNUMBER(SEARCH(&quot;F&quot;; [.G345]))); &quot;TRUE&quot;; &quot;FALSE&quot;)" table:style-name="ce54">
            <text:p>FALSE</text:p>
          </table:table-cell>
          <table:table-cell table:number-columns-repeated="16375"/>
        </table:table-row>
        <table:table-row table:style-name="ro7" table:visibility="filter">
          <table:table-cell/>
          <table:table-cell office:value-type="float" office:value="3430" table:style-name="ce48">
            <text:p>343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n out-of-state Filer (pro hac vice Attorney) to register for e-Filing using their home state, home-state bar credentials, and their sponsoring attorney's Texas State Bar number</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46]));ISNUMBER(SEARCH(&quot;C&quot;; [.G346]));ISNUMBER(SEARCH(&quot;3&quot;; [.G346]));ISNUMBER(SEARCH(&quot;F&quot;; [.G346]))); &quot;TRUE&quot;; &quot;FALSE&quot;)" table:style-name="ce54">
            <text:p>FALSE</text:p>
          </table:table-cell>
          <table:table-cell table:number-columns-repeated="16375"/>
        </table:table-row>
        <table:table-row table:style-name="ro22" table:visibility="filter">
          <table:table-cell/>
          <table:table-cell office:value-type="float" office:value="3440" table:style-name="ce48">
            <text:p>344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n out-of-state Filer (pro hac vice Attorney) to register for either a firm account and/or a self-registration account</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47]));ISNUMBER(SEARCH(&quot;C&quot;; [.G347]));ISNUMBER(SEARCH(&quot;3&quot;; [.G347]));ISNUMBER(SEARCH(&quot;F&quot;; [.G347]))); &quot;TRUE&quot;; &quot;FALSE&quot;)" table:style-name="ce54">
            <text:p>FALSE</text:p>
          </table:table-cell>
          <table:table-cell table:number-columns-repeated="16375"/>
        </table:table-row>
        <table:table-row table:style-name="ro22" table:visibility="filter">
          <table:table-cell/>
          <table:table-cell office:value-type="float" office:value="3450" table:style-name="ce48">
            <text:p>345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User (Attorney) to define contact information specific to one or more courts when registering an accoun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48]));ISNUMBER(SEARCH(&quot;C&quot;; [.G348]));ISNUMBER(SEARCH(&quot;3&quot;; [.G348]));ISNUMBER(SEARCH(&quot;F&quot;; [.G348]))); &quot;TRUE&quot;; &quot;FALSE&quot;)" table:style-name="ce54">
            <text:p>FALSE</text:p>
          </table:table-cell>
          <table:table-cell table:number-columns-repeated="16375"/>
        </table:table-row>
        <table:table-row table:style-name="ro22" table:visibility="filter">
          <table:table-cell/>
          <table:table-cell office:value-type="float" office:value="3460" table:style-name="ce48">
            <text:p>346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for a Filer (Attorney) to receive a prompting reminder to update the State Bar Registry with their current primary email address</text:p>
          </table:table-cell>
          <table:table-cell office:value-type="string" table:style-name="ce63">
            <text:p>Low</text:p>
          </table:table-cell>
          <table:table-cell table:content-validation-name="val1" table:style-name="ce52"/>
          <table:table-cell table:style-name="ce82"/>
          <table:table-cell office:value-type="string" office:string-value="FALSE" table:formula="of:=IF(OR(ISNUMBER(SEARCH(&quot;G&quot;; [.G349]));ISNUMBER(SEARCH(&quot;C&quot;; [.G349]));ISNUMBER(SEARCH(&quot;3&quot;; [.G349]));ISNUMBER(SEARCH(&quot;F&quot;; [.G349]))); &quot;TRUE&quot;; &quot;FALSE&quot;)" table:style-name="ce54">
            <text:p>FALSE</text:p>
          </table:table-cell>
          <table:table-cell table:number-columns-repeated="16375"/>
        </table:table-row>
        <table:table-row table:style-name="ro8" table:visibility="filter">
          <table:table-cell/>
          <table:table-cell office:value-type="float" office:value="3470" table:style-name="ce48">
            <text:p>3470</text:p>
          </table:table-cell>
          <table:table-cell office:value-type="string" table:style-name="ce64">
            <text:p>Account Administration</text:p>
          </table:table-cell>
          <table:table-cell office:value-type="string" table:style-name="ce64">
            <text:p>Register Accounts</text:p>
          </table:table-cell>
          <table:table-cell office:value-type="string" table:style-name="ce64">
            <text:p>Ability to verify User accounts during account setup (e.g., email/text, CAPTCHA)</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0]));ISNUMBER(SEARCH(&quot;C&quot;; [.G350]));ISNUMBER(SEARCH(&quot;3&quot;; [.G350]));ISNUMBER(SEARCH(&quot;F&quot;; [.G350]))); &quot;TRUE&quot;; &quot;FALSE&quot;)" table:style-name="ce54">
            <text:p>FALSE</text:p>
          </table:table-cell>
          <table:table-cell table:number-columns-repeated="16375"/>
        </table:table-row>
        <table:table-row table:style-name="ro7" table:visibility="filter">
          <table:table-cell/>
          <table:table-cell office:value-type="float" office:value="3480" table:style-name="ce48">
            <text:p>348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Global Administrator (e.g., an administrator supporting operation of the entire Solution) to perform group/organization administrator functions<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1]));ISNUMBER(SEARCH(&quot;C&quot;; [.G351]));ISNUMBER(SEARCH(&quot;3&quot;; [.G351]));ISNUMBER(SEARCH(&quot;F&quot;; [.G351]))); &quot;TRUE&quot;; &quot;FALSE&quot;)" table:style-name="ce54">
            <text:p>FALSE</text:p>
          </table:table-cell>
          <table:table-cell table:number-columns-repeated="16375"/>
        </table:table-row>
        <table:table-row table:style-name="ro7" table:visibility="filter">
          <table:table-cell/>
          <table:table-cell office:value-type="float" office:value="3490" table:style-name="ce48">
            <text:p>349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or Firm Administrator to set up sub-groups within a group for security administration (e.g., criminal division; civil division; firm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2]));ISNUMBER(SEARCH(&quot;C&quot;; [.G352]));ISNUMBER(SEARCH(&quot;3&quot;; [.G352]));ISNUMBER(SEARCH(&quot;F&quot;; [.G352]))); &quot;TRUE&quot;; &quot;FALSE&quot;)" table:style-name="ce54">
            <text:p>FALSE</text:p>
          </table:table-cell>
          <table:table-cell table:number-columns-repeated="16375"/>
        </table:table-row>
        <table:table-row table:style-name="ro19" table:visibility="filter">
          <table:table-cell/>
          <table:table-cell office:value-type="float" office:value="3500" table:style-name="ce48">
            <text:p>350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or Firm Administrator to define, manage and control User rights and authorizations at the group / organization level (e.g., Law Firm, Friend of the Court, Prosecutor's Offic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3]));ISNUMBER(SEARCH(&quot;C&quot;; [.G353]));ISNUMBER(SEARCH(&quot;3&quot;; [.G353]));ISNUMBER(SEARCH(&quot;F&quot;; [.G353]))); &quot;TRUE&quot;; &quot;FALSE&quot;)" table:style-name="ce54">
            <text:p>FALSE</text:p>
          </table:table-cell>
          <table:table-cell table:number-columns-repeated="16375"/>
        </table:table-row>
        <table:table-row table:style-name="ro20" table:visibility="filter">
          <table:table-cell/>
          <table:table-cell office:value-type="float" office:value="3510" table:style-name="ce48">
            <text:p>351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to assign administrator responsibilities to multiple Users within an organization, with the ability to set limits for subordinate security administrators (e.g., a law firm administrator can reset a password for employees of that firm, but cannot establish new User profil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4]));ISNUMBER(SEARCH(&quot;C&quot;; [.G354]));ISNUMBER(SEARCH(&quot;3&quot;; [.G354]));ISNUMBER(SEARCH(&quot;F&quot;; [.G354]))); &quot;TRUE&quot;; &quot;FALSE&quot;)" table:style-name="ce54">
            <text:p>FALSE</text:p>
          </table:table-cell>
          <table:table-cell table:number-columns-repeated="16375"/>
        </table:table-row>
        <table:table-row table:style-name="ro20" table:visibility="filter">
          <table:table-cell/>
          <table:table-cell office:value-type="float" office:value="3520" table:style-name="ce48">
            <text:p>352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substitute Global Administrator (e.g., an administrator supporting operation of the entire Solution) to perform group/organization administrator functions in the event the regular group administrator is unavailable (e.g., a law firm group administrator who takes an emergency leave with no backup administrato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5]));ISNUMBER(SEARCH(&quot;C&quot;; [.G355]));ISNUMBER(SEARCH(&quot;3&quot;; [.G355]));ISNUMBER(SEARCH(&quot;F&quot;; [.G355]))); &quot;TRUE&quot;; &quot;FALSE&quot;)" table:style-name="ce54">
            <text:p>FALSE</text:p>
          </table:table-cell>
          <table:table-cell table:number-columns-repeated="16375"/>
        </table:table-row>
        <table:table-row table:style-name="ro22" table:visibility="filter">
          <table:table-cell/>
          <table:table-cell office:value-type="float" office:value="3530" table:style-name="ce48">
            <text:p>353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to create group/organization accounts with an unlimited number of people associated to the account</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56]));ISNUMBER(SEARCH(&quot;C&quot;; [.G356]));ISNUMBER(SEARCH(&quot;3&quot;; [.G356]));ISNUMBER(SEARCH(&quot;F&quot;; [.G356]))); &quot;TRUE&quot;; &quot;FALSE&quot;)" table:style-name="ce54">
            <text:p>FALSE</text:p>
          </table:table-cell>
          <table:table-cell table:number-columns-repeated="16375"/>
        </table:table-row>
        <table:table-row table:style-name="ro8" table:visibility="filter">
          <table:table-cell/>
          <table:table-cell office:value-type="float" office:value="3540" table:style-name="ce48">
            <text:p>354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to require unique User names and passwords for each Use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7]));ISNUMBER(SEARCH(&quot;C&quot;; [.G357]));ISNUMBER(SEARCH(&quot;3&quot;; [.G357]));ISNUMBER(SEARCH(&quot;F&quot;; [.G357]))); &quot;TRUE&quot;; &quot;FALSE&quot;)" table:style-name="ce54">
            <text:p>FALSE</text:p>
          </table:table-cell>
          <table:table-cell table:number-columns-repeated="16375"/>
        </table:table-row>
        <table:table-row table:style-name="ro22" table:visibility="filter">
          <table:table-cell/>
          <table:table-cell office:value-type="float" office:value="3550" table:style-name="ce48">
            <text:p>355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User to change/reset their own password via the Solution (without intervention of support staff)</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8]));ISNUMBER(SEARCH(&quot;C&quot;; [.G358]));ISNUMBER(SEARCH(&quot;3&quot;; [.G358]));ISNUMBER(SEARCH(&quot;F&quot;; [.G358]))); &quot;TRUE&quot;; &quot;FALSE&quot;)" table:style-name="ce54">
            <text:p>FALSE</text:p>
          </table:table-cell>
          <table:table-cell table:number-columns-repeated="16375"/>
        </table:table-row>
        <table:table-row table:style-name="ro22" table:visibility="filter">
          <table:table-cell/>
          <table:table-cell office:value-type="float" office:value="3560" table:style-name="ce48">
            <text:p>356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User to retrieve forgotten User names and passwords through the Solution (without the intervention of support staff)</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59]));ISNUMBER(SEARCH(&quot;C&quot;; [.G359]));ISNUMBER(SEARCH(&quot;3&quot;; [.G359]));ISNUMBER(SEARCH(&quot;F&quot;; [.G359]))); &quot;TRUE&quot;; &quot;FALSE&quot;)" table:style-name="ce54">
            <text:p>FALSE</text:p>
          </table:table-cell>
          <table:table-cell table:number-columns-repeated="16375"/>
        </table:table-row>
        <table:table-row table:style-name="ro22" table:visibility="filter">
          <table:table-cell/>
          <table:table-cell office:value-type="float" office:value="3570" table:style-name="ce48">
            <text:p>357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Filer to update their personal contact information, including the method(s) for how notification is to be performed (e.g., email, SM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0]));ISNUMBER(SEARCH(&quot;C&quot;; [.G360]));ISNUMBER(SEARCH(&quot;3&quot;; [.G360]));ISNUMBER(SEARCH(&quot;F&quot;; [.G360]))); &quot;TRUE&quot;; &quot;FALSE&quot;)" table:style-name="ce54">
            <text:p>FALSE</text:p>
          </table:table-cell>
          <table:table-cell table:number-columns-repeated="16375"/>
        </table:table-row>
        <table:table-row table:style-name="ro22" table:visibility="filter">
          <table:table-cell/>
          <table:table-cell office:value-type="float" office:value="3580" table:style-name="ce48">
            <text:p>358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the solution to display to the Filer the terms and conditions to receive service electronically when they establish their accoun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1]));ISNUMBER(SEARCH(&quot;C&quot;; [.G361]));ISNUMBER(SEARCH(&quot;3&quot;; [.G361]));ISNUMBER(SEARCH(&quot;F&quot;; [.G361]))); &quot;TRUE&quot;; &quot;FALSE&quot;)" table:style-name="ce54">
            <text:p>FALSE</text:p>
          </table:table-cell>
          <table:table-cell table:number-columns-repeated="16375"/>
        </table:table-row>
        <table:table-row table:style-name="ro22" table:visibility="filter">
          <table:table-cell/>
          <table:table-cell office:value-type="float" office:value="3590" table:style-name="ce48">
            <text:p>359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to designate specific groups of Filers (e.g., government filers) who do not pay for filing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62]));ISNUMBER(SEARCH(&quot;C&quot;; [.G362]));ISNUMBER(SEARCH(&quot;3&quot;; [.G362]));ISNUMBER(SEARCH(&quot;F&quot;; [.G362]))); &quot;TRUE&quot;; &quot;FALSE&quot;)" table:style-name="ce54">
            <text:p>FALSE</text:p>
          </table:table-cell>
          <table:table-cell table:number-columns-repeated="16375"/>
        </table:table-row>
        <table:table-row table:style-name="ro22" table:visibility="filter">
          <table:table-cell/>
          <table:table-cell office:value-type="float" office:value="3600" table:style-name="ce48">
            <text:p>360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User to receive a notification when a Jurisdiction Administrator makes changes to that User's accoun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3]));ISNUMBER(SEARCH(&quot;C&quot;; [.G363]));ISNUMBER(SEARCH(&quot;3&quot;; [.G363]));ISNUMBER(SEARCH(&quot;F&quot;; [.G363]))); &quot;TRUE&quot;; &quot;FALSE&quot;)" table:style-name="ce54">
            <text:p>FALSE</text:p>
          </table:table-cell>
          <table:table-cell table:number-columns-repeated="16375"/>
        </table:table-row>
        <table:table-row table:style-name="ro22" table:visibility="filter">
          <table:table-cell/>
          <table:table-cell office:value-type="float" office:value="3610" table:style-name="ce48">
            <text:p>361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User to turn off notifications of when a Jurisdiction Administrator makes changes to the User's account</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64]));ISNUMBER(SEARCH(&quot;C&quot;; [.G364]));ISNUMBER(SEARCH(&quot;3&quot;; [.G364]));ISNUMBER(SEARCH(&quot;F&quot;; [.G364]))); &quot;TRUE&quot;; &quot;FALSE&quot;)" table:style-name="ce54">
            <text:p>FALSE</text:p>
          </table:table-cell>
          <table:table-cell table:number-columns-repeated="16375"/>
        </table:table-row>
        <table:table-row table:style-name="ro8" table:visibility="filter">
          <table:table-cell/>
          <table:table-cell office:value-type="float" office:value="3620" table:style-name="ce48">
            <text:p>362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Filer to designate multiple secondary contacts at the account level for their notification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65]));ISNUMBER(SEARCH(&quot;C&quot;; [.G365]));ISNUMBER(SEARCH(&quot;3&quot;; [.G365]));ISNUMBER(SEARCH(&quot;F&quot;; [.G365]))); &quot;TRUE&quot;; &quot;FALSE&quot;)" table:style-name="ce54">
            <text:p>FALSE</text:p>
          </table:table-cell>
          <table:table-cell table:number-columns-repeated="16375"/>
        </table:table-row>
        <table:table-row table:style-name="ro18" table:visibility="filter">
          <table:table-cell/>
          <table:table-cell office:value-type="float" office:value="3630" table:style-name="ce48">
            <text:p>363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User to receive a verification notice (e.g., email , according to the preferences of the User configured in the Solution) when changes are made to accounts to confirm that the account owner has been made (or is aware of) the chang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6]));ISNUMBER(SEARCH(&quot;C&quot;; [.G366]));ISNUMBER(SEARCH(&quot;3&quot;; [.G366]));ISNUMBER(SEARCH(&quot;F&quot;; [.G366]))); &quot;TRUE&quot;; &quot;FALSE&quot;)" table:style-name="ce54">
            <text:p>FALSE</text:p>
          </table:table-cell>
          <table:table-cell table:number-columns-repeated="16375"/>
        </table:table-row>
        <table:table-row table:style-name="ro19" table:visibility="filter">
          <table:table-cell/>
          <table:table-cell office:value-type="float" office:value="3640" table:style-name="ce48">
            <text:p>364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Global Administrator and/ or Jurisdiction Administrator to identify potential Users to purge based on OCA defined criteria (e.g., based on the amount of time since they last logged into the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7]));ISNUMBER(SEARCH(&quot;C&quot;; [.G367]));ISNUMBER(SEARCH(&quot;3&quot;; [.G367]));ISNUMBER(SEARCH(&quot;F&quot;; [.G367]))); &quot;TRUE&quot;; &quot;FALSE&quot;)" table:style-name="ce54">
            <text:p>FALSE</text:p>
          </table:table-cell>
          <table:table-cell table:number-columns-repeated="16375"/>
        </table:table-row>
        <table:table-row table:style-name="ro18" table:visibility="filter">
          <table:table-cell/>
          <table:table-cell office:value-type="float" office:value="3650" table:style-name="ce48">
            <text:p>365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Global Administrator and/ or Jurisdiction Administrator to <text:s/>send a mass email notification that informs potential Users that they need to log into eFileTexas 2.0 within a predefined time period or otherwise be purged out of the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8]));ISNUMBER(SEARCH(&quot;C&quot;; [.G368]));ISNUMBER(SEARCH(&quot;3&quot;; [.G368]));ISNUMBER(SEARCH(&quot;F&quot;; [.G368]))); &quot;TRUE&quot;; &quot;FALSE&quot;)" table:style-name="ce54">
            <text:p>FALSE</text:p>
          </table:table-cell>
          <table:table-cell table:number-columns-repeated="16375"/>
        </table:table-row>
        <table:table-row table:style-name="ro22" table:visibility="filter">
          <table:table-cell/>
          <table:table-cell office:value-type="float" office:value="3660" table:style-name="ce48">
            <text:p>366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Global Administrator and/ or Jurisdiction Administrator to purge User accounts (e.g., delete, deactivate, or suspen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69]));ISNUMBER(SEARCH(&quot;C&quot;; [.G369]));ISNUMBER(SEARCH(&quot;3&quot;; [.G369]));ISNUMBER(SEARCH(&quot;F&quot;; [.G369]))); &quot;TRUE&quot;; &quot;FALSE&quot;)" table:style-name="ce54">
            <text:p>FALSE</text:p>
          </table:table-cell>
          <table:table-cell table:number-columns-repeated="16375"/>
        </table:table-row>
        <table:table-row table:style-name="ro19" table:visibility="filter">
          <table:table-cell/>
          <table:table-cell office:value-type="float" office:value="3670" table:style-name="ce48">
            <text:p>367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to retain all history of any User account that has been purged for a predefined period consistent with the State of Texas Records Retention laws (refer to https://www.tsl.texas.gov/slrm/rrs4#sec2.1)</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0]));ISNUMBER(SEARCH(&quot;C&quot;; [.G370]));ISNUMBER(SEARCH(&quot;3&quot;; [.G370]));ISNUMBER(SEARCH(&quot;F&quot;; [.G370]))); &quot;TRUE&quot;; &quot;FALSE&quot;)" table:style-name="ce54">
            <text:p>FALSE</text:p>
          </table:table-cell>
          <table:table-cell table:number-columns-repeated="16375"/>
        </table:table-row>
        <table:table-row table:style-name="ro22" table:visibility="filter">
          <table:table-cell/>
          <table:table-cell office:value-type="float" office:value="3680" table:style-name="ce48">
            <text:p>3680</text:p>
          </table:table-cell>
          <table:table-cell office:value-type="string" table:style-name="ce64">
            <text:p>Account Administration</text:p>
          </table:table-cell>
          <table:table-cell office:value-type="string" table:style-name="ce64">
            <text:p>Administer Accounts</text:p>
          </table:table-cell>
          <table:table-cell office:value-type="string" table:style-name="ce64">
            <text:p>Ability for a Jurisdiction Administrator to view status of filings submitted by all Users in their administration group</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1]));ISNUMBER(SEARCH(&quot;C&quot;; [.G371]));ISNUMBER(SEARCH(&quot;3&quot;; [.G371]));ISNUMBER(SEARCH(&quot;F&quot;; [.G371]))); &quot;TRUE&quot;; &quot;FALSE&quot;)" table:style-name="ce54">
            <text:p>FALSE</text:p>
          </table:table-cell>
          <table:table-cell table:number-columns-repeated="16375"/>
        </table:table-row>
        <table:table-row table:style-name="ro22" table:visibility="filter">
          <table:table-cell/>
          <table:table-cell office:value-type="float" office:value="3690" table:style-name="ce48">
            <text:p>369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Jurisdiction Administrator to establish Jurisdiction accounts with the authority to create individual User accounts for that jurisdic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2]));ISNUMBER(SEARCH(&quot;C&quot;; [.G372]));ISNUMBER(SEARCH(&quot;3&quot;; [.G372]));ISNUMBER(SEARCH(&quot;F&quot;; [.G372]))); &quot;TRUE&quot;; &quot;FALSE&quot;)" table:style-name="ce54">
            <text:p>FALSE</text:p>
          </table:table-cell>
          <table:table-cell table:number-columns-repeated="16375"/>
        </table:table-row>
        <table:table-row table:style-name="ro22" table:visibility="filter">
          <table:table-cell/>
          <table:table-cell office:value-type="float" office:value="3700" table:style-name="ce48">
            <text:p>370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Firm Administrator to assign Users (e.g., Attorneys, Filers) to a firm even if that User is already associated with another firm or offic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3]));ISNUMBER(SEARCH(&quot;C&quot;; [.G373]));ISNUMBER(SEARCH(&quot;3&quot;; [.G373]));ISNUMBER(SEARCH(&quot;F&quot;; [.G373]))); &quot;TRUE&quot;; &quot;FALSE&quot;)" table:style-name="ce54">
            <text:p>FALSE</text:p>
          </table:table-cell>
          <table:table-cell table:number-columns-repeated="16375"/>
        </table:table-row>
        <table:table-row table:style-name="ro8" table:visibility="filter">
          <table:table-cell/>
          <table:table-cell office:value-type="float" office:value="3710" table:style-name="ce48">
            <text:p>371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Firm Administrator to remove a User (Attorney) from a Firm</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4]));ISNUMBER(SEARCH(&quot;C&quot;; [.G374]));ISNUMBER(SEARCH(&quot;3&quot;; [.G374]));ISNUMBER(SEARCH(&quot;F&quot;; [.G374]))); &quot;TRUE&quot;; &quot;FALSE&quot;)" table:style-name="ce54">
            <text:p>FALSE</text:p>
          </table:table-cell>
          <table:table-cell table:number-columns-repeated="16375"/>
        </table:table-row>
        <table:table-row table:style-name="ro22" table:visibility="filter">
          <table:table-cell/>
          <table:table-cell office:value-type="float" office:value="3720" table:style-name="ce48">
            <text:p>372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User (Attorney) to view a list of cases which are currently or have been previously associated with a service contac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5]));ISNUMBER(SEARCH(&quot;C&quot;; [.G375]));ISNUMBER(SEARCH(&quot;3&quot;; [.G375]));ISNUMBER(SEARCH(&quot;F&quot;; [.G375]))); &quot;TRUE&quot;; &quot;FALSE&quot;)" table:style-name="ce54">
            <text:p>FALSE</text:p>
          </table:table-cell>
          <table:table-cell table:number-columns-repeated="16375"/>
        </table:table-row>
        <table:table-row table:style-name="ro18" table:visibility="filter">
          <table:table-cell/>
          <table:table-cell office:value-type="float" office:value="3730" table:style-name="ce48">
            <text:p>373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Firm Administrator to query the Solution by Filers, Attorneys, and Service Contact (e.g., view query results in the Solution, export query results to .csv or .xlsx, print query results, create standard reports, etc.), including but not limited to the following:</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6]));ISNUMBER(SEARCH(&quot;C&quot;; [.G376]));ISNUMBER(SEARCH(&quot;3&quot;; [.G376]));ISNUMBER(SEARCH(&quot;F&quot;; [.G376]))); &quot;TRUE&quot;; &quot;FALSE&quot;)" table:style-name="ce54">
            <text:p>FALSE</text:p>
          </table:table-cell>
          <table:table-cell table:number-columns-repeated="16375"/>
        </table:table-row>
        <table:table-row table:style-name="ro8" table:visibility="filter">
          <table:table-cell/>
          <table:table-cell office:value-type="float" office:value="3740" table:style-name="ce48">
            <text:p>374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List of all Attorneys by associated cases and locat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7]));ISNUMBER(SEARCH(&quot;C&quot;; [.G377]));ISNUMBER(SEARCH(&quot;3&quot;; [.G377]));ISNUMBER(SEARCH(&quot;F&quot;; [.G377]))); &quot;TRUE&quot;; &quot;FALSE&quot;)" table:style-name="ce54">
            <text:p>FALSE</text:p>
          </table:table-cell>
          <table:table-cell table:number-columns-repeated="16375"/>
        </table:table-row>
        <table:table-row table:style-name="ro8" table:visibility="filter">
          <table:table-cell/>
          <table:table-cell office:value-type="float" office:value="3750" table:style-name="ce48">
            <text:p>375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List of all Attorneys by Service Contac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8]));ISNUMBER(SEARCH(&quot;C&quot;; [.G378]));ISNUMBER(SEARCH(&quot;3&quot;; [.G378]));ISNUMBER(SEARCH(&quot;F&quot;; [.G378]))); &quot;TRUE&quot;; &quot;FALSE&quot;)" table:style-name="ce54">
            <text:p>FALSE</text:p>
          </table:table-cell>
          <table:table-cell table:number-columns-repeated="16375"/>
        </table:table-row>
        <table:table-row table:style-name="ro8" table:visibility="filter">
          <table:table-cell/>
          <table:table-cell office:value-type="float" office:value="3760" table:style-name="ce48">
            <text:p>376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List of all Service Contacts by associated cas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79]));ISNUMBER(SEARCH(&quot;C&quot;; [.G379]));ISNUMBER(SEARCH(&quot;3&quot;; [.G379]));ISNUMBER(SEARCH(&quot;F&quot;; [.G379]))); &quot;TRUE&quot;; &quot;FALSE&quot;)" table:style-name="ce54">
            <text:p>FALSE</text:p>
          </table:table-cell>
          <table:table-cell table:number-columns-repeated="16375"/>
        </table:table-row>
        <table:table-row table:style-name="ro26" table:visibility="filter">
          <table:table-cell/>
          <table:table-cell office:value-type="float" office:value="3770" table:style-name="ce48">
            <text:p>377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Firm Administrator to have administrative permissions across multiple locations of a firm (e.g., Super Firm Administrator).<text:s/></text:p>
            <text:p/>
            <text:p>For example, the ability to reassign Service Contacts by location, including the ability to reassign multiple cases at one time to filers or attorneys outside of one Firm Location's Service Contact List. For example, some cases include several firm locations and the reassignment must be able to be done efficiently rather than manually / individually, which is currently time consuming.<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80]));ISNUMBER(SEARCH(&quot;C&quot;; [.G380]));ISNUMBER(SEARCH(&quot;3&quot;; [.G380]));ISNUMBER(SEARCH(&quot;F&quot;; [.G380]))); &quot;TRUE&quot;; &quot;FALSE&quot;)" table:style-name="ce54">
            <text:p>FALSE</text:p>
          </table:table-cell>
          <table:table-cell table:number-columns-repeated="16375"/>
        </table:table-row>
        <table:table-row table:style-name="ro7" table:visibility="filter">
          <table:table-cell/>
          <table:table-cell office:value-type="float" office:value="3780" table:style-name="ce48">
            <text:p>3780</text:p>
          </table:table-cell>
          <table:table-cell office:value-type="string" table:style-name="ce64">
            <text:p>Account Administration</text:p>
          </table:table-cell>
          <table:table-cell office:value-type="string" table:style-name="ce64">
            <text:p>Manage Attorney &amp; Firm Accounts</text:p>
          </table:table-cell>
          <table:table-cell office:value-type="string" table:style-name="ce64">
            <text:p>Ability for a Firm Administrator to populate a user's previously captured profile information when adding service contacts to the firm master list</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81]));ISNUMBER(SEARCH(&quot;C&quot;; [.G381]));ISNUMBER(SEARCH(&quot;3&quot;; [.G381]));ISNUMBER(SEARCH(&quot;F&quot;; [.G381]))); &quot;TRUE&quot;; &quot;FALSE&quot;)" table:style-name="ce54">
            <text:p>FALSE</text:p>
          </table:table-cell>
          <table:table-cell table:number-columns-repeated="16375"/>
        </table:table-row>
        <table:table-row table:style-name="ro22" table:visibility="filter">
          <table:table-cell/>
          <table:table-cell office:value-type="float" office:value="3790" table:style-name="ce48">
            <text:p>3790</text:p>
          </table:table-cell>
          <table:table-cell office:value-type="string" table:style-name="ce64">
            <text:p>Account Administration</text:p>
          </table:table-cell>
          <table:table-cell office:value-type="string" table:style-name="ce64">
            <text:p>Manage pro se Litigants</text:p>
          </table:table-cell>
          <table:table-cell office:value-type="string" table:style-name="ce64">
            <text:p>Ability for a Pro se Litigant to register and administer their account without providing an attorney of record</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82]));ISNUMBER(SEARCH(&quot;C&quot;; [.G382]));ISNUMBER(SEARCH(&quot;3&quot;; [.G382]));ISNUMBER(SEARCH(&quot;F&quot;; [.G382]))); &quot;TRUE&quot;; &quot;FALSE&quot;)" table:style-name="ce54">
            <text:p>FALSE</text:p>
          </table:table-cell>
          <table:table-cell table:number-columns-repeated="16375"/>
        </table:table-row>
        <table:table-row table:style-name="ro22" table:visibility="filter">
          <table:table-cell/>
          <table:table-cell office:value-type="float" office:value="3800" table:style-name="ce48">
            <text:p>3800</text:p>
          </table:table-cell>
          <table:table-cell office:value-type="string" table:style-name="ce64">
            <text:p>Account Administration</text:p>
          </table:table-cell>
          <table:table-cell office:value-type="string" table:style-name="ce64">
            <text:p>Manage pro se Litigants</text:p>
          </table:table-cell>
          <table:table-cell office:value-type="string" table:style-name="ce64">
            <text:p>Ability for a Pro se Litigant to be added as a Service Contact to a case (e.g., search and select by email addres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83]));ISNUMBER(SEARCH(&quot;C&quot;; [.G383]));ISNUMBER(SEARCH(&quot;3&quot;; [.G383]));ISNUMBER(SEARCH(&quot;F&quot;; [.G383]))); &quot;TRUE&quot;; &quot;FALSE&quot;)" table:style-name="ce54">
            <text:p>FALSE</text:p>
          </table:table-cell>
          <table:table-cell table:number-columns-repeated="16375"/>
        </table:table-row>
        <table:table-row table:style-name="ro7" table:visibility="filter">
          <table:table-cell/>
          <table:table-cell office:value-type="float" office:value="3810" table:style-name="ce48">
            <text:p>3810</text:p>
          </table:table-cell>
          <table:table-cell office:value-type="string" table:style-name="ce64">
            <text:p>Account Administration</text:p>
          </table:table-cell>
          <table:table-cell office:value-type="string" table:style-name="ce64">
            <text:p>Manage pro se Litigants</text:p>
          </table:table-cell>
          <table:table-cell office:value-type="string" table:style-name="ce64">
            <text:p>Ability for a Global Administrator to set parameters (e.g., number of days since closure of last active filing) that cause the Solution to automatically close the pro se litigant's account</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84]));ISNUMBER(SEARCH(&quot;C&quot;; [.G384]));ISNUMBER(SEARCH(&quot;3&quot;; [.G384]));ISNUMBER(SEARCH(&quot;F&quot;; [.G384]))); &quot;TRUE&quot;; &quot;FALSE&quot;)" table:style-name="ce54">
            <text:p>FALSE</text:p>
          </table:table-cell>
          <table:table-cell table:number-columns-repeated="16375"/>
        </table:table-row>
        <table:table-row table:style-name="ro7" table:visibility="filter">
          <table:table-cell/>
          <table:table-cell office:value-type="float" office:value="3820" table:style-name="ce48">
            <text:p>3820</text:p>
          </table:table-cell>
          <table:table-cell office:value-type="string" table:style-name="ce64">
            <text:p>Integration</text:p>
          </table:table-cell>
          <table:table-cell office:value-type="string" table:style-name="ce64">
            <text:p>General</text:p>
          </table:table-cell>
          <table:table-cell office:value-type="string" table:style-name="ce64">
            <text:p>Ability to provide a fully integrated Solution inclusive of eFiling, Forms Assembly, Document Access, and Redaction capabilities that provides a seamless experience for the use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85]));ISNUMBER(SEARCH(&quot;C&quot;; [.G385]));ISNUMBER(SEARCH(&quot;3&quot;; [.G385]));ISNUMBER(SEARCH(&quot;F&quot;; [.G385]))); &quot;TRUE&quot;; &quot;FALSE&quot;)" table:style-name="ce54">
            <text:p>FALSE</text:p>
          </table:table-cell>
          <table:table-cell table:number-columns-repeated="16375"/>
        </table:table-row>
        <table:table-row table:style-name="ro8" table:visibility="filter">
          <table:table-cell/>
          <table:table-cell office:value-type="float" office:value="3830" table:style-name="ce48">
            <text:p>3830</text:p>
          </table:table-cell>
          <table:table-cell office:value-type="string" table:style-name="ce64">
            <text:p>Integration</text:p>
          </table:table-cell>
          <table:table-cell office:value-type="string" table:style-name="ce64">
            <text:p>General</text:p>
          </table:table-cell>
          <table:table-cell office:value-type="string" table:style-name="ce64">
            <text:p>Ability to log the execution and timing of all interface transactions and data exchang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86]));ISNUMBER(SEARCH(&quot;C&quot;; [.G386]));ISNUMBER(SEARCH(&quot;3&quot;; [.G386]));ISNUMBER(SEARCH(&quot;F&quot;; [.G386]))); &quot;TRUE&quot;; &quot;FALSE&quot;)" table:style-name="ce54">
            <text:p>FALSE</text:p>
          </table:table-cell>
          <table:table-cell table:number-columns-repeated="16375"/>
        </table:table-row>
        <table:table-row table:style-name="ro18" table:visibility="filter">
          <table:table-cell/>
          <table:table-cell office:value-type="float" office:value="3840" table:style-name="ce48">
            <text:p>3840</text:p>
          </table:table-cell>
          <table:table-cell office:value-type="string" table:style-name="ce64">
            <text:p>Integration</text:p>
          </table:table-cell>
          <table:table-cell office:value-type="string" table:style-name="ce64">
            <text:p>General</text:p>
          </table:table-cell>
          <table:table-cell office:value-type="string" table:style-name="ce64">
            <text:p>Ability to provide APIs to enable Forms Assembly authoring tools provided by multiple third party vendors (e.g., HotDocs, A2J Author, Docassemble, etc.) for groups such as Texas Legal Help to create templates and forms for pro se Litigant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87]));ISNUMBER(SEARCH(&quot;C&quot;; [.G387]));ISNUMBER(SEARCH(&quot;3&quot;; [.G387]));ISNUMBER(SEARCH(&quot;F&quot;; [.G387]))); &quot;TRUE&quot;; &quot;FALSE&quot;)" table:style-name="ce54">
            <text:p>FALSE</text:p>
          </table:table-cell>
          <table:table-cell table:number-columns-repeated="16375"/>
        </table:table-row>
        <table:table-row table:style-name="ro8" table:visibility="filter">
          <table:table-cell/>
          <table:table-cell office:value-type="float" office:value="3850" table:style-name="ce48">
            <text:p>3850</text:p>
          </table:table-cell>
          <table:table-cell office:value-type="string" table:style-name="ce64">
            <text:p>Integration</text:p>
          </table:table-cell>
          <table:table-cell office:value-type="string" table:style-name="ce64">
            <text:p>General</text:p>
          </table:table-cell>
          <table:table-cell office:value-type="string" table:style-name="ce64">
            <text:p>Ability to include API(s) to support the generation of citations using <text:s/>jurisdiction specific template</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388]));ISNUMBER(SEARCH(&quot;C&quot;; [.G388]));ISNUMBER(SEARCH(&quot;3&quot;; [.G388]));ISNUMBER(SEARCH(&quot;F&quot;; [.G388]))); &quot;TRUE&quot;; &quot;FALSE&quot;)" table:style-name="ce54">
            <text:p>FALSE</text:p>
          </table:table-cell>
          <table:table-cell table:number-columns-repeated="16375"/>
        </table:table-row>
        <table:table-row table:style-name="ro8" table:visibility="filter">
          <table:table-cell/>
          <table:table-cell office:value-type="float" office:value="3860" table:style-name="ce48">
            <text:p>3860</text:p>
          </table:table-cell>
          <table:table-cell office:value-type="string" table:style-name="ce64">
            <text:p>Integration</text:p>
          </table:table-cell>
          <table:table-cell office:value-type="string" table:style-name="ce64">
            <text:p>General</text:p>
          </table:table-cell>
          <table:table-cell office:value-type="string" table:style-name="ce64">
            <text:p>Ability to automate and monitor for API errors (outbound or inboun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89]));ISNUMBER(SEARCH(&quot;C&quot;; [.G389]));ISNUMBER(SEARCH(&quot;3&quot;; [.G389]));ISNUMBER(SEARCH(&quot;F&quot;; [.G389]))); &quot;TRUE&quot;; &quot;FALSE&quot;)" table:style-name="ce54">
            <text:p>FALSE</text:p>
          </table:table-cell>
          <table:table-cell table:number-columns-repeated="16375"/>
        </table:table-row>
        <table:table-row table:style-name="ro7" table:visibility="filter">
          <table:table-cell/>
          <table:table-cell office:value-type="float" office:value="3870" table:style-name="ce48">
            <text:p>3870</text:p>
          </table:table-cell>
          <table:table-cell office:value-type="string" table:style-name="ce64">
            <text:p>Integration</text:p>
          </table:table-cell>
          <table:table-cell office:value-type="string" table:style-name="ce64">
            <text:p>General</text:p>
          </table:table-cell>
          <table:table-cell office:value-type="string" table:style-name="ce64">
            <text:p>Ability to integrate with asynchronous methods where practical and provide visibility to API/transaction status to identify problems (e.g., if a filing is stuck somewhere in the workflow)</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90]));ISNUMBER(SEARCH(&quot;C&quot;; [.G390]));ISNUMBER(SEARCH(&quot;3&quot;; [.G390]));ISNUMBER(SEARCH(&quot;F&quot;; [.G390]))); &quot;TRUE&quot;; &quot;FALSE&quot;)" table:style-name="ce54">
            <text:p>FALSE</text:p>
          </table:table-cell>
          <table:table-cell table:number-columns-repeated="16375"/>
        </table:table-row>
        <table:table-row table:style-name="ro22" table:visibility="filter">
          <table:table-cell/>
          <table:table-cell office:value-type="float" office:value="3880" table:style-name="ce48">
            <text:p>3880</text:p>
          </table:table-cell>
          <table:table-cell office:value-type="string" table:style-name="ce64">
            <text:p>Integration</text:p>
          </table:table-cell>
          <table:table-cell office:value-type="string" table:style-name="ce64">
            <text:p>General</text:p>
          </table:table-cell>
          <table:table-cell office:value-type="string" table:style-name="ce64">
            <text:p>Ability to notify the Global Administrator after an OCA specified number of retries related to integration with 3rd party Solut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91]));ISNUMBER(SEARCH(&quot;C&quot;; [.G391]));ISNUMBER(SEARCH(&quot;3&quot;; [.G391]));ISNUMBER(SEARCH(&quot;F&quot;; [.G391]))); &quot;TRUE&quot;; &quot;FALSE&quot;)" table:style-name="ce54">
            <text:p>FALSE</text:p>
          </table:table-cell>
          <table:table-cell table:number-columns-repeated="16375"/>
        </table:table-row>
        <table:table-row table:style-name="ro22" table:visibility="filter">
          <table:table-cell/>
          <table:table-cell office:value-type="float" office:value="3890" table:style-name="ce48">
            <text:p>3890</text:p>
          </table:table-cell>
          <table:table-cell office:value-type="string" table:style-name="ce64">
            <text:p>Integration</text:p>
          </table:table-cell>
          <table:table-cell office:value-type="string" table:style-name="ce64">
            <text:p>General</text:p>
          </table:table-cell>
          <table:table-cell office:value-type="string" table:style-name="ce64">
            <text:p>Ability for a jurisdiction to interface its own forms management software (e.g., Adobe Lifecycle Designer)</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392]));ISNUMBER(SEARCH(&quot;C&quot;; [.G392]));ISNUMBER(SEARCH(&quot;3&quot;; [.G392]));ISNUMBER(SEARCH(&quot;F&quot;; [.G392]))); &quot;TRUE&quot;; &quot;FALSE&quot;)" table:style-name="ce54">
            <text:p>FALSE</text:p>
          </table:table-cell>
          <table:table-cell table:number-columns-repeated="16375"/>
        </table:table-row>
        <table:table-row table:style-name="ro7" table:visibility="filter">
          <table:table-cell/>
          <table:table-cell office:value-type="float" office:value="3900" table:style-name="ce48">
            <text:p>390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the eFileTexas 2.0 Solution to integrate with the CMS to establish jurisdiction specific EFM parameters (e.g., allowable code values, court level workflows)</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393]));ISNUMBER(SEARCH(&quot;C&quot;; [.G393]));ISNUMBER(SEARCH(&quot;3&quot;; [.G393]));ISNUMBER(SEARCH(&quot;F&quot;; [.G393]))); &quot;TRUE&quot;; &quot;FALSE&quot;)" table:style-name="ce54">
            <text:p>FALSE</text:p>
          </table:table-cell>
          <table:table-cell table:number-columns-repeated="16375"/>
        </table:table-row>
        <table:table-row table:style-name="ro7" table:visibility="filter">
          <table:table-cell/>
          <table:table-cell office:value-type="float" office:value="3910" table:style-name="ce48">
            <text:p>391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provide an API that a CMS vendor can call to send a document to the eFileTexas 2.0 Solution.<text:s/><text:span text:style-name="T5">In the comments describe how this requirement would be met.</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394]));ISNUMBER(SEARCH(&quot;C&quot;; [.G394]));ISNUMBER(SEARCH(&quot;3&quot;; [.G394]));ISNUMBER(SEARCH(&quot;F&quot;; [.G394]))); &quot;TRUE&quot;; &quot;FALSE&quot;)" table:style-name="ce54">
            <text:p>FALSE</text:p>
          </table:table-cell>
          <table:table-cell table:number-columns-repeated="16375"/>
        </table:table-row>
        <table:table-row table:style-name="ro22" table:visibility="filter">
          <table:table-cell/>
          <table:table-cell office:value-type="float" office:value="3920" table:style-name="ce48">
            <text:p>392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allow preparation and submission of filings while the relevant CMS is not available and flag the filing as such in the clerk review queue<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95]));ISNUMBER(SEARCH(&quot;C&quot;; [.G395]));ISNUMBER(SEARCH(&quot;3&quot;; [.G395]));ISNUMBER(SEARCH(&quot;F&quot;; [.G395]))); &quot;TRUE&quot;; &quot;FALSE&quot;)" table:style-name="ce54">
            <text:p>FALSE</text:p>
          </table:table-cell>
          <table:table-cell table:number-columns-repeated="16375"/>
        </table:table-row>
        <table:table-row table:style-name="ro7" table:visibility="filter">
          <table:table-cell/>
          <table:table-cell office:value-type="float" office:value="3930" table:style-name="ce48">
            <text:p>393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persist submissions in a queue for later processing in the event the CMS is down, and automatically complete the submission when the CMS is back up</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96]));ISNUMBER(SEARCH(&quot;C&quot;; [.G396]));ISNUMBER(SEARCH(&quot;3&quot;; [.G396]));ISNUMBER(SEARCH(&quot;F&quot;; [.G396]))); &quot;TRUE&quot;; &quot;FALSE&quot;)" table:style-name="ce54">
            <text:p>FALSE</text:p>
          </table:table-cell>
          <table:table-cell table:number-columns-repeated="16375"/>
        </table:table-row>
        <table:table-row table:style-name="ro23" table:visibility="filter">
          <table:table-cell/>
          <table:table-cell office:value-type="float" office:value="3940" table:style-name="ce48">
            <text:p>394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Global Administrator to maintain EFM parameters necessary for an individual Jurisdiction CMS to interface/connect to the EFM without the need for support from the EFM vendor and without the need to modify EFM code (where practical).<text:span text:style-name="T5"><text:s/>In the comments, please describe limitations related to <text:s/>establishment of such integration</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397]));ISNUMBER(SEARCH(&quot;C&quot;; [.G397]));ISNUMBER(SEARCH(&quot;3&quot;; [.G397]));ISNUMBER(SEARCH(&quot;F&quot;; [.G397]))); &quot;TRUE&quot;; &quot;FALSE&quot;)" table:style-name="ce54">
            <text:p>FALSE</text:p>
          </table:table-cell>
          <table:table-cell table:number-columns-repeated="16375"/>
        </table:table-row>
        <table:table-row table:style-name="ro7" table:visibility="filter">
          <table:table-cell/>
          <table:table-cell office:value-type="float" office:value="3950" table:style-name="ce48">
            <text:p>395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use confidentiality status of record from CMS when granting Public or other designated Users access to case documents in Document Acces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398]));ISNUMBER(SEARCH(&quot;C&quot;; [.G398]));ISNUMBER(SEARCH(&quot;3&quot;; [.G398]));ISNUMBER(SEARCH(&quot;F&quot;; [.G398]))); &quot;TRUE&quot;; &quot;FALSE&quot;)" table:style-name="ce54">
            <text:p>FALSE</text:p>
          </table:table-cell>
          <table:table-cell table:number-columns-repeated="16375"/>
        </table:table-row>
        <table:table-row table:style-name="ro8" table:visibility="filter">
          <table:table-cell/>
          <table:table-cell office:value-type="float" office:value="3960" table:style-name="ce48">
            <text:p>396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Document Access to intake CMS generated documents<text: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399]));ISNUMBER(SEARCH(&quot;C&quot;; [.G399]));ISNUMBER(SEARCH(&quot;3&quot;; [.G399]));ISNUMBER(SEARCH(&quot;F&quot;; [.G399]))); &quot;TRUE&quot;; &quot;FALSE&quot;)" table:style-name="ce54">
            <text:p>FALSE</text:p>
          </table:table-cell>
          <table:table-cell table:number-columns-repeated="16375"/>
        </table:table-row>
        <table:table-row table:style-name="ro7" table:visibility="filter">
          <table:table-cell/>
          <table:table-cell office:value-type="float" office:value="3970" table:style-name="ce48">
            <text:p>397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the EFM to provide a CMS with any available filing metadata (e.g., document type, filing date, acceptance date, party information, attorney of record) when the filing is accepte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00]));ISNUMBER(SEARCH(&quot;C&quot;; [.G400]));ISNUMBER(SEARCH(&quot;3&quot;; [.G400]));ISNUMBER(SEARCH(&quot;F&quot;; [.G400]))); &quot;TRUE&quot;; &quot;FALSE&quot;)" table:style-name="ce54">
            <text:p>FALSE</text:p>
          </table:table-cell>
          <table:table-cell table:number-columns-repeated="16375"/>
        </table:table-row>
        <table:table-row table:style-name="ro8" table:visibility="filter">
          <table:table-cell/>
          <table:table-cell office:value-type="float" office:value="3980" table:style-name="ce48">
            <text:p>398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the EFM to provide the CMS with filing date stamp detail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01]));ISNUMBER(SEARCH(&quot;C&quot;; [.G401]));ISNUMBER(SEARCH(&quot;3&quot;; [.G401]));ISNUMBER(SEARCH(&quot;F&quot;; [.G401]))); &quot;TRUE&quot;; &quot;FALSE&quot;)" table:style-name="ce54">
            <text:p>FALSE</text:p>
          </table:table-cell>
          <table:table-cell table:number-columns-repeated="16375"/>
        </table:table-row>
        <table:table-row table:style-name="ro22" table:visibility="filter">
          <table:table-cell/>
          <table:table-cell office:value-type="float" office:value="3990" table:style-name="ce48">
            <text:p>399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integrate Filer payment and receipt processing with CMS.<text:s/><text:span text:style-name="T5">In the comments please describe how this requirement would be met.</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02]));ISNUMBER(SEARCH(&quot;C&quot;; [.G402]));ISNUMBER(SEARCH(&quot;3&quot;; [.G402]));ISNUMBER(SEARCH(&quot;F&quot;; [.G402]))); &quot;TRUE&quot;; &quot;FALSE&quot;)" table:style-name="ce54">
            <text:p>FALSE</text:p>
          </table:table-cell>
          <table:table-cell table:number-columns-repeated="16375"/>
        </table:table-row>
        <table:table-row table:style-name="ro22" table:visibility="filter">
          <table:table-cell/>
          <table:table-cell office:value-type="float" office:value="4000" table:style-name="ce48">
            <text:p>400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Clerk to view select case information configured to pass through from an integrated CMS when reviewing a document</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03]));ISNUMBER(SEARCH(&quot;C&quot;; [.G403]));ISNUMBER(SEARCH(&quot;3&quot;; [.G403]));ISNUMBER(SEARCH(&quot;F&quot;; [.G403]))); &quot;TRUE&quot;; &quot;FALSE&quot;)" table:style-name="ce54">
            <text:p>FALSE</text:p>
          </table:table-cell>
          <table:table-cell table:number-columns-repeated="16375"/>
        </table:table-row>
        <table:table-row table:style-name="ro22" table:visibility="filter">
          <table:table-cell/>
          <table:table-cell office:value-type="float" office:value="4010" table:style-name="ce48">
            <text:p>401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Public user to view CMS case information (e.g., Register of Actions) in Document Access (if CMS is integrated)</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04]));ISNUMBER(SEARCH(&quot;C&quot;; [.G404]));ISNUMBER(SEARCH(&quot;3&quot;; [.G404]));ISNUMBER(SEARCH(&quot;F&quot;; [.G404]))); &quot;TRUE&quot;; &quot;FALSE&quot;)" table:style-name="ce54">
            <text:p>FALSE</text:p>
          </table:table-cell>
          <table:table-cell table:number-columns-repeated="16375"/>
        </table:table-row>
        <table:table-row table:style-name="ro7" table:visibility="filter">
          <table:table-cell/>
          <table:table-cell office:value-type="float" office:value="4020" table:style-name="ce48">
            <text:p>402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the Public or other authorized User to view all documents associated with a consolidated case based on case consolidation data from CMS</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05]));ISNUMBER(SEARCH(&quot;C&quot;; [.G405]));ISNUMBER(SEARCH(&quot;3&quot;; [.G405]));ISNUMBER(SEARCH(&quot;F&quot;; [.G405]))); &quot;TRUE&quot;; &quot;FALSE&quot;)" table:style-name="ce54">
            <text:p>FALSE</text:p>
          </table:table-cell>
          <table:table-cell table:number-columns-repeated="16375"/>
        </table:table-row>
        <table:table-row table:style-name="ro19" table:visibility="filter">
          <table:table-cell/>
          <table:table-cell office:value-type="float" office:value="4030" table:style-name="ce48">
            <text:p>403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Clerk to view jurisdiction-specific reference code descriptions which may be different than the descriptions presented to the Filer (e.g., case region, case type, filing code, document type (exhibit, motion, lette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06]));ISNUMBER(SEARCH(&quot;C&quot;; [.G406]));ISNUMBER(SEARCH(&quot;3&quot;; [.G406]));ISNUMBER(SEARCH(&quot;F&quot;; [.G406]))); &quot;TRUE&quot;; &quot;FALSE&quot;)" table:style-name="ce54">
            <text:p>FALSE</text:p>
          </table:table-cell>
          <table:table-cell table:number-columns-repeated="16375"/>
        </table:table-row>
        <table:table-row table:style-name="ro8" table:visibility="filter">
          <table:table-cell/>
          <table:table-cell office:value-type="float" office:value="4040" table:style-name="ce48">
            <text:p>404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Filer to view the assigned Judicial Officer and court dates as provided by the CM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07]));ISNUMBER(SEARCH(&quot;C&quot;; [.G407]));ISNUMBER(SEARCH(&quot;3&quot;; [.G407]));ISNUMBER(SEARCH(&quot;F&quot;; [.G407]))); &quot;TRUE&quot;; &quot;FALSE&quot;)" table:style-name="ce54">
            <text:p>FALSE</text:p>
          </table:table-cell>
          <table:table-cell table:number-columns-repeated="16375"/>
        </table:table-row>
        <table:table-row table:style-name="ro7" table:visibility="filter">
          <table:table-cell/>
          <table:table-cell office:value-type="float" office:value="4050" table:style-name="ce48">
            <text:p>405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automatically update document metadata in Document Access when a Clerk updates information in a CMS for a case that also exists in eFileTexas 2.0 (e.g., party information)<text:s/></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08]));ISNUMBER(SEARCH(&quot;C&quot;; [.G408]));ISNUMBER(SEARCH(&quot;3&quot;; [.G408]));ISNUMBER(SEARCH(&quot;F&quot;; [.G408]))); &quot;TRUE&quot;; &quot;FALSE&quot;)" table:style-name="ce54">
            <text:p>FALSE</text:p>
          </table:table-cell>
          <table:table-cell table:number-columns-repeated="16375"/>
        </table:table-row>
        <table:table-row table:style-name="ro19" table:visibility="filter">
          <table:table-cell/>
          <table:table-cell office:value-type="float" office:value="4060" table:style-name="ce48">
            <text:p>406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for a Clerk and/ or Filer to enter a link of a document to a case event (e.g., a motion hearing) and for the <text:s/>Solution to provide the CMS with a record of the linkage at the time of acceptanc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09]));ISNUMBER(SEARCH(&quot;C&quot;; [.G409]));ISNUMBER(SEARCH(&quot;3&quot;; [.G409]));ISNUMBER(SEARCH(&quot;F&quot;; [.G409]))); &quot;TRUE&quot;; &quot;FALSE&quot;)" table:style-name="ce54">
            <text:p>FALSE</text:p>
          </table:table-cell>
          <table:table-cell table:number-columns-repeated="16375"/>
        </table:table-row>
        <table:table-row table:style-name="ro22" table:visibility="filter">
          <table:table-cell/>
          <table:table-cell office:value-type="float" office:value="4070" table:style-name="ce48">
            <text:p>407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use CMS case consolidation data to prevent a Filer from filing new documents into cases which are inactive after the consolidation<text: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410]));ISNUMBER(SEARCH(&quot;C&quot;; [.G410]));ISNUMBER(SEARCH(&quot;3&quot;; [.G410]));ISNUMBER(SEARCH(&quot;F&quot;; [.G410]))); &quot;TRUE&quot;; &quot;FALSE&quot;)" table:style-name="ce54">
            <text:p>FALSE</text:p>
          </table:table-cell>
          <table:table-cell table:number-columns-repeated="16375"/>
        </table:table-row>
        <table:table-row table:style-name="ro18" table:visibility="filter">
          <table:table-cell/>
          <table:table-cell office:value-type="float" office:value="4080" table:style-name="ce48">
            <text:p>408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use relevant case information from the CMS when performing validations of filing information provided by the Filer during filing preparation, submission and Clerk review (e.g., validating that a judgment exists before a garnishment is file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1]));ISNUMBER(SEARCH(&quot;C&quot;; [.G411]));ISNUMBER(SEARCH(&quot;3&quot;; [.G411]));ISNUMBER(SEARCH(&quot;F&quot;; [.G411]))); &quot;TRUE&quot;; &quot;FALSE&quot;)" table:style-name="ce54">
            <text:p>FALSE</text:p>
          </table:table-cell>
          <table:table-cell table:number-columns-repeated="16375"/>
        </table:table-row>
        <table:table-row table:style-name="ro22" table:visibility="filter">
          <table:table-cell/>
          <table:table-cell office:value-type="float" office:value="4090" table:style-name="ce48">
            <text:p>409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include CMS data (where applicable) when providing validation failure messages to the Filer<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2]));ISNUMBER(SEARCH(&quot;C&quot;; [.G412]));ISNUMBER(SEARCH(&quot;3&quot;; [.G412]));ISNUMBER(SEARCH(&quot;F&quot;; [.G412]))); &quot;TRUE&quot;; &quot;FALSE&quot;)" table:style-name="ce54">
            <text:p>FALSE</text:p>
          </table:table-cell>
          <table:table-cell table:number-columns-repeated="16375"/>
        </table:table-row>
        <table:table-row table:style-name="ro7" table:visibility="filter">
          <table:table-cell/>
          <table:table-cell office:value-type="float" office:value="4100" table:style-name="ce48">
            <text:p>410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distribute notices created by the CMS (e.g., calendar settings) to parties per registered notification parameters supplied by the Filer in the eFileTexas 2.0 Solution</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13]));ISNUMBER(SEARCH(&quot;C&quot;; [.G413]));ISNUMBER(SEARCH(&quot;3&quot;; [.G413]));ISNUMBER(SEARCH(&quot;F&quot;; [.G413]))); &quot;TRUE&quot;; &quot;FALSE&quot;)" table:style-name="ce54">
            <text:p>FALSE</text:p>
          </table:table-cell>
          <table:table-cell table:number-columns-repeated="16375"/>
        </table:table-row>
        <table:table-row table:style-name="ro22" table:visibility="filter">
          <table:table-cell/>
          <table:table-cell office:value-type="float" office:value="4110" table:style-name="ce48">
            <text:p>4110</text:p>
          </table:table-cell>
          <table:table-cell office:value-type="string" table:style-name="ce64">
            <text:p>Integration</text:p>
          </table:table-cell>
          <table:table-cell office:value-type="string" table:style-name="ce64">
            <text:p>Integrate with CMS / DMS</text:p>
          </table:table-cell>
          <table:table-cell office:value-type="string" table:style-name="ce64">
            <text:p>Ability to send Fee Waiver requests to the CMS and receive waiver approval/rejections from the CMS</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14]));ISNUMBER(SEARCH(&quot;C&quot;; [.G414]));ISNUMBER(SEARCH(&quot;3&quot;; [.G414]));ISNUMBER(SEARCH(&quot;F&quot;; [.G414]))); &quot;TRUE&quot;; &quot;FALSE&quot;)" table:style-name="ce54">
            <text:p>FALSE</text:p>
          </table:table-cell>
          <table:table-cell table:number-columns-repeated="16375"/>
        </table:table-row>
        <table:table-row table:style-name="ro19" table:visibility="filter">
          <table:table-cell/>
          <table:table-cell office:value-type="float" office:value="4120" table:style-name="ce48">
            <text:p>412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a Global Administrator to maintain EFM parameters necessary for the EFSP to connect to the EFSP without the need for support from the eFileTexas 2.0 Solution vendor and without the need to modify EFM cod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5]));ISNUMBER(SEARCH(&quot;C&quot;; [.G415]));ISNUMBER(SEARCH(&quot;3&quot;; [.G415]));ISNUMBER(SEARCH(&quot;F&quot;; [.G415]))); &quot;TRUE&quot;; &quot;FALSE&quot;)" table:style-name="ce54">
            <text:p>FALSE</text:p>
          </table:table-cell>
          <table:table-cell table:number-columns-repeated="16375"/>
        </table:table-row>
        <table:table-row table:style-name="ro8" table:visibility="filter">
          <table:table-cell/>
          <table:table-cell office:value-type="float" office:value="4130" table:style-name="ce48">
            <text:p>413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a Global Administrator to terminate an EFSP service at the discretion of OCA</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6]));ISNUMBER(SEARCH(&quot;C&quot;; [.G416]));ISNUMBER(SEARCH(&quot;3&quot;; [.G416]));ISNUMBER(SEARCH(&quot;F&quot;; [.G416]))); &quot;TRUE&quot;; &quot;FALSE&quot;)" table:style-name="ce54">
            <text:p>FALSE</text:p>
          </table:table-cell>
          <table:table-cell table:number-columns-repeated="16375"/>
        </table:table-row>
        <table:table-row table:style-name="ro8" table:visibility="filter">
          <table:table-cell/>
          <table:table-cell office:value-type="float" office:value="4140" table:style-name="ce48">
            <text:p>414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a Global Administrator to suspend an EFSP service at the discretion of OCA</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7]));ISNUMBER(SEARCH(&quot;C&quot;; [.G417]));ISNUMBER(SEARCH(&quot;3&quot;; [.G417]));ISNUMBER(SEARCH(&quot;F&quot;; [.G417]))); &quot;TRUE&quot;; &quot;FALSE&quot;)" table:style-name="ce54">
            <text:p>FALSE</text:p>
          </table:table-cell>
          <table:table-cell table:number-columns-repeated="16375"/>
        </table:table-row>
        <table:table-row table:style-name="ro22" table:visibility="filter">
          <table:table-cell/>
          <table:table-cell office:value-type="float" office:value="4150" table:style-name="ce48">
            <text:p>415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provide OCA with an OCA approved certification program with which EFSPs must comply before connecting with the EFM</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8]));ISNUMBER(SEARCH(&quot;C&quot;; [.G418]));ISNUMBER(SEARCH(&quot;3&quot;; [.G418]));ISNUMBER(SEARCH(&quot;F&quot;; [.G418]))); &quot;TRUE&quot;; &quot;FALSE&quot;)" table:style-name="ce54">
            <text:p>FALSE</text:p>
          </table:table-cell>
          <table:table-cell table:number-columns-repeated="16375"/>
        </table:table-row>
        <table:table-row table:style-name="ro22" table:visibility="filter">
          <table:table-cell/>
          <table:table-cell office:value-type="float" office:value="4160" table:style-name="ce48">
            <text:p>416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EFSPs to submit filings to the EFM conformant with the existing ECF 4.01 standard with extens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19]));ISNUMBER(SEARCH(&quot;C&quot;; [.G419]));ISNUMBER(SEARCH(&quot;3&quot;; [.G419]));ISNUMBER(SEARCH(&quot;F&quot;; [.G419]))); &quot;TRUE&quot;; &quot;FALSE&quot;)" table:style-name="ce54">
            <text:p>FALSE</text:p>
          </table:table-cell>
          <table:table-cell table:number-columns-repeated="16375"/>
        </table:table-row>
        <table:table-row table:style-name="ro8" table:visibility="filter">
          <table:table-cell/>
          <table:table-cell office:value-type="float" office:value="4170" table:style-name="ce48">
            <text:p>417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a EFSPs to submit filings to the EFM conformant with the ECF 5.0 standard</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420]));ISNUMBER(SEARCH(&quot;C&quot;; [.G420]));ISNUMBER(SEARCH(&quot;3&quot;; [.G420]));ISNUMBER(SEARCH(&quot;F&quot;; [.G420]))); &quot;TRUE&quot;; &quot;FALSE&quot;)" table:style-name="ce54">
            <text:p>FALSE</text:p>
          </table:table-cell>
          <table:table-cell table:number-columns-repeated="16375"/>
        </table:table-row>
        <table:table-row table:style-name="ro8" table:visibility="filter">
          <table:table-cell/>
          <table:table-cell office:value-type="float" office:value="4180" table:style-name="ce48">
            <text:p>418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not limit the number of connected EFSPs<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1]));ISNUMBER(SEARCH(&quot;C&quot;; [.G421]));ISNUMBER(SEARCH(&quot;3&quot;; [.G421]));ISNUMBER(SEARCH(&quot;F&quot;; [.G421]))); &quot;TRUE&quot;; &quot;FALSE&quot;)" table:style-name="ce54">
            <text:p>FALSE</text:p>
          </table:table-cell>
          <table:table-cell table:number-columns-repeated="16375"/>
        </table:table-row>
        <table:table-row table:style-name="ro22" table:visibility="filter">
          <table:table-cell/>
          <table:table-cell office:value-type="float" office:value="4190" table:style-name="ce48">
            <text:p>419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require all EFSPs (vendor provided and 3rd party EFSP) to utilize the same APIs to integrate with the EFM</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2]));ISNUMBER(SEARCH(&quot;C&quot;; [.G422]));ISNUMBER(SEARCH(&quot;3&quot;; [.G422]));ISNUMBER(SEARCH(&quot;F&quot;; [.G422]))); &quot;TRUE&quot;; &quot;FALSE&quot;)" table:style-name="ce54">
            <text:p>FALSE</text:p>
          </table:table-cell>
          <table:table-cell table:number-columns-repeated="16375"/>
        </table:table-row>
        <table:table-row table:style-name="ro7" table:visibility="filter">
          <table:table-cell/>
          <table:table-cell office:value-type="float" office:value="4200" table:style-name="ce48">
            <text:p>420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provide sample messages to help EFSP's <text:s/>comply with filing message format requirements of the EFM<text:s/></text:p>
            <text:p> </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3]));ISNUMBER(SEARCH(&quot;C&quot;; [.G423]));ISNUMBER(SEARCH(&quot;3&quot;; [.G423]));ISNUMBER(SEARCH(&quot;F&quot;; [.G423]))); &quot;TRUE&quot;; &quot;FALSE&quot;)" table:style-name="ce54">
            <text:p>FALSE</text:p>
          </table:table-cell>
          <table:table-cell table:number-columns-repeated="16375"/>
        </table:table-row>
        <table:table-row table:style-name="ro22" table:visibility="filter">
          <table:table-cell/>
          <table:table-cell office:value-type="float" office:value="4210" table:style-name="ce48">
            <text:p>421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provide an API to receive a ECF message from the CMS to trigger an expunction in the EFM and document acces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4]));ISNUMBER(SEARCH(&quot;C&quot;; [.G424]));ISNUMBER(SEARCH(&quot;3&quot;; [.G424]));ISNUMBER(SEARCH(&quot;F&quot;; [.G424]))); &quot;TRUE&quot;; &quot;FALSE&quot;)" table:style-name="ce54">
            <text:p>FALSE</text:p>
          </table:table-cell>
          <table:table-cell table:number-columns-repeated="16375"/>
        </table:table-row>
        <table:table-row table:style-name="ro7" table:visibility="filter">
          <table:table-cell/>
          <table:table-cell office:value-type="float" office:value="4220" table:style-name="ce48">
            <text:p>422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to persist submissions in a queue for later processing in the event the e-Filing Manager (EFM) is down, and automatically complete the submission when the EFM is back up</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5]));ISNUMBER(SEARCH(&quot;C&quot;; [.G425]));ISNUMBER(SEARCH(&quot;3&quot;; [.G425]));ISNUMBER(SEARCH(&quot;F&quot;; [.G425]))); &quot;TRUE&quot;; &quot;FALSE&quot;)" table:style-name="ce54">
            <text:p>FALSE</text:p>
          </table:table-cell>
          <table:table-cell table:number-columns-repeated="16375"/>
        </table:table-row>
        <table:table-row table:style-name="ro7" table:visibility="filter">
          <table:table-cell/>
          <table:table-cell office:value-type="float" office:value="4230" table:style-name="ce48">
            <text:p>423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Ability for a Filer (Direct Filer) (e.g., process servers, district attorneys) to submit filings directly to the EFM conformant with the ECF 4.01 standar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6]));ISNUMBER(SEARCH(&quot;C&quot;; [.G426]));ISNUMBER(SEARCH(&quot;3&quot;; [.G426]));ISNUMBER(SEARCH(&quot;F&quot;; [.G426]))); &quot;TRUE&quot;; &quot;FALSE&quot;)" table:style-name="ce54">
            <text:p>FALSE</text:p>
          </table:table-cell>
          <table:table-cell table:number-columns-repeated="16375"/>
        </table:table-row>
        <table:table-row table:style-name="ro20" table:visibility="filter">
          <table:table-cell/>
          <table:table-cell office:value-type="float" office:value="4240" table:style-name="ce48">
            <text:p>4240</text:p>
          </table:table-cell>
          <table:table-cell office:value-type="string" table:style-name="ce64">
            <text:p>Integration</text:p>
          </table:table-cell>
          <table:table-cell office:value-type="string" table:style-name="ce64">
            <text:p>Integrate with External EFSP</text:p>
          </table:table-cell>
          <table:table-cell office:value-type="string" table:style-name="ce64">
            <text:p>Solution EFM vendor shall provide EFSPs access to a test environment that mirrors the web services or other interface methods available in the production environment, and a standard set of EFSP certification scenarios for the EFSP to execute to the satisfaction of OCA and the eFileTexas 2.0 Solution vendo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7]));ISNUMBER(SEARCH(&quot;C&quot;; [.G427]));ISNUMBER(SEARCH(&quot;3&quot;; [.G427]));ISNUMBER(SEARCH(&quot;F&quot;; [.G427]))); &quot;TRUE&quot;; &quot;FALSE&quot;)" table:style-name="ce54">
            <text:p>FALSE</text:p>
          </table:table-cell>
          <table:table-cell table:number-columns-repeated="16375"/>
        </table:table-row>
        <table:table-row table:style-name="ro20" table:visibility="filter">
          <table:table-cell/>
          <table:table-cell office:value-type="float" office:value="4250" table:style-name="ce48">
            <text:p>4250</text:p>
          </table:table-cell>
          <table:table-cell office:value-type="string" table:style-name="ce64">
            <text:p>Integration</text:p>
          </table:table-cell>
          <table:table-cell office:value-type="string" table:style-name="ce64">
            <text:p>Integrate with Redaction</text:p>
          </table:table-cell>
          <table:table-cell office:value-type="string" table:style-name="ce64">
            <text:p>Ability for a Filer to utilize redaction capabilities fully integrated into the eFileTexas 2.0 Solution user interface, including seamless integration with any third party redaction tool(s) that may be included in the eFileTexas 2.0 Solution.<text:s/><text:span text:style-name="T5">Please describe the redaction capabilities of the proposed Solution in the comments.</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28]));ISNUMBER(SEARCH(&quot;C&quot;; [.G428]));ISNUMBER(SEARCH(&quot;3&quot;; [.G428]));ISNUMBER(SEARCH(&quot;F&quot;; [.G428]))); &quot;TRUE&quot;; &quot;FALSE&quot;)" table:style-name="ce54">
            <text:p>FALSE</text:p>
          </table:table-cell>
          <table:table-cell table:number-columns-repeated="16375"/>
        </table:table-row>
        <table:table-row table:style-name="ro19" table:visibility="filter">
          <table:table-cell/>
          <table:table-cell office:value-type="float" office:value="4260" table:style-name="ce48">
            <text:p>4260</text:p>
          </table:table-cell>
          <table:table-cell office:value-type="string" table:style-name="ce64">
            <text:p>Integration</text:p>
          </table:table-cell>
          <table:table-cell office:value-type="string" table:style-name="ce64">
            <text:p>Integrate with Payment Adaptor</text:p>
          </table:table-cell>
          <table:table-cell office:value-type="string" table:style-name="ce64">
            <text:p>Ability to integrate with Texas.gov for use by registered Users for payment by credit card or electronic check ("eCheck") of filing fees and other applicable fees incurred through the eFileTexas 2.0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29]));ISNUMBER(SEARCH(&quot;C&quot;; [.G429]));ISNUMBER(SEARCH(&quot;3&quot;; [.G429]));ISNUMBER(SEARCH(&quot;F&quot;; [.G429]))); &quot;TRUE&quot;; &quot;FALSE&quot;)" table:style-name="ce54">
            <text:p>FALSE</text:p>
          </table:table-cell>
          <table:table-cell table:number-columns-repeated="16375"/>
        </table:table-row>
        <table:table-row table:style-name="ro22" table:visibility="filter">
          <table:table-cell/>
          <table:table-cell office:value-type="float" office:value="4270" table:style-name="ce48">
            <text:p>4270</text:p>
          </table:table-cell>
          <table:table-cell office:value-type="string" table:style-name="ce64">
            <text:p>Integration</text:p>
          </table:table-cell>
          <table:table-cell office:value-type="string" table:style-name="ce64">
            <text:p>Integrate with Payment Adaptor</text:p>
          </table:table-cell>
          <table:table-cell office:value-type="string" table:style-name="ce64">
            <text:p>Ability to integrate with the Texas.gov payment processor using the Transaction Processing Engine (TPE) Direct metho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0]));ISNUMBER(SEARCH(&quot;C&quot;; [.G430]));ISNUMBER(SEARCH(&quot;3&quot;; [.G430]));ISNUMBER(SEARCH(&quot;F&quot;; [.G430]))); &quot;TRUE&quot;; &quot;FALSE&quot;)" table:style-name="ce54">
            <text:p>FALSE</text:p>
          </table:table-cell>
          <table:table-cell table:number-columns-repeated="16375"/>
        </table:table-row>
        <table:table-row table:style-name="ro8" table:visibility="filter">
          <table:table-cell/>
          <table:table-cell office:value-type="float" office:value="4280" table:style-name="ce48">
            <text:p>4280</text:p>
          </table:table-cell>
          <table:table-cell office:value-type="string" table:style-name="ce64">
            <text:p>Integration</text:p>
          </table:table-cell>
          <table:table-cell office:value-type="string" table:style-name="ce64">
            <text:p>Integrate with Payment Adaptor</text:p>
          </table:table-cell>
          <table:table-cell office:value-type="string" table:style-name="ce64">
            <text:p>Ability to capture all fees for applicable accepted filing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1]));ISNUMBER(SEARCH(&quot;C&quot;; [.G431]));ISNUMBER(SEARCH(&quot;3&quot;; [.G431]));ISNUMBER(SEARCH(&quot;F&quot;; [.G431]))); &quot;TRUE&quot;; &quot;FALSE&quot;)" table:style-name="ce54">
            <text:p>FALSE</text:p>
          </table:table-cell>
          <table:table-cell table:number-columns-repeated="16375"/>
        </table:table-row>
        <table:table-row table:style-name="ro22" table:visibility="filter">
          <table:table-cell/>
          <table:table-cell office:value-type="float" office:value="4290" table:style-name="ce48">
            <text:p>4290</text:p>
          </table:table-cell>
          <table:table-cell office:value-type="string" table:style-name="ce64">
            <text:p>Integration</text:p>
          </table:table-cell>
          <table:table-cell office:value-type="string" table:style-name="ce64">
            <text:p>Integrate with Payment Adaptor</text:p>
          </table:table-cell>
          <table:table-cell office:value-type="string" table:style-name="ce64">
            <text:p>Ability to not accept any court document for filing unless the required filing fees have been assessed or a fee waiver is in effec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2]));ISNUMBER(SEARCH(&quot;C&quot;; [.G432]));ISNUMBER(SEARCH(&quot;3&quot;; [.G432]));ISNUMBER(SEARCH(&quot;F&quot;; [.G432]))); &quot;TRUE&quot;; &quot;FALSE&quot;)" table:style-name="ce54">
            <text:p>FALSE</text:p>
          </table:table-cell>
          <table:table-cell table:number-columns-repeated="16375"/>
        </table:table-row>
        <table:table-row table:style-name="ro7" table:visibility="filter">
          <table:table-cell/>
          <table:table-cell office:value-type="float" office:value="4300" table:style-name="ce48">
            <text:p>4300</text:p>
          </table:table-cell>
          <table:table-cell office:value-type="string" table:style-name="ce64">
            <text:p>Integration</text:p>
          </table:table-cell>
          <table:table-cell office:value-type="string" table:style-name="ce64">
            <text:p>Integrate with Payment Adaptor</text:p>
          </table:table-cell>
          <table:table-cell office:value-type="string" table:style-name="ce64">
            <text:p>Ability for a Global Administrator to configure a variable convenience fee for Document Access search transactions based on the payment method (e.g., credit card, eCheck)</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3]));ISNUMBER(SEARCH(&quot;C&quot;; [.G433]));ISNUMBER(SEARCH(&quot;3&quot;; [.G433]));ISNUMBER(SEARCH(&quot;F&quot;; [.G433]))); &quot;TRUE&quot;; &quot;FALSE&quot;)" table:style-name="ce54">
            <text:p>FALSE</text:p>
          </table:table-cell>
          <table:table-cell table:number-columns-repeated="16375"/>
        </table:table-row>
        <table:table-row table:style-name="ro7" table:visibility="filter">
          <table:table-cell/>
          <table:table-cell office:value-type="float" office:value="4310" table:style-name="ce48">
            <text:p>431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Ability for eFileTexas 2.0 to report on information contained in or generated by all Solution components (e.g., EFM, State EFSP, Document Access, etc.)</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4]));ISNUMBER(SEARCH(&quot;C&quot;; [.G434]));ISNUMBER(SEARCH(&quot;3&quot;; [.G434]));ISNUMBER(SEARCH(&quot;F&quot;; [.G434]))); &quot;TRUE&quot;; &quot;FALSE&quot;)" table:style-name="ce54">
            <text:p>FALSE</text:p>
          </table:table-cell>
          <table:table-cell table:number-columns-repeated="16375"/>
        </table:table-row>
        <table:table-row table:style-name="ro22" table:visibility="filter">
          <table:table-cell/>
          <table:table-cell office:value-type="float" office:value="4320" table:style-name="ce48">
            <text:p>432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Ability for an authorized Users to generate standard reports at the jurisdiction or statewide level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5]));ISNUMBER(SEARCH(&quot;C&quot;; [.G435]));ISNUMBER(SEARCH(&quot;3&quot;; [.G435]));ISNUMBER(SEARCH(&quot;F&quot;; [.G435]))); &quot;TRUE&quot;; &quot;FALSE&quot;)" table:style-name="ce54">
            <text:p>FALSE</text:p>
          </table:table-cell>
          <table:table-cell table:number-columns-repeated="16375"/>
        </table:table-row>
        <table:table-row table:style-name="ro7" table:visibility="filter">
          <table:table-cell/>
          <table:table-cell office:value-type="float" office:value="4330" table:style-name="ce48">
            <text:p>433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Ability for a Jurisdiction Administrator to create/configure detailed reports of filing metadata and workflow data using reporting tools provided within the eFileTexas 2.0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6]));ISNUMBER(SEARCH(&quot;C&quot;; [.G436]));ISNUMBER(SEARCH(&quot;3&quot;; [.G436]));ISNUMBER(SEARCH(&quot;F&quot;; [.G436]))); &quot;TRUE&quot;; &quot;FALSE&quot;)" table:style-name="ce54">
            <text:p>FALSE</text:p>
          </table:table-cell>
          <table:table-cell table:number-columns-repeated="16375"/>
        </table:table-row>
        <table:table-row table:style-name="ro7" table:visibility="filter">
          <table:table-cell/>
          <table:table-cell office:value-type="float" office:value="4340" table:style-name="ce48">
            <text:p>434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Ability for a Global Administrator or Jurisdiction Administrator to limit content shown on reports to data only from the jurisdiction requesting the report<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7]));ISNUMBER(SEARCH(&quot;C&quot;; [.G437]));ISNUMBER(SEARCH(&quot;3&quot;; [.G437]));ISNUMBER(SEARCH(&quot;F&quot;; [.G437]))); &quot;TRUE&quot;; &quot;FALSE&quot;)" table:style-name="ce54">
            <text:p>FALSE</text:p>
          </table:table-cell>
          <table:table-cell table:number-columns-repeated="16375"/>
        </table:table-row>
        <table:table-row table:style-name="ro18" table:visibility="filter">
          <table:table-cell/>
          <table:table-cell office:value-type="float" office:value="4350" table:style-name="ce48">
            <text:p>435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Ability for a Clerk or other authorized User to access configured reports available in the eFileTexas 2.0; the vendor shall provide a minimum set of reports including but not limited to the following indented report types specified in the requirements below:</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8]));ISNUMBER(SEARCH(&quot;C&quot;; [.G438]));ISNUMBER(SEARCH(&quot;3&quot;; [.G438]));ISNUMBER(SEARCH(&quot;F&quot;; [.G438]))); &quot;TRUE&quot;; &quot;FALSE&quot;)" table:style-name="ce54">
            <text:p>FALSE</text:p>
          </table:table-cell>
          <table:table-cell table:number-columns-repeated="16375"/>
        </table:table-row>
        <table:table-row table:style-name="ro8" table:visibility="filter">
          <table:table-cell/>
          <table:table-cell office:value-type="float" office:value="4360" table:style-name="ce48">
            <text:p>436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Daily, Weekly, and Monthly Court Payments Report for a given date/month</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39]));ISNUMBER(SEARCH(&quot;C&quot;; [.G439]));ISNUMBER(SEARCH(&quot;3&quot;; [.G439]));ISNUMBER(SEARCH(&quot;F&quot;; [.G439]))); &quot;TRUE&quot;; &quot;FALSE&quot;)" table:style-name="ce54">
            <text:p>FALSE</text:p>
          </table:table-cell>
          <table:table-cell table:number-columns-repeated="16375"/>
        </table:table-row>
        <table:table-row table:style-name="ro8" table:visibility="filter">
          <table:table-cell/>
          <table:table-cell office:value-type="float" office:value="4370" table:style-name="ce48">
            <text:p>437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Itemized court payments listing for specified parameters (e.g., date rang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0]));ISNUMBER(SEARCH(&quot;C&quot;; [.G440]));ISNUMBER(SEARCH(&quot;3&quot;; [.G440]));ISNUMBER(SEARCH(&quot;F&quot;; [.G440]))); &quot;TRUE&quot;; &quot;FALSE&quot;)" table:style-name="ce54">
            <text:p>FALSE</text:p>
          </table:table-cell>
          <table:table-cell table:number-columns-repeated="16375"/>
        </table:table-row>
        <table:table-row table:style-name="ro8" table:visibility="filter">
          <table:table-cell/>
          <table:table-cell office:value-type="float" office:value="4380" table:style-name="ce48">
            <text:p>438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Batch summary deposit listing</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1]));ISNUMBER(SEARCH(&quot;C&quot;; [.G441]));ISNUMBER(SEARCH(&quot;3&quot;; [.G441]));ISNUMBER(SEARCH(&quot;F&quot;; [.G441]))); &quot;TRUE&quot;; &quot;FALSE&quot;)" table:style-name="ce54">
            <text:p>FALSE</text:p>
          </table:table-cell>
          <table:table-cell table:number-columns-repeated="16375"/>
        </table:table-row>
        <table:table-row table:style-name="ro8" table:visibility="filter">
          <table:table-cell/>
          <table:table-cell office:value-type="float" office:value="4390" table:style-name="ce48">
            <text:p>439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Detail reports enumerating collected amounts with breakdown across different fee typ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2]));ISNUMBER(SEARCH(&quot;C&quot;; [.G442]));ISNUMBER(SEARCH(&quot;3&quot;; [.G442]));ISNUMBER(SEARCH(&quot;F&quot;; [.G442]))); &quot;TRUE&quot;; &quot;FALSE&quot;)" table:style-name="ce54">
            <text:p>FALSE</text:p>
          </table:table-cell>
          <table:table-cell table:number-columns-repeated="16375"/>
        </table:table-row>
        <table:table-row table:style-name="ro8" table:visibility="filter">
          <table:table-cell/>
          <table:table-cell office:value-type="float" office:value="4400" table:style-name="ce48">
            <text:p>440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Itemized envelope and filing listing for a given date rang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3]));ISNUMBER(SEARCH(&quot;C&quot;; [.G443]));ISNUMBER(SEARCH(&quot;3&quot;; [.G443]));ISNUMBER(SEARCH(&quot;F&quot;; [.G443]))); &quot;TRUE&quot;; &quot;FALSE&quot;)" table:style-name="ce54">
            <text:p>FALSE</text:p>
          </table:table-cell>
          <table:table-cell table:number-columns-repeated="16375"/>
        </table:table-row>
        <table:table-row table:style-name="ro8" table:visibility="filter">
          <table:table-cell/>
          <table:table-cell office:value-type="float" office:value="4410" table:style-name="ce48">
            <text:p>441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Daily report of all transactions and associated fe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4]));ISNUMBER(SEARCH(&quot;C&quot;; [.G444]));ISNUMBER(SEARCH(&quot;3&quot;; [.G444]));ISNUMBER(SEARCH(&quot;F&quot;; [.G444]))); &quot;TRUE&quot;; &quot;FALSE&quot;)" table:style-name="ce54">
            <text:p>FALSE</text:p>
          </table:table-cell>
          <table:table-cell table:number-columns-repeated="16375"/>
        </table:table-row>
        <table:table-row table:style-name="ro22" table:visibility="filter">
          <table:table-cell/>
          <table:table-cell office:value-type="float" office:value="4420" table:style-name="ce48">
            <text:p>4420</text:p>
          </table:table-cell>
          <table:table-cell office:value-type="string" table:style-name="ce64">
            <text:p>Reporting<text:s/></text:p>
          </table:table-cell>
          <table:table-cell office:value-type="string" table:style-name="ce64">
            <text:p>Provide Standard Reporting</text:p>
          </table:table-cell>
          <table:table-cell office:value-type="string" table:style-name="ce64">
            <text:p>Filing quality reports (e.g., Time to Disposition, Return for Correction by Reason, Return for Corrections by Firm)<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5]));ISNUMBER(SEARCH(&quot;C&quot;; [.G445]));ISNUMBER(SEARCH(&quot;3&quot;; [.G445]));ISNUMBER(SEARCH(&quot;F&quot;; [.G445]))); &quot;TRUE&quot;; &quot;FALSE&quot;)" table:style-name="ce54">
            <text:p>FALSE</text:p>
          </table:table-cell>
          <table:table-cell table:number-columns-repeated="16375"/>
        </table:table-row>
        <table:table-row table:style-name="ro8" table:visibility="filter">
          <table:table-cell/>
          <table:table-cell office:value-type="float" office:value="4430" table:style-name="ce48">
            <text:p>4430</text:p>
          </table:table-cell>
          <table:table-cell office:value-type="string" table:style-name="ce64">
            <text:p>Reporting<text:s/></text:p>
          </table:table-cell>
          <table:table-cell office:value-type="string" table:style-name="ce64">
            <text:p>Provide Ad Hoc Reporting</text:p>
          </table:table-cell>
          <table:table-cell office:value-type="string" table:style-name="ce64">
            <text:p>Ability for authorized Users to generate ad hoc reports based on unique, user-defined queries<text:s/></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446]));ISNUMBER(SEARCH(&quot;C&quot;; [.G446]));ISNUMBER(SEARCH(&quot;3&quot;; [.G446]));ISNUMBER(SEARCH(&quot;F&quot;; [.G446]))); &quot;TRUE&quot;; &quot;FALSE&quot;)" table:style-name="ce54">
            <text:p>FALSE</text:p>
          </table:table-cell>
          <table:table-cell table:number-columns-repeated="16375"/>
        </table:table-row>
        <table:table-row table:style-name="ro8" table:visibility="filter">
          <table:table-cell/>
          <table:table-cell office:value-type="float" office:value="4440" table:style-name="ce48">
            <text:p>4440</text:p>
          </table:table-cell>
          <table:table-cell office:value-type="string" table:style-name="ce64">
            <text:p>Reporting<text:s/></text:p>
          </table:table-cell>
          <table:table-cell office:value-type="string" table:style-name="ce64">
            <text:p>Provide Ad Hoc Reporting</text:p>
          </table:table-cell>
          <table:table-cell office:value-type="string" table:style-name="ce64">
            <text:p>Ability for real time or near real time data access for ad hoc reporting</text:p>
          </table:table-cell>
          <table:table-cell office:value-type="string" table:style-name="ce67">
            <text:p>Medium</text:p>
          </table:table-cell>
          <table:table-cell table:content-validation-name="val1" table:style-name="ce52"/>
          <table:table-cell table:style-name="ce82"/>
          <table:table-cell office:value-type="string" office:string-value="FALSE" table:formula="of:=IF(OR(ISNUMBER(SEARCH(&quot;G&quot;; [.G447]));ISNUMBER(SEARCH(&quot;C&quot;; [.G447]));ISNUMBER(SEARCH(&quot;3&quot;; [.G447]));ISNUMBER(SEARCH(&quot;F&quot;; [.G447]))); &quot;TRUE&quot;; &quot;FALSE&quot;)" table:style-name="ce54">
            <text:p>FALSE</text:p>
          </table:table-cell>
          <table:table-cell table:number-columns-repeated="16375"/>
        </table:table-row>
        <table:table-row table:style-name="ro19" table:visibility="filter">
          <table:table-cell/>
          <table:table-cell office:value-type="float" office:value="4450" table:style-name="ce48">
            <text:p>4450</text:p>
          </table:table-cell>
          <table:table-cell office:value-type="string" table:style-name="ce64">
            <text:p>Reporting<text:s/></text:p>
          </table:table-cell>
          <table:table-cell office:value-type="string" table:style-name="ce64">
            <text:p>Provide Ad Hoc Reporting</text:p>
          </table:table-cell>
          <table:table-cell office:value-type="string" table:style-name="ce64">
            <text:p>Ability to create prescheduled, periodic and real-time custom-query reports and analytics of workload (e.g., workload - number of each type of documents filed and totals; performance - time between submission and receipt of filing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8]));ISNUMBER(SEARCH(&quot;C&quot;; [.G448]));ISNUMBER(SEARCH(&quot;3&quot;; [.G448]));ISNUMBER(SEARCH(&quot;F&quot;; [.G448]))); &quot;TRUE&quot;; &quot;FALSE&quot;)" table:style-name="ce54">
            <text:p>FALSE</text:p>
          </table:table-cell>
          <table:table-cell table:number-columns-repeated="16375"/>
        </table:table-row>
        <table:table-row table:style-name="ro7" table:visibility="filter">
          <table:table-cell/>
          <table:table-cell office:value-type="float" office:value="4460" table:style-name="ce48">
            <text:p>4460</text:p>
          </table:table-cell>
          <table:table-cell office:value-type="string" table:style-name="ce64">
            <text:p>Reporting<text:s/></text:p>
          </table:table-cell>
          <table:table-cell office:value-type="string" table:style-name="ce64">
            <text:p>Provide Ad Hoc Reporting</text:p>
          </table:table-cell>
          <table:table-cell office:value-type="string" table:style-name="ce64">
            <text:p>Ability for a Global Administrator and/or Jurisdiction Administrator to expose filing metadata and workflow data to third-party reporting tool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49]));ISNUMBER(SEARCH(&quot;C&quot;; [.G449]));ISNUMBER(SEARCH(&quot;3&quot;; [.G449]));ISNUMBER(SEARCH(&quot;F&quot;; [.G449]))); &quot;TRUE&quot;; &quot;FALSE&quot;)" table:style-name="ce54">
            <text:p>FALSE</text:p>
          </table:table-cell>
          <table:table-cell table:number-columns-repeated="16375"/>
        </table:table-row>
        <table:table-row table:style-name="ro18" table:visibility="filter">
          <table:table-cell/>
          <table:table-cell office:value-type="float" office:value="4470" table:style-name="ce48">
            <text:p>4470</text:p>
          </table:table-cell>
          <table:table-cell office:value-type="string" table:style-name="ce64">
            <text:p>Reporting<text:s/></text:p>
          </table:table-cell>
          <table:table-cell office:value-type="string" table:style-name="ce64">
            <text:p>Provide Ad Hoc Reporting</text:p>
          </table:table-cell>
          <table:table-cell office:value-type="string" table:style-name="ce64">
            <text:p>Ability for a Jurisdiction Administrator or other designated Users to generate payment-based reports (e.g., daily, weekly, monthly financial reports of fee, assessments, payments, etc., and totals by fee type to support reconciliation process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0]));ISNUMBER(SEARCH(&quot;C&quot;; [.G450]));ISNUMBER(SEARCH(&quot;3&quot;; [.G450]));ISNUMBER(SEARCH(&quot;F&quot;; [.G450]))); &quot;TRUE&quot;; &quot;FALSE&quot;)" table:style-name="ce54">
            <text:p>FALSE</text:p>
          </table:table-cell>
          <table:table-cell table:number-columns-repeated="16375"/>
        </table:table-row>
        <table:table-row table:style-name="ro22" table:visibility="filter">
          <table:table-cell/>
          <table:table-cell office:value-type="float" office:value="4480" table:style-name="ce48">
            <text:p>4480</text:p>
          </table:table-cell>
          <table:table-cell office:value-type="string" table:style-name="ce64">
            <text:p>Solution Administration</text:p>
          </table:table-cell>
          <table:table-cell office:value-type="string" table:style-name="ce64">
            <text:p>Federated Identity Access Management</text:p>
          </table:table-cell>
          <table:table-cell office:value-type="string" table:style-name="ce64">
            <text:p>Ability to support federated identity access management across OCA and the Texas courts<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1]));ISNUMBER(SEARCH(&quot;C&quot;; [.G451]));ISNUMBER(SEARCH(&quot;3&quot;; [.G451]));ISNUMBER(SEARCH(&quot;F&quot;; [.G451]))); &quot;TRUE&quot;; &quot;FALSE&quot;)" table:style-name="ce54">
            <text:p>FALSE</text:p>
          </table:table-cell>
          <table:table-cell table:number-columns-repeated="16375"/>
        </table:table-row>
        <table:table-row table:style-name="ro7" table:visibility="filter">
          <table:table-cell/>
          <table:table-cell office:value-type="float" office:value="4490" table:style-name="ce48">
            <text:p>449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eFileTexas 2.0 to include a role of Global Administrator with rights to administer Solution functions and configuration applicable to all jurisdict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2]));ISNUMBER(SEARCH(&quot;C&quot;; [.G452]));ISNUMBER(SEARCH(&quot;3&quot;; [.G452]));ISNUMBER(SEARCH(&quot;F&quot;; [.G452]))); &quot;TRUE&quot;; &quot;FALSE&quot;)" table:style-name="ce54">
            <text:p>FALSE</text:p>
          </table:table-cell>
          <table:table-cell table:number-columns-repeated="16375"/>
        </table:table-row>
        <table:table-row table:style-name="ro7" table:visibility="filter">
          <table:table-cell/>
          <table:table-cell office:value-type="float" office:value="4500" table:style-name="ce48">
            <text:p>450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eFileTexas 2.0 to include a role of Jurisdiction Administrator with rights to administer Solution functions and configuration applicable only to a single jurisdic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3]));ISNUMBER(SEARCH(&quot;C&quot;; [.G453]));ISNUMBER(SEARCH(&quot;3&quot;; [.G453]));ISNUMBER(SEARCH(&quot;F&quot;; [.G453]))); &quot;TRUE&quot;; &quot;FALSE&quot;)" table:style-name="ce54">
            <text:p>FALSE</text:p>
          </table:table-cell>
          <table:table-cell table:number-columns-repeated="16375"/>
        </table:table-row>
        <table:table-row table:style-name="ro23" table:visibility="filter">
          <table:table-cell/>
          <table:table-cell office:value-type="float" office:value="4510" table:style-name="ce48">
            <text:p>4510</text:p>
          </table:table-cell>
          <table:table-cell office:value-type="string" table:style-name="ce64">
            <text:p>Security</text:p>
          </table:table-cell>
          <table:table-cell office:value-type="string" table:style-name="ce64">
            <text:p>Enforce Security</text:p>
          </table:table-cell>
          <table:table-cell office:value-type="string" table:style-name="ce64">
            <text:p>Ability for a Global Administrator or Jurisdiction Administrator to maintain a federated, delegated security model to define, manage and control (e.g., add, assign, revoke) user rights and authorizations (e.g., the information any individual user can view, edit, delete) via role-based security profiles.<text:s/><text:span text:style-name="T5">Describe / list all features and limitations.</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54]));ISNUMBER(SEARCH(&quot;C&quot;; [.G454]));ISNUMBER(SEARCH(&quot;3&quot;; [.G454]));ISNUMBER(SEARCH(&quot;F&quot;; [.G454]))); &quot;TRUE&quot;; &quot;FALSE&quot;)" table:style-name="ce54">
            <text:p>FALSE</text:p>
          </table:table-cell>
          <table:table-cell table:number-columns-repeated="16375"/>
        </table:table-row>
        <table:table-row table:style-name="ro18" table:visibility="filter">
          <table:table-cell/>
          <table:table-cell office:value-type="float" office:value="4520" table:style-name="ce48">
            <text:p>4520</text:p>
          </table:table-cell>
          <table:table-cell office:value-type="string" table:style-name="ce64">
            <text:p>Security</text:p>
          </table:table-cell>
          <table:table-cell office:value-type="string" table:style-name="ce64">
            <text:p>Enforce Security</text:p>
          </table:table-cell>
          <table:table-cell office:value-type="string" table:style-name="ce64">
            <text:p>Ability for a Global Administrator or Jurisdiction Administrator to define security profiles either for roles or individuals (e.g., review clerks can view all documents in all queues for their court; a particular Clerk who can only view documents assigned to a particular judge)<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5]));ISNUMBER(SEARCH(&quot;C&quot;; [.G455]));ISNUMBER(SEARCH(&quot;3&quot;; [.G455]));ISNUMBER(SEARCH(&quot;F&quot;; [.G455]))); &quot;TRUE&quot;; &quot;FALSE&quot;)" table:style-name="ce54">
            <text:p>FALSE</text:p>
          </table:table-cell>
          <table:table-cell table:number-columns-repeated="16375"/>
        </table:table-row>
        <table:table-row table:style-name="ro22" table:visibility="filter">
          <table:table-cell/>
          <table:table-cell office:value-type="float" office:value="4530" table:style-name="ce48">
            <text:p>4530</text:p>
          </table:table-cell>
          <table:table-cell office:value-type="string" table:style-name="ce64">
            <text:p>Security</text:p>
          </table:table-cell>
          <table:table-cell office:value-type="string" table:style-name="ce64">
            <text:p>Enforce Security</text:p>
          </table:table-cell>
          <table:table-cell office:value-type="string" table:style-name="ce64">
            <text:p>Ability to assign an individual User to multiple security profiles.<text:s/><text:span text:style-name="T5">Describe in the comments any limitations for Users assigned to multiple profiles.</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56]));ISNUMBER(SEARCH(&quot;C&quot;; [.G456]));ISNUMBER(SEARCH(&quot;3&quot;; [.G456]));ISNUMBER(SEARCH(&quot;F&quot;; [.G456]))); &quot;TRUE&quot;; &quot;FALSE&quot;)" table:style-name="ce54">
            <text:p>FALSE</text:p>
          </table:table-cell>
          <table:table-cell table:number-columns-repeated="16375"/>
        </table:table-row>
        <table:table-row table:style-name="ro4" table:visibility="filter">
          <table:table-cell/>
          <table:table-cell office:value-type="float" office:value="4540" table:style-name="ce48">
            <text:p>4540</text:p>
          </table:table-cell>
          <table:table-cell office:value-type="string" table:style-name="ce64">
            <text:p>Security</text:p>
          </table:table-cell>
          <table:table-cell office:value-type="string" table:style-name="ce64">
            <text:p>Enforce Security</text:p>
          </table:table-cell>
          <table:table-cell office:value-type="string" table:style-name="ce64">
            <text:p>Ability to establish a hierarchy for security profil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7]));ISNUMBER(SEARCH(&quot;C&quot;; [.G457]));ISNUMBER(SEARCH(&quot;3&quot;; [.G457]));ISNUMBER(SEARCH(&quot;F&quot;; [.G457]))); &quot;TRUE&quot;; &quot;FALSE&quot;)" table:style-name="ce54">
            <text:p>FALSE</text:p>
          </table:table-cell>
          <table:table-cell table:number-columns-repeated="16375"/>
        </table:table-row>
        <table:table-row table:style-name="ro7" table:visibility="filter">
          <table:table-cell/>
          <table:table-cell office:value-type="float" office:value="4550" table:style-name="ce48">
            <text:p>4550</text:p>
          </table:table-cell>
          <table:table-cell office:value-type="string" table:style-name="ce64">
            <text:p>Security</text:p>
          </table:table-cell>
          <table:table-cell office:value-type="string" table:style-name="ce64">
            <text:p>Enforce Security</text:p>
          </table:table-cell>
          <table:table-cell office:value-type="string" table:style-name="ce64">
            <text:p>Ability for a Jurisdiction Administrator to perform / manage security and Solution functions only for their local User base (e.g., court staff and clerks), filings, and documen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8]));ISNUMBER(SEARCH(&quot;C&quot;; [.G458]));ISNUMBER(SEARCH(&quot;3&quot;; [.G458]));ISNUMBER(SEARCH(&quot;F&quot;; [.G458]))); &quot;TRUE&quot;; &quot;FALSE&quot;)" table:style-name="ce54">
            <text:p>FALSE</text:p>
          </table:table-cell>
          <table:table-cell table:number-columns-repeated="16375"/>
        </table:table-row>
        <table:table-row table:style-name="ro8" table:visibility="filter">
          <table:table-cell/>
          <table:table-cell office:value-type="float" office:value="4560" table:style-name="ce48">
            <text:p>456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define field and data element level permiss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59]));ISNUMBER(SEARCH(&quot;C&quot;; [.G459]));ISNUMBER(SEARCH(&quot;3&quot;; [.G459]));ISNUMBER(SEARCH(&quot;F&quot;; [.G459]))); &quot;TRUE&quot;; &quot;FALSE&quot;)" table:style-name="ce54">
            <text:p>FALSE</text:p>
          </table:table-cell>
          <table:table-cell table:number-columns-repeated="16375"/>
        </table:table-row>
        <table:table-row table:style-name="ro8" table:visibility="filter">
          <table:table-cell/>
          <table:table-cell office:value-type="float" office:value="4570" table:style-name="ce48">
            <text:p>457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define transaction and function level permiss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0]));ISNUMBER(SEARCH(&quot;C&quot;; [.G460]));ISNUMBER(SEARCH(&quot;3&quot;; [.G460]));ISNUMBER(SEARCH(&quot;F&quot;; [.G460]))); &quot;TRUE&quot;; &quot;FALSE&quot;)" table:style-name="ce54">
            <text:p>FALSE</text:p>
          </table:table-cell>
          <table:table-cell table:number-columns-repeated="16375"/>
        </table:table-row>
        <table:table-row table:style-name="ro8" table:visibility="filter">
          <table:table-cell/>
          <table:table-cell office:value-type="float" office:value="4580" table:style-name="ce48">
            <text:p>458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define screen or window level permiss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1]));ISNUMBER(SEARCH(&quot;C&quot;; [.G461]));ISNUMBER(SEARCH(&quot;3&quot;; [.G461]));ISNUMBER(SEARCH(&quot;F&quot;; [.G461]))); &quot;TRUE&quot;; &quot;FALSE&quot;)" table:style-name="ce54">
            <text:p>FALSE</text:p>
          </table:table-cell>
          <table:table-cell table:number-columns-repeated="16375"/>
        </table:table-row>
        <table:table-row table:style-name="ro22" table:visibility="filter">
          <table:table-cell/>
          <table:table-cell office:value-type="float" office:value="4590" table:style-name="ce48">
            <text:p>459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alter the security of an individual content item (e.g., document, case, etc.)</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2]));ISNUMBER(SEARCH(&quot;C&quot;; [.G462]));ISNUMBER(SEARCH(&quot;3&quot;; [.G462]));ISNUMBER(SEARCH(&quot;F&quot;; [.G462]))); &quot;TRUE&quot;; &quot;FALSE&quot;)" table:style-name="ce54">
            <text:p>FALSE</text:p>
          </table:table-cell>
          <table:table-cell table:number-columns-repeated="16375"/>
        </table:table-row>
        <table:table-row table:style-name="ro22" table:visibility="filter">
          <table:table-cell/>
          <table:table-cell office:value-type="float" office:value="4600" table:style-name="ce48">
            <text:p>460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alter the security of a content group or aggregation as a uni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3]));ISNUMBER(SEARCH(&quot;C&quot;; [.G463]));ISNUMBER(SEARCH(&quot;3&quot;; [.G463]));ISNUMBER(SEARCH(&quot;F&quot;; [.G463]))); &quot;TRUE&quot;; &quot;FALSE&quot;)" table:style-name="ce54">
            <text:p>FALSE</text:p>
          </table:table-cell>
          <table:table-cell table:number-columns-repeated="16375"/>
        </table:table-row>
        <table:table-row table:style-name="ro22" table:visibility="filter">
          <table:table-cell/>
          <table:table-cell office:value-type="float" office:value="4610" table:style-name="ce48">
            <text:p>461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deploy security changes immediately without needing to restart the Solution<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4]));ISNUMBER(SEARCH(&quot;C&quot;; [.G464]));ISNUMBER(SEARCH(&quot;3&quot;; [.G464]));ISNUMBER(SEARCH(&quot;F&quot;; [.G464]))); &quot;TRUE&quot;; &quot;FALSE&quot;)" table:style-name="ce54">
            <text:p>FALSE</text:p>
          </table:table-cell>
          <table:table-cell table:number-columns-repeated="16375"/>
        </table:table-row>
        <table:table-row table:style-name="ro22" table:visibility="filter">
          <table:table-cell/>
          <table:table-cell office:value-type="float" office:value="4620" table:style-name="ce48">
            <text:p>462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n authorized User to securely access non-public documents or data based on user role and permissions configured in the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5]));ISNUMBER(SEARCH(&quot;C&quot;; [.G465]));ISNUMBER(SEARCH(&quot;3&quot;; [.G465]));ISNUMBER(SEARCH(&quot;F&quot;; [.G465]))); &quot;TRUE&quot;; &quot;FALSE&quot;)" table:style-name="ce54">
            <text:p>FALSE</text:p>
          </table:table-cell>
          <table:table-cell table:number-columns-repeated="16375"/>
        </table:table-row>
        <table:table-row table:style-name="ro22" table:visibility="filter">
          <table:table-cell/>
          <table:table-cell office:value-type="float" office:value="4630" table:style-name="ce48">
            <text:p>463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Clerk to apply security controls to individual documents.<text:s/><text:span text:style-name="T5">In the comments please describe how this requirement is met.</text:span></text:p>
          </table:table-cell>
          <table:table-cell office:value-type="string" table:style-name="ce67">
            <text:p>Medium</text:p>
          </table:table-cell>
          <table:table-cell table:content-validation-name="val1" table:style-name="ce52"/>
          <table:table-cell table:style-name="ce83"/>
          <table:table-cell office:value-type="string" office:string-value="FALSE" table:formula="of:=IF(OR(ISNUMBER(SEARCH(&quot;G&quot;; [.G466]));ISNUMBER(SEARCH(&quot;C&quot;; [.G466]));ISNUMBER(SEARCH(&quot;3&quot;; [.G466]));ISNUMBER(SEARCH(&quot;F&quot;; [.G466]))); &quot;TRUE&quot;; &quot;FALSE&quot;)" table:style-name="ce54">
            <text:p>FALSE</text:p>
          </table:table-cell>
          <table:table-cell table:number-columns-repeated="16375"/>
        </table:table-row>
        <table:table-row table:style-name="ro22" table:visibility="filter">
          <table:table-cell/>
          <table:table-cell office:value-type="float" office:value="4640" table:style-name="ce48">
            <text:p>464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the eFileTexas 2.0 Solution to secure electronic transmission of data and documents between all external Solutions and the EFM</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7]));ISNUMBER(SEARCH(&quot;C&quot;; [.G467]));ISNUMBER(SEARCH(&quot;3&quot;; [.G467]));ISNUMBER(SEARCH(&quot;F&quot;; [.G467]))); &quot;TRUE&quot;; &quot;FALSE&quot;)" table:style-name="ce54">
            <text:p>FALSE</text:p>
          </table:table-cell>
          <table:table-cell table:number-columns-repeated="16375"/>
        </table:table-row>
        <table:table-row table:style-name="ro7" table:visibility="filter">
          <table:table-cell/>
          <table:table-cell office:value-type="float" office:value="4650" table:style-name="ce48">
            <text:p>465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the eFileTexas 2.0 Solution to encrypt data in transit and data at rest at least at TLS 1.3 and based on rules such as document types, sensitive data, etc.</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8]));ISNUMBER(SEARCH(&quot;C&quot;; [.G468]));ISNUMBER(SEARCH(&quot;3&quot;; [.G468]));ISNUMBER(SEARCH(&quot;F&quot;; [.G468]))); &quot;TRUE&quot;; &quot;FALSE&quot;)" table:style-name="ce54">
            <text:p>FALSE</text:p>
          </table:table-cell>
          <table:table-cell table:number-columns-repeated="16375"/>
        </table:table-row>
        <table:table-row table:style-name="ro20" table:visibility="filter">
          <table:table-cell/>
          <table:table-cell office:value-type="float" office:value="4660" table:style-name="ce48">
            <text:p>466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to define rules that govern password format and strength (e.g., must be ### characters, must include combination of character types, cannot use User ID as password, cannot use own name, phone number); Solution shall automatically validate entered passwor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69]));ISNUMBER(SEARCH(&quot;C&quot;; [.G469]));ISNUMBER(SEARCH(&quot;3&quot;; [.G469]));ISNUMBER(SEARCH(&quot;F&quot;; [.G469]))); &quot;TRUE&quot;; &quot;FALSE&quot;)" table:style-name="ce54">
            <text:p>FALSE</text:p>
          </table:table-cell>
          <table:table-cell table:number-columns-repeated="16375"/>
        </table:table-row>
        <table:table-row table:style-name="ro7" table:visibility="filter">
          <table:table-cell/>
          <table:table-cell office:value-type="float" office:value="4670" table:style-name="ce48">
            <text:p>467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require that passwords be changed at defined intervals (e.g., 180 days); Solution shall issue prompts to Users to reset passwords as the time period approach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0]));ISNUMBER(SEARCH(&quot;C&quot;; [.G470]));ISNUMBER(SEARCH(&quot;3&quot;; [.G470]));ISNUMBER(SEARCH(&quot;F&quot;; [.G470]))); &quot;TRUE&quot;; &quot;FALSE&quot;)" table:style-name="ce54">
            <text:p>FALSE</text:p>
          </table:table-cell>
          <table:table-cell table:number-columns-repeated="16375"/>
        </table:table-row>
        <table:table-row table:style-name="ro8" table:visibility="filter">
          <table:table-cell/>
          <table:table-cell office:value-type="float" office:value="4680" table:style-name="ce48">
            <text:p>468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provide multi-factor authentica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1]));ISNUMBER(SEARCH(&quot;C&quot;; [.G471]));ISNUMBER(SEARCH(&quot;3&quot;; [.G471]));ISNUMBER(SEARCH(&quot;F&quot;; [.G471]))); &quot;TRUE&quot;; &quot;FALSE&quot;)" table:style-name="ce54">
            <text:p>FALSE</text:p>
          </table:table-cell>
          <table:table-cell table:number-columns-repeated="16375"/>
        </table:table-row>
        <table:table-row table:style-name="ro22" table:visibility="filter">
          <table:table-cell/>
          <table:table-cell office:value-type="float" office:value="4690" table:style-name="ce48">
            <text:p>469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create a unique account identifier for Users that does not include the User's email nor any other data that may change in the futur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2]));ISNUMBER(SEARCH(&quot;C&quot;; [.G472]));ISNUMBER(SEARCH(&quot;3&quot;; [.G472]));ISNUMBER(SEARCH(&quot;F&quot;; [.G472]))); &quot;TRUE&quot;; &quot;FALSE&quot;)" table:style-name="ce54">
            <text:p>FALSE</text:p>
          </table:table-cell>
          <table:table-cell table:number-columns-repeated="16375"/>
        </table:table-row>
        <table:table-row table:style-name="ro8" table:visibility="filter">
          <table:table-cell/>
          <table:table-cell office:value-type="float" office:value="4700" table:style-name="ce48">
            <text:p>470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issue an email and/or SMS alert to the User for which a login attempt failed</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3]));ISNUMBER(SEARCH(&quot;C&quot;; [.G473]));ISNUMBER(SEARCH(&quot;3&quot;; [.G473]));ISNUMBER(SEARCH(&quot;F&quot;; [.G473]))); &quot;TRUE&quot;; &quot;FALSE&quot;)" table:style-name="ce54">
            <text:p>FALSE</text:p>
          </table:table-cell>
          <table:table-cell table:number-columns-repeated="16375"/>
        </table:table-row>
        <table:table-row table:style-name="ro8" table:visibility="filter">
          <table:table-cell/>
          <table:table-cell office:value-type="float" office:value="4710" table:style-name="ce48">
            <text:p>471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provide Users the ability to logout at any time from any scree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4]));ISNUMBER(SEARCH(&quot;C&quot;; [.G474]));ISNUMBER(SEARCH(&quot;3&quot;; [.G474]));ISNUMBER(SEARCH(&quot;F&quot;; [.G474]))); &quot;TRUE&quot;; &quot;FALSE&quot;)" table:style-name="ce54">
            <text:p>FALSE</text:p>
          </table:table-cell>
          <table:table-cell table:number-columns-repeated="16375"/>
        </table:table-row>
        <table:table-row table:style-name="ro18" table:visibility="filter">
          <table:table-cell/>
          <table:table-cell office:value-type="float" office:value="4720" table:style-name="ce48">
            <text:p>472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Jurisdiction Administrators to configure the duration of the timeout setting that ends a User's session; the Jurisdiction Administrator <text:s/>shall have the ability to configure different settings for different roles (e.g., Filer, Clerk) within their jurisdic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5]));ISNUMBER(SEARCH(&quot;C&quot;; [.G475]));ISNUMBER(SEARCH(&quot;3&quot;; [.G475]));ISNUMBER(SEARCH(&quot;F&quot;; [.G475]))); &quot;TRUE&quot;; &quot;FALSE&quot;)" table:style-name="ce54">
            <text:p>FALSE</text:p>
          </table:table-cell>
          <table:table-cell table:number-columns-repeated="16375"/>
        </table:table-row>
        <table:table-row table:style-name="ro22" table:visibility="filter">
          <table:table-cell/>
          <table:table-cell office:value-type="float" office:value="4730" table:style-name="ce48">
            <text:p>473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and Jurisdiction Administrator to immediately “terminate” a User’s sess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6]));ISNUMBER(SEARCH(&quot;C&quot;; [.G476]));ISNUMBER(SEARCH(&quot;3&quot;; [.G476]));ISNUMBER(SEARCH(&quot;F&quot;; [.G476]))); &quot;TRUE&quot;; &quot;FALSE&quot;)" table:style-name="ce54">
            <text:p>FALSE</text:p>
          </table:table-cell>
          <table:table-cell table:number-columns-repeated="16375"/>
        </table:table-row>
        <table:table-row table:style-name="ro8" table:visibility="filter">
          <table:table-cell/>
          <table:table-cell office:value-type="float" office:value="4740" table:style-name="ce48">
            <text:p>474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for a Global Administrator and Jurisdiction Administrator to lock Users out of the Solu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7]));ISNUMBER(SEARCH(&quot;C&quot;; [.G477]));ISNUMBER(SEARCH(&quot;3&quot;; [.G477]));ISNUMBER(SEARCH(&quot;F&quot;; [.G477]))); &quot;TRUE&quot;; &quot;FALSE&quot;)" table:style-name="ce54">
            <text:p>FALSE</text:p>
          </table:table-cell>
          <table:table-cell table:number-columns-repeated="16375"/>
        </table:table-row>
        <table:table-row table:style-name="ro19" table:visibility="filter">
          <table:table-cell/>
          <table:table-cell office:value-type="float" office:value="4750" table:style-name="ce48">
            <text:p>4750</text:p>
          </table:table-cell>
          <table:table-cell office:value-type="string" table:style-name="ce64">
            <text:p>Solution Administration</text:p>
          </table:table-cell>
          <table:table-cell office:value-type="string" table:style-name="ce64">
            <text:p>Enforce Security</text:p>
          </table:table-cell>
          <table:table-cell office:value-type="string" table:style-name="ce64">
            <text:p>Ability to include measures for the detection and prevention of unauthorized access intrusion attempts, including notifying OCA of abnormal activities (e.g., geolocating threats).<text:s/><text:span text:style-name="T5">Describe how this requirement would be met</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78]));ISNUMBER(SEARCH(&quot;C&quot;; [.G478]));ISNUMBER(SEARCH(&quot;3&quot;; [.G478]));ISNUMBER(SEARCH(&quot;F&quot;; [.G478]))); &quot;TRUE&quot;; &quot;FALSE&quot;)" table:style-name="ce54">
            <text:p>FALSE</text:p>
          </table:table-cell>
          <table:table-cell table:number-columns-repeated="16375"/>
        </table:table-row>
        <table:table-row table:style-name="ro20" table:visibility="filter">
          <table:table-cell/>
          <table:table-cell office:value-type="float" office:value="4760" table:style-name="ce48">
            <text:p>4760</text:p>
          </table:table-cell>
          <table:table-cell office:value-type="string" table:style-name="ce64">
            <text:p>Solution Administration</text:p>
          </table:table-cell>
          <table:table-cell office:value-type="string" table:style-name="ce64">
            <text:p>Administer Certificates</text:p>
          </table:table-cell>
          <table:table-cell office:value-type="string" table:style-name="ce64">
            <text:p>Ability to provide a digital certificate that meets OCA defined requirements (e.g. use public key infrastructure (PKI) technology, be X.509 compliant, include an image of a Users electronic signature, etc., as defined in Local Government Code 118.011(3)(B) and Government Code 51.318(b)(7))</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79]));ISNUMBER(SEARCH(&quot;C&quot;; [.G479]));ISNUMBER(SEARCH(&quot;3&quot;; [.G479]));ISNUMBER(SEARCH(&quot;F&quot;; [.G479]))); &quot;TRUE&quot;; &quot;FALSE&quot;)" table:style-name="ce54">
            <text:p>FALSE</text:p>
          </table:table-cell>
          <table:table-cell table:number-columns-repeated="16375"/>
        </table:table-row>
        <table:table-row table:style-name="ro7" table:visibility="filter">
          <table:table-cell/>
          <table:table-cell office:value-type="float" office:value="4770" table:style-name="ce48">
            <text:p>4770</text:p>
          </table:table-cell>
          <table:table-cell office:value-type="string" table:style-name="ce64">
            <text:p>Solution Administration</text:p>
          </table:table-cell>
          <table:table-cell office:value-type="string" table:style-name="ce64">
            <text:p>Monitor Solution Health</text:p>
          </table:table-cell>
          <table:table-cell office:value-type="string" table:style-name="ce64">
            <text:p>Ability to support redundancies which allow for continued Solution access in the event of a Solution component outage (e.g., clustering, replication)</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0]));ISNUMBER(SEARCH(&quot;C&quot;; [.G480]));ISNUMBER(SEARCH(&quot;3&quot;; [.G480]));ISNUMBER(SEARCH(&quot;F&quot;; [.G480]))); &quot;TRUE&quot;; &quot;FALSE&quot;)" table:style-name="ce54">
            <text:p>FALSE</text:p>
          </table:table-cell>
          <table:table-cell table:number-columns-repeated="16375"/>
        </table:table-row>
        <table:table-row table:style-name="ro8" table:visibility="filter">
          <table:table-cell/>
          <table:table-cell office:value-type="float" office:value="4780" table:style-name="ce48">
            <text:p>4780</text:p>
          </table:table-cell>
          <table:table-cell office:value-type="string" table:style-name="ce64">
            <text:p>Solution Administration</text:p>
          </table:table-cell>
          <table:table-cell office:value-type="string" table:style-name="ce64">
            <text:p>Monitor Solution Health</text:p>
          </table:table-cell>
          <table:table-cell office:value-type="string" table:style-name="ce64">
            <text:p>Ability to automatically failover to a replicated / backup Solution at any time<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1]));ISNUMBER(SEARCH(&quot;C&quot;; [.G481]));ISNUMBER(SEARCH(&quot;3&quot;; [.G481]));ISNUMBER(SEARCH(&quot;F&quot;; [.G481]))); &quot;TRUE&quot;; &quot;FALSE&quot;)" table:style-name="ce54">
            <text:p>FALSE</text:p>
          </table:table-cell>
          <table:table-cell table:number-columns-repeated="16375"/>
        </table:table-row>
        <table:table-row table:style-name="ro8" table:visibility="filter">
          <table:table-cell/>
          <table:table-cell office:value-type="float" office:value="4790" table:style-name="ce48">
            <text:p>4790</text:p>
          </table:table-cell>
          <table:table-cell office:value-type="string" table:style-name="ce64">
            <text:p>Solution Administration</text:p>
          </table:table-cell>
          <table:table-cell office:value-type="string" table:style-name="ce64">
            <text:p>Monitor Solution Health</text:p>
          </table:table-cell>
          <table:table-cell office:value-type="string" table:style-name="ce64">
            <text:p>Ability to save in-process data entry during a Solution outag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2]));ISNUMBER(SEARCH(&quot;C&quot;; [.G482]));ISNUMBER(SEARCH(&quot;3&quot;; [.G482]));ISNUMBER(SEARCH(&quot;F&quot;; [.G482]))); &quot;TRUE&quot;; &quot;FALSE&quot;)" table:style-name="ce54">
            <text:p>FALSE</text:p>
          </table:table-cell>
          <table:table-cell table:number-columns-repeated="16375"/>
        </table:table-row>
        <table:table-row table:style-name="ro7" table:visibility="filter">
          <table:table-cell/>
          <table:table-cell office:value-type="float" office:value="4800" table:style-name="ce48">
            <text:p>4800</text:p>
          </table:table-cell>
          <table:table-cell office:value-type="string" table:style-name="ce64">
            <text:p>Solution Administration</text:p>
          </table:table-cell>
          <table:table-cell office:value-type="string" table:style-name="ce64">
            <text:p>Execute Quality Control Procedures</text:p>
          </table:table-cell>
          <table:table-cell office:value-type="string" table:style-name="ce64">
            <text:p>Ability for a Clerk, Global Administrator, or Authorized User to generate reports of login accounts and last time a User logged in within their security context</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3]));ISNUMBER(SEARCH(&quot;C&quot;; [.G483]));ISNUMBER(SEARCH(&quot;3&quot;; [.G483]));ISNUMBER(SEARCH(&quot;F&quot;; [.G483]))); &quot;TRUE&quot;; &quot;FALSE&quot;)" table:style-name="ce54">
            <text:p>FALSE</text:p>
          </table:table-cell>
          <table:table-cell table:number-columns-repeated="16375"/>
        </table:table-row>
        <table:table-row table:style-name="ro18" table:visibility="filter">
          <table:table-cell/>
          <table:table-cell office:value-type="float" office:value="4810" table:style-name="ce48">
            <text:p>4810</text:p>
          </table:table-cell>
          <table:table-cell office:value-type="string" table:style-name="ce64">
            <text:p>Solution Administration</text:p>
          </table:table-cell>
          <table:table-cell office:value-type="string" table:style-name="ce64">
            <text:p>Execute Quality Control Procedures</text:p>
          </table:table-cell>
          <table:table-cell office:value-type="string" table:style-name="ce64">
            <text:p>Ability to configure multiple environments, including Production, Preproduction, and Development environments at a minimum.<text:s/><text:span text:style-name="T5">Describe your proposed environments and what they will be used for, including the environment where Training and Testing would occur.</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84]));ISNUMBER(SEARCH(&quot;C&quot;; [.G484]));ISNUMBER(SEARCH(&quot;3&quot;; [.G484]));ISNUMBER(SEARCH(&quot;F&quot;; [.G484]))); &quot;TRUE&quot;; &quot;FALSE&quot;)" table:style-name="ce54">
            <text:p>FALSE</text:p>
          </table:table-cell>
          <table:table-cell table:number-columns-repeated="16375"/>
        </table:table-row>
        <table:table-row table:style-name="ro22" table:visibility="filter">
          <table:table-cell/>
          <table:table-cell office:value-type="float" office:value="4820" table:style-name="ce48">
            <text:p>4820</text:p>
          </table:table-cell>
          <table:table-cell office:value-type="string" table:style-name="ce64">
            <text:p>Solution Administration</text:p>
          </table:table-cell>
          <table:table-cell office:value-type="string" table:style-name="ce64">
            <text:p>Execute Quality Control Procedures</text:p>
          </table:table-cell>
          <table:table-cell office:value-type="string" table:style-name="ce64">
            <text:p>Ability for the test environment to <text:s/>include reliable, current configuration for EFSP's to successfully test integrations against new EFM featur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5]));ISNUMBER(SEARCH(&quot;C&quot;; [.G485]));ISNUMBER(SEARCH(&quot;3&quot;; [.G485]));ISNUMBER(SEARCH(&quot;F&quot;; [.G485]))); &quot;TRUE&quot;; &quot;FALSE&quot;)" table:style-name="ce54">
            <text:p>FALSE</text:p>
          </table:table-cell>
          <table:table-cell table:number-columns-repeated="16375"/>
        </table:table-row>
        <table:table-row table:style-name="ro7" table:visibility="filter">
          <table:table-cell/>
          <table:table-cell office:value-type="float" office:value="4830" table:style-name="ce48">
            <text:p>4830</text:p>
          </table:table-cell>
          <table:table-cell office:value-type="string" table:style-name="ce64">
            <text:p>Solution Administration</text:p>
          </table:table-cell>
          <table:table-cell office:value-type="string" table:style-name="ce64">
            <text:p>Execute Quality Control Procedures</text:p>
          </table:table-cell>
          <table:table-cell office:value-type="string" table:style-name="ce64">
            <text:p>Ability for the test environment to include current infrastructure patch levels for EFSP's to successfully test integrations against new EFM featur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6]));ISNUMBER(SEARCH(&quot;C&quot;; [.G486]));ISNUMBER(SEARCH(&quot;3&quot;; [.G486]));ISNUMBER(SEARCH(&quot;F&quot;; [.G486]))); &quot;TRUE&quot;; &quot;FALSE&quot;)" table:style-name="ce54">
            <text:p>FALSE</text:p>
          </table:table-cell>
          <table:table-cell table:number-columns-repeated="16375"/>
        </table:table-row>
        <table:table-row table:style-name="ro7" table:visibility="filter">
          <table:table-cell/>
          <table:table-cell office:value-type="float" office:value="4840" table:style-name="ce48">
            <text:p>484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Global Administrator and/ or Jurisdiction Administrator to configure and change online screen forms without vendor assistanc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7]));ISNUMBER(SEARCH(&quot;C&quot;; [.G487]));ISNUMBER(SEARCH(&quot;3&quot;; [.G487]));ISNUMBER(SEARCH(&quot;F&quot;; [.G487]))); &quot;TRUE&quot;; &quot;FALSE&quot;)" table:style-name="ce54">
            <text:p>FALSE</text:p>
          </table:table-cell>
          <table:table-cell table:number-columns-repeated="16375"/>
        </table:table-row>
        <table:table-row table:style-name="ro7" table:visibility="filter">
          <table:table-cell/>
          <table:table-cell office:value-type="float" office:value="4850" table:style-name="ce48">
            <text:p>485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Global Administrator to configure eFileTX2.0 to support the full structure of Texas Courts (e.g., Supreme, Appeals, District, County-Level, Justice and Municipal Cour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8]));ISNUMBER(SEARCH(&quot;C&quot;; [.G488]));ISNUMBER(SEARCH(&quot;3&quot;; [.G488]));ISNUMBER(SEARCH(&quot;F&quot;; [.G488]))); &quot;TRUE&quot;; &quot;FALSE&quot;)" table:style-name="ce54">
            <text:p>FALSE</text:p>
          </table:table-cell>
          <table:table-cell table:number-columns-repeated="16375"/>
        </table:table-row>
        <table:table-row table:style-name="ro22" table:visibility="filter">
          <table:table-cell/>
          <table:table-cell office:value-type="float" office:value="4860" table:style-name="ce48">
            <text:p>486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Global Administrator to define statewide filing elements (e.g., case types, document types, document title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89]));ISNUMBER(SEARCH(&quot;C&quot;; [.G489]));ISNUMBER(SEARCH(&quot;3&quot;; [.G489]));ISNUMBER(SEARCH(&quot;F&quot;; [.G489]))); &quot;TRUE&quot;; &quot;FALSE&quot;)" table:style-name="ce54">
            <text:p>FALSE</text:p>
          </table:table-cell>
          <table:table-cell table:number-columns-repeated="16375"/>
        </table:table-row>
        <table:table-row table:style-name="ro7" table:visibility="filter">
          <table:table-cell/>
          <table:table-cell office:value-type="float" office:value="4870" table:style-name="ce48">
            <text:p>487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Clerk to view and edit allowable case / document sub-types values specific to their jurisdiction (note: clerks can only view/edit the court-related components)</text:p>
          </table:table-cell>
          <table:table-cell office:value-type="string" table:style-name="ce67">
            <text:p>Low</text:p>
          </table:table-cell>
          <table:table-cell table:content-validation-name="val1" table:style-name="ce52"/>
          <table:table-cell table:style-name="ce82"/>
          <table:table-cell office:value-type="string" office:string-value="FALSE" table:formula="of:=IF(OR(ISNUMBER(SEARCH(&quot;G&quot;; [.G490]));ISNUMBER(SEARCH(&quot;C&quot;; [.G490]));ISNUMBER(SEARCH(&quot;3&quot;; [.G490]));ISNUMBER(SEARCH(&quot;F&quot;; [.G490]))); &quot;TRUE&quot;; &quot;FALSE&quot;)" table:style-name="ce54">
            <text:p>FALSE</text:p>
          </table:table-cell>
          <table:table-cell table:number-columns-repeated="16375"/>
        </table:table-row>
        <table:table-row table:style-name="ro18" table:visibility="filter">
          <table:table-cell/>
          <table:table-cell office:value-type="float" office:value="4880" table:style-name="ce48">
            <text:p>488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Global Administrator or Jurisdiction Administrator to update tables and lists without impacting filings already in process or completed; the Solution will use version control to maintain referential integrity for data recorded previous to the table update</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91]));ISNUMBER(SEARCH(&quot;C&quot;; [.G491]));ISNUMBER(SEARCH(&quot;3&quot;; [.G491]));ISNUMBER(SEARCH(&quot;F&quot;; [.G491]))); &quot;TRUE&quot;; &quot;FALSE&quot;)" table:style-name="ce54">
            <text:p>FALSE</text:p>
          </table:table-cell>
          <table:table-cell table:number-columns-repeated="16375"/>
        </table:table-row>
        <table:table-row table:style-name="ro22" table:visibility="filter">
          <table:table-cell/>
          <table:table-cell office:value-type="float" office:value="4890" table:style-name="ce48">
            <text:p>489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include an integrated forms management tool<text:span text:style-name="T6"><text:s/></text:span>for creating, editing, and incorporating security policies (e.g., Adobe).<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92]));ISNUMBER(SEARCH(&quot;C&quot;; [.G492]));ISNUMBER(SEARCH(&quot;3&quot;; [.G492]));ISNUMBER(SEARCH(&quot;F&quot;; [.G492]))); &quot;TRUE&quot;; &quot;FALSE&quot;)" table:style-name="ce54">
            <text:p>FALSE</text:p>
          </table:table-cell>
          <table:table-cell table:number-columns-repeated="16375"/>
        </table:table-row>
        <table:table-row table:style-name="ro19" table:visibility="filter">
          <table:table-cell/>
          <table:table-cell office:value-type="float" office:value="4900" table:style-name="ce71">
            <text:p>4900</text:p>
          </table:table-cell>
          <table:table-cell office:value-type="string" table:style-name="ce72">
            <text:p>Solution Administration</text:p>
          </table:table-cell>
          <table:table-cell office:value-type="string" table:style-name="ce72">
            <text:p>Administer Configuration</text:p>
          </table:table-cell>
          <table:table-cell office:value-type="string" table:style-name="ce64">
            <text:p>Ability for a Global and/or Jurisdiction Administrator to be able to self-manage configuration.<text:s/><text:span text:style-name="T5">Please describe in the comments the features available to be self-managed, what role(s) can manage them.<text:s/></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93]));ISNUMBER(SEARCH(&quot;C&quot;; [.G493]));ISNUMBER(SEARCH(&quot;3&quot;; [.G493]));ISNUMBER(SEARCH(&quot;F&quot;; [.G493]))); &quot;TRUE&quot;; &quot;FALSE&quot;)" table:style-name="ce54">
            <text:p>FALSE</text:p>
          </table:table-cell>
          <table:table-cell table:number-columns-repeated="16375"/>
        </table:table-row>
        <table:table-row table:style-name="ro7" table:visibility="filter">
          <table:table-cell/>
          <table:table-cell office:value-type="float" office:value="4901" table:style-name="ce71">
            <text:p>4901</text:p>
          </table:table-cell>
          <table:table-cell office:value-type="string" table:style-name="ce72">
            <text:p>Solution Administration</text:p>
          </table:table-cell>
          <table:table-cell office:value-type="string" table:style-name="ce72">
            <text:p>Administer Configuration</text:p>
          </table:table-cell>
          <table:table-cell office:value-type="string" table:style-name="ce64">
            <text:p>Ability for the Contractor and Global Administrator (and no other roles) to manage which configuration <text:s/>items can be self-managed by other roles.</text:p>
          </table:table-cell>
          <table:table-cell office:value-type="string" table:style-name="ce67">
            <text:p>High</text:p>
          </table:table-cell>
          <table:table-cell table:content-validation-name="val1" table:style-name="ce52"/>
          <table:table-cell table:style-name="ce83"/>
          <table:table-cell table:style-name="ce54"/>
          <table:table-cell table:number-columns-repeated="16375"/>
        </table:table-row>
        <table:table-row table:style-name="ro27" table:visibility="filter">
          <table:table-cell/>
          <table:table-cell office:value-type="float" office:value="4910" table:style-name="ce48">
            <text:p>491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EFSP's to receive configuration updates (adds, changes and deletes) of only those configuration entries that have changed (i.e., only pull configuration changes rather than the entire configuration code library).<text:span text:style-name="T5"><text:s/>Describe methods to inform EFSPs of configuration changes (e.g., notifications, subscriptions to push configuration changes), methods for EFSPs to query for changes, and any performance implications and/or limitation in the comments.</text:span></text:p>
          </table:table-cell>
          <table:table-cell office:value-type="string" table:style-name="ce67">
            <text:p>High</text:p>
          </table:table-cell>
          <table:table-cell table:content-validation-name="val1" table:style-name="ce52"/>
          <table:table-cell table:style-name="ce83"/>
          <table:table-cell office:value-type="string" office:string-value="FALSE" table:formula="of:=IF(OR(ISNUMBER(SEARCH(&quot;G&quot;; [.G495]));ISNUMBER(SEARCH(&quot;C&quot;; [.G495]));ISNUMBER(SEARCH(&quot;3&quot;; [.G495]));ISNUMBER(SEARCH(&quot;F&quot;; [.G495]))); &quot;TRUE&quot;; &quot;FALSE&quot;)" table:style-name="ce54">
            <text:p>FALSE</text:p>
          </table:table-cell>
          <table:table-cell table:number-columns-repeated="16375"/>
        </table:table-row>
        <table:table-row table:style-name="ro7" table:visibility="filter">
          <table:table-cell/>
          <table:table-cell office:value-type="float" office:value="4920" table:style-name="ce48">
            <text:p>492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Global Administrator or Jurisdiction Administrator to utilize a user interface to administer tables, rules and other configuration settings within their security context.<text: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96]));ISNUMBER(SEARCH(&quot;C&quot;; [.G496]));ISNUMBER(SEARCH(&quot;3&quot;; [.G496]));ISNUMBER(SEARCH(&quot;F&quot;; [.G496]))); &quot;TRUE&quot;; &quot;FALSE&quot;)" table:style-name="ce54">
            <text:p>FALSE</text:p>
          </table:table-cell>
          <table:table-cell table:number-columns-repeated="16375"/>
        </table:table-row>
        <table:table-row table:style-name="ro22" table:visibility="filter">
          <table:table-cell/>
          <table:table-cell office:value-type="float" office:value="4930" table:style-name="ce48">
            <text:p>493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account for state and jurisdiction specific holidays and weekends when calculating dates and durations</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97]));ISNUMBER(SEARCH(&quot;C&quot;; [.G497]));ISNUMBER(SEARCH(&quot;3&quot;; [.G497]));ISNUMBER(SEARCH(&quot;F&quot;; [.G497]))); &quot;TRUE&quot;; &quot;FALSE&quot;)" table:style-name="ce54">
            <text:p>FALSE</text:p>
          </table:table-cell>
          <table:table-cell table:number-columns-repeated="16375"/>
        </table:table-row>
        <table:table-row table:style-name="ro8" table:visibility="filter">
          <table:table-cell/>
          <table:table-cell office:value-type="float" office:value="4940" table:style-name="ce48">
            <text:p>494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for a Jurisdiction Administrator to define a jurisdiction-specific calendar</text:p>
          </table:table-cell>
          <table:table-cell office:value-type="string" table:style-name="ce67">
            <text:p>High</text:p>
          </table:table-cell>
          <table:table-cell table:content-validation-name="val1" table:style-name="ce52"/>
          <table:table-cell table:style-name="ce82"/>
          <table:table-cell office:value-type="string" office:string-value="FALSE" table:formula="of:=IF(OR(ISNUMBER(SEARCH(&quot;G&quot;; [.G498]));ISNUMBER(SEARCH(&quot;C&quot;; [.G498]));ISNUMBER(SEARCH(&quot;3&quot;; [.G498]));ISNUMBER(SEARCH(&quot;F&quot;; [.G498]))); &quot;TRUE&quot;; &quot;FALSE&quot;)" table:style-name="ce54">
            <text:p>FALSE</text:p>
          </table:table-cell>
          <table:table-cell table:number-columns-repeated="16375"/>
        </table:table-row>
        <table:table-row table:style-name="ro22" table:visibility="filter">
          <table:table-cell/>
          <table:table-cell office:value-type="float" office:value="4950" table:style-name="ce48">
            <text:p>495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account for state and jurisdiction specific holidays and weekends when calculating dates and durations</text:p>
          </table:table-cell>
          <table:table-cell office:value-type="string" table:style-name="ce67">
            <text:p>High</text:p>
          </table:table-cell>
          <table:table-cell table:content-validation-name="val1" table:style-name="ce52"/>
          <table:table-cell table:style-name="ce91"/>
          <table:table-cell office:value-type="string" office:string-value="FALSE" table:formula="of:=IF(OR(ISNUMBER(SEARCH(&quot;G&quot;; [.G499]));ISNUMBER(SEARCH(&quot;C&quot;; [.G499]));ISNUMBER(SEARCH(&quot;3&quot;; [.G499]));ISNUMBER(SEARCH(&quot;F&quot;; [.G499]))); &quot;TRUE&quot;; &quot;FALSE&quot;)" table:style-name="ce54">
            <text:p>FALSE</text:p>
          </table:table-cell>
          <table:table-cell table:number-columns-repeated="16375"/>
        </table:table-row>
        <table:table-row table:style-name="ro8" table:visibility="filter">
          <table:table-cell/>
          <table:table-cell office:value-type="float" office:value="4960" table:style-name="ce48">
            <text:p>496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synchronize with a central Solution clock</text:p>
          </table:table-cell>
          <table:table-cell office:value-type="string" table:style-name="ce63">
            <text:p>High</text:p>
          </table:table-cell>
          <table:table-cell table:content-validation-name="val1" table:style-name="ce52"/>
          <table:table-cell table:style-name="ce91"/>
          <table:table-cell office:value-type="string" office:string-value="FALSE" table:formula="of:=IF(OR(ISNUMBER(SEARCH(&quot;G&quot;; [.G500]));ISNUMBER(SEARCH(&quot;C&quot;; [.G500]));ISNUMBER(SEARCH(&quot;3&quot;; [.G500]));ISNUMBER(SEARCH(&quot;F&quot;; [.G500]))); &quot;TRUE&quot;; &quot;FALSE&quot;)" table:style-name="ce54">
            <text:p>FALSE</text:p>
          </table:table-cell>
          <table:table-cell table:number-columns-repeated="16375"/>
        </table:table-row>
        <table:table-row table:style-name="ro8" table:visibility="filter">
          <table:table-cell/>
          <table:table-cell office:value-type="float" office:value="4970" table:style-name="ce48">
            <text:p>497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automatically adjust the Solution time for daylight savings time on all Solution components</text:p>
          </table:table-cell>
          <table:table-cell office:value-type="string" table:style-name="ce63">
            <text:p>High</text:p>
          </table:table-cell>
          <table:table-cell table:content-validation-name="val1" table:style-name="ce52"/>
          <table:table-cell table:style-name="ce91"/>
          <table:table-cell office:value-type="string" office:string-value="FALSE" table:formula="of:=IF(OR(ISNUMBER(SEARCH(&quot;G&quot;; [.G501]));ISNUMBER(SEARCH(&quot;C&quot;; [.G501]));ISNUMBER(SEARCH(&quot;3&quot;; [.G501]));ISNUMBER(SEARCH(&quot;F&quot;; [.G501]))); &quot;TRUE&quot;; &quot;FALSE&quot;)" table:style-name="ce54">
            <text:p>FALSE</text:p>
          </table:table-cell>
          <table:table-cell table:number-columns-repeated="16375"/>
        </table:table-row>
        <table:table-row table:style-name="ro7" table:visibility="filter">
          <table:table-cell/>
          <table:table-cell office:value-type="float" office:value="4980" table:style-name="ce48">
            <text:p>4980</text:p>
          </table:table-cell>
          <table:table-cell office:value-type="string" table:style-name="ce64">
            <text:p>Solution Administration</text:p>
          </table:table-cell>
          <table:table-cell office:value-type="string" table:style-name="ce64">
            <text:p>Administer Configuration</text:p>
          </table:table-cell>
          <table:table-cell office:value-type="string" table:style-name="ce64">
            <text:p>Ability to utilize a Master Time Clock that utilizes Network Time Protocol (NTP) in order to ensure consistent and accurate time throughout all Solution components</text:p>
          </table:table-cell>
          <table:table-cell office:value-type="string" table:style-name="ce63">
            <text:p>High</text:p>
          </table:table-cell>
          <table:table-cell table:content-validation-name="val1" table:style-name="ce52"/>
          <table:table-cell table:style-name="ce91"/>
          <table:table-cell office:value-type="string" office:string-value="FALSE" table:formula="of:=IF(OR(ISNUMBER(SEARCH(&quot;G&quot;; [.G502]));ISNUMBER(SEARCH(&quot;C&quot;; [.G502]));ISNUMBER(SEARCH(&quot;3&quot;; [.G502]));ISNUMBER(SEARCH(&quot;F&quot;; [.G502]))); &quot;TRUE&quot;; &quot;FALSE&quot;)" table:style-name="ce54">
            <text:p>FALSE</text:p>
          </table:table-cell>
          <table:table-cell table:number-columns-repeated="16375"/>
        </table:table-row>
        <table:table-row table:style-name="ro19" table:visibility="filter">
          <table:table-cell/>
          <table:table-cell office:value-type="float" office:value="4990" table:style-name="ce48">
            <text:p>4990</text:p>
          </table:table-cell>
          <table:table-cell office:value-type="string" table:style-name="ce64">
            <text:p>Solution Administration</text:p>
          </table:table-cell>
          <table:table-cell office:value-type="string" table:style-name="ce64">
            <text:p>Perform Audit</text:p>
          </table:table-cell>
          <table:table-cell office:value-type="string" table:style-name="ce64">
            <text:p>Ability for a Global Administrator and/or Jurisdiction Administrator to query and view a record of all transactions completed in the eFileTexas 2.0 Solution including the associated user ID, date, time and transaction type</text:p>
          </table:table-cell>
          <table:table-cell office:value-type="string" table:style-name="ce67">
            <text:p>High</text:p>
          </table:table-cell>
          <table:table-cell table:content-validation-name="val1" table:style-name="ce52"/>
          <table:table-cell table:style-name="ce91"/>
          <table:table-cell office:value-type="string" office:string-value="FALSE" table:formula="of:=IF(OR(ISNUMBER(SEARCH(&quot;G&quot;; [.G503]));ISNUMBER(SEARCH(&quot;C&quot;; [.G503]));ISNUMBER(SEARCH(&quot;3&quot;; [.G503]));ISNUMBER(SEARCH(&quot;F&quot;; [.G503]))); &quot;TRUE&quot;; &quot;FALSE&quot;)" table:style-name="ce54">
            <text:p>FALSE</text:p>
          </table:table-cell>
          <table:table-cell table:number-columns-repeated="16375"/>
        </table:table-row>
        <table:table-row table:style-name="ro19" table:visibility="filter">
          <table:table-cell/>
          <table:table-cell office:value-type="float" office:value="5000" table:style-name="ce48">
            <text:p>5000</text:p>
          </table:table-cell>
          <table:table-cell office:value-type="string" table:style-name="ce64">
            <text:p>Solution Administration</text:p>
          </table:table-cell>
          <table:table-cell office:value-type="string" table:style-name="ce64">
            <text:p>Perform Audit</text:p>
          </table:table-cell>
          <table:table-cell office:value-type="string" table:style-name="ce64">
            <text:p>Ability for a Global Administrator and Jurisdiction Administrator to generate Solution administration and performance reports (e.g., activity, inactivity, audit trails, effectiveness, reject rates, Solution metrics)<tex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04]));ISNUMBER(SEARCH(&quot;C&quot;; [.G504]));ISNUMBER(SEARCH(&quot;3&quot;; [.G504]));ISNUMBER(SEARCH(&quot;F&quot;; [.G504]))); &quot;TRUE&quot;; &quot;FALSE&quot;)" table:style-name="ce54">
            <text:p>FALSE</text:p>
          </table:table-cell>
          <table:table-cell table:number-columns-repeated="16375"/>
        </table:table-row>
        <table:table-row table:style-name="ro7" table:visibility="filter">
          <table:table-cell/>
          <table:table-cell office:value-type="float" office:value="5010" table:style-name="ce48">
            <text:p>5010</text:p>
          </table:table-cell>
          <table:table-cell office:value-type="string" table:style-name="ce64">
            <text:p>Solution Administration</text:p>
          </table:table-cell>
          <table:table-cell office:value-type="string" table:style-name="ce64">
            <text:p>Perform Audit</text:p>
          </table:table-cell>
          <table:table-cell office:value-type="string" table:style-name="ce64">
            <text:p>Ability for a Global Administrator or Jurisdiction Administrator to export reports and query results of audit information to external products (e.g., Excel) for further processing</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05]));ISNUMBER(SEARCH(&quot;C&quot;; [.G505]));ISNUMBER(SEARCH(&quot;3&quot;; [.G505]));ISNUMBER(SEARCH(&quot;F&quot;; [.G505]))); &quot;TRUE&quot;; &quot;FALSE&quot;)" table:style-name="ce54">
            <text:p>FALSE</text:p>
          </table:table-cell>
          <table:table-cell table:number-columns-repeated="16375"/>
        </table:table-row>
        <table:table-row table:style-name="ro18" table:visibility="filter">
          <table:table-cell/>
          <table:table-cell office:value-type="float" office:value="5020" table:style-name="ce48">
            <text:p>5020</text:p>
          </table:table-cell>
          <table:table-cell office:value-type="string" table:style-name="ce64">
            <text:p>Solution Administration</text:p>
          </table:table-cell>
          <table:table-cell office:value-type="string" table:style-name="ce64">
            <text:p>Perform Audit</text:p>
          </table:table-cell>
          <table:table-cell office:value-type="string" table:style-name="ce64">
            <text:p>Ability to log all User activities and actions (e.g., submission, acceptance/rejection, forwarding for further action, log on, log off, failed access, adds/changes/deletions, chain of custody, filing processing date and timestamps for User activity, notifications sen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06]));ISNUMBER(SEARCH(&quot;C&quot;; [.G506]));ISNUMBER(SEARCH(&quot;3&quot;; [.G506]));ISNUMBER(SEARCH(&quot;F&quot;; [.G506]))); &quot;TRUE&quot;; &quot;FALSE&quot;)" table:style-name="ce54">
            <text:p>FALSE</text:p>
          </table:table-cell>
          <table:table-cell table:number-columns-repeated="16375"/>
        </table:table-row>
        <table:table-row table:style-name="ro22" table:visibility="filter">
          <table:table-cell/>
          <table:table-cell office:value-type="float" office:value="5030" table:style-name="ce48">
            <text:p>5030</text:p>
          </table:table-cell>
          <table:table-cell office:value-type="string" table:style-name="ce64">
            <text:p>Solution Administration</text:p>
          </table:table-cell>
          <table:table-cell office:value-type="string" table:style-name="ce64">
            <text:p>Perform Audit</text:p>
          </table:table-cell>
          <table:table-cell office:value-type="string" table:style-name="ce64">
            <text:p>Ability to assign a unique identifier for each filing transaction and associate that identifier to each case included in the filing</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07]));ISNUMBER(SEARCH(&quot;C&quot;; [.G507]));ISNUMBER(SEARCH(&quot;3&quot;; [.G507]));ISNUMBER(SEARCH(&quot;F&quot;; [.G507]))); &quot;TRUE&quot;; &quot;FALSE&quot;)" table:style-name="ce54">
            <text:p>FALSE</text:p>
          </table:table-cell>
          <table:table-cell table:number-columns-repeated="16375"/>
        </table:table-row>
        <table:table-row table:style-name="ro19" table:visibility="filter">
          <table:table-cell/>
          <table:table-cell office:value-type="float" office:value="5040" table:style-name="ce48">
            <text:p>5040</text:p>
          </table:table-cell>
          <table:table-cell office:value-type="string" table:style-name="ce64">
            <text:p>Records Management</text:p>
          </table:table-cell>
          <table:table-cell office:value-type="string" table:style-name="ce64">
            <text:p>Archive Records</text:p>
          </table:table-cell>
          <table:table-cell office:value-type="string" table:style-name="ce64">
            <text:p>Ability for a Global Administrator to manage archiving and deletion of existing metadata and transaction data from the Solution per JCIT Technology Standards and OCA Record Retention Policy</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08]));ISNUMBER(SEARCH(&quot;C&quot;; [.G508]));ISNUMBER(SEARCH(&quot;3&quot;; [.G508]));ISNUMBER(SEARCH(&quot;F&quot;; [.G508]))); &quot;TRUE&quot;; &quot;FALSE&quot;)" table:style-name="ce54">
            <text:p>FALSE</text:p>
          </table:table-cell>
          <table:table-cell table:number-columns-repeated="16375"/>
        </table:table-row>
        <table:table-row table:style-name="ro7" table:visibility="filter">
          <table:table-cell/>
          <table:table-cell office:value-type="float" office:value="5050" table:style-name="ce48">
            <text:p>5050</text:p>
          </table:table-cell>
          <table:table-cell office:value-type="string" table:style-name="ce64">
            <text:p>Records Management</text:p>
          </table:table-cell>
          <table:table-cell office:value-type="string" table:style-name="ce64">
            <text:p>Retain Records</text:p>
          </table:table-cell>
          <table:table-cell office:value-type="string" table:style-name="ce64">
            <text:p>Ability for a Jurisdiction Administrator to specify the retention of all versions of documents (e.g., as submitted, as accepted with file stamps and any updates)</text:p>
          </table:table-cell>
          <table:table-cell office:value-type="string" table:style-name="ce67">
            <text:p>Low</text:p>
          </table:table-cell>
          <table:table-cell table:content-validation-name="val1" table:style-name="ce52"/>
          <table:table-cell table:style-name="ce92"/>
          <table:table-cell office:value-type="string" office:string-value="FALSE" table:formula="of:=IF(OR(ISNUMBER(SEARCH(&quot;G&quot;; [.G509]));ISNUMBER(SEARCH(&quot;C&quot;; [.G509]));ISNUMBER(SEARCH(&quot;3&quot;; [.G509]));ISNUMBER(SEARCH(&quot;F&quot;; [.G509]))); &quot;TRUE&quot;; &quot;FALSE&quot;)" table:style-name="ce54">
            <text:p>FALSE</text:p>
          </table:table-cell>
          <table:table-cell table:number-columns-repeated="16375"/>
        </table:table-row>
        <table:table-row table:style-name="ro8" table:visibility="filter">
          <table:table-cell/>
          <table:table-cell office:value-type="float" office:value="5060" table:style-name="ce48">
            <text:p>506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Clerk to seal documents and restrict access only to designated User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10]));ISNUMBER(SEARCH(&quot;C&quot;; [.G510]));ISNUMBER(SEARCH(&quot;3&quot;; [.G510]));ISNUMBER(SEARCH(&quot;F&quot;; [.G510]))); &quot;TRUE&quot;; &quot;FALSE&quot;)" table:style-name="ce54">
            <text:p>FALSE</text:p>
          </table:table-cell>
          <table:table-cell table:number-columns-repeated="16375"/>
        </table:table-row>
        <table:table-row table:style-name="ro22" table:visibility="filter">
          <table:table-cell/>
          <table:table-cell office:value-type="float" office:value="5070" table:style-name="ce48">
            <text:p>507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Filer or Clerk to seal individual or multiple documents in one action (e.g., all documents in a cas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11]));ISNUMBER(SEARCH(&quot;C&quot;; [.G511]));ISNUMBER(SEARCH(&quot;3&quot;; [.G511]));ISNUMBER(SEARCH(&quot;F&quot;; [.G511]))); &quot;TRUE&quot;; &quot;FALSE&quot;)" table:style-name="ce54">
            <text:p>FALSE</text:p>
          </table:table-cell>
          <table:table-cell table:number-columns-repeated="16375"/>
        </table:table-row>
        <table:table-row table:style-name="ro22" table:visibility="filter">
          <table:table-cell/>
          <table:table-cell office:value-type="float" office:value="5080" table:style-name="ce48">
            <text:p>508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Clerk to unseal individual or multiple documents in one action (e.g., all documents in a cas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12]));ISNUMBER(SEARCH(&quot;C&quot;; [.G512]));ISNUMBER(SEARCH(&quot;3&quot;; [.G512]));ISNUMBER(SEARCH(&quot;F&quot;; [.G512]))); &quot;TRUE&quot;; &quot;FALSE&quot;)" table:style-name="ce54">
            <text:p>FALSE</text:p>
          </table:table-cell>
          <table:table-cell table:number-columns-repeated="16375"/>
        </table:table-row>
        <table:table-row table:style-name="ro22" table:visibility="filter">
          <table:table-cell/>
          <table:table-cell office:value-type="float" office:value="5090" table:style-name="ce48">
            <text:p>509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Clerk to view an indicator of "under seal" status to alert the reviewer when processing sealed documen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13]));ISNUMBER(SEARCH(&quot;C&quot;; [.G513]));ISNUMBER(SEARCH(&quot;3&quot;; [.G513]));ISNUMBER(SEARCH(&quot;F&quot;; [.G513]))); &quot;TRUE&quot;; &quot;FALSE&quot;)" table:style-name="ce54">
            <text:p>FALSE</text:p>
          </table:table-cell>
          <table:table-cell table:number-columns-repeated="16375"/>
        </table:table-row>
        <table:table-row table:style-name="ro22" table:visibility="filter">
          <table:table-cell/>
          <table:table-cell office:value-type="float" office:value="5100" table:style-name="ce48">
            <text:p>510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Filer to file documents "under seal" and for the Clerk to view that status when reviewing the filing</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14]));ISNUMBER(SEARCH(&quot;C&quot;; [.G514]));ISNUMBER(SEARCH(&quot;3&quot;; [.G514]));ISNUMBER(SEARCH(&quot;F&quot;; [.G514]))); &quot;TRUE&quot;; &quot;FALSE&quot;)" table:style-name="ce54">
            <text:p>FALSE</text:p>
          </table:table-cell>
          <table:table-cell table:number-columns-repeated="16375"/>
        </table:table-row>
        <table:table-row table:style-name="ro7" table:visibility="filter">
          <table:table-cell/>
          <table:table-cell office:value-type="float" office:value="5110" table:style-name="ce48">
            <text:p>511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Global Administrator or other designated User to manually request the Solution expunge all documents related to a case based on case identifiers<text:s/></text:p>
          </table:table-cell>
          <table:table-cell office:value-type="string" table:style-name="ce63">
            <text:p>High</text:p>
          </table:table-cell>
          <table:table-cell table:content-validation-name="val1" table:style-name="ce52"/>
          <table:table-cell table:style-name="ce92"/>
          <table:table-cell office:value-type="string" office:string-value="FALSE" table:formula="of:=IF(OR(ISNUMBER(SEARCH(&quot;G&quot;; [.G515]));ISNUMBER(SEARCH(&quot;C&quot;; [.G515]));ISNUMBER(SEARCH(&quot;3&quot;; [.G515]));ISNUMBER(SEARCH(&quot;F&quot;; [.G515]))); &quot;TRUE&quot;; &quot;FALSE&quot;)" table:style-name="ce54">
            <text:p>FALSE</text:p>
          </table:table-cell>
          <table:table-cell table:number-columns-repeated="16375"/>
        </table:table-row>
        <table:table-row table:style-name="ro7" table:visibility="filter">
          <table:table-cell/>
          <table:table-cell office:value-type="float" office:value="5120" table:style-name="ce48">
            <text:p>512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Document Access to automatically expunge, seal, or unseal applicable documents in Document Access based on a request generated by the case owner in a CMS transaction<text:s/></text:p>
          </table:table-cell>
          <table:table-cell office:value-type="string" table:style-name="ce63">
            <text:p>Medium</text:p>
          </table:table-cell>
          <table:table-cell table:content-validation-name="val1" table:style-name="ce52"/>
          <table:table-cell table:style-name="ce92"/>
          <table:table-cell office:value-type="string" office:string-value="FALSE" table:formula="of:=IF(OR(ISNUMBER(SEARCH(&quot;G&quot;; [.G516]));ISNUMBER(SEARCH(&quot;C&quot;; [.G516]));ISNUMBER(SEARCH(&quot;3&quot;; [.G516]));ISNUMBER(SEARCH(&quot;F&quot;; [.G516]))); &quot;TRUE&quot;; &quot;FALSE&quot;)" table:style-name="ce54">
            <text:p>FALSE</text:p>
          </table:table-cell>
          <table:table-cell table:number-columns-repeated="16375"/>
        </table:table-row>
        <table:table-row table:style-name="ro7" table:visibility="filter">
          <table:table-cell/>
          <table:table-cell office:value-type="float" office:value="5130" table:style-name="ce48">
            <text:p>513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designated User (e.g., case owner) to submit a request from a CMS to Document Access that requests a case and all associated documents is expunged, sealed, or unsealed<text:s/></text:p>
          </table:table-cell>
          <table:table-cell office:value-type="string" table:style-name="ce63">
            <text:p>High</text:p>
          </table:table-cell>
          <table:table-cell table:content-validation-name="val1" table:style-name="ce52"/>
          <table:table-cell table:style-name="ce92"/>
          <table:table-cell office:value-type="string" office:string-value="FALSE" table:formula="of:=IF(OR(ISNUMBER(SEARCH(&quot;G&quot;; [.G517]));ISNUMBER(SEARCH(&quot;C&quot;; [.G517]));ISNUMBER(SEARCH(&quot;3&quot;; [.G517]));ISNUMBER(SEARCH(&quot;F&quot;; [.G517]))); &quot;TRUE&quot;; &quot;FALSE&quot;)" table:style-name="ce54">
            <text:p>FALSE</text:p>
          </table:table-cell>
          <table:table-cell table:number-columns-repeated="16375"/>
        </table:table-row>
        <table:table-row table:style-name="ro22" table:visibility="filter">
          <table:table-cell/>
          <table:table-cell office:value-type="float" office:value="5140" table:style-name="ce48">
            <text:p>514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Global Administrator to request the Solution to expunge multiple documents based on common meta data parameters<text:s/></text:p>
          </table:table-cell>
          <table:table-cell office:value-type="string" table:style-name="ce63">
            <text:p>Medium</text:p>
          </table:table-cell>
          <table:table-cell table:content-validation-name="val1" table:style-name="ce52"/>
          <table:table-cell table:style-name="ce92"/>
          <table:table-cell office:value-type="string" office:string-value="FALSE" table:formula="of:=IF(OR(ISNUMBER(SEARCH(&quot;G&quot;; [.G518]));ISNUMBER(SEARCH(&quot;C&quot;; [.G518]));ISNUMBER(SEARCH(&quot;3&quot;; [.G518]));ISNUMBER(SEARCH(&quot;F&quot;; [.G518]))); &quot;TRUE&quot;; &quot;FALSE&quot;)" table:style-name="ce54">
            <text:p>FALSE</text:p>
          </table:table-cell>
          <table:table-cell table:number-columns-repeated="16375"/>
        </table:table-row>
        <table:table-row table:style-name="ro22" table:visibility="filter">
          <table:table-cell/>
          <table:table-cell office:value-type="float" office:value="5150" table:style-name="ce48">
            <text:p>515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Jurisdiction Administrator to configure whether eFileTexas 2.0 allow filing into a sealed cases within the given jurisdiction</text:p>
          </table:table-cell>
          <table:table-cell office:value-type="string" table:style-name="ce67">
            <text:p>Low</text:p>
          </table:table-cell>
          <table:table-cell table:content-validation-name="val1" table:style-name="ce52"/>
          <table:table-cell table:style-name="ce92"/>
          <table:table-cell office:value-type="string" office:string-value="FALSE" table:formula="of:=IF(OR(ISNUMBER(SEARCH(&quot;G&quot;; [.G519]));ISNUMBER(SEARCH(&quot;C&quot;; [.G519]));ISNUMBER(SEARCH(&quot;3&quot;; [.G519]));ISNUMBER(SEARCH(&quot;F&quot;; [.G519]))); &quot;TRUE&quot;; &quot;FALSE&quot;)" table:style-name="ce54">
            <text:p>FALSE</text:p>
          </table:table-cell>
          <table:table-cell table:number-columns-repeated="16375"/>
        </table:table-row>
        <table:table-row table:style-name="ro7" table:visibility="filter">
          <table:table-cell/>
          <table:table-cell office:value-type="float" office:value="5160" table:style-name="ce48">
            <text:p>5160</text:p>
          </table:table-cell>
          <table:table-cell office:value-type="string" table:style-name="ce64">
            <text:p>Records Management</text:p>
          </table:table-cell>
          <table:table-cell office:value-type="string" table:style-name="ce64">
            <text:p>Seal / Expunge Records</text:p>
          </table:table-cell>
          <table:table-cell office:value-type="string" table:style-name="ce64">
            <text:p>Ability for a Clerk or Global Administrator to receive a notification when an expungement is complete (e.g., for expunctions originating from the Clerk, notifications to OCA staff)</text:p>
          </table:table-cell>
          <table:table-cell office:value-type="string" table:style-name="ce63">
            <text:p>High</text:p>
          </table:table-cell>
          <table:table-cell table:content-validation-name="val1" table:style-name="ce52"/>
          <table:table-cell table:style-name="ce92"/>
          <table:table-cell office:value-type="string" office:string-value="FALSE" table:formula="of:=IF(OR(ISNUMBER(SEARCH(&quot;G&quot;; [.G520]));ISNUMBER(SEARCH(&quot;C&quot;; [.G520]));ISNUMBER(SEARCH(&quot;3&quot;; [.G520]));ISNUMBER(SEARCH(&quot;F&quot;; [.G520]))); &quot;TRUE&quot;; &quot;FALSE&quot;)" table:style-name="ce54">
            <text:p>FALSE</text:p>
          </table:table-cell>
          <table:table-cell table:number-columns-repeated="16375"/>
        </table:table-row>
        <table:table-row table:style-name="ro7" table:visibility="filter">
          <table:table-cell/>
          <table:table-cell office:value-type="float" office:value="5170" table:style-name="ce48">
            <text:p>5170</text:p>
          </table:table-cell>
          <table:table-cell office:value-type="string" table:style-name="ce64">
            <text:p>General (Global)</text:p>
          </table:table-cell>
          <table:table-cell office:value-type="string" table:style-name="ce64">
            <text:p>Browser and OS Support</text:p>
          </table:table-cell>
          <table:table-cell office:value-type="string" table:style-name="ce64">
            <text:p>Ability to be browser-based and accessible by any browser (e.g., Chrome, Internet Explorer, Firefox, Safari and Edge versions back to n-2) running on any operating Solution platform</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1]));ISNUMBER(SEARCH(&quot;C&quot;; [.G521]));ISNUMBER(SEARCH(&quot;3&quot;; [.G521]));ISNUMBER(SEARCH(&quot;F&quot;; [.G521]))); &quot;TRUE&quot;; &quot;FALSE&quot;)" table:style-name="ce54">
            <text:p>FALSE</text:p>
          </table:table-cell>
          <table:table-cell table:number-columns-repeated="16375"/>
        </table:table-row>
        <table:table-row table:style-name="ro8" table:visibility="filter">
          <table:table-cell/>
          <table:table-cell office:value-type="float" office:value="5180" table:style-name="ce48">
            <text:p>5180</text:p>
          </table:table-cell>
          <table:table-cell office:value-type="string" table:style-name="ce64">
            <text:p>General (Global)</text:p>
          </table:table-cell>
          <table:table-cell office:value-type="string" table:style-name="ce64">
            <text:p>Browser and OS Support</text:p>
          </table:table-cell>
          <table:table-cell office:value-type="string" table:style-name="ce64">
            <text:p>Ability to not require any browser plug-ins, extensions, or add-in applets to function</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2]));ISNUMBER(SEARCH(&quot;C&quot;; [.G522]));ISNUMBER(SEARCH(&quot;3&quot;; [.G522]));ISNUMBER(SEARCH(&quot;F&quot;; [.G522]))); &quot;TRUE&quot;; &quot;FALSE&quot;)" table:style-name="ce54">
            <text:p>FALSE</text:p>
          </table:table-cell>
          <table:table-cell table:number-columns-repeated="16375"/>
        </table:table-row>
        <table:table-row table:style-name="ro8" table:visibility="filter">
          <table:table-cell/>
          <table:table-cell office:value-type="float" office:value="5190" table:style-name="ce48">
            <text:p>5190</text:p>
          </table:table-cell>
          <table:table-cell office:value-type="string" table:style-name="ce64">
            <text:p>General (Global)</text:p>
          </table:table-cell>
          <table:table-cell office:value-type="string" table:style-name="ce64">
            <text:p>Compatibility</text:p>
          </table:table-cell>
          <table:table-cell office:value-type="string" table:style-name="ce64">
            <text:p>Ability to support HTTPS and automatically redirect requests for HTTP to HTTP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3]));ISNUMBER(SEARCH(&quot;C&quot;; [.G523]));ISNUMBER(SEARCH(&quot;3&quot;; [.G523]));ISNUMBER(SEARCH(&quot;F&quot;; [.G523]))); &quot;TRUE&quot;; &quot;FALSE&quot;)" table:style-name="ce54">
            <text:p>FALSE</text:p>
          </table:table-cell>
          <table:table-cell table:number-columns-repeated="16375"/>
        </table:table-row>
        <table:table-row table:style-name="ro8" table:visibility="filter">
          <table:table-cell/>
          <table:table-cell office:value-type="float" office:value="5200" table:style-name="ce48">
            <text:p>5200</text:p>
          </table:table-cell>
          <table:table-cell office:value-type="string" table:style-name="ce64">
            <text:p>General (Global)</text:p>
          </table:table-cell>
          <table:table-cell office:value-type="string" table:style-name="ce64">
            <text:p>Compatibility</text:p>
          </table:table-cell>
          <table:table-cell office:value-type="string" table:style-name="ce64">
            <text:p>Ability to support sending SFTP envelopes to CMS (e.g., batch process via web service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4]));ISNUMBER(SEARCH(&quot;C&quot;; [.G524]));ISNUMBER(SEARCH(&quot;3&quot;; [.G524]));ISNUMBER(SEARCH(&quot;F&quot;; [.G524]))); &quot;TRUE&quot;; &quot;FALSE&quot;)" table:style-name="ce54">
            <text:p>FALSE</text:p>
          </table:table-cell>
          <table:table-cell table:number-columns-repeated="16375"/>
        </table:table-row>
        <table:table-row table:style-name="ro22" table:visibility="filter">
          <table:table-cell/>
          <table:table-cell office:value-type="float" office:value="5210" table:style-name="ce48">
            <text:p>5210</text:p>
          </table:table-cell>
          <table:table-cell office:value-type="string" table:style-name="ce64">
            <text:p>General (Global)</text:p>
          </table:table-cell>
          <table:table-cell office:value-type="string" table:style-name="ce64">
            <text:p>Compatibility</text:p>
          </table:table-cell>
          <table:table-cell office:value-type="string" table:style-name="ce64">
            <text:p>Ability to support SOAP protocols for exchanging information via web services with ECF 4 and ECF 5</text:p>
          </table:table-cell>
          <table:table-cell office:value-type="string" table:style-name="ce63">
            <text:p>High</text:p>
          </table:table-cell>
          <table:table-cell table:content-validation-name="val1" table:style-name="ce52"/>
          <table:table-cell table:style-name="ce92"/>
          <table:table-cell office:value-type="string" office:string-value="FALSE" table:formula="of:=IF(OR(ISNUMBER(SEARCH(&quot;G&quot;; [.G525]));ISNUMBER(SEARCH(&quot;C&quot;; [.G525]));ISNUMBER(SEARCH(&quot;3&quot;; [.G525]));ISNUMBER(SEARCH(&quot;F&quot;; [.G525]))); &quot;TRUE&quot;; &quot;FALSE&quot;)" table:style-name="ce54">
            <text:p>FALSE</text:p>
          </table:table-cell>
          <table:table-cell table:number-columns-repeated="16375"/>
        </table:table-row>
        <table:table-row table:style-name="ro19" table:visibility="filter">
          <table:table-cell/>
          <table:table-cell office:value-type="float" office:value="5220" table:style-name="ce48">
            <text:p>5220</text:p>
          </table:table-cell>
          <table:table-cell office:value-type="string" table:style-name="ce64">
            <text:p>General (Global)</text:p>
          </table:table-cell>
          <table:table-cell office:value-type="string" table:style-name="ce64">
            <text:p>Compatibility</text:p>
          </table:table-cell>
          <table:table-cell office:value-type="string" table:style-name="ce64">
            <text:p>Ability to support REST and/or JSON styles for exchanging filings via web services in the future (e.g., in the event that ECFx will support REST services).<text:s/><text:span text:style-name="T5">Describe any roadmap initiatives to support REST and JSON in the future.</text:span></text:p>
          </table:table-cell>
          <table:table-cell office:value-type="string" table:style-name="ce63">
            <text:p>Low</text:p>
          </table:table-cell>
          <table:table-cell table:content-validation-name="val1" table:style-name="ce52"/>
          <table:table-cell table:style-name="ce93"/>
          <table:table-cell office:value-type="string" office:string-value="FALSE" table:formula="of:=IF(OR(ISNUMBER(SEARCH(&quot;G&quot;; [.G526]));ISNUMBER(SEARCH(&quot;C&quot;; [.G526]));ISNUMBER(SEARCH(&quot;3&quot;; [.G526]));ISNUMBER(SEARCH(&quot;F&quot;; [.G526]))); &quot;TRUE&quot;; &quot;FALSE&quot;)" table:style-name="ce54">
            <text:p>FALSE</text:p>
          </table:table-cell>
          <table:table-cell table:number-columns-repeated="16375"/>
        </table:table-row>
        <table:table-row table:style-name="ro22" table:visibility="filter">
          <table:table-cell/>
          <table:table-cell office:value-type="float" office:value="5230" table:style-name="ce48">
            <text:p>5230</text:p>
          </table:table-cell>
          <table:table-cell office:value-type="string" table:style-name="ce64">
            <text:p>General (Global)</text:p>
          </table:table-cell>
          <table:table-cell office:value-type="string" table:style-name="ce64">
            <text:p>Standards</text:p>
          </table:table-cell>
          <table:table-cell office:value-type="string" table:style-name="ce64">
            <text:p>Ability to not prevent end-Users from concurrently starting or accessing other applications from their computers<tex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7]));ISNUMBER(SEARCH(&quot;C&quot;; [.G527]));ISNUMBER(SEARCH(&quot;3&quot;; [.G527]));ISNUMBER(SEARCH(&quot;F&quot;; [.G527]))); &quot;TRUE&quot;; &quot;FALSE&quot;)" table:style-name="ce54">
            <text:p>FALSE</text:p>
          </table:table-cell>
          <table:table-cell table:number-columns-repeated="16375"/>
        </table:table-row>
        <table:table-row table:style-name="ro19" table:visibility="filter">
          <table:table-cell/>
          <table:table-cell office:value-type="float" office:value="5240" table:style-name="ce48">
            <text:p>5240</text:p>
          </table:table-cell>
          <table:table-cell office:value-type="string" table:style-name="ce64">
            <text:p>General (Global)</text:p>
          </table:table-cell>
          <table:table-cell office:value-type="string" table:style-name="ce64">
            <text:p>Standards</text:p>
          </table:table-cell>
          <table:table-cell office:value-type="string" table:style-name="ce64">
            <text:p>Ability to not require the deployment of end-User workstation / client-side components or workstation setting changes to use the Solution (e.g., general compatibility with any workstation running internet browser versions "n-2")</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28]));ISNUMBER(SEARCH(&quot;C&quot;; [.G528]));ISNUMBER(SEARCH(&quot;3&quot;; [.G528]));ISNUMBER(SEARCH(&quot;F&quot;; [.G528]))); &quot;TRUE&quot;; &quot;FALSE&quot;)" table:style-name="ce54">
            <text:p>FALSE</text:p>
          </table:table-cell>
          <table:table-cell table:number-columns-repeated="16375"/>
        </table:table-row>
        <table:table-row table:style-name="ro22" table:visibility="filter">
          <table:table-cell/>
          <table:table-cell office:value-type="float" office:value="5250" table:style-name="ce48">
            <text:p>5250</text:p>
          </table:table-cell>
          <table:table-cell office:value-type="string" table:style-name="ce64">
            <text:p>General (Global)</text:p>
          </table:table-cell>
          <table:table-cell office:value-type="string" table:style-name="ce64">
            <text:p>Standards</text:p>
          </table:table-cell>
          <table:table-cell office:value-type="string" table:style-name="ce64">
            <text:p>Ability to support web services using auto-generation with XML schemas.<text:s/><text:span text:style-name="T5">Describe any limitations or constraints.</text:span></text:p>
          </table:table-cell>
          <table:table-cell office:value-type="string" table:style-name="ce67">
            <text:p>High</text:p>
          </table:table-cell>
          <table:table-cell table:content-validation-name="val1" table:style-name="ce52"/>
          <table:table-cell table:style-name="ce93"/>
          <table:table-cell office:value-type="string" office:string-value="FALSE" table:formula="of:=IF(OR(ISNUMBER(SEARCH(&quot;G&quot;; [.G529]));ISNUMBER(SEARCH(&quot;C&quot;; [.G529]));ISNUMBER(SEARCH(&quot;3&quot;; [.G529]));ISNUMBER(SEARCH(&quot;F&quot;; [.G529]))); &quot;TRUE&quot;; &quot;FALSE&quot;)" table:style-name="ce54">
            <text:p>FALSE</text:p>
          </table:table-cell>
          <table:table-cell table:number-columns-repeated="16375"/>
        </table:table-row>
        <table:table-row table:style-name="ro18" table:visibility="filter">
          <table:table-cell/>
          <table:table-cell office:value-type="float" office:value="5260" table:style-name="ce48">
            <text:p>5260</text:p>
          </table:table-cell>
          <table:table-cell office:value-type="string" table:style-name="ce64">
            <text:p>General (Global)</text:p>
          </table:table-cell>
          <table:table-cell office:value-type="string" table:style-name="ce64">
            <text:p>Standards</text:p>
          </table:table-cell>
          <table:table-cell office:value-type="string" table:style-name="ce64">
            <text:p>Ability to maintain compliance with Texas Administrative Code (TAC) 202 (security standards), 206 (accessibility standards for websites), 213 (accessibility standards for anything else), and WCAG 2.1.<text:s/><text:span text:style-name="T5">Describe methods to provide reports to verify compliance.</text:span></text:p>
          </table:table-cell>
          <table:table-cell office:value-type="string" table:style-name="ce67">
            <text:p>High</text:p>
          </table:table-cell>
          <table:table-cell table:content-validation-name="val1" table:style-name="ce52"/>
          <table:table-cell table:style-name="ce93"/>
          <table:table-cell office:value-type="string" office:string-value="FALSE" table:formula="of:=IF(OR(ISNUMBER(SEARCH(&quot;G&quot;; [.G530]));ISNUMBER(SEARCH(&quot;C&quot;; [.G530]));ISNUMBER(SEARCH(&quot;3&quot;; [.G530]));ISNUMBER(SEARCH(&quot;F&quot;; [.G530]))); &quot;TRUE&quot;; &quot;FALSE&quot;)" table:style-name="ce54">
            <text:p>FALSE</text:p>
          </table:table-cell>
          <table:table-cell table:number-columns-repeated="16375"/>
        </table:table-row>
        <table:table-row table:style-name="ro19" table:visibility="filter">
          <table:table-cell/>
          <table:table-cell office:value-type="float" office:value="5270" table:style-name="ce48">
            <text:p>5270</text:p>
          </table:table-cell>
          <table:table-cell office:value-type="string" table:style-name="ce64">
            <text:p>General (Global)</text:p>
          </table:table-cell>
          <table:table-cell office:value-type="string" table:style-name="ce64">
            <text:p>Standards</text:p>
          </table:table-cell>
          <table:table-cell office:value-type="string" table:style-name="ce64">
            <text:p>Ability to maintain compliance with LegalXML ECF 4.01 Texas extension and maintain currency with the standard as approved by OCA.<text:s/><text:span text:style-name="T5">Describe the recommended approach to transition from ECF 4.01 to ECF 5.</text:span></text:p>
          </table:table-cell>
          <table:table-cell office:value-type="string" table:style-name="ce67">
            <text:p>High</text:p>
          </table:table-cell>
          <table:table-cell table:content-validation-name="val1" table:style-name="ce52"/>
          <table:table-cell table:style-name="ce93"/>
          <table:table-cell office:value-type="string" office:string-value="FALSE" table:formula="of:=IF(OR(ISNUMBER(SEARCH(&quot;G&quot;; [.G531]));ISNUMBER(SEARCH(&quot;C&quot;; [.G531]));ISNUMBER(SEARCH(&quot;3&quot;; [.G531]));ISNUMBER(SEARCH(&quot;F&quot;; [.G531]))); &quot;TRUE&quot;; &quot;FALSE&quot;)" table:style-name="ce54">
            <text:p>FALSE</text:p>
          </table:table-cell>
          <table:table-cell table:number-columns-repeated="16375"/>
        </table:table-row>
        <table:table-row table:style-name="ro22" table:visibility="filter">
          <table:table-cell/>
          <table:table-cell office:value-type="float" office:value="5280" table:style-name="ce48">
            <text:p>528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for a Jurisdiction Administrator to designate computers for public use to create and submit filings at the Clerk's office or courthous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2]));ISNUMBER(SEARCH(&quot;C&quot;; [.G532]));ISNUMBER(SEARCH(&quot;3&quot;; [.G532]));ISNUMBER(SEARCH(&quot;F&quot;; [.G532]))); &quot;TRUE&quot;; &quot;FALSE&quot;)" table:style-name="ce54">
            <text:p>FALSE</text:p>
          </table:table-cell>
          <table:table-cell table:number-columns-repeated="16375"/>
        </table:table-row>
        <table:table-row table:style-name="ro18" table:visibility="filter">
          <table:table-cell/>
          <table:table-cell office:value-type="float" office:value="5290" table:style-name="ce48">
            <text:p>529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for a Flier to initiate the scanning of documents from the filing screens at public use terminals that do not require the document to be saved to the computer's local drive (or are automatically deleted when the User's session has ended)</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3]));ISNUMBER(SEARCH(&quot;C&quot;; [.G533]));ISNUMBER(SEARCH(&quot;3&quot;; [.G533]));ISNUMBER(SEARCH(&quot;F&quot;; [.G533]))); &quot;TRUE&quot;; &quot;FALSE&quot;)" table:style-name="ce54">
            <text:p>FALSE</text:p>
          </table:table-cell>
          <table:table-cell table:number-columns-repeated="16375"/>
        </table:table-row>
        <table:table-row table:style-name="ro7" table:visibility="filter">
          <table:table-cell/>
          <table:table-cell office:value-type="float" office:value="5300" table:style-name="ce48">
            <text:p>530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for a User to perform all functions (e.g., prepare and submit filings, review filings, access documents) from any computer and supported mobile device with internet acces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4]));ISNUMBER(SEARCH(&quot;C&quot;; [.G534]));ISNUMBER(SEARCH(&quot;3&quot;; [.G534]));ISNUMBER(SEARCH(&quot;F&quot;; [.G534]))); &quot;TRUE&quot;; &quot;FALSE&quot;)" table:style-name="ce54">
            <text:p>FALSE</text:p>
          </table:table-cell>
          <table:table-cell table:number-columns-repeated="16375"/>
        </table:table-row>
        <table:table-row table:style-name="ro8" table:visibility="filter">
          <table:table-cell/>
          <table:table-cell office:value-type="float" office:value="5310" table:style-name="ce48">
            <text:p>531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to utilize single and / or dual monitor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5]));ISNUMBER(SEARCH(&quot;C&quot;; [.G535]));ISNUMBER(SEARCH(&quot;3&quot;; [.G535]));ISNUMBER(SEARCH(&quot;F&quot;; [.G535]))); &quot;TRUE&quot;; &quot;FALSE&quot;)" table:style-name="ce54">
            <text:p>FALSE</text:p>
          </table:table-cell>
          <table:table-cell table:number-columns-repeated="16375"/>
        </table:table-row>
        <table:table-row table:style-name="ro7" table:visibility="filter">
          <table:table-cell/>
          <table:table-cell office:value-type="float" office:value="5320" table:style-name="ce48">
            <text:p>532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to provide remotely accessible by the vendor through a VPN connection (or other means of secure remote access) to provide remote suppor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6]));ISNUMBER(SEARCH(&quot;C&quot;; [.G536]));ISNUMBER(SEARCH(&quot;3&quot;; [.G536]));ISNUMBER(SEARCH(&quot;F&quot;; [.G536]))); &quot;TRUE&quot;; &quot;FALSE&quot;)" table:style-name="ce54">
            <text:p>FALSE</text:p>
          </table:table-cell>
          <table:table-cell table:number-columns-repeated="16375"/>
        </table:table-row>
        <table:table-row table:style-name="ro22" table:visibility="filter">
          <table:table-cell/>
          <table:table-cell office:value-type="float" office:value="5330" table:style-name="ce48">
            <text:p>5330</text:p>
          </table:table-cell>
          <table:table-cell office:value-type="string" table:style-name="ce64">
            <text:p>General (Global)</text:p>
          </table:table-cell>
          <table:table-cell office:value-type="string" table:style-name="ce64">
            <text:p>Device Support</text:p>
          </table:table-cell>
          <table:table-cell office:value-type="string" table:style-name="ce64">
            <text:p>Ability to support multiple input methods based on User device and preference (e.g., mouse, keyboard, touchscreen)</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7]));ISNUMBER(SEARCH(&quot;C&quot;; [.G537]));ISNUMBER(SEARCH(&quot;3&quot;; [.G537]));ISNUMBER(SEARCH(&quot;F&quot;; [.G537]))); &quot;TRUE&quot;; &quot;FALSE&quot;)" table:style-name="ce54">
            <text:p>FALSE</text:p>
          </table:table-cell>
          <table:table-cell table:number-columns-repeated="16375"/>
        </table:table-row>
        <table:table-row table:style-name="ro18" table:visibility="filter">
          <table:table-cell/>
          <table:table-cell office:value-type="float" office:value="5340" table:style-name="ce48">
            <text:p>5340</text:p>
          </table:table-cell>
          <table:table-cell office:value-type="string" table:style-name="ce64">
            <text:p>General (Global)</text:p>
          </table:table-cell>
          <table:table-cell office:value-type="string" table:style-name="ce76">
            <text:p>Online Help</text:p>
          </table:table-cell>
          <table:table-cell office:value-type="string" table:style-name="ce64">
            <text:p>Ability for a Jurisdiction Administrator to configure jurisdiction specific <text:s/>screen and field level help which is displayed to a User for Solution transactions where the jurisdiction context is established (e.g., after a Filer selects the jurisdiction for a filing)</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38]));ISNUMBER(SEARCH(&quot;C&quot;; [.G538]));ISNUMBER(SEARCH(&quot;3&quot;; [.G538]));ISNUMBER(SEARCH(&quot;F&quot;; [.G538]))); &quot;TRUE&quot;; &quot;FALSE&quot;)" table:style-name="ce54">
            <text:p>FALSE</text:p>
          </table:table-cell>
          <table:table-cell table:number-columns-repeated="16375"/>
        </table:table-row>
        <table:table-row table:style-name="ro7" table:visibility="filter">
          <table:table-cell/>
          <table:table-cell office:value-type="float" office:value="5350" table:style-name="ce48">
            <text:p>5350</text:p>
          </table:table-cell>
          <table:table-cell office:value-type="string" table:style-name="ce64">
            <text:p>General (Global)</text:p>
          </table:table-cell>
          <table:table-cell office:value-type="string" table:style-name="ce76">
            <text:p>Online Help</text:p>
          </table:table-cell>
          <table:table-cell office:value-type="string" table:style-name="ce64">
            <text:p>Ability for a Global Administrator and/or Jurisdiction Administrator to incorporate videos with online documentation for help or training purposes</text:p>
          </table:table-cell>
          <table:table-cell office:value-type="string" table:style-name="ce67">
            <text:p>Medium</text:p>
          </table:table-cell>
          <table:table-cell table:content-validation-name="val1" table:style-name="ce52"/>
          <table:table-cell table:style-name="ce92"/>
          <table:table-cell office:value-type="string" office:string-value="FALSE" table:formula="of:=IF(OR(ISNUMBER(SEARCH(&quot;G&quot;; [.G539]));ISNUMBER(SEARCH(&quot;C&quot;; [.G539]));ISNUMBER(SEARCH(&quot;3&quot;; [.G539]));ISNUMBER(SEARCH(&quot;F&quot;; [.G539]))); &quot;TRUE&quot;; &quot;FALSE&quot;)" table:style-name="ce54">
            <text:p>FALSE</text:p>
          </table:table-cell>
          <table:table-cell table:number-columns-repeated="16375"/>
        </table:table-row>
        <table:table-row table:style-name="ro7" table:visibility="filter">
          <table:table-cell/>
          <table:table-cell office:value-type="float" office:value="5360" table:style-name="ce48">
            <text:p>5360</text:p>
          </table:table-cell>
          <table:table-cell office:value-type="string" table:style-name="ce64">
            <text:p>General (Global)</text:p>
          </table:table-cell>
          <table:table-cell office:value-type="string" table:style-name="ce76">
            <text:p>Online Help</text:p>
          </table:table-cell>
          <table:table-cell office:value-type="string" table:style-name="ce64">
            <text:p>Ability for the eFileTexas 2.0 Solution help menus to be consistent with industry-standards for online help structures (e.g., contents and index, searching, “about”, report a problem)</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0]));ISNUMBER(SEARCH(&quot;C&quot;; [.G540]));ISNUMBER(SEARCH(&quot;3&quot;; [.G540]));ISNUMBER(SEARCH(&quot;F&quot;; [.G540]))); &quot;TRUE&quot;; &quot;FALSE&quot;)" table:style-name="ce54">
            <text:p>FALSE</text:p>
          </table:table-cell>
          <table:table-cell table:number-columns-repeated="16375"/>
        </table:table-row>
        <table:table-row table:style-name="ro22" table:visibility="filter">
          <table:table-cell/>
          <table:table-cell office:value-type="float" office:value="5370" table:style-name="ce48">
            <text:p>5370</text:p>
          </table:table-cell>
          <table:table-cell office:value-type="string" table:style-name="ce64">
            <text:p>General (Global)</text:p>
          </table:table-cell>
          <table:table-cell office:value-type="string" table:style-name="ce76">
            <text:p>Online Help</text:p>
          </table:table-cell>
          <table:table-cell office:value-type="string" table:style-name="ce64">
            <text:p>Ability to inform Users of "What's New" (revisions, additions, deletions) when accessing documentation which has been updated</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1]));ISNUMBER(SEARCH(&quot;C&quot;; [.G541]));ISNUMBER(SEARCH(&quot;3&quot;; [.G541]));ISNUMBER(SEARCH(&quot;F&quot;; [.G541]))); &quot;TRUE&quot;; &quot;FALSE&quot;)" table:style-name="ce54">
            <text:p>FALSE</text:p>
          </table:table-cell>
          <table:table-cell table:number-columns-repeated="16375"/>
        </table:table-row>
        <table:table-row table:style-name="ro22" table:visibility="filter">
          <table:table-cell/>
          <table:table-cell office:value-type="float" office:value="5380" table:style-name="ce48">
            <text:p>5380</text:p>
          </table:table-cell>
          <table:table-cell office:value-type="string" table:style-name="ce64">
            <text:p>General (Global)</text:p>
          </table:table-cell>
          <table:table-cell office:value-type="string" table:style-name="ce64">
            <text:p>Search</text:p>
          </table:table-cell>
          <table:table-cell office:value-type="string" table:style-name="ce64">
            <text:p>Ability for a User to use a type-ahead feature for drop-down lists (e.g. user enters "te" and cursor jumps to drop-down list values starting with "t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2]));ISNUMBER(SEARCH(&quot;C&quot;; [.G542]));ISNUMBER(SEARCH(&quot;3&quot;; [.G542]));ISNUMBER(SEARCH(&quot;F&quot;; [.G542]))); &quot;TRUE&quot;; &quot;FALSE&quot;)" table:style-name="ce54">
            <text:p>FALSE</text:p>
          </table:table-cell>
          <table:table-cell table:number-columns-repeated="16375"/>
        </table:table-row>
        <table:table-row table:style-name="ro18" table:visibility="filter">
          <table:table-cell/>
          <table:table-cell office:value-type="float" office:value="5390" table:style-name="ce48">
            <text:p>5390</text:p>
          </table:table-cell>
          <table:table-cell office:value-type="string" table:style-name="ce64">
            <text:p>General (Global)</text:p>
          </table:table-cell>
          <table:table-cell office:value-type="string" table:style-name="ce64">
            <text:p>Search</text:p>
          </table:table-cell>
          <table:table-cell office:value-type="string" table:style-name="ce64">
            <text:p>Ability for a User to perform searches using individual or multiple fields (e.g., case number (full or partial), attorney, party names); Solution shall allow the use of wild cards and provide the ability to designate whether partial matches are acceptable or no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3]));ISNUMBER(SEARCH(&quot;C&quot;; [.G543]));ISNUMBER(SEARCH(&quot;3&quot;; [.G543]));ISNUMBER(SEARCH(&quot;F&quot;; [.G543]))); &quot;TRUE&quot;; &quot;FALSE&quot;)" table:style-name="ce54">
            <text:p>FALSE</text:p>
          </table:table-cell>
          <table:table-cell table:number-columns-repeated="16375"/>
        </table:table-row>
        <table:table-row table:style-name="ro20" table:visibility="filter">
          <table:table-cell/>
          <table:table-cell office:value-type="float" office:value="5400" table:style-name="ce48">
            <text:p>5400</text:p>
          </table:table-cell>
          <table:table-cell office:value-type="string" table:style-name="ce64">
            <text:p>General (Global)</text:p>
          </table:table-cell>
          <table:table-cell office:value-type="string" table:style-name="ce64">
            <text:p>Search</text:p>
          </table:table-cell>
          <table:table-cell office:value-type="string" table:style-name="ce64">
            <text:p>Ability for User to search for exact matches within target datasets (e.g., <text:s/>court - search based on detail information within a court; court type - search based on detail information across all courts within a county's District Courts; state - search based on detail information across all courts within the Stat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4]));ISNUMBER(SEARCH(&quot;C&quot;; [.G544]));ISNUMBER(SEARCH(&quot;3&quot;; [.G544]));ISNUMBER(SEARCH(&quot;F&quot;; [.G544]))); &quot;TRUE&quot;; &quot;FALSE&quot;)" table:style-name="ce54">
            <text:p>FALSE</text:p>
          </table:table-cell>
          <table:table-cell table:number-columns-repeated="16375"/>
        </table:table-row>
        <table:table-row table:style-name="ro19" table:visibility="filter">
          <table:table-cell/>
          <table:table-cell office:value-type="float" office:value="5410" table:style-name="ce48">
            <text:p>5410</text:p>
          </table:table-cell>
          <table:table-cell office:value-type="string" table:style-name="ce64">
            <text:p>General (Global)</text:p>
          </table:table-cell>
          <table:table-cell office:value-type="string" table:style-name="ce64">
            <text:p>Search</text:p>
          </table:table-cell>
          <table:table-cell office:value-type="string" table:style-name="ce64">
            <text:p>Ability to search across document files and within documents using keywords, wild cards and Boolean operands (and, or, not); Solution shall provide the ability to designate whether partial matches are acceptable or no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5]));ISNUMBER(SEARCH(&quot;C&quot;; [.G545]));ISNUMBER(SEARCH(&quot;3&quot;; [.G545]));ISNUMBER(SEARCH(&quot;F&quot;; [.G545]))); &quot;TRUE&quot;; &quot;FALSE&quot;)" table:style-name="ce54">
            <text:p>FALSE</text:p>
          </table:table-cell>
          <table:table-cell table:number-columns-repeated="16375"/>
        </table:table-row>
        <table:table-row table:style-name="ro8" table:visibility="filter">
          <table:table-cell/>
          <table:table-cell office:value-type="float" office:value="5420" table:style-name="ce48">
            <text:p>5420</text:p>
          </table:table-cell>
          <table:table-cell office:value-type="string" table:style-name="ce64">
            <text:p>General (Global)</text:p>
          </table:table-cell>
          <table:table-cell office:value-type="string" table:style-name="ce64">
            <text:p>Search</text:p>
          </table:table-cell>
          <table:table-cell office:value-type="string" table:style-name="ce64">
            <text:p>Ability for a User to sort the search resul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6]));ISNUMBER(SEARCH(&quot;C&quot;; [.G546]));ISNUMBER(SEARCH(&quot;3&quot;; [.G546]));ISNUMBER(SEARCH(&quot;F&quot;; [.G546]))); &quot;TRUE&quot;; &quot;FALSE&quot;)" table:style-name="ce54">
            <text:p>FALSE</text:p>
          </table:table-cell>
          <table:table-cell table:number-columns-repeated="16375"/>
        </table:table-row>
        <table:table-row table:style-name="ro8" table:visibility="filter">
          <table:table-cell/>
          <table:table-cell office:value-type="float" office:value="5430" table:style-name="ce48">
            <text:p>5430</text:p>
          </table:table-cell>
          <table:table-cell office:value-type="string" table:style-name="ce64">
            <text:p>General (Global)</text:p>
          </table:table-cell>
          <table:table-cell office:value-type="string" table:style-name="ce64">
            <text:p>Search</text:p>
          </table:table-cell>
          <table:table-cell office:value-type="string" table:style-name="ce64">
            <text:p>Ability for a User to initiate a subsequent search on the search results se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7]));ISNUMBER(SEARCH(&quot;C&quot;; [.G547]));ISNUMBER(SEARCH(&quot;3&quot;; [.G547]));ISNUMBER(SEARCH(&quot;F&quot;; [.G547]))); &quot;TRUE&quot;; &quot;FALSE&quot;)" table:style-name="ce54">
            <text:p>FALSE</text:p>
          </table:table-cell>
          <table:table-cell table:number-columns-repeated="16375"/>
        </table:table-row>
        <table:table-row table:style-name="ro8" table:visibility="filter">
          <table:table-cell/>
          <table:table-cell office:value-type="float" office:value="5440" table:style-name="ce48">
            <text:p>5440</text:p>
          </table:table-cell>
          <table:table-cell office:value-type="string" table:style-name="ce64">
            <text:p>General (Global)</text:p>
          </table:table-cell>
          <table:table-cell office:value-type="string" table:style-name="ce64">
            <text:p>Search</text:p>
          </table:table-cell>
          <table:table-cell office:value-type="string" table:style-name="ce64">
            <text:p>Ability for a User to abort a search</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8]));ISNUMBER(SEARCH(&quot;C&quot;; [.G548]));ISNUMBER(SEARCH(&quot;3&quot;; [.G548]));ISNUMBER(SEARCH(&quot;F&quot;; [.G548]))); &quot;TRUE&quot;; &quot;FALSE&quot;)" table:style-name="ce54">
            <text:p>FALSE</text:p>
          </table:table-cell>
          <table:table-cell table:number-columns-repeated="16375"/>
        </table:table-row>
        <table:table-row table:style-name="ro7" table:visibility="filter">
          <table:table-cell/>
          <table:table-cell office:value-type="float" office:value="5450" table:style-name="ce48">
            <text:p>545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use standard word processing capabilities (e.g., word wrap, spell check, backspace, delete, undo, insert, overtype) in free-form text field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49]));ISNUMBER(SEARCH(&quot;C&quot;; [.G549]));ISNUMBER(SEARCH(&quot;3&quot;; [.G549]));ISNUMBER(SEARCH(&quot;F&quot;; [.G549]))); &quot;TRUE&quot;; &quot;FALSE&quot;)" table:style-name="ce54">
            <text:p>FALSE</text:p>
          </table:table-cell>
          <table:table-cell table:number-columns-repeated="16375"/>
        </table:table-row>
        <table:table-row table:style-name="ro19" table:visibility="filter">
          <table:table-cell/>
          <table:table-cell office:value-type="float" office:value="5460" table:style-name="ce48">
            <text:p>546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esignate fields for which data is required to be entered; Solution shall highlight fields which must be completed and prevent Users from proceeding to the next screen until valid information is entered</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0]));ISNUMBER(SEARCH(&quot;C&quot;; [.G550]));ISNUMBER(SEARCH(&quot;3&quot;; [.G550]));ISNUMBER(SEARCH(&quot;F&quot;; [.G550]))); &quot;TRUE&quot;; &quot;FALSE&quot;)" table:style-name="ce54">
            <text:p>FALSE</text:p>
          </table:table-cell>
          <table:table-cell table:number-columns-repeated="16375"/>
        </table:table-row>
        <table:table-row table:style-name="ro7" table:visibility="filter">
          <table:table-cell/>
          <table:table-cell office:value-type="float" office:value="5470" table:style-name="ce48">
            <text:p>547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efine required relationships between screen-form data fields (e.g., if data is entered in one field, data must exist or be entered in the related field)</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1]));ISNUMBER(SEARCH(&quot;C&quot;; [.G551]));ISNUMBER(SEARCH(&quot;3&quot;; [.G551]));ISNUMBER(SEARCH(&quot;F&quot;; [.G551]))); &quot;TRUE&quot;; &quot;FALSE&quot;)" table:style-name="ce54">
            <text:p>FALSE</text:p>
          </table:table-cell>
          <table:table-cell table:number-columns-repeated="16375"/>
        </table:table-row>
        <table:table-row table:style-name="ro7" table:visibility="filter">
          <table:table-cell/>
          <table:table-cell office:value-type="float" office:value="5480" table:style-name="ce48">
            <text:p>548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automatically display additional fields based on entered data (e.g., the next line for additional data is displayed when one line is filled in or when a User selects an option from a lis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2]));ISNUMBER(SEARCH(&quot;C&quot;; [.G552]));ISNUMBER(SEARCH(&quot;3&quot;; [.G552]));ISNUMBER(SEARCH(&quot;F&quot;; [.G552]))); &quot;TRUE&quot;; &quot;FALSE&quot;)" table:style-name="ce54">
            <text:p>FALSE</text:p>
          </table:table-cell>
          <table:table-cell table:number-columns-repeated="16375"/>
        </table:table-row>
        <table:table-row table:style-name="ro7" table:visibility="filter">
          <table:table-cell/>
          <table:table-cell office:value-type="float" office:value="5490" table:style-name="ce48">
            <text:p>549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provide multi-language support in the filing interface with the ability to support additional languages in the future (e.g., ANSI standard, special character suppor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3]));ISNUMBER(SEARCH(&quot;C&quot;; [.G553]));ISNUMBER(SEARCH(&quot;3&quot;; [.G553]));ISNUMBER(SEARCH(&quot;F&quot;; [.G553]))); &quot;TRUE&quot;; &quot;FALSE&quot;)" table:style-name="ce54">
            <text:p>FALSE</text:p>
          </table:table-cell>
          <table:table-cell table:number-columns-repeated="16375"/>
        </table:table-row>
        <table:table-row table:style-name="ro22" table:visibility="filter">
          <table:table-cell/>
          <table:table-cell office:value-type="float" office:value="5500" table:style-name="ce48">
            <text:p>550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Jurisdiction Administrators to include contact information in error messages custom for their jurisdiction</text:p>
          </table:table-cell>
          <table:table-cell office:value-type="string" table:style-name="ce67">
            <text:p>Medium</text:p>
          </table:table-cell>
          <table:table-cell table:content-validation-name="val1" table:style-name="ce52"/>
          <table:table-cell table:style-name="ce92"/>
          <table:table-cell office:value-type="string" office:string-value="FALSE" table:formula="of:=IF(OR(ISNUMBER(SEARCH(&quot;G&quot;; [.G554]));ISNUMBER(SEARCH(&quot;C&quot;; [.G554]));ISNUMBER(SEARCH(&quot;3&quot;; [.G554]));ISNUMBER(SEARCH(&quot;F&quot;; [.G554]))); &quot;TRUE&quot;; &quot;FALSE&quot;)" table:style-name="ce54">
            <text:p>FALSE</text:p>
          </table:table-cell>
          <table:table-cell table:number-columns-repeated="16375"/>
        </table:table-row>
        <table:table-row table:style-name="ro8" table:visibility="filter">
          <table:table-cell/>
          <table:table-cell office:value-type="float" office:value="5510" table:style-name="ce48">
            <text:p>551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prevent errors or repetitive requests from inadvertent multiple clicks by a User</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5]));ISNUMBER(SEARCH(&quot;C&quot;; [.G555]));ISNUMBER(SEARCH(&quot;3&quot;; [.G555]));ISNUMBER(SEARCH(&quot;F&quot;; [.G555]))); &quot;TRUE&quot;; &quot;FALSE&quot;)" table:style-name="ce54">
            <text:p>FALSE</text:p>
          </table:table-cell>
          <table:table-cell table:number-columns-repeated="16375"/>
        </table:table-row>
        <table:table-row table:style-name="ro22" table:visibility="filter">
          <table:table-cell/>
          <table:table-cell office:value-type="float" office:value="5520" table:style-name="ce48">
            <text:p>552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highlight errors (e.g., data entry, submission failures) and prompt User for correction</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6]));ISNUMBER(SEARCH(&quot;C&quot;; [.G556]));ISNUMBER(SEARCH(&quot;3&quot;; [.G556]));ISNUMBER(SEARCH(&quot;F&quot;; [.G556]))); &quot;TRUE&quot;; &quot;FALSE&quot;)" table:style-name="ce54">
            <text:p>FALSE</text:p>
          </table:table-cell>
          <table:table-cell table:number-columns-repeated="16375"/>
        </table:table-row>
        <table:table-row table:style-name="ro8" table:visibility="filter">
          <table:table-cell/>
          <table:table-cell office:value-type="float" office:value="5530" table:style-name="ce48">
            <text:p>553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isplay visual indicators to denote that a transaction is in progres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7]));ISNUMBER(SEARCH(&quot;C&quot;; [.G557]));ISNUMBER(SEARCH(&quot;3&quot;; [.G557]));ISNUMBER(SEARCH(&quot;F&quot;; [.G557]))); &quot;TRUE&quot;; &quot;FALSE&quot;)" table:style-name="ce54">
            <text:p>FALSE</text:p>
          </table:table-cell>
          <table:table-cell table:number-columns-repeated="16375"/>
        </table:table-row>
        <table:table-row table:style-name="ro8" table:visibility="filter">
          <table:table-cell/>
          <table:table-cell office:value-type="float" office:value="5540" table:style-name="ce48">
            <text:p>554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isplay visual indicators to denote that a transaction is complet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8]));ISNUMBER(SEARCH(&quot;C&quot;; [.G558]));ISNUMBER(SEARCH(&quot;3&quot;; [.G558]));ISNUMBER(SEARCH(&quot;F&quot;; [.G558]))); &quot;TRUE&quot;; &quot;FALSE&quot;)" table:style-name="ce54">
            <text:p>FALSE</text:p>
          </table:table-cell>
          <table:table-cell table:number-columns-repeated="16375"/>
        </table:table-row>
        <table:table-row table:style-name="ro22" table:visibility="filter">
          <table:table-cell/>
          <table:table-cell office:value-type="float" office:value="5550" table:style-name="ce48">
            <text:p>555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isplay visual indicators to indicate the categorization of common document types in work queue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59]));ISNUMBER(SEARCH(&quot;C&quot;; [.G559]));ISNUMBER(SEARCH(&quot;3&quot;; [.G559]));ISNUMBER(SEARCH(&quot;F&quot;; [.G559]))); &quot;TRUE&quot;; &quot;FALSE&quot;)" table:style-name="ce54">
            <text:p>FALSE</text:p>
          </table:table-cell>
          <table:table-cell table:number-columns-repeated="16375"/>
        </table:table-row>
        <table:table-row table:style-name="ro22" table:visibility="filter">
          <table:table-cell/>
          <table:table-cell office:value-type="float" office:value="5560" table:style-name="ce48">
            <text:p>556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display a list or thumbnail views of documents, with the ability for Users to switch between thumbnail view and list view</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0]));ISNUMBER(SEARCH(&quot;C&quot;; [.G560]));ISNUMBER(SEARCH(&quot;3&quot;; [.G560]));ISNUMBER(SEARCH(&quot;F&quot;; [.G560]))); &quot;TRUE&quot;; &quot;FALSE&quot;)" table:style-name="ce54">
            <text:p>FALSE</text:p>
          </table:table-cell>
          <table:table-cell table:number-columns-repeated="16375"/>
        </table:table-row>
        <table:table-row table:style-name="ro22" table:visibility="filter">
          <table:table-cell/>
          <table:table-cell office:value-type="float" office:value="5570" table:style-name="ce48">
            <text:p>557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Users to change the size of the thumbnail (e.g., such as with the multiple icon sizes in a Windows Explorer folder)</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1]));ISNUMBER(SEARCH(&quot;C&quot;; [.G561]));ISNUMBER(SEARCH(&quot;3&quot;; [.G561]));ISNUMBER(SEARCH(&quot;F&quot;; [.G561]))); &quot;TRUE&quot;; &quot;FALSE&quot;)" table:style-name="ce54">
            <text:p>FALSE</text:p>
          </table:table-cell>
          <table:table-cell table:number-columns-repeated="16375"/>
        </table:table-row>
        <table:table-row table:style-name="ro22" table:visibility="filter">
          <table:table-cell/>
          <table:table-cell office:value-type="float" office:value="5580" table:style-name="ce48">
            <text:p>558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provide a full screen mode for document review (e.g., during filing clerk review and any subsequent access of a document)<tex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2]));ISNUMBER(SEARCH(&quot;C&quot;; [.G562]));ISNUMBER(SEARCH(&quot;3&quot;; [.G562]));ISNUMBER(SEARCH(&quot;F&quot;; [.G562]))); &quot;TRUE&quot;; &quot;FALSE&quot;)" table:style-name="ce54">
            <text:p>FALSE</text:p>
          </table:table-cell>
          <table:table-cell table:number-columns-repeated="16375"/>
        </table:table-row>
        <table:table-row table:style-name="ro7" table:visibility="filter">
          <table:table-cell/>
          <table:table-cell office:value-type="float" office:value="5590" table:style-name="ce48">
            <text:p>559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a Global Administrator to tailor screens which support the specific needs of each filer type (e.g., bulk filers may be distinctly different from single-case filer screens, pro se litigant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3]));ISNUMBER(SEARCH(&quot;C&quot;; [.G563]));ISNUMBER(SEARCH(&quot;3&quot;; [.G563]));ISNUMBER(SEARCH(&quot;F&quot;; [.G563]))); &quot;TRUE&quot;; &quot;FALSE&quot;)" table:style-name="ce54">
            <text:p>FALSE</text:p>
          </table:table-cell>
          <table:table-cell table:number-columns-repeated="16375"/>
        </table:table-row>
        <table:table-row table:style-name="ro7" table:visibility="filter">
          <table:table-cell/>
          <table:table-cell office:value-type="float" office:value="5600" table:style-name="ce48">
            <text:p>560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place common information in a consistent location on each screen (e.g., current date and time, screen name or identifier code, error message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4]));ISNUMBER(SEARCH(&quot;C&quot;; [.G564]));ISNUMBER(SEARCH(&quot;3&quot;; [.G564]));ISNUMBER(SEARCH(&quot;F&quot;; [.G564]))); &quot;TRUE&quot;; &quot;FALSE&quot;)" table:style-name="ce54">
            <text:p>FALSE</text:p>
          </table:table-cell>
          <table:table-cell table:number-columns-repeated="16375"/>
        </table:table-row>
        <table:table-row table:style-name="ro8" table:visibility="filter">
          <table:table-cell/>
          <table:table-cell office:value-type="float" office:value="5610" table:style-name="ce48">
            <text:p>561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use a single convention(s) for common data types across screens (e.g., date format)</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5]));ISNUMBER(SEARCH(&quot;C&quot;; [.G565]));ISNUMBER(SEARCH(&quot;3&quot;; [.G565]));ISNUMBER(SEARCH(&quot;F&quot;; [.G565]))); &quot;TRUE&quot;; &quot;FALSE&quot;)" table:style-name="ce54">
            <text:p>FALSE</text:p>
          </table:table-cell>
          <table:table-cell table:number-columns-repeated="16375"/>
        </table:table-row>
        <table:table-row table:style-name="ro19" table:visibility="filter">
          <table:table-cell/>
          <table:table-cell office:value-type="float" office:value="5620" table:style-name="ce48">
            <text:p>562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the eFileTexas 2.0 to dynamically adapt Solution screens to reflect the functions and features consistent with the User's rights and privileges (e.g., functions not authorized are either not displayed or are inaccessibl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6]));ISNUMBER(SEARCH(&quot;C&quot;; [.G566]));ISNUMBER(SEARCH(&quot;3&quot;; [.G566]));ISNUMBER(SEARCH(&quot;F&quot;; [.G566]))); &quot;TRUE&quot;; &quot;FALSE&quot;)" table:style-name="ce54">
            <text:p>FALSE</text:p>
          </table:table-cell>
          <table:table-cell table:number-columns-repeated="16375"/>
        </table:table-row>
        <table:table-row table:style-name="ro8" table:visibility="filter">
          <table:table-cell/>
          <table:table-cell office:value-type="float" office:value="5630" table:style-name="ce48">
            <text:p>563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a Jurisdiction Administrator to configure jurisdiction-specific menus or toolbars</text:p>
          </table:table-cell>
          <table:table-cell office:value-type="string" table:style-name="ce67">
            <text:p>Low</text:p>
          </table:table-cell>
          <table:table-cell table:content-validation-name="val1" table:style-name="ce52"/>
          <table:table-cell table:style-name="ce92"/>
          <table:table-cell office:value-type="string" office:string-value="FALSE" table:formula="of:=IF(OR(ISNUMBER(SEARCH(&quot;G&quot;; [.G567]));ISNUMBER(SEARCH(&quot;C&quot;; [.G567]));ISNUMBER(SEARCH(&quot;3&quot;; [.G567]));ISNUMBER(SEARCH(&quot;F&quot;; [.G567]))); &quot;TRUE&quot;; &quot;FALSE&quot;)" table:style-name="ce54">
            <text:p>FALSE</text:p>
          </table:table-cell>
          <table:table-cell table:number-columns-repeated="16375"/>
        </table:table-row>
        <table:table-row table:style-name="ro7" table:visibility="filter">
          <table:table-cell/>
          <table:table-cell office:value-type="float" office:value="5640" table:style-name="ce48">
            <text:p>564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a Global Administrator to associate definitions or additional with specific text or areas on a screen which will be displayed when a User hovers over with the mouse</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8]));ISNUMBER(SEARCH(&quot;C&quot;; [.G568]));ISNUMBER(SEARCH(&quot;3&quot;; [.G568]));ISNUMBER(SEARCH(&quot;F&quot;; [.G568]))); &quot;TRUE&quot;; &quot;FALSE&quot;)" table:style-name="ce54">
            <text:p>FALSE</text:p>
          </table:table-cell>
          <table:table-cell table:number-columns-repeated="16375"/>
        </table:table-row>
        <table:table-row table:style-name="ro7" table:visibility="filter">
          <table:table-cell/>
          <table:table-cell office:value-type="float" office:value="5650" table:style-name="ce48">
            <text:p>565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open new windows without blocking the functions needed when that window is open (e.g., a document viewer window should not block the clerk review tool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69]));ISNUMBER(SEARCH(&quot;C&quot;; [.G569]));ISNUMBER(SEARCH(&quot;3&quot;; [.G569]));ISNUMBER(SEARCH(&quot;F&quot;; [.G569]))); &quot;TRUE&quot;; &quot;FALSE&quot;)" table:style-name="ce54">
            <text:p>FALSE</text:p>
          </table:table-cell>
          <table:table-cell table:number-columns-repeated="16375"/>
        </table:table-row>
        <table:table-row table:style-name="ro19" table:visibility="filter">
          <table:table-cell/>
          <table:table-cell office:value-type="float" office:value="5660" table:style-name="ce48">
            <text:p>566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set parameters which limit searches (e.g., the number of hits to be displayed from a search or the length of time a search can take); Solution shall have the ability to alert the User to a large result set with a prompt to continue or end</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0]));ISNUMBER(SEARCH(&quot;C&quot;; [.G570]));ISNUMBER(SEARCH(&quot;3&quot;; [.G570]));ISNUMBER(SEARCH(&quot;F&quot;; [.G570]))); &quot;TRUE&quot;; &quot;FALSE&quot;)" table:style-name="ce54">
            <text:p>FALSE</text:p>
          </table:table-cell>
          <table:table-cell table:number-columns-repeated="16375"/>
        </table:table-row>
        <table:table-row table:style-name="ro7" table:visibility="filter">
          <table:table-cell/>
          <table:table-cell office:value-type="float" office:value="5670" table:style-name="ce48">
            <text:p>567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individual Users to customize or adapt the display windows to best suit their preferences and screen sizes (e.g., minimize or maximize menus, folder views, document size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1]));ISNUMBER(SEARCH(&quot;C&quot;; [.G571]));ISNUMBER(SEARCH(&quot;3&quot;; [.G571]));ISNUMBER(SEARCH(&quot;F&quot;; [.G571]))); &quot;TRUE&quot;; &quot;FALSE&quot;)" table:style-name="ce54">
            <text:p>FALSE</text:p>
          </table:table-cell>
          <table:table-cell table:number-columns-repeated="16375"/>
        </table:table-row>
        <table:table-row table:style-name="ro8" table:visibility="filter">
          <table:table-cell/>
          <table:table-cell office:value-type="float" office:value="5680" table:style-name="ce48">
            <text:p>568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restore a User's display based on their previous login session</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2]));ISNUMBER(SEARCH(&quot;C&quot;; [.G572]));ISNUMBER(SEARCH(&quot;3&quot;; [.G572]));ISNUMBER(SEARCH(&quot;F&quot;; [.G572]))); &quot;TRUE&quot;; &quot;FALSE&quot;)" table:style-name="ce54">
            <text:p>FALSE</text:p>
          </table:table-cell>
          <table:table-cell table:number-columns-repeated="16375"/>
        </table:table-row>
        <table:table-row table:style-name="ro22" table:visibility="filter">
          <table:table-cell/>
          <table:table-cell office:value-type="float" office:value="5690" table:style-name="ce48">
            <text:p>569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a Global Administrator to configure toolbars that provide quick access to common and frequently used function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3]));ISNUMBER(SEARCH(&quot;C&quot;; [.G573]));ISNUMBER(SEARCH(&quot;3&quot;; [.G573]));ISNUMBER(SEARCH(&quot;F&quot;; [.G573]))); &quot;TRUE&quot;; &quot;FALSE&quot;)" table:style-name="ce54">
            <text:p>FALSE</text:p>
          </table:table-cell>
          <table:table-cell table:number-columns-repeated="16375"/>
        </table:table-row>
        <table:table-row table:style-name="ro22" table:visibility="filter">
          <table:table-cell/>
          <table:table-cell office:value-type="float" office:value="5700" table:style-name="ce48">
            <text:p>570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for Users to customize toolbar(s) and include only those items which they want to display</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4]));ISNUMBER(SEARCH(&quot;C&quot;; [.G574]));ISNUMBER(SEARCH(&quot;3&quot;; [.G574]));ISNUMBER(SEARCH(&quot;F&quot;; [.G574]))); &quot;TRUE&quot;; &quot;FALSE&quot;)" table:style-name="ce54">
            <text:p>FALSE</text:p>
          </table:table-cell>
          <table:table-cell table:number-columns-repeated="16375"/>
        </table:table-row>
        <table:table-row table:style-name="ro7" table:visibility="filter">
          <table:table-cell/>
          <table:table-cell office:value-type="float" office:value="5710" table:style-name="ce48">
            <text:p>5710</text:p>
          </table:table-cell>
          <table:table-cell office:value-type="string" table:style-name="ce64">
            <text:p>General (Global)</text:p>
          </table:table-cell>
          <table:table-cell office:value-type="string" table:style-name="ce64">
            <text:p>User Interface</text:p>
          </table:table-cell>
          <table:table-cell office:value-type="string" table:style-name="ce64">
            <text:p>Ability to copy and paste information within the Solution or across third party Solutions (e.g., if a case number needs to be manually input to search for a document or case in the CMS)</text:p>
          </table:table-cell>
          <table:table-cell office:value-type="string" table:style-name="ce67">
            <text:p>High</text:p>
          </table:table-cell>
          <table:table-cell table:content-validation-name="val1" table:style-name="ce52"/>
          <table:table-cell table:style-name="ce92"/>
          <table:table-cell office:value-type="string" office:string-value="FALSE" table:formula="of:=IF(OR(ISNUMBER(SEARCH(&quot;G&quot;; [.G575]));ISNUMBER(SEARCH(&quot;C&quot;; [.G575]));ISNUMBER(SEARCH(&quot;3&quot;; [.G575]));ISNUMBER(SEARCH(&quot;F&quot;; [.G575]))); &quot;TRUE&quot;; &quot;FALSE&quot;)" table:style-name="ce54">
            <text:p>FALSE</text:p>
          </table:table-cell>
          <table:table-cell table:number-columns-repeated="16375"/>
        </table:table-row>
        <table:table-row table:style-name="ro19" table:visibility="filter">
          <table:table-cell/>
          <table:table-cell office:value-type="float" office:value="5720" table:style-name="ce77">
            <text:p>5720</text:p>
          </table:table-cell>
          <table:table-cell office:value-type="string" table:style-name="ce78">
            <text:p>General (Global)</text:p>
          </table:table-cell>
          <table:table-cell office:value-type="string" table:style-name="ce78">
            <text:p>User Interface</text:p>
          </table:table-cell>
          <table:table-cell office:value-type="string" table:style-name="ce78">
            <text:p>Ability for the eFileTexas 2.0 solution to follow a “responsive design” approach, with screens that automatically adapt to render properly on different devices and form factors (e.g., desktop, laptop, tablet, smart phone)</text:p>
          </table:table-cell>
          <table:table-cell office:value-type="string" table:style-name="ce79">
            <text:p>High</text:p>
          </table:table-cell>
          <table:table-cell table:content-validation-name="val1" table:style-name="ce52"/>
          <table:table-cell table:style-name="ce94"/>
          <table:table-cell office:value-type="string" office:string-value="FALSE" table:formula="of:=IF(OR(ISNUMBER(SEARCH(&quot;G&quot;; [.G576]));ISNUMBER(SEARCH(&quot;C&quot;; [.G576]));ISNUMBER(SEARCH(&quot;3&quot;; [.G576]));ISNUMBER(SEARCH(&quot;F&quot;; [.G576]))); &quot;TRUE&quot;; &quot;FALSE&quot;)" table:style-name="ce54">
            <text:p>FALSE</text:p>
          </table:table-cell>
          <table:table-cell table:number-columns-repeated="16375"/>
        </table:table-row>
        <table:table-row table:number-rows-repeated="1048000" table:style-name="ro4">
          <table:table-cell table:number-columns-repeated="6"/>
          <table:table-cell table:content-validation-name="val1" table:style-name="ce41"/>
          <table:table-cell table:style-name="ce95"/>
          <table:table-cell table:number-columns-repeated="16376"/>
        </table:table-row>
        <table:named-expressions>
          <table:named-range table:name="Print_Titles" table:cell-range-address="Requirements.$A$2:Requirements.$XFD$2" table:base-cell-address="Requirements.$A$1"/>
        </table:named-expressions>
      </table:table>
      <table:table table:name="Sheet1" table:style-name="ta4">
        <table:table-column table:style-name="co17" table:number-columns-repeated="16384" table:default-cell-style-name="ce1"/>
        <table:table-row table:number-rows-repeated="1048576" table:style-name="ro1">
          <table:table-cell table:number-columns-repeated="16384"/>
        </table:table-row>
      </table:table>
      <table:database-ranges>
        <table:database-range table:target-range-address="Requirements.B2:Requirements.H576" table:display-filter-buttons="true">
          <table:filter>
            <table:filter-condition table:field-number="6" table:value="Brian"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Black" svg:font-family="&quot;Arial Black&quot;"/>
    <style:font-face style:name="Arial" svg:font-family="Arial"/>
  </office:font-face-decls>
  <office:styles>
    <number:number-style style:name="N0">
      <number:number number:min-integer-digits="1"/>
    </number:number-style>
    <style:style style:name="cf1" style:family="table-cell" style:data-style-name="N0">
      <style:table-cell-properties fo:background-color="#FFFF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font-size="12pt" style:font-size-asian="12pt" style:font-size-complex="12pt"/>
    </style:style>
    <style:style style:name="Normal_32_2_32_5_32_2" style:display-name="Normal 2 5 2" style:family="table-cell" style:data-style-name="N0">
      <style:table-cell-properties style:vertical-align="automatic" fo:background-color="transparent"/>
      <style:text-properties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4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5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rial" style:font-name-asian="Arial" style:font-name-complex="Arial" fo:font-size="8pt" style:font-size-asian="8pt" style:font-size-complex="8pt" style:font-family-generic="swiss"/>
    </style:style>
    <style:style style:name="T2" style:family="text">
      <style:text-properties fo:color="#000000" style:font-name="Arial" style:font-name-asian="Arial" style:font-name-complex="Arial" fo:font-size="8pt" style:font-size-asian="8pt" style:font-size-complex="8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region-left>
          <text:p><text:span text:style-name="T1">Texas</text:span><text:span text:style-name="T1"> </text:span><text:span text:style-name="T1">Office</text:span><text:span text:style-name="T1"> </text:span><text:span text:style-name="T1">of</text:span><text:span text:style-name="T1"> </text:span><text:span text:style-name="T1">Court</text:span><text:span text:style-name="T1"> </text:span><text:span text:style-name="T1">Administration</text:span></text:p>
          <text:p><text:span text:style-name="T1">eFileTexas</text:span><text:span text:style-name="T1"> </text:span><text:span text:style-name="T1">2.0</text:span></text:p>
        </style:region-left>
        <style:region-right>
          <text:p><text:span text:style-name="T1">RFO</text:span><text:span text:style-name="T1"> </text:span><text:span text:style-name="T1">No.</text:span><text:span text:style-name="T1"> </text:span><text:span text:style-name="T1">212-20-0385</text:span></text:p>
          <text:p><text:span text:style-name="T1">Attachment</text:span><text:span text:style-name="T1"> </text:span><text:span text:style-name="T1">C</text:span><text:span text:style-name="T1"> </text:span><text:span text:style-name="T1">-</text:span><text:span text:style-name="T1"> </text:span><text:span text:style-name="T1">Requirements</text:span><text:span text:style-name="T1"> </text:span><text:span text:style-name="T1">Response</text:span><text:span text:style-name="T1"> </text:span><text:span text:style-name="T1">Workbook</text:span></text:p>
        </style:region-right>
      </style:header>
      <style:header-left style:display="false"/>
      <style:header-first/>
      <style:footer/>
      <style:footer-left style:display="false"/>
      <style:footer-first/>
    </style:master-page>
    <style:master-page style:name="mp3" style:page-layout-name="pm3">
      <style:header>
        <style:region-left>
          <text:p><text:span text:style-name="T2">Texas</text:span><text:span text:style-name="T2"> </text:span><text:span text:style-name="T2">Office</text:span><text:span text:style-name="T2"> </text:span><text:span text:style-name="T2">of</text:span><text:span text:style-name="T2"> </text:span><text:span text:style-name="T2">Court</text:span><text:span text:style-name="T2"> </text:span><text:span text:style-name="T2">Administration</text:span></text:p>
          <text:p><text:span text:style-name="T2">eFileTexas</text:span><text:span text:style-name="T2"> </text:span><text:span text:style-name="T2">2.0</text:span></text:p>
        </style:region-left>
        <style:region-right>
          <text:p><text:span text:style-name="T2">RFO</text:span><text:span text:style-name="T2"> </text:span><text:span text:style-name="T2">No.</text:span><text:span text:style-name="T2"> </text:span><text:span text:style-name="T2">212-20-0385</text:span></text:p>
          <text:p><text:span text:style-name="T2">Attachment</text:span><text:span text:style-name="T2"> </text:span><text:span text:style-name="T2">C</text:span><text:span text:style-name="T2"> </text:span><text:span text:style-name="T2">-</text:span><text:span text:style-name="T2"> </text:span><text:span text:style-name="T2">Requirements</text:span><text:span text:style-name="T2"> </text:span><text:span text:style-name="T2">Response</text:span><text:span text:style-name="T2"> </text:span><text:span text:style-name="T2">Workbook</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Attachment C - Requirements Response Workbook</dc:title>
    <dc:description/>
    <dc:subject>eFileTexas 2.0</dc:subject>
    <meta:initial-creator/>
    <dc:creator>Scott Gibson</dc:creator>
    <meta:creation-date>2019-12-05T01:47:51Z</meta:creation-date>
    <dc:date>2024-04-29T17:48:48Z</dc:date>
    <meta:user-defined meta:name="ContentTypeId">0x0101004AED8763DE3AD946BF43D7CE3FEEFBD3</meta:user-defined>
    <meta:user-defined meta:name="Order" meta:value-type="float">93300</meta:user-defined>
    <meta:user-defined meta:name="xd_Signature" meta:value-type="boolean">false</meta:user-defined>
    <meta:user-defined meta:name="xd_ProgID"/>
    <meta:user-defined meta:name="_SourceUrl"/>
    <meta:user-defined meta:name="_SharedFileIndex"/>
    <meta:user-defined meta:name="TemplateUrl"/>
    <meta:user-defined meta:name="ComplianceAssetId"/>
  </office:meta>
</office:document-meta>
</file>